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0240000004157E822FB.png" manifest:media-type="image/png"/>
  <manifest:file-entry manifest:full-path="Pictures/1000000100000160000000429DAF4722.png" manifest:media-type="image/png"/>
  <manifest:file-entry manifest:full-path="Pictures/100000010000001D00000020C41A2121.png" manifest:media-type="image/png"/>
  <manifest:file-entry manifest:full-path="Pictures/100000010000001900000020AA15CBF9.png" manifest:media-type="image/png"/>
  <manifest:file-entry manifest:full-path="Pictures/100000010000001F0000001E5F81DC81.png" manifest:media-type="image/png"/>
  <manifest:file-entry manifest:full-path="Pictures/10000001000000420000003F4F2D2FA0.png" manifest:media-type="image/png"/>
  <manifest:file-entry manifest:full-path="Pictures/10000001000000200000001EF19B669A.png" manifest:media-type="image/png"/>
  <manifest:file-entry manifest:full-path="Pictures/100000010000001B00000014FA1FB70B.png" manifest:media-type="image/png"/>
  <manifest:file-entry manifest:full-path="Pictures/100000010000004200000041C09A8BEF.png" manifest:media-type="image/png"/>
  <manifest:file-entry manifest:full-path="Pictures/10000001000000420000002A57E88AC6.png" manifest:media-type="image/png"/>
  <manifest:file-entry manifest:full-path="Pictures/100000010000001300000011EF3BA456.png" manifest:media-type="image/png"/>
  <manifest:file-entry manifest:full-path="Pictures/100000010000001B0000001FACE8EEF4.png" manifest:media-type="image/png"/>
  <manifest:file-entry manifest:full-path="Pictures/100000010000001C00000042ED2A26FE.png" manifest:media-type="image/png"/>
  <manifest:file-entry manifest:full-path="Pictures/100000010000003100000042419761A5.png" manifest:media-type="image/png"/>
  <manifest:file-entry manifest:full-path="Pictures/10000001000000230000001C0D3177EA.png" manifest:media-type="image/png"/>
  <manifest:file-entry manifest:full-path="Pictures/100000010000008C000004BDC14C05CA.png" manifest:media-type="image/png"/>
  <manifest:file-entry manifest:full-path="Pictures/100000010000001F0000001D64800C50.png" manifest:media-type="image/png"/>
  <manifest:file-entry manifest:full-path="Pictures/100000010000001B00000020FEA14139.png" manifest:media-type="image/png"/>
  <manifest:file-entry manifest:full-path="Pictures/100000010000001B0000002033B1FD0E.png" manifest:media-type="image/png"/>
  <manifest:file-entry manifest:full-path="Pictures/100000010000001C00000016B0784EC8.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8.715cm" fo:margin-left="0.744cm" fo:margin-top="0cm" fo:margin-bottom="0cm" table:align="left" style:writing-mode="page"/>
    </style:style>
    <style:style style:name="Table1.A" style:family="table-column">
      <style:table-column-properties style:column-width="3.701cm"/>
    </style:style>
    <style:style style:name="Table1.B" style:family="table-column">
      <style:table-column-properties style:column-width="5.646cm"/>
    </style:style>
    <style:style style:name="Table1.C" style:family="table-column">
      <style:table-column-properties style:column-width="3.842cm"/>
    </style:style>
    <style:style style:name="Table1.D" style:family="table-column">
      <style:table-column-properties style:column-width="5.526cm"/>
    </style:style>
    <style:style style:name="Table1.1" style:family="table-row">
      <style:table-row-properties style:min-row-height="0.826cm" fo:keep-together="auto"/>
    </style:style>
    <style:style style:name="Table1.A1" style:family="table-cell">
      <style:table-cell-properties fo:padding-left="0.026cm" fo:padding-right="0cm" fo:padding-top="0cm" fo:padding-bottom="0cm" fo:border-left="1.5pt solid #000000" fo:border-right="none" fo:border-top="1.5pt solid #000000" fo:border-bottom="none"/>
    </style:style>
    <style:style style:name="Table1.B1" style:family="table-cell">
      <style:table-cell-properties fo:padding-left="0.026cm" fo:padding-right="0cm" fo:padding-top="0cm" fo:padding-bottom="0cm" fo:border-left="none" fo:border-right="none" fo:border-top="1.5pt solid #000000" fo:border-bottom="none"/>
    </style:style>
    <style:style style:name="Table1.D1" style:family="table-cell">
      <style:table-cell-properties fo:padding-left="0.026cm" fo:padding-right="0cm" fo:padding-top="0cm" fo:padding-bottom="0cm" fo:border-left="none" fo:border-right="1.5pt solid #000000" fo:border-top="1.5pt solid #000000" fo:border-bottom="none"/>
    </style:style>
    <style:style style:name="Table1.2" style:family="table-row">
      <style:table-row-properties style:min-row-height="0.681cm" fo:keep-together="auto"/>
    </style:style>
    <style:style style:name="Table1.A2" style:family="table-cell">
      <style:table-cell-properties fo:background-color="#f5f5f5" fo:padding-left="0.026cm" fo:padding-right="0cm" fo:padding-top="0cm" fo:padding-bottom="0cm" fo:border-left="1.5pt solid #000000" fo:border-right="none" fo:border-top="none" fo:border-bottom="none">
        <style:background-image/>
      </style:table-cell-properties>
    </style:style>
    <style:style style:name="Table1.B2" style:family="table-cell">
      <style:table-cell-properties fo:background-color="#f5f5f5" fo:padding-left="0.026cm" fo:padding-right="0cm" fo:padding-top="0cm" fo:padding-bottom="0cm" fo:border="none">
        <style:background-image/>
      </style:table-cell-properties>
    </style:style>
    <style:style style:name="Table1.D2" style:family="table-cell">
      <style:table-cell-properties fo:background-color="#f5f5f5" fo:padding-left="0.026cm" fo:padding-right="0cm" fo:padding-top="0cm" fo:padding-bottom="0cm" fo:border-left="none" fo:border-right="1.5pt solid #000000" fo:border-top="none" fo:border-bottom="none">
        <style:background-image/>
      </style:table-cell-properties>
    </style:style>
    <style:style style:name="Table1.3" style:family="table-row">
      <style:table-row-properties style:min-row-height="0.492cm" fo:keep-together="auto"/>
    </style:style>
    <style:style style:name="Table1.4" style:family="table-row">
      <style:table-row-properties style:min-row-height="0.496cm" fo:keep-together="auto"/>
    </style:style>
    <style:style style:name="Table1.5" style:family="table-row">
      <style:table-row-properties style:min-row-height="1.109cm" fo:keep-together="auto"/>
    </style:style>
    <style:style style:name="Table1.6" style:family="table-row">
      <style:table-row-properties style:min-row-height="0.683cm" fo:keep-together="auto"/>
    </style:style>
    <style:style style:name="Table1.A6" style:family="table-cell">
      <style:table-cell-properties fo:padding-left="0.026cm" fo:padding-right="0cm" fo:padding-top="0cm" fo:padding-bottom="0cm" fo:border-left="1.5pt solid #000000" fo:border-right="none" fo:border-top="none" fo:border-bottom="none"/>
    </style:style>
    <style:style style:name="Table1.B6" style:family="table-cell">
      <style:table-cell-properties fo:padding-left="0.026cm" fo:padding-right="0cm" fo:padding-top="0cm" fo:padding-bottom="0cm" fo:border="none"/>
    </style:style>
    <style:style style:name="Table1.C6" style:family="table-cell">
      <style:table-cell-properties fo:padding-left="0.026cm" fo:padding-right="0cm" fo:padding-top="0cm" fo:padding-bottom="0cm" fo:border="none"/>
    </style:style>
    <style:style style:name="Table1.D6" style:family="table-cell">
      <style:table-cell-properties fo:padding-left="0.026cm" fo:padding-right="0cm" fo:padding-top="0cm" fo:padding-bottom="0cm" fo:border-left="none" fo:border-right="1.5pt solid #000000" fo:border-top="none" fo:border-bottom="none"/>
    </style:style>
    <style:style style:name="Table1.A7" style:family="table-cell">
      <style:table-cell-properties fo:padding-left="0.026cm" fo:padding-right="0cm" fo:padding-top="0cm" fo:padding-bottom="0cm" fo:border-left="1.5pt solid #000000" fo:border-right="none" fo:border-top="none" fo:border-bottom="none"/>
    </style:style>
    <style:style style:name="Table1.B7" style:family="table-cell">
      <style:table-cell-properties fo:padding-left="0.026cm" fo:padding-right="0cm" fo:padding-top="0cm" fo:padding-bottom="0cm" fo:border="none"/>
    </style:style>
    <style:style style:name="Table1.C7" style:family="table-cell">
      <style:table-cell-properties fo:padding-left="0.026cm" fo:padding-right="0cm" fo:padding-top="0cm" fo:padding-bottom="0cm" fo:border="none"/>
    </style:style>
    <style:style style:name="Table1.D7" style:family="table-cell">
      <style:table-cell-properties fo:padding-left="0.026cm" fo:padding-right="0cm" fo:padding-top="0cm" fo:padding-bottom="0cm" fo:border-left="none" fo:border-right="1.5pt solid #000000" fo:border-top="none" fo:border-bottom="none"/>
    </style:style>
    <style:style style:name="Table1.8" style:family="table-row">
      <style:table-row-properties style:min-row-height="0.494cm" fo:keep-together="auto"/>
    </style:style>
    <style:style style:name="Table1.A8" style:family="table-cell">
      <style:table-cell-properties fo:padding-left="0.026cm" fo:padding-right="0cm" fo:padding-top="0cm" fo:padding-bottom="0cm" fo:border-left="1.5pt solid #000000" fo:border-right="none" fo:border-top="none" fo:border-bottom="none"/>
    </style:style>
    <style:style style:name="Table1.B8" style:family="table-cell">
      <style:table-cell-properties fo:padding-left="0.026cm" fo:padding-right="0cm" fo:padding-top="0cm" fo:padding-bottom="0cm" fo:border="none"/>
    </style:style>
    <style:style style:name="Table1.C8" style:family="table-cell">
      <style:table-cell-properties fo:padding-left="0.026cm" fo:padding-right="0cm" fo:padding-top="0cm" fo:padding-bottom="0cm" fo:border="none"/>
    </style:style>
    <style:style style:name="Table1.D8" style:family="table-cell">
      <style:table-cell-properties fo:padding-left="0.026cm" fo:padding-right="0cm" fo:padding-top="0cm" fo:padding-bottom="0cm" fo:border-left="none" fo:border-right="1.5pt solid #000000" fo:border-top="none" fo:border-bottom="none"/>
    </style:style>
    <style:style style:name="Table1.9" style:family="table-row">
      <style:table-row-properties style:min-row-height="0.626cm" fo:keep-together="auto"/>
    </style:style>
    <style:style style:name="Table1.A9" style:family="table-cell">
      <style:table-cell-properties fo:padding-left="0.026cm" fo:padding-right="0cm" fo:padding-top="0cm" fo:padding-bottom="0cm" fo:border-left="1.5pt solid #000000" fo:border-right="none" fo:border-top="none" fo:border-bottom="none"/>
    </style:style>
    <style:style style:name="Table1.B9" style:family="table-cell">
      <style:table-cell-properties fo:padding-left="0.026cm" fo:padding-right="0cm" fo:padding-top="0cm" fo:padding-bottom="0cm" fo:border="none"/>
    </style:style>
    <style:style style:name="Table1.C9" style:family="table-cell">
      <style:table-cell-properties fo:padding-left="0.026cm" fo:padding-right="0cm" fo:padding-top="0cm" fo:padding-bottom="0cm" fo:border="none"/>
    </style:style>
    <style:style style:name="Table1.D9" style:family="table-cell">
      <style:table-cell-properties fo:padding-left="0.026cm" fo:padding-right="0cm" fo:padding-top="0cm" fo:padding-bottom="0cm" fo:border-left="none" fo:border-right="1.5pt solid #000000" fo:border-top="none" fo:border-bottom="none"/>
    </style:style>
    <style:style style:name="Table1.13" style:family="table-row">
      <style:table-row-properties style:min-row-height="0.61cm" fo:keep-together="auto"/>
    </style:style>
    <style:style style:name="Table1.A13" style:family="table-cell">
      <style:table-cell-properties fo:background-color="#f5f5f5" fo:padding-left="0.026cm" fo:padding-right="0cm" fo:padding-top="0cm" fo:padding-bottom="0cm" fo:border-left="1.5pt solid #000000" fo:border-right="none" fo:border-top="none" fo:border-bottom="1.5pt solid #000000">
        <style:background-image/>
      </style:table-cell-properties>
    </style:style>
    <style:style style:name="Table1.B13" style:family="table-cell">
      <style:table-cell-properties fo:background-color="#f5f5f5" fo:padding-left="0.026cm" fo:padding-right="0cm" fo:padding-top="0cm" fo:padding-bottom="0cm" fo:border-left="none" fo:border-right="none" fo:border-top="none" fo:border-bottom="1.5pt solid #000000">
        <style:background-image/>
      </style:table-cell-properties>
    </style:style>
    <style:style style:name="Table1.D13" style:family="table-cell">
      <style:table-cell-properties fo:background-color="#f5f5f5" fo:padding-left="0.026cm" fo:padding-right="0cm" fo:padding-top="0cm" fo:padding-bottom="0cm" fo:border-left="none" fo:border-right="1.5pt solid #000000" fo:border-top="none" fo:border-bottom="1.5pt solid #000000">
        <style:background-image/>
      </style:table-cell-properties>
    </style:style>
    <style:style style:name="Table2" style:family="table">
      <style:table-properties style:width="19.664cm" fo:margin-left="0.25cm" fo:margin-top="0cm" fo:margin-bottom="0cm" table:align="left" style:writing-mode="page"/>
    </style:style>
    <style:style style:name="Table2.A" style:family="table-column">
      <style:table-column-properties style:column-width="2.993cm"/>
    </style:style>
    <style:style style:name="Table2.B" style:family="table-column">
      <style:table-column-properties style:column-width="6.137cm"/>
    </style:style>
    <style:style style:name="Table2.C" style:family="table-column">
      <style:table-column-properties style:column-width="10.534cm"/>
    </style:style>
    <style:style style:name="Table2.1" style:family="table-row">
      <style:table-row-properties style:min-row-height="0.36cm" fo:keep-together="auto"/>
    </style:style>
    <style:style style:name="Table2.A1" style:family="table-cell">
      <style:table-cell-properties fo:padding-left="0.018cm" fo:padding-right="0cm" fo:padding-top="0cm" fo:padding-bottom="0cm" fo:border-left="1pt solid #000000" fo:border-right="none" fo:border-top="1pt solid #000000" fo:border-bottom="none"/>
    </style:style>
    <style:style style:name="Table2.B1" style:family="table-cell">
      <style:table-cell-properties fo:padding-left="0.018cm" fo:padding-right="0cm" fo:padding-top="0cm" fo:padding-bottom="0cm" fo:border-left="none" fo:border-right="none" fo:border-top="1pt solid #000000" fo:border-bottom="none"/>
    </style:style>
    <style:style style:name="Table2.C1" style:family="table-cell">
      <style:table-cell-properties fo:padding-left="0.018cm" fo:padding-right="0cm" fo:padding-top="0cm" fo:padding-bottom="0cm" fo:border-left="none" fo:border-right="1pt solid #000000" fo:border-top="1pt solid #000000" fo:border-bottom="none"/>
    </style:style>
    <style:style style:name="Table2.2" style:family="table-row">
      <style:table-row-properties style:min-row-height="0.367cm" fo:keep-together="auto"/>
    </style:style>
    <style:style style:name="Table2.A2" style:family="table-cell">
      <style:table-cell-properties fo:background-color="#f5f5f5" fo:padding-left="0.018cm" fo:padding-right="0cm" fo:padding-top="0cm" fo:padding-bottom="0cm" fo:border-left="1pt solid #000000" fo:border-right="none" fo:border-top="none" fo:border-bottom="none">
        <style:background-image/>
      </style:table-cell-properties>
    </style:style>
    <style:style style:name="Table2.B2" style:family="table-cell">
      <style:table-cell-properties fo:background-color="#f5f5f5" fo:padding-left="0.018cm" fo:padding-right="0cm" fo:padding-top="0cm" fo:padding-bottom="0cm" fo:border="none">
        <style:background-image/>
      </style:table-cell-properties>
    </style:style>
    <style:style style:name="Table2.C2" style:family="table-cell">
      <style:table-cell-properties fo:background-color="#f5f5f5" fo:padding-left="0.018cm" fo:padding-right="0cm" fo:padding-top="0cm" fo:padding-bottom="0cm" fo:border-left="none" fo:border-right="1pt solid #000000" fo:border-top="none" fo:border-bottom="none">
        <style:background-image/>
      </style:table-cell-properties>
    </style:style>
    <style:style style:name="Table2.A3" style:family="table-cell">
      <style:table-cell-properties fo:padding-left="0.018cm" fo:padding-right="0cm" fo:padding-top="0cm" fo:padding-bottom="0cm" fo:border-left="1pt solid #000000" fo:border-right="none" fo:border-top="none" fo:border-bottom="1pt solid #000000"/>
    </style:style>
    <style:style style:name="Table2.B3" style:family="table-cell">
      <style:table-cell-properties fo:padding-left="0.018cm" fo:padding-right="0cm" fo:padding-top="0cm" fo:padding-bottom="0cm" fo:border-left="none" fo:border-right="none" fo:border-top="none" fo:border-bottom="1pt solid #000000"/>
    </style:style>
    <style:style style:name="Table2.C3" style:family="table-cell">
      <style:table-cell-properties fo:padding-left="0.018cm" fo:padding-right="0cm" fo:padding-top="0cm" fo:padding-bottom="0cm" fo:border-left="none" fo:border-right="1pt solid #000000" fo:border-top="none" fo:border-bottom="1pt solid #000000"/>
    </style:style>
    <style:style style:name="Table3" style:family="table">
      <style:table-properties style:width="19.664cm" fo:margin-left="0.25cm" fo:margin-top="0cm" fo:margin-bottom="0cm" table:align="left" style:writing-mode="page"/>
    </style:style>
    <style:style style:name="Table3.A" style:family="table-column">
      <style:table-column-properties style:column-width="2.993cm"/>
    </style:style>
    <style:style style:name="Table3.B" style:family="table-column">
      <style:table-column-properties style:column-width="6.103cm"/>
    </style:style>
    <style:style style:name="Table3.C" style:family="table-column">
      <style:table-column-properties style:column-width="10.567cm"/>
    </style:style>
    <style:style style:name="Table3.1" style:family="table-row">
      <style:table-row-properties style:min-row-height="0.36cm" fo:keep-together="auto"/>
    </style:style>
    <style:style style:name="Table3.A1" style:family="table-cell">
      <style:table-cell-properties fo:padding-left="0.018cm" fo:padding-right="0cm" fo:padding-top="0cm" fo:padding-bottom="0cm" fo:border-left="1pt solid #000000" fo:border-right="none" fo:border-top="1pt solid #000000" fo:border-bottom="none"/>
    </style:style>
    <style:style style:name="Table3.B1" style:family="table-cell">
      <style:table-cell-properties fo:padding-left="0.018cm" fo:padding-right="0cm" fo:padding-top="0cm" fo:padding-bottom="0cm" fo:border-left="none" fo:border-right="none" fo:border-top="1pt solid #000000" fo:border-bottom="none"/>
    </style:style>
    <style:style style:name="Table3.C1" style:family="table-cell">
      <style:table-cell-properties fo:padding-left="0.018cm" fo:padding-right="0cm" fo:padding-top="0cm" fo:padding-bottom="0cm" fo:border-left="none" fo:border-right="1pt solid #000000" fo:border-top="1pt solid #000000" fo:border-bottom="none"/>
    </style:style>
    <style:style style:name="Table3.2" style:family="table-row">
      <style:table-row-properties style:min-row-height="0.367cm" fo:keep-together="auto"/>
    </style:style>
    <style:style style:name="Table3.A2" style:family="table-cell">
      <style:table-cell-properties fo:background-color="#f5f5f5" fo:padding-left="0.018cm" fo:padding-right="0cm" fo:padding-top="0cm" fo:padding-bottom="0cm" fo:border-left="1pt solid #000000" fo:border-right="none" fo:border-top="none" fo:border-bottom="none">
        <style:background-image/>
      </style:table-cell-properties>
    </style:style>
    <style:style style:name="Table3.B2" style:family="table-cell">
      <style:table-cell-properties fo:background-color="#f5f5f5" fo:padding-left="0.018cm" fo:padding-right="0cm" fo:padding-top="0cm" fo:padding-bottom="0cm" fo:border="none">
        <style:background-image/>
      </style:table-cell-properties>
    </style:style>
    <style:style style:name="Table3.C2" style:family="table-cell">
      <style:table-cell-properties fo:background-color="#f5f5f5" fo:padding-left="0.018cm" fo:padding-right="0cm" fo:padding-top="0cm" fo:padding-bottom="0cm" fo:border-left="none" fo:border-right="1pt solid #000000" fo:border-top="none" fo:border-bottom="none">
        <style:background-image/>
      </style:table-cell-properties>
    </style:style>
    <style:style style:name="Table3.A3" style:family="table-cell">
      <style:table-cell-properties fo:padding-left="0.018cm" fo:padding-right="0cm" fo:padding-top="0cm" fo:padding-bottom="0cm" fo:border-left="1pt solid #000000" fo:border-right="none" fo:border-top="none" fo:border-bottom="none"/>
    </style:style>
    <style:style style:name="Table3.B3" style:family="table-cell">
      <style:table-cell-properties fo:padding-left="0.018cm" fo:padding-right="0cm" fo:padding-top="0cm" fo:padding-bottom="0cm" fo:border="none"/>
    </style:style>
    <style:style style:name="Table3.C3" style:family="table-cell">
      <style:table-cell-properties fo:padding-left="0.018cm" fo:padding-right="0cm" fo:padding-top="0cm" fo:padding-bottom="0cm" fo:border-left="none" fo:border-right="1pt solid #000000" fo:border-top="none" fo:border-bottom="none"/>
    </style:style>
    <style:style style:name="Table3.A5" style:family="table-cell">
      <style:table-cell-properties fo:padding-left="0.018cm" fo:padding-right="0cm" fo:padding-top="0cm" fo:padding-bottom="0cm" fo:border-left="1pt solid #000000" fo:border-right="none" fo:border-top="none" fo:border-bottom="none"/>
    </style:style>
    <style:style style:name="Table3.B5" style:family="table-cell">
      <style:table-cell-properties fo:padding-left="0.018cm" fo:padding-right="0cm" fo:padding-top="0cm" fo:padding-bottom="0cm" fo:border="none"/>
    </style:style>
    <style:style style:name="Table3.C5" style:family="table-cell">
      <style:table-cell-properties fo:padding-left="0.018cm" fo:padding-right="0cm" fo:padding-top="0cm" fo:padding-bottom="0cm" fo:border-left="none" fo:border-right="1pt solid #000000" fo:border-top="none" fo:border-bottom="none"/>
    </style:style>
    <style:style style:name="Table3.6" style:family="table-row">
      <style:table-row-properties style:min-row-height="0.365cm" fo:keep-together="auto"/>
    </style:style>
    <style:style style:name="Table3.A6" style:family="table-cell">
      <style:table-cell-properties fo:background-color="#f5f5f5" fo:padding-left="0.018cm" fo:padding-right="0cm" fo:padding-top="0cm" fo:padding-bottom="0cm" fo:border-left="1pt solid #000000" fo:border-right="none" fo:border-top="none" fo:border-bottom="1pt solid #000000">
        <style:background-image/>
      </style:table-cell-properties>
    </style:style>
    <style:style style:name="Table3.B6" style:family="table-cell">
      <style:table-cell-properties fo:background-color="#f5f5f5" fo:padding-left="0.018cm" fo:padding-right="0cm" fo:padding-top="0cm" fo:padding-bottom="0cm" fo:border-left="none" fo:border-right="none" fo:border-top="none" fo:border-bottom="1pt solid #000000">
        <style:background-image/>
      </style:table-cell-properties>
    </style:style>
    <style:style style:name="Table3.C6" style:family="table-cell">
      <style:table-cell-properties fo:background-color="#f5f5f5" fo:padding-left="0.018cm" fo:padding-right="0cm" fo:padding-top="0cm" fo:padding-bottom="0cm" fo:border-left="none" fo:border-right="1pt solid #000000" fo:border-top="none" fo:border-bottom="1pt solid #000000">
        <style:background-image/>
      </style:table-cell-properties>
    </style:style>
    <style:style style:name="P1" style:family="paragraph" style:parent-style-name="Heading_20_1" style:master-page-name="Standard">
      <style:paragraph-properties fo:line-height="104%" style:page-number="auto"/>
    </style:style>
    <style:style style:name="P2" style:family="paragraph" style:parent-style-name="Standard">
      <style:paragraph-properties fo:margin-left="0.891cm" fo:margin-top="0.697cm" fo:margin-bottom="0cm" style:contextual-spacing="false"/>
    </style:style>
    <style:style style:name="P3" style:family="paragraph" style:parent-style-name="Text_20_body">
      <style:paragraph-properties fo:margin-top="0.018cm" fo:margin-bottom="0cm" style:contextual-spacing="false"/>
      <style:text-properties fo:font-size="11.5pt" style:font-size-asian="11.5pt"/>
    </style:style>
    <style:style style:name="P4" style:family="paragraph" style:parent-style-name="Standard">
      <style:paragraph-properties fo:margin-left="0.891cm" fo:margin-right="9.116cm" fo:line-height="213%"/>
    </style:style>
    <style:style style:name="P5" style:family="paragraph" style:parent-style-name="List_20_Paragraph">
      <style:paragraph-properties fo:margin-left="4.419cm" fo:margin-top="0.002cm" fo:margin-bottom="0cm" style:contextual-spacing="false" fo:text-indent="0cm" style:auto-text-indent="false"/>
    </style:style>
    <style:style style:name="P6" style:family="paragraph" style:parent-style-name="Standard">
      <style:paragraph-properties fo:margin-left="0.891cm" fo:margin-right="9.116cm" fo:line-height="213%"/>
      <style:text-properties fo:color="#272424" loext:opacity="100%" fo:font-size="10.5pt" style:font-size-asian="10.5pt"/>
    </style:style>
    <style:style style:name="P7" style:family="paragraph" style:parent-style-name="List_20_Paragraph" style:list-style-name="WWNum10">
      <style:paragraph-properties fo:margin-top="0.002cm" fo:margin-bottom="0cm" style:contextual-spacing="false"/>
    </style:style>
    <style:style style:name="P8" style:family="paragraph" style:parent-style-name="Standard">
      <style:paragraph-properties fo:margin-left="0.891cm" fo:margin-right="9.116cm" fo:line-height="213%"/>
      <style:text-properties fo:font-size="10.5pt" fo:language="en" fo:country="IN" style:font-size-asian="10.5pt"/>
    </style:style>
    <style:style style:name="P9" style:family="paragraph" style:parent-style-name="Standard">
      <style:paragraph-properties fo:margin-top="0cm" fo:margin-bottom="0cm" style:contextual-spacing="false" fo:line-height="213%"/>
      <style:text-properties fo:font-size="10.5pt" style:font-size-asian="10.5pt"/>
    </style:style>
    <style:style style:name="P10" style:family="paragraph" style:parent-style-name="Heading_20_1" style:master-page-name="Converted1">
      <style:paragraph-properties style:page-number="auto"/>
    </style:style>
    <style:style style:name="P11" style:family="paragraph" style:parent-style-name="Text_20_body">
      <style:text-properties style:font-name="Tahoma" fo:font-weight="bold" style:font-weight-asian="bold"/>
    </style:style>
    <style:style style:name="P12" style:family="paragraph" style:parent-style-name="Text_20_body">
      <style:paragraph-properties fo:margin-top="0.018cm" fo:margin-bottom="0cm" style:contextual-spacing="false"/>
      <style:text-properties style:font-name="Tahoma" fo:font-weight="bold" style:font-weight-asian="bold"/>
    </style:style>
    <style:style style:name="P13" style:family="paragraph" style:parent-style-name="Standard">
      <style:paragraph-properties fo:margin-left="0.891cm" fo:margin-top="0.104cm" fo:margin-bottom="0cm" style:contextual-spacing="false"/>
    </style:style>
    <style:style style:name="P14" style:family="paragraph">
      <loext:graphic-properties draw:fill="solid" draw:fill-color="#4850bb"/>
      <style:paragraph-properties fo:text-align="start"/>
      <style:text-properties fo:font-size="18pt"/>
    </style:style>
    <style:style style:name="P15" style:family="paragraph" style:parent-style-name="Heading_20_2">
      <style:text-properties fo:color="#272424" loext:opacity="100%" fo:letter-spacing="-0.004cm"/>
    </style:style>
    <style:style style:name="P16" style:family="paragraph" style:parent-style-name="Standard">
      <style:paragraph-properties fo:margin-left="0.891cm" fo:margin-top="0.335cm" fo:margin-bottom="0cm" style:contextual-spacing="false" fo:line-height="122%"/>
    </style:style>
    <style:style style:name="P17" style:family="paragraph" style:parent-style-name="Standard">
      <style:paragraph-properties fo:margin-left="0.891cm" fo:margin-top="0cm" fo:margin-bottom="0cm" style:contextual-spacing="false" fo:break-before="column"/>
    </style:style>
    <style:style style:name="P18" style:family="paragraph" style:parent-style-name="Heading_20_2">
      <style:paragraph-properties fo:line-height="105%"/>
    </style:style>
    <style:style style:name="P19" style:family="paragraph" style:parent-style-name="Standard">
      <style:paragraph-properties fo:margin-left="0.891cm" fo:margin-top="0.305cm" fo:margin-bottom="0cm" style:contextual-spacing="false" fo:line-height="122%"/>
    </style:style>
    <style:style style:name="P20" style:family="paragraph" style:parent-style-name="Text_20_body">
      <style:paragraph-properties fo:margin-top="0.018cm" fo:margin-bottom="0cm" style:contextual-spacing="false"/>
      <style:text-properties style:font-name="Calibri1" fo:font-size="1pt" style:font-size-asian="1pt"/>
    </style:style>
    <style:style style:name="P21" style:family="paragraph" style:parent-style-name="Text_20_body">
      <style:paragraph-properties fo:margin-left="0.885cm" fo:line-height="0.046cm"/>
    </style:style>
    <style:style style:name="P22" style:family="paragraph">
      <loext:graphic-properties draw:fill="solid" draw:fill-color="#4850bb"/>
      <style:paragraph-properties fo:text-align="start"/>
      <style:text-properties fo:font-size="11pt"/>
    </style:style>
    <style:style style:name="P23" style:family="paragraph" style:parent-style-name="Heading_20_2">
      <style:paragraph-properties fo:margin-top="0.208cm" fo:margin-bottom="0cm" style:contextual-spacing="false"/>
    </style:style>
    <style:style style:name="P24" style:family="paragraph" style:parent-style-name="Standard">
      <style:paragraph-properties fo:margin-left="0.891cm" fo:margin-right="0.847cm" fo:margin-top="0.337cm" fo:margin-bottom="0cm" style:contextual-spacing="false" fo:line-height="122%"/>
    </style:style>
    <style:style style:name="P25" style:family="paragraph" style:parent-style-name="Text_20_body">
      <style:paragraph-properties fo:margin-top="0.014cm" fo:margin-bottom="0cm" style:contextual-spacing="false"/>
      <style:text-properties fo:font-size="13.5pt" style:font-size-asian="13.5pt"/>
    </style:style>
    <style:style style:name="P26" style:family="paragraph" style:parent-style-name="Standard">
      <style:paragraph-properties fo:margin-left="0.891cm" fo:margin-top="0.337cm" fo:margin-bottom="0cm" style:contextual-spacing="false"/>
    </style:style>
    <style:style style:name="P27" style:family="paragraph" style:parent-style-name="Standard">
      <style:paragraph-properties fo:margin-left="0.891cm" fo:margin-top="0.337cm" fo:margin-bottom="0cm" style:contextual-spacing="false" fo:line-height="122%"/>
    </style:style>
    <style:style style:name="P28" style:family="paragraph" style:parent-style-name="Standard">
      <style:paragraph-properties fo:margin-left="0.767cm" fo:margin-top="0cm" fo:margin-bottom="0cm" style:contextual-spacing="false" fo:break-before="column"/>
    </style:style>
    <style:style style:name="P29" style:family="paragraph" style:parent-style-name="Text_20_body">
      <style:text-properties style:font-name="Calibri1" fo:font-size="1.5pt" style:font-size-asian="1.5pt"/>
    </style:style>
    <style:style style:name="P30" style:family="paragraph" style:parent-style-name="Text_20_body">
      <style:paragraph-properties fo:margin-left="0.764cm" fo:line-height="0.042cm"/>
    </style:style>
    <style:style style:name="P31" style:family="paragraph" style:parent-style-name="Heading_20_2">
      <style:paragraph-properties fo:margin-left="0.767cm" fo:margin-top="0.21cm" fo:margin-bottom="0cm" style:contextual-spacing="false"/>
    </style:style>
    <style:style style:name="P32" style:family="paragraph" style:parent-style-name="Standard">
      <style:paragraph-properties fo:margin-left="0.767cm" fo:margin-top="0.026cm" fo:margin-bottom="0cm" style:contextual-spacing="false"/>
    </style:style>
    <style:style style:name="P33" style:family="paragraph" style:parent-style-name="Standard">
      <style:paragraph-properties fo:margin-left="0.767cm" fo:margin-top="0.335cm" fo:margin-bottom="0cm" style:contextual-spacing="false"/>
    </style:style>
    <style:style style:name="P34" style:family="paragraph" style:parent-style-name="Standard">
      <style:paragraph-properties fo:margin-left="0.891cm" fo:margin-top="0.305cm" fo:margin-bottom="0cm" style:contextual-spacing="false"/>
    </style:style>
    <style:style style:name="P35" style:family="paragraph" style:parent-style-name="Standard">
      <style:paragraph-properties fo:margin-left="0.891cm" fo:margin-top="0.335cm" fo:margin-bottom="0cm" style:contextual-spacing="false"/>
    </style:style>
    <style:style style:name="P36" style:family="paragraph" style:parent-style-name="Text_20_body">
      <style:paragraph-properties fo:margin-top="0.019cm" fo:margin-bottom="0cm" style:contextual-spacing="false"/>
      <style:text-properties style:font-name="Calibri1" fo:font-size="1pt" style:font-size-asian="1pt"/>
    </style:style>
    <style:style style:name="P37" style:family="paragraph" style:parent-style-name="Text_20_body">
      <style:paragraph-properties fo:margin-left="0.885cm" fo:line-height="0.042cm"/>
    </style:style>
    <style:style style:name="P38" style:family="paragraph" style:parent-style-name="Heading_20_2">
      <style:paragraph-properties fo:margin-top="0.212cm" fo:margin-bottom="0cm" style:contextual-spacing="false"/>
      <style:text-properties fo:color="#272424" loext:opacity="100%" fo:letter-spacing="-0.004cm"/>
    </style:style>
    <style:style style:name="P39" style:family="paragraph" style:parent-style-name="Standard">
      <style:paragraph-properties fo:margin-left="0.891cm" fo:margin-right="0.796cm" fo:margin-top="0.335cm" fo:margin-bottom="0cm" style:contextual-spacing="false" fo:line-height="122%"/>
    </style:style>
    <style:style style:name="P40" style:family="paragraph" style:parent-style-name="Text_20_body">
      <style:paragraph-properties fo:margin-top="0.016cm" fo:margin-bottom="0cm" style:contextual-spacing="false"/>
      <style:text-properties fo:font-size="13.5pt" style:font-size-asian="13.5pt"/>
    </style:style>
    <style:style style:name="P41" style:family="paragraph" style:parent-style-name="Heading_20_2">
      <style:paragraph-properties fo:margin-top="0.314cm" fo:margin-bottom="0cm" style:contextual-spacing="false" fo:line-height="105%"/>
    </style:style>
    <style:style style:name="P42" style:family="paragraph" style:parent-style-name="Standard">
      <style:paragraph-properties fo:margin-left="0.891cm" fo:margin-top="0.109cm" fo:margin-bottom="0cm" style:contextual-spacing="false"/>
    </style:style>
    <style:style style:name="P43" style:family="paragraph" style:parent-style-name="Heading_20_2">
      <style:paragraph-properties fo:margin-top="0.212cm" fo:margin-bottom="0cm" style:contextual-spacing="false"/>
    </style:style>
    <style:style style:name="P44" style:family="paragraph" style:parent-style-name="Text_20_body">
      <style:paragraph-properties fo:margin-top="0.016cm" fo:margin-bottom="0cm" style:contextual-spacing="false"/>
      <style:text-properties fo:font-size="8pt" style:font-size-asian="8pt"/>
    </style:style>
    <style:style style:name="P45" style:family="paragraph" style:parent-style-name="Standard">
      <style:paragraph-properties fo:margin-left="0.891cm"/>
    </style:style>
    <style:style style:name="P46" style:family="paragraph" style:parent-style-name="Standard">
      <style:paragraph-properties fo:margin-top="0cm" fo:margin-bottom="0cm" style:contextual-spacing="false" fo:break-before="column"/>
      <style:text-properties fo:font-size="8pt" style:font-size-asian="8pt"/>
    </style:style>
    <style:style style:name="P47" style:family="paragraph" style:parent-style-name="Heading_20_2">
      <style:paragraph-properties fo:margin-left="0.891cm" fo:margin-right="0.847cm" fo:margin-top="0.213cm" fo:margin-bottom="0cm" style:contextual-spacing="false" fo:line-height="105%"/>
    </style:style>
    <style:style style:name="P48" style:family="paragraph" style:parent-style-name="Heading_20_1" style:master-page-name="Converted2">
      <style:paragraph-properties style:page-number="auto"/>
      <style:text-properties fo:letter-spacing="-0.004cm"/>
    </style:style>
    <style:style style:name="P49" style:family="paragraph" style:parent-style-name="Standard">
      <style:paragraph-properties fo:margin-left="0.891cm" fo:margin-right="1.085cm" fo:margin-top="0.926cm" fo:margin-bottom="0cm" style:contextual-spacing="false" fo:line-height="122%"/>
    </style:style>
    <style:style style:name="P50" style:family="paragraph" style:parent-style-name="Text_20_body">
      <style:paragraph-properties fo:margin-top="0.004cm" fo:margin-bottom="0cm" style:contextual-spacing="false"/>
      <style:text-properties fo:font-size="10.5pt" style:font-size-asian="10.5pt"/>
    </style:style>
    <style:style style:name="P51" style:family="paragraph" style:parent-style-name="Standard">
      <style:paragraph-properties fo:margin-left="0.891cm" fo:margin-right="1.085cm" fo:margin-top="0.002cm" fo:margin-bottom="0cm" style:contextual-spacing="false" fo:line-height="122%"/>
    </style:style>
    <style:style style:name="P52" style:family="paragraph" style:parent-style-name="Text_20_body">
      <style:paragraph-properties fo:margin-top="0.002cm" fo:margin-bottom="0cm" style:contextual-spacing="false"/>
      <style:text-properties fo:font-size="10.5pt" style:font-size-asian="10.5pt"/>
    </style:style>
    <style:style style:name="P53" style:family="paragraph" style:parent-style-name="Standard">
      <style:paragraph-properties fo:margin-left="0.891cm" fo:margin-right="1.085cm" fo:margin-top="0cm" fo:margin-bottom="0cm" style:contextual-spacing="false" fo:line-height="122%"/>
    </style:style>
    <style:style style:name="P54" style:family="paragraph" style:parent-style-name="Heading_20_1" style:master-page-name="Converted3">
      <style:paragraph-properties style:page-number="auto"/>
    </style:style>
    <style:style style:name="P55" style:family="paragraph" style:parent-style-name="Text_20_body">
      <style:text-properties style:font-name="Tahoma" fo:font-size="5pt" fo:font-weight="bold" style:font-size-asian="5pt" style:font-weight-asian="bold"/>
    </style:style>
    <style:style style:name="P56" style:family="paragraph">
      <loext:graphic-properties draw:fill="solid" draw:fill-color="#ff6b6b"/>
      <style:paragraph-properties fo:text-align="start"/>
      <style:text-properties fo:font-size="11pt"/>
    </style:style>
    <style:style style:name="P57" style:family="paragraph" style:parent-style-name="Standard">
      <style:paragraph-properties fo:margin-left="0.385cm" fo:margin-top="0.36cm" fo:margin-bottom="0cm" style:contextual-spacing="false"/>
    </style:style>
    <style:style style:name="P58" style:family="paragraph" style:parent-style-name="Standard">
      <style:paragraph-properties fo:margin-left="0.385cm" fo:margin-right="0.115cm" fo:margin-top="0.489cm" fo:margin-bottom="0cm" style:contextual-spacing="false" fo:line-height="122%"/>
    </style:style>
    <style:style style:name="P59" style:family="paragraph">
      <loext:graphic-properties draw:fill="none"/>
      <style:paragraph-properties fo:text-align="start"/>
    </style:style>
    <style:style style:name="P60" style:family="paragraph">
      <loext:graphic-properties draw:fill="solid" draw:fill-color="#4ecdc4"/>
      <style:paragraph-properties fo:text-align="start"/>
      <style:text-properties fo:font-size="11pt"/>
    </style:style>
    <style:style style:name="P61" style:family="paragraph" style:parent-style-name="Standard">
      <style:paragraph-properties fo:line-height="0.561cm"/>
    </style:style>
    <style:style style:name="P62" style:family="paragraph" style:parent-style-name="Standard">
      <style:paragraph-properties fo:line-height="0.453cm"/>
    </style:style>
    <style:style style:name="P63" style:family="paragraph" style:parent-style-name="Standard">
      <style:paragraph-properties fo:margin-top="0.005cm" fo:margin-bottom="0cm" style:contextual-spacing="false"/>
      <style:text-properties fo:font-size="15pt" style:font-size-asian="15pt"/>
    </style:style>
    <style:style style:name="P64" style:family="paragraph" style:parent-style-name="Standard">
      <style:paragraph-properties fo:margin-top="0.002cm" fo:margin-bottom="0cm" style:contextual-spacing="false"/>
      <style:text-properties fo:font-size="15pt" style:font-size-asian="15pt"/>
    </style:style>
    <style:style style:name="P65" style:family="paragraph" style:parent-style-name="Standard">
      <style:paragraph-properties fo:line-height="0.49cm"/>
    </style:style>
    <style:style style:name="P66" style:family="paragraph" style:parent-style-name="Standard">
      <style:paragraph-properties fo:margin-right="1.051cm" fo:margin-top="0.108cm" fo:margin-bottom="0cm" style:contextual-spacing="false" fo:line-height="122%"/>
    </style:style>
    <style:style style:name="P67" style:family="paragraph" style:parent-style-name="Standard">
      <style:paragraph-properties fo:line-height="122%"/>
    </style:style>
    <style:style style:name="P68" style:family="paragraph" style:parent-style-name="Standard">
      <style:paragraph-properties fo:margin-top="0.097cm" fo:margin-bottom="0cm" style:contextual-spacing="false" fo:line-height="0.49cm"/>
    </style:style>
    <style:style style:name="P69" style:family="paragraph" style:parent-style-name="Text_20_body">
      <style:paragraph-properties fo:margin-top="0.005cm" fo:margin-bottom="0cm" style:contextual-spacing="false"/>
      <style:text-properties style:font-name="Tahoma" fo:font-size="8pt" fo:font-weight="bold" style:font-size-asian="8pt" style:font-weight-asian="bold"/>
    </style:style>
    <style:style style:name="P70" style:family="paragraph" style:parent-style-name="Standard">
      <style:paragraph-properties fo:margin-left="0.891cm" fo:margin-right="1.085cm" fo:margin-top="0.138cm" fo:margin-bottom="0cm" style:contextual-spacing="false" fo:line-height="122%"/>
    </style:style>
    <style:style style:name="P71" style:family="paragraph" style:parent-style-name="Standard" style:master-page-name="Converted4">
      <style:paragraph-properties fo:margin-left="0.688cm" fo:margin-top="0.125cm" fo:margin-bottom="0cm" style:contextual-spacing="false" style:page-number="auto"/>
    </style:style>
    <style:style style:name="P72" style:family="paragraph" style:parent-style-name="Standard">
      <style:paragraph-properties fo:margin-left="0.688cm" fo:margin-right="1.085cm" fo:margin-top="0.681cm" fo:margin-bottom="0cm" style:contextual-spacing="false" fo:line-height="117%"/>
    </style:style>
    <style:style style:name="P73" style:family="paragraph" style:parent-style-name="Text_20_body">
      <style:paragraph-properties fo:margin-top="0.002cm" fo:margin-bottom="0cm" style:contextual-spacing="false"/>
      <style:text-properties fo:font-size="4pt" style:font-size-asian="4pt"/>
    </style:style>
    <style:style style:name="P74" style:family="paragraph">
      <loext:graphic-properties draw:fill="solid" draw:fill-color="#dadbf0"/>
      <style:paragraph-properties fo:text-align="start"/>
      <style:text-properties fo:font-size="11pt"/>
    </style:style>
    <style:style style:name="P75" style:family="paragraph">
      <loext:graphic-properties draw:fill="none"/>
      <style:paragraph-properties fo:text-align="start"/>
      <style:text-properties fo:font-size="18pt"/>
    </style:style>
    <style:style style:name="P76" style:family="paragraph" style:parent-style-name="Standard">
      <style:text-properties fo:font-size="14pt" style:font-size-asian="14pt"/>
    </style:style>
    <style:style style:name="P77" style:family="paragraph" style:parent-style-name="Standard">
      <style:paragraph-properties fo:margin-top="0.018cm" fo:margin-bottom="0cm" style:contextual-spacing="false"/>
      <style:text-properties fo:font-size="19pt" style:font-size-asian="19pt"/>
    </style:style>
    <style:style style:name="P78" style:family="paragraph" style:parent-style-name="Standard">
      <style:paragraph-properties fo:margin-left="0.31cm"/>
    </style:style>
    <style:style style:name="P79" style:family="paragraph" style:parent-style-name="Standard" style:list-style-name="WWNum7">
      <style:paragraph-properties fo:margin-left="1.263cm" fo:margin-top="0.228cm" fo:margin-bottom="0cm" style:contextual-spacing="false" fo:text-indent="-0.954cm" style:auto-text-indent="false">
        <style:tab-stops>
          <style:tab-stop style:position="1.263cm"/>
          <style:tab-stop style:position="1.265cm"/>
        </style:tab-stops>
      </style:paragraph-properties>
    </style:style>
    <style:style style:name="P80" style:family="paragraph" style:parent-style-name="Standard" style:list-style-name="WWNum7">
      <style:paragraph-properties fo:margin-left="1.263cm" fo:margin-top="0.069cm" fo:margin-bottom="0cm" style:contextual-spacing="false" fo:text-indent="-0.954cm" style:auto-text-indent="false">
        <style:tab-stops>
          <style:tab-stop style:position="1.263cm"/>
          <style:tab-stop style:position="1.265cm"/>
        </style:tab-stops>
      </style:paragraph-properties>
    </style:style>
    <style:style style:name="P81" style:family="paragraph" style:parent-style-name="Standard" style:list-style-name="WWNum7">
      <style:paragraph-properties fo:margin-left="1.263cm" fo:margin-top="0.072cm" fo:margin-bottom="0cm" style:contextual-spacing="false" fo:text-indent="-0.954cm" style:auto-text-indent="false">
        <style:tab-stops>
          <style:tab-stop style:position="1.263cm"/>
          <style:tab-stop style:position="1.265cm"/>
        </style:tab-stops>
      </style:paragraph-properties>
    </style:style>
    <style:style style:name="P82" style:family="paragraph" style:parent-style-name="Standard" style:list-style-name="WWNum7">
      <style:paragraph-properties fo:margin-left="1.263cm" fo:margin-top="0.074cm" fo:margin-bottom="0cm" style:contextual-spacing="false" fo:text-indent="-0.954cm" style:auto-text-indent="false">
        <style:tab-stops>
          <style:tab-stop style:position="1.263cm"/>
          <style:tab-stop style:position="1.265cm"/>
        </style:tab-stops>
      </style:paragraph-properties>
    </style:style>
    <style:style style:name="P83" style:family="paragraph" style:parent-style-name="Standard">
      <style:paragraph-properties fo:margin-left="0.312cm"/>
    </style:style>
    <style:style style:name="P84" style:family="paragraph" style:parent-style-name="Standard" style:list-style-name="WWNum6">
      <style:paragraph-properties fo:margin-left="1.265cm" fo:margin-top="0.228cm" fo:margin-bottom="0cm" style:contextual-spacing="false" fo:text-indent="-0.954cm" style:auto-text-indent="false">
        <style:tab-stops>
          <style:tab-stop style:position="1.265cm"/>
          <style:tab-stop style:position="1.266cm"/>
        </style:tab-stops>
      </style:paragraph-properties>
    </style:style>
    <style:style style:name="P85" style:family="paragraph" style:parent-style-name="Standard" style:list-style-name="WWNum6">
      <style:paragraph-properties fo:margin-left="1.265cm" fo:margin-top="0.069cm" fo:margin-bottom="0cm" style:contextual-spacing="false" fo:text-indent="-0.954cm" style:auto-text-indent="false">
        <style:tab-stops>
          <style:tab-stop style:position="1.265cm"/>
          <style:tab-stop style:position="1.266cm"/>
        </style:tab-stops>
      </style:paragraph-properties>
    </style:style>
    <style:style style:name="P86" style:family="paragraph" style:parent-style-name="Standard" style:list-style-name="WWNum6">
      <style:paragraph-properties fo:margin-left="1.265cm" fo:margin-top="0.072cm" fo:margin-bottom="0cm" style:contextual-spacing="false" fo:text-indent="-0.954cm" style:auto-text-indent="false">
        <style:tab-stops>
          <style:tab-stop style:position="1.265cm"/>
          <style:tab-stop style:position="1.266cm"/>
        </style:tab-stops>
      </style:paragraph-properties>
    </style:style>
    <style:style style:name="P87" style:family="paragraph" style:parent-style-name="Standard" style:list-style-name="WWNum6">
      <style:paragraph-properties fo:margin-left="1.265cm" fo:margin-top="0.074cm" fo:margin-bottom="0cm" style:contextual-spacing="false" fo:text-indent="-0.954cm" style:auto-text-indent="false">
        <style:tab-stops>
          <style:tab-stop style:position="1.265cm"/>
          <style:tab-stop style:position="1.266cm"/>
        </style:tab-stops>
      </style:paragraph-properties>
    </style:style>
    <style:style style:name="P88" style:family="paragraph" style:parent-style-name="Standard">
      <style:paragraph-properties fo:margin-top="0.019cm" fo:margin-bottom="0cm" style:contextual-spacing="false"/>
      <style:text-properties fo:font-size="19pt" style:font-size-asian="19pt"/>
    </style:style>
    <style:style style:name="P89" style:family="paragraph" style:parent-style-name="Standard">
      <style:paragraph-properties fo:margin-left="0.31cm" fo:margin-top="0.002cm" fo:margin-bottom="0cm" style:contextual-spacing="false"/>
    </style:style>
    <style:style style:name="P90" style:family="paragraph" style:parent-style-name="Standard" style:list-style-name="WWNum5">
      <style:paragraph-properties fo:margin-left="1.263cm" fo:margin-top="0.228cm" fo:margin-bottom="0cm" style:contextual-spacing="false" fo:text-indent="-0.954cm" style:auto-text-indent="false">
        <style:tab-stops>
          <style:tab-stop style:position="1.263cm"/>
          <style:tab-stop style:position="1.265cm"/>
        </style:tab-stops>
      </style:paragraph-properties>
    </style:style>
    <style:style style:name="P91" style:family="paragraph" style:parent-style-name="Standard" style:list-style-name="WWNum5">
      <style:paragraph-properties fo:margin-left="1.263cm" fo:margin-top="0.069cm" fo:margin-bottom="0cm" style:contextual-spacing="false" fo:text-indent="-0.954cm" style:auto-text-indent="false">
        <style:tab-stops>
          <style:tab-stop style:position="1.263cm"/>
          <style:tab-stop style:position="1.265cm"/>
        </style:tab-stops>
      </style:paragraph-properties>
    </style:style>
    <style:style style:name="P92" style:family="paragraph" style:parent-style-name="Standard" style:list-style-name="WWNum5">
      <style:paragraph-properties fo:margin-left="1.263cm" fo:margin-top="0.072cm" fo:margin-bottom="0cm" style:contextual-spacing="false" fo:text-indent="-0.954cm" style:auto-text-indent="false">
        <style:tab-stops>
          <style:tab-stop style:position="1.263cm"/>
          <style:tab-stop style:position="1.265cm"/>
        </style:tab-stops>
      </style:paragraph-properties>
    </style:style>
    <style:style style:name="P93" style:family="paragraph" style:parent-style-name="Standard" style:list-style-name="WWNum5">
      <style:paragraph-properties fo:margin-left="1.263cm" fo:margin-top="0.074cm" fo:margin-bottom="0cm" style:contextual-spacing="false" fo:text-indent="-0.954cm" style:auto-text-indent="false">
        <style:tab-stops>
          <style:tab-stop style:position="1.263cm"/>
          <style:tab-stop style:position="1.265cm"/>
        </style:tab-stops>
      </style:paragraph-properties>
    </style:style>
    <style:style style:name="P94" style:family="paragraph" style:parent-style-name="Standard">
      <style:paragraph-properties fo:margin-left="0.312cm" fo:margin-top="0.002cm" fo:margin-bottom="0cm" style:contextual-spacing="false"/>
    </style:style>
    <style:style style:name="P95" style:family="paragraph" style:parent-style-name="Standard" style:list-style-name="WWNum4">
      <style:paragraph-properties fo:margin-left="1.265cm" fo:margin-top="0.228cm" fo:margin-bottom="0cm" style:contextual-spacing="false" fo:text-indent="-0.954cm" style:auto-text-indent="false">
        <style:tab-stops>
          <style:tab-stop style:position="1.265cm"/>
          <style:tab-stop style:position="1.266cm"/>
        </style:tab-stops>
      </style:paragraph-properties>
    </style:style>
    <style:style style:name="P96" style:family="paragraph" style:parent-style-name="Standard" style:list-style-name="WWNum4">
      <style:paragraph-properties fo:margin-left="1.265cm" fo:margin-top="0.069cm" fo:margin-bottom="0cm" style:contextual-spacing="false" fo:text-indent="-0.954cm" style:auto-text-indent="false">
        <style:tab-stops>
          <style:tab-stop style:position="1.265cm"/>
          <style:tab-stop style:position="1.266cm"/>
        </style:tab-stops>
      </style:paragraph-properties>
    </style:style>
    <style:style style:name="P97" style:family="paragraph" style:parent-style-name="Standard" style:list-style-name="WWNum4">
      <style:paragraph-properties fo:margin-left="1.265cm" fo:margin-top="0.072cm" fo:margin-bottom="0cm" style:contextual-spacing="false" fo:text-indent="-0.954cm" style:auto-text-indent="false">
        <style:tab-stops>
          <style:tab-stop style:position="1.265cm"/>
          <style:tab-stop style:position="1.266cm"/>
        </style:tab-stops>
      </style:paragraph-properties>
    </style:style>
    <style:style style:name="P98" style:family="paragraph" style:parent-style-name="Standard" style:list-style-name="WWNum4">
      <style:paragraph-properties fo:margin-left="1.265cm" fo:margin-top="0.074cm" fo:margin-bottom="0cm" style:contextual-spacing="false" fo:text-indent="-0.954cm" style:auto-text-indent="false">
        <style:tab-stops>
          <style:tab-stop style:position="1.265cm"/>
          <style:tab-stop style:position="1.266cm"/>
        </style:tab-stops>
      </style:paragraph-properties>
    </style:style>
    <style:style style:name="P99" style:family="paragraph" style:parent-style-name="Text_20_body">
      <style:paragraph-properties fo:margin-top="0.016cm" fo:margin-bottom="0cm" style:contextual-spacing="false"/>
      <style:text-properties fo:font-size="3.5pt" style:font-size-asian="3.5pt"/>
    </style:style>
    <style:style style:name="P100" style:family="paragraph" style:parent-style-name="Text_20_body">
      <style:paragraph-properties fo:margin-top="0.014cm" fo:margin-bottom="0cm" style:contextual-spacing="false"/>
      <style:text-properties fo:font-size="4pt" style:font-size-asian="4pt"/>
    </style:style>
    <style:style style:name="P101" style:family="paragraph" style:parent-style-name="Heading_20_2">
      <style:paragraph-properties fo:margin-left="0.688cm" fo:margin-top="0.162cm" fo:margin-bottom="0cm" style:contextual-spacing="false"/>
    </style:style>
    <style:style style:name="P102" style:family="paragraph" style:parent-style-name="Text_20_body">
      <style:paragraph-properties fo:margin-top="0.005cm" fo:margin-bottom="0cm" style:contextual-spacing="false"/>
      <style:text-properties style:font-name="Tahoma" fo:font-size="12pt" fo:font-weight="bold" style:font-size-asian="12pt" style:font-weight-asian="bold"/>
    </style:style>
    <style:style style:name="P103" style:family="paragraph" style:parent-style-name="Standard">
      <style:paragraph-properties fo:margin-left="0.688cm" fo:margin-right="1.085cm" fo:margin-top="0.002cm" fo:margin-bottom="0cm" style:contextual-spacing="false" fo:line-height="117%"/>
    </style:style>
    <style:style style:name="P104" style:family="paragraph" style:parent-style-name="Text_20_body">
      <style:paragraph-properties fo:margin-top="0.021cm" fo:margin-bottom="0cm" style:contextual-spacing="false"/>
      <style:text-properties fo:font-size="4.5pt" style:font-size-asian="4.5pt"/>
    </style:style>
    <style:style style:name="P105" style:family="paragraph" style:parent-style-name="Table_20_Paragraph">
      <style:paragraph-properties fo:margin-left="0.335cm" fo:margin-top="0.219cm" fo:margin-bottom="0cm" style:contextual-spacing="false"/>
    </style:style>
    <style:style style:name="P106" style:family="paragraph" style:parent-style-name="Table_20_Paragraph">
      <style:paragraph-properties fo:margin-left="1.339cm" fo:margin-top="0.219cm" fo:margin-bottom="0cm" style:contextual-spacing="false"/>
    </style:style>
    <style:style style:name="P107" style:family="paragraph" style:parent-style-name="Table_20_Paragraph">
      <style:paragraph-properties fo:margin-left="0.365cm" fo:margin-top="0.219cm" fo:margin-bottom="0cm" style:contextual-spacing="false"/>
    </style:style>
    <style:style style:name="P108" style:family="paragraph" style:parent-style-name="Table_20_Paragraph">
      <style:paragraph-properties fo:margin-left="1.169cm" fo:margin-top="0.219cm" fo:margin-bottom="0cm" style:contextual-spacing="false"/>
    </style:style>
    <style:style style:name="P109" style:family="paragraph" style:parent-style-name="Table_20_Paragraph">
      <style:paragraph-properties fo:margin-left="0.335cm" fo:margin-top="0.233cm" fo:margin-bottom="0cm" style:contextual-spacing="false"/>
    </style:style>
    <style:style style:name="P110" style:family="paragraph" style:parent-style-name="Table_20_Paragraph">
      <style:paragraph-properties fo:margin-left="1.339cm" fo:margin-top="0.208cm" fo:margin-bottom="0cm" style:contextual-spacing="false"/>
    </style:style>
    <style:style style:name="P111" style:family="paragraph" style:parent-style-name="Table_20_Paragraph" style:list-style-name="WWNum3">
      <style:paragraph-properties fo:margin-top="0.208cm" fo:margin-bottom="0cm" style:contextual-spacing="false">
        <style:tab-stops>
          <style:tab-stop style:position="0.73cm"/>
        </style:tab-stops>
      </style:paragraph-properties>
    </style:style>
    <style:style style:name="P112" style:family="paragraph" style:parent-style-name="Table_20_Paragraph">
      <style:paragraph-properties fo:margin-left="1.169cm" fo:margin-top="0.208cm" fo:margin-bottom="0cm" style:contextual-spacing="false"/>
    </style:style>
    <style:style style:name="P113" style:family="paragraph" style:parent-style-name="Table_20_Paragraph">
      <style:text-properties style:font-name="Times New Roman" fo:font-size="9pt" style:font-size-asian="9pt"/>
    </style:style>
    <style:style style:name="P114" style:family="paragraph" style:parent-style-name="Table_20_Paragraph">
      <style:paragraph-properties fo:margin-left="1.339cm" fo:margin-top="0.018cm" fo:margin-bottom="0cm" style:contextual-spacing="false"/>
    </style:style>
    <style:style style:name="P115" style:family="paragraph" style:parent-style-name="Table_20_Paragraph">
      <style:paragraph-properties fo:margin-left="1.169cm" fo:margin-top="0.018cm" fo:margin-bottom="0cm" style:contextual-spacing="false"/>
    </style:style>
    <style:style style:name="P116" style:family="paragraph" style:parent-style-name="Table_20_Paragraph">
      <style:paragraph-properties fo:margin-left="1.339cm" fo:margin-top="0.021cm" fo:margin-bottom="0cm" style:contextual-spacing="false"/>
    </style:style>
    <style:style style:name="P117" style:family="paragraph" style:parent-style-name="Table_20_Paragraph">
      <style:paragraph-properties fo:margin-left="1.339cm" fo:margin-top="0.019cm" fo:margin-bottom="0cm" style:contextual-spacing="false"/>
    </style:style>
    <style:style style:name="P118" style:family="paragraph" style:parent-style-name="Table_20_Paragraph">
      <style:paragraph-properties fo:margin-left="0.335cm" fo:margin-top="0.236cm" fo:margin-bottom="0cm" style:contextual-spacing="false"/>
    </style:style>
    <style:style style:name="P119" style:family="paragraph" style:parent-style-name="Table_20_Paragraph">
      <style:paragraph-properties fo:margin-left="1.339cm" fo:margin-top="0.21cm" fo:margin-bottom="0cm" style:contextual-spacing="false"/>
    </style:style>
    <style:style style:name="P120" style:family="paragraph" style:parent-style-name="Table_20_Paragraph">
      <style:paragraph-properties fo:margin-left="0.365cm" fo:margin-top="0.21cm" fo:margin-bottom="0cm" style:contextual-spacing="false"/>
    </style:style>
    <style:style style:name="P121" style:family="paragraph" style:parent-style-name="Table_20_Paragraph">
      <style:paragraph-properties fo:margin-left="1.169cm" fo:margin-top="0.21cm" fo:margin-bottom="0cm" style:contextual-spacing="false"/>
    </style:style>
    <style:style style:name="P122" style:family="paragraph" style:parent-style-name="Table_20_Paragraph">
      <style:paragraph-properties fo:margin-left="0.335cm" fo:margin-top="0.235cm" fo:margin-bottom="0cm" style:contextual-spacing="false"/>
    </style:style>
    <style:style style:name="P123" style:family="paragraph" style:parent-style-name="Standard" style:master-page-name="Converted5">
      <style:paragraph-properties fo:margin-left="0.808cm" fo:margin-top="0.108cm" fo:margin-bottom="0cm" style:contextual-spacing="false" style:page-number="auto"/>
    </style:style>
    <style:style style:name="P124" style:family="paragraph" style:parent-style-name="Text_20_body">
      <style:paragraph-properties fo:margin-left="0.808cm" fo:margin-right="1.085cm" fo:margin-top="0.822cm" fo:margin-bottom="0cm" style:contextual-spacing="false" fo:line-height="120%"/>
    </style:style>
    <style:style style:name="P125" style:family="paragraph" style:parent-style-name="Text_20_body">
      <style:paragraph-properties fo:margin-top="0.007cm" fo:margin-bottom="0cm" style:contextual-spacing="false"/>
      <style:text-properties fo:font-size="6.5pt" style:font-size-asian="6.5pt"/>
    </style:style>
    <style:style style:name="P126" style:family="paragraph" style:parent-style-name="Text_20_body">
      <style:paragraph-properties fo:margin-top="0.016cm" fo:margin-bottom="0cm" style:contextual-spacing="false"/>
      <style:text-properties fo:font-size="5.5pt" style:font-size-asian="5.5pt"/>
    </style:style>
    <style:style style:name="P127" style:family="paragraph" style:parent-style-name="Heading_20_3">
      <style:paragraph-properties fo:margin-left="0.808cm"/>
      <style:text-properties fo:color="#272424" loext:opacity="100%" fo:letter-spacing="-0.004cm"/>
    </style:style>
    <style:style style:name="P128" style:family="paragraph" style:parent-style-name="Text_20_body">
      <style:paragraph-properties fo:margin-left="0.808cm" fo:margin-top="0.298cm" fo:margin-bottom="0cm" style:contextual-spacing="false" fo:line-height="120%"/>
    </style:style>
    <style:style style:name="P129" style:family="paragraph" style:parent-style-name="Heading_20_3">
      <style:paragraph-properties fo:margin-left="0.612cm" fo:margin-top="0cm" fo:margin-bottom="0cm" style:contextual-spacing="false" fo:break-before="column"/>
    </style:style>
    <style:style style:name="P130" style:family="paragraph" style:parent-style-name="Text_20_body">
      <style:paragraph-properties fo:margin-left="0.612cm" fo:margin-right="1.111cm" fo:margin-top="0.298cm" fo:margin-bottom="0cm" style:contextual-spacing="false" fo:line-height="120%"/>
      <style:text-properties fo:color="#272424" loext:opacity="100%" style:text-scale="105%"/>
    </style:style>
    <style:style style:name="P131" style:family="paragraph" style:parent-style-name="Standard">
      <style:paragraph-properties fo:margin-left="0.824cm">
        <style:tab-stops>
          <style:tab-stop style:position="10.275cm"/>
        </style:tab-stops>
      </style:paragraph-properties>
    </style:style>
    <style:style style:name="P132" style:family="paragraph">
      <loext:graphic-properties draw:fill="none"/>
      <style:paragraph-properties fo:text-align="start"/>
      <style:text-properties fo:font-size="11pt"/>
    </style:style>
    <style:style style:name="P133" style:family="paragraph" style:parent-style-name="Text_20_body">
      <style:text-properties fo:font-size="5pt" style:font-size-asian="5pt"/>
    </style:style>
    <style:style style:name="P134" style:family="paragraph" style:parent-style-name="Text_20_body">
      <style:paragraph-properties fo:margin-left="0.808cm" fo:margin-top="0.298cm" fo:margin-bottom="0cm" style:contextual-spacing="false" fo:line-height="120%"/>
      <style:text-properties fo:color="#272424" loext:opacity="100%" style:text-scale="105%"/>
    </style:style>
    <style:style style:name="P135" style:family="paragraph" style:parent-style-name="Standard">
      <style:paragraph-properties fo:margin-left="0.519cm" fo:margin-top="0cm" fo:margin-bottom="0cm" style:contextual-spacing="false" fo:break-before="column"/>
    </style:style>
    <style:style style:name="P136" style:family="paragraph" style:parent-style-name="Text_20_body">
      <style:paragraph-properties fo:margin-left="0.519cm" fo:margin-right="1.018cm" fo:margin-top="0.298cm" fo:margin-bottom="0cm" style:contextual-spacing="false" fo:line-height="120%"/>
    </style:style>
    <style:style style:name="P137" style:family="paragraph" style:parent-style-name="Text_20_body">
      <style:paragraph-properties fo:margin-top="0.019cm" fo:margin-bottom="0cm" style:contextual-spacing="false"/>
      <style:text-properties fo:font-size="13.5pt" style:font-size-asian="13.5pt"/>
    </style:style>
    <style:style style:name="P138" style:family="paragraph" style:parent-style-name="Standard">
      <style:paragraph-properties fo:margin-left="0.826cm">
        <style:tab-stops>
          <style:tab-stop style:position="10.333cm"/>
        </style:tab-stops>
      </style:paragraph-properties>
    </style:style>
    <style:style style:name="P139" style:family="paragraph" style:parent-style-name="Text_20_body">
      <style:paragraph-properties fo:margin-left="0.808cm" fo:margin-right="0.048cm" fo:margin-top="0.3cm" fo:margin-bottom="0cm" style:contextual-spacing="false" fo:line-height="120%"/>
    </style:style>
    <style:style style:name="P140" style:family="paragraph" style:parent-style-name="Heading_20_3">
      <style:paragraph-properties fo:margin-left="0.374cm" fo:margin-top="0cm" fo:margin-bottom="0cm" style:contextual-spacing="false" fo:break-before="column"/>
    </style:style>
    <style:style style:name="P141" style:family="paragraph" style:parent-style-name="Text_20_body">
      <style:paragraph-properties fo:margin-left="0.374cm" fo:margin-right="0.903cm" fo:margin-top="0.3cm" fo:margin-bottom="0cm" style:contextual-spacing="false" fo:line-height="120%"/>
      <style:text-properties fo:color="#272424" loext:opacity="100%" style:text-scale="105%"/>
    </style:style>
    <style:style style:name="P142" style:family="paragraph" style:parent-style-name="Text_20_body">
      <style:paragraph-properties fo:margin-top="0.018cm" fo:margin-bottom="0cm" style:contextual-spacing="false"/>
      <style:text-properties fo:font-size="13.5pt" style:font-size-asian="13.5pt"/>
    </style:style>
    <style:style style:name="P143" style:family="paragraph" style:parent-style-name="Standard">
      <style:paragraph-properties fo:margin-left="1.071cm">
        <style:tab-stops>
          <style:tab-stop style:position="10.384cm"/>
        </style:tab-stops>
      </style:paragraph-properties>
    </style:style>
    <style:style style:name="P144" style:family="paragraph" style:parent-style-name="Text_20_body">
      <style:text-properties fo:font-size="5.5pt" style:font-size-asian="5.5pt"/>
    </style:style>
    <style:style style:name="P145" style:family="paragraph" style:parent-style-name="Text_20_body">
      <style:paragraph-properties fo:margin-left="0.808cm" fo:margin-right="0.014cm" fo:margin-top="0.298cm" fo:margin-bottom="0cm" style:contextual-spacing="false" fo:line-height="120%"/>
    </style:style>
    <style:style style:name="P146" style:family="paragraph" style:parent-style-name="Heading_20_3">
      <style:paragraph-properties fo:margin-left="0.577cm" fo:margin-top="0cm" fo:margin-bottom="0cm" style:contextual-spacing="false" fo:break-before="column"/>
      <style:text-properties fo:color="#272424" loext:opacity="100%" fo:letter-spacing="-0.007cm"/>
    </style:style>
    <style:style style:name="P147" style:family="paragraph" style:parent-style-name="Text_20_body">
      <style:paragraph-properties fo:margin-left="0.577cm" fo:margin-right="0.215cm" fo:margin-top="0.298cm" fo:margin-bottom="0cm" style:contextual-spacing="false" fo:line-height="120%"/>
    </style:style>
    <style:style style:name="P148" style:family="paragraph" style:parent-style-name="Text_20_body">
      <style:paragraph-properties fo:margin-top="0.007cm" fo:margin-bottom="0cm" style:contextual-spacing="false"/>
      <style:text-properties fo:font-size="7pt" style:font-size-asian="7pt"/>
    </style:style>
    <style:style style:name="P149" style:family="paragraph" style:parent-style-name="Text_20_body">
      <style:paragraph-properties fo:margin-left="0.806cm" fo:margin-top="0cm" fo:margin-bottom="0cm" style:contextual-spacing="false"/>
    </style:style>
    <style:style style:name="P150" style:family="paragraph">
      <loext:graphic-properties draw:fill="solid" draw:fill-color="#c6c8ea"/>
      <style:paragraph-properties fo:text-align="start"/>
      <style:text-properties fo:font-size="11pt"/>
    </style:style>
    <style:style style:name="P151" style:family="paragraph" style:parent-style-name="Standard">
      <style:paragraph-properties fo:margin-top="0.005cm" fo:margin-bottom="0cm" style:contextual-spacing="false"/>
      <style:text-properties fo:font-size="10pt" style:font-size-asian="10pt"/>
    </style:style>
    <style:style style:name="P152" style:family="paragraph" style:parent-style-name="Standard">
      <style:paragraph-properties fo:margin-left="1.178cm" fo:margin-right="0.601cm" fo:line-height="120%"/>
    </style:style>
    <style:style style:name="P153" style:family="paragraph" style:parent-style-name="Standard" style:master-page-name="Converted6">
      <style:paragraph-properties fo:margin-left="0.792cm" fo:margin-top="0.113cm" fo:margin-bottom="0cm" style:contextual-spacing="false" style:page-number="auto"/>
    </style:style>
    <style:style style:name="P154" style:family="paragraph" style:parent-style-name="Text_20_body">
      <style:paragraph-properties fo:margin-left="0.792cm" fo:margin-right="1.085cm" fo:margin-top="0.796cm" fo:margin-bottom="0cm" style:contextual-spacing="false" fo:line-height="120%"/>
    </style:style>
    <style:style style:name="P155" style:family="paragraph" style:parent-style-name="Text_20_body">
      <style:paragraph-properties fo:margin-top="0.004cm" fo:margin-bottom="0cm" style:contextual-spacing="false"/>
      <style:text-properties fo:font-size="13.5pt" style:font-size-asian="13.5pt"/>
    </style:style>
    <style:style style:name="P156" style:family="paragraph" style:parent-style-name="Heading_20_3">
      <style:paragraph-properties fo:margin-top="0cm" fo:margin-bottom="0cm" style:contextual-spacing="false"/>
    </style:style>
    <style:style style:name="P157" style:family="paragraph" style:parent-style-name="Text_20_body">
      <style:paragraph-properties fo:margin-left="2.914cm" fo:margin-top="0.288cm" fo:margin-bottom="0cm" style:contextual-spacing="false"/>
    </style:style>
    <style:style style:name="P158" style:family="paragraph" style:parent-style-name="Text_20_body">
      <style:text-properties fo:font-size="12pt" style:font-size-asian="12pt"/>
    </style:style>
    <style:style style:name="P159" style:family="paragraph" style:parent-style-name="Text_20_body">
      <style:paragraph-properties fo:margin-top="0.021cm" fo:margin-bottom="0cm" style:contextual-spacing="false"/>
      <style:text-properties fo:font-size="15pt" style:font-size-asian="15pt"/>
    </style:style>
    <style:style style:name="P160" style:family="paragraph" style:parent-style-name="Text_20_body">
      <style:paragraph-properties fo:margin-left="2.914cm" fo:margin-right="1.085cm" fo:margin-top="0.288cm" fo:margin-bottom="0cm" style:contextual-spacing="false" fo:line-height="120%"/>
    </style:style>
    <style:style style:name="P161" style:family="paragraph" style:parent-style-name="Text_20_body">
      <style:paragraph-properties fo:margin-top="0.021cm" fo:margin-bottom="0cm" style:contextual-spacing="false"/>
      <style:text-properties fo:font-size="13pt" style:font-size-asian="13pt"/>
    </style:style>
    <style:style style:name="P162" style:family="paragraph" style:parent-style-name="Heading_20_3">
      <style:paragraph-properties fo:margin-top="0.002cm" fo:margin-bottom="0cm" style:contextual-spacing="false"/>
      <style:text-properties fo:color="#272424" loext:opacity="100%" fo:letter-spacing="-0.004cm"/>
    </style:style>
    <style:style style:name="P163" style:family="paragraph" style:parent-style-name="Text_20_body">
      <style:paragraph-properties fo:margin-left="2.914cm" fo:margin-right="1.085cm" fo:margin-top="0.286cm" fo:margin-bottom="0cm" style:contextual-spacing="false" fo:line-height="120%"/>
    </style:style>
    <style:style style:name="P164" style:family="paragraph" style:parent-style-name="Text_20_body">
      <style:paragraph-properties fo:margin-top="0.023cm" fo:margin-bottom="0cm" style:contextual-spacing="false"/>
      <style:text-properties fo:font-size="13pt" style:font-size-asian="13pt"/>
    </style:style>
    <style:style style:name="P165" style:family="paragraph" style:parent-style-name="Text_20_body">
      <style:paragraph-properties fo:margin-left="2.914cm" fo:margin-right="1.085cm" fo:margin-top="0.286cm" fo:margin-bottom="0cm" style:contextual-spacing="false" fo:line-height="120%"/>
      <style:text-properties fo:color="#272424" loext:opacity="100%" style:text-scale="105%"/>
    </style:style>
    <style:style style:name="P166" style:family="paragraph" style:parent-style-name="Text_20_body">
      <style:text-properties fo:font-size="13.5pt" style:font-size-asian="13.5pt"/>
    </style:style>
    <style:style style:name="P167" style:family="paragraph" style:parent-style-name="Heading_20_3">
      <style:paragraph-properties fo:margin-top="0cm" fo:margin-bottom="0cm" style:contextual-spacing="false"/>
      <style:text-properties fo:color="#272424" loext:opacity="100%" fo:letter-spacing="-0.004cm"/>
    </style:style>
    <style:style style:name="P168" style:family="paragraph" style:parent-style-name="Text_20_body">
      <style:paragraph-properties fo:margin-top="0.014cm" fo:margin-bottom="0cm" style:contextual-spacing="false"/>
      <style:text-properties fo:font-size="16pt" style:font-size-asian="16pt"/>
    </style:style>
    <style:style style:name="P169" style:family="paragraph" style:parent-style-name="Standard">
      <style:paragraph-properties fo:margin-left="0.792cm"/>
    </style:style>
    <style:style style:name="P170" style:family="paragraph" style:parent-style-name="Text_20_body">
      <style:paragraph-properties fo:margin-top="0.002cm" fo:margin-bottom="0cm" style:contextual-spacing="false"/>
      <style:text-properties style:font-name="Tahoma" fo:font-size="14pt" fo:font-weight="bold" style:font-size-asian="14pt" style:font-weight-asian="bold"/>
    </style:style>
    <style:style style:name="P171" style:family="paragraph" style:parent-style-name="List_20_Paragraph" style:list-style-name="WWNum2">
      <style:paragraph-properties fo:margin-left="1.744cm" fo:margin-right="1.117cm" fo:margin-top="0cm" fo:margin-bottom="0cm" style:contextual-spacing="false" fo:line-height="120%" fo:text-indent="-0.953cm" style:auto-text-indent="false">
        <style:tab-stops>
          <style:tab-stop style:position="1.744cm"/>
          <style:tab-stop style:position="1.746cm"/>
        </style:tab-stops>
      </style:paragraph-properties>
    </style:style>
    <style:style style:name="P172" style:family="paragraph" style:parent-style-name="List_20_Paragraph" style:list-style-name="WWNum2">
      <style:paragraph-properties fo:margin-left="1.744cm" fo:margin-right="1.348cm" fo:margin-top="0.005cm" fo:margin-bottom="0cm" style:contextual-spacing="false" fo:line-height="120%" fo:text-indent="-0.953cm" style:auto-text-indent="false">
        <style:tab-stops>
          <style:tab-stop style:position="1.744cm"/>
          <style:tab-stop style:position="1.746cm"/>
        </style:tab-stops>
      </style:paragraph-properties>
    </style:style>
    <style:style style:name="P173" style:family="paragraph" style:parent-style-name="List_20_Paragraph" style:list-style-name="WWNum2">
      <style:paragraph-properties fo:margin-left="1.744cm" fo:margin-right="0.82cm" fo:margin-top="0cm" fo:margin-bottom="0cm" style:contextual-spacing="false" fo:line-height="121%" fo:text-indent="-0.953cm" style:auto-text-indent="false">
        <style:tab-stops>
          <style:tab-stop style:position="1.744cm"/>
          <style:tab-stop style:position="1.746cm"/>
        </style:tab-stops>
      </style:paragraph-properties>
    </style:style>
    <style:style style:name="P174" style:family="paragraph" style:parent-style-name="List_20_Paragraph" style:list-style-name="WWNum2">
      <style:paragraph-properties fo:margin-left="1.744cm" fo:margin-top="0cm" fo:margin-bottom="0cm" style:contextual-spacing="false" fo:line-height="0.464cm" fo:text-indent="-0.954cm" style:auto-text-indent="false">
        <style:tab-stops>
          <style:tab-stop style:position="1.744cm"/>
          <style:tab-stop style:position="1.746cm"/>
        </style:tab-stops>
      </style:paragraph-properties>
    </style:style>
    <style:style style:name="P175" style:family="paragraph" style:parent-style-name="List_20_Paragraph" style:list-style-name="WWNum2">
      <style:paragraph-properties fo:margin-left="1.744cm" fo:margin-right="2.173cm" fo:margin-top="0.093cm" fo:margin-bottom="0cm" style:contextual-spacing="false" fo:line-height="121%" fo:text-indent="-0.953cm" style:auto-text-indent="false">
        <style:tab-stops>
          <style:tab-stop style:position="1.744cm"/>
          <style:tab-stop style:position="1.746cm"/>
        </style:tab-stops>
      </style:paragraph-properties>
    </style:style>
    <style:style style:name="P176" style:family="paragraph" style:parent-style-name="Standard" style:master-page-name="Converted7">
      <style:paragraph-properties fo:margin-left="0.39cm" fo:margin-top="0.134cm" fo:margin-bottom="0cm" style:contextual-spacing="false" style:page-number="auto"/>
    </style:style>
    <style:style style:name="P177" style:family="paragraph" style:parent-style-name="Standard">
      <style:paragraph-properties fo:margin-left="0.39cm" fo:margin-right="0.524cm" fo:margin-top="0.346cm" fo:margin-bottom="0cm" style:contextual-spacing="false" fo:line-height="104%"/>
    </style:style>
    <style:style style:name="P178" style:family="paragraph" style:parent-style-name="Text_20_body">
      <style:paragraph-properties fo:margin-top="0.014cm" fo:margin-bottom="0cm" style:contextual-spacing="false"/>
      <style:text-properties fo:font-size="2.5pt" style:font-size-asian="2.5pt"/>
    </style:style>
    <style:style style:name="P179" style:family="paragraph">
      <loext:graphic-properties draw:fill="solid" draw:fill-color="#c0c1d6"/>
      <style:paragraph-properties fo:text-align="start"/>
      <style:text-properties fo:font-size="11pt"/>
    </style:style>
    <style:style style:name="P180" style:family="paragraph" style:parent-style-name="Standard">
      <style:paragraph-properties fo:margin-left="9.899cm" fo:margin-top="0.25cm" fo:margin-bottom="0cm" style:contextual-spacing="false"/>
    </style:style>
    <style:style style:name="P181" style:family="paragraph" style:parent-style-name="Standard">
      <style:paragraph-properties fo:margin-left="9.899cm" fo:margin-top="0.106cm" fo:margin-bottom="0cm" style:contextual-spacing="false"/>
    </style:style>
    <style:style style:name="P182" style:family="paragraph" style:parent-style-name="Standard">
      <style:paragraph-properties fo:margin-left="0.171cm" fo:margin-top="0.226cm" fo:margin-bottom="0cm" style:contextual-spacing="false"/>
    </style:style>
    <style:style style:name="P183" style:family="paragraph" style:parent-style-name="Standard">
      <style:paragraph-properties fo:margin-left="0.171cm" fo:margin-top="0.108cm" fo:margin-bottom="0cm" style:contextual-spacing="false"/>
    </style:style>
    <style:style style:name="P184" style:family="paragraph" style:parent-style-name="Heading_20_4">
      <style:paragraph-properties fo:margin-left="0.39cm" fo:margin-top="0.212cm" fo:margin-bottom="0cm" style:contextual-spacing="false"/>
    </style:style>
    <style:style style:name="P185" style:family="paragraph" style:parent-style-name="Text_20_body">
      <style:paragraph-properties fo:margin-top="0.012cm" fo:margin-bottom="0cm" style:contextual-spacing="false"/>
      <style:text-properties style:font-name="Tahoma" fo:font-size="5pt" fo:font-weight="bold" style:font-size-asian="5pt" style:font-weight-asian="bold"/>
    </style:style>
    <style:style style:name="P186" style:family="paragraph">
      <loext:graphic-properties draw:fill="solid" draw:fill-color="#f1f1f1"/>
      <style:paragraph-properties fo:text-align="start"/>
      <style:text-properties fo:font-size="11pt"/>
    </style:style>
    <style:style style:name="P187" style:family="paragraph" style:parent-style-name="Standard">
      <style:paragraph-properties fo:margin-top="0.016cm" fo:margin-bottom="0cm" style:contextual-spacing="false"/>
      <style:text-properties style:font-name="Tahoma" fo:font-size="4.5pt" fo:font-weight="bold" style:font-size-asian="4.5pt" style:font-weight-asian="bold"/>
    </style:style>
    <style:style style:name="P188" style:family="paragraph" style:parent-style-name="Standard">
      <style:paragraph-properties fo:margin-left="0.496cm" fo:margin-right="14.609cm" fo:line-height="118%" fo:text-indent="-0.254cm" style:auto-text-indent="false"/>
    </style:style>
    <style:style style:name="P189" style:family="paragraph" style:parent-style-name="Standard">
      <style:paragraph-properties fo:margin-left="0.75cm" fo:margin-right="16.473cm" fo:margin-top="0.002cm" fo:margin-bottom="0cm" style:contextual-spacing="false" fo:line-height="118%"/>
    </style:style>
    <style:style style:name="P190" style:family="paragraph" style:parent-style-name="Standard">
      <style:paragraph-properties fo:margin-left="0.496cm" fo:margin-top="0.002cm" fo:margin-bottom="0cm" style:contextual-spacing="false"/>
    </style:style>
    <style:style style:name="P191" style:family="paragraph" style:parent-style-name="Standard">
      <style:paragraph-properties fo:margin-left="0.496cm" fo:margin-top="0.049cm" fo:margin-bottom="0cm" style:contextual-spacing="false"/>
    </style:style>
    <style:style style:name="P192" style:family="paragraph" style:parent-style-name="Standard">
      <style:paragraph-properties fo:margin-left="0.75cm" fo:margin-right="16.473cm" fo:margin-top="0.049cm" fo:margin-bottom="0cm" style:contextual-spacing="false" fo:line-height="118%"/>
    </style:style>
    <style:style style:name="P193" style:family="paragraph" style:parent-style-name="Standard">
      <style:paragraph-properties fo:margin-left="0.75cm" fo:margin-right="16.852cm" fo:margin-top="0.049cm" fo:margin-bottom="0cm" style:contextual-spacing="false" fo:line-height="118%" fo:text-indent="-0.254cm" style:auto-text-indent="false"/>
    </style:style>
    <style:style style:name="P194" style:family="paragraph" style:parent-style-name="Standard">
      <style:paragraph-properties fo:margin-left="0.75cm" fo:margin-top="0.002cm" fo:margin-bottom="0cm" style:contextual-spacing="false"/>
    </style:style>
    <style:style style:name="P195" style:family="paragraph" style:parent-style-name="Standard">
      <style:paragraph-properties fo:margin-left="0.75cm" fo:margin-top="0.049cm" fo:margin-bottom="0cm" style:contextual-spacing="false"/>
    </style:style>
    <style:style style:name="P196" style:family="paragraph" style:parent-style-name="Standard">
      <style:paragraph-properties fo:margin-left="0.242cm" fo:margin-top="0.048cm" fo:margin-bottom="0cm" style:contextual-spacing="false"/>
    </style:style>
    <style:style style:name="P197" style:family="paragraph" style:parent-style-name="Standard">
      <style:paragraph-properties fo:margin-left="0.39cm" fo:margin-top="0.222cm" fo:margin-bottom="0cm" style:contextual-spacing="false"/>
    </style:style>
    <style:style style:name="P198" style:family="paragraph" style:parent-style-name="Text_20_body">
      <style:paragraph-properties fo:margin-top="0.011cm" fo:margin-bottom="0cm" style:contextual-spacing="false"/>
      <style:text-properties style:font-name="Tahoma" fo:font-size="5pt" fo:font-weight="bold" style:font-size-asian="5pt" style:font-weight-asian="bold"/>
    </style:style>
    <style:style style:name="P199" style:family="paragraph" style:parent-style-name="Standard">
      <style:paragraph-properties fo:margin-top="0.018cm" fo:margin-bottom="0cm" style:contextual-spacing="false"/>
      <style:text-properties style:font-name="Tahoma" fo:font-size="4.5pt" fo:font-weight="bold" style:font-size-asian="4.5pt" style:font-weight-asian="bold"/>
    </style:style>
    <style:style style:name="P200" style:family="paragraph" style:parent-style-name="Standard">
      <style:paragraph-properties fo:margin-left="0.75cm"/>
    </style:style>
    <style:style style:name="P201" style:family="paragraph" style:parent-style-name="Standard">
      <style:paragraph-properties fo:margin-left="0.75cm" fo:margin-right="16.473cm" fo:margin-top="0.049cm" fo:margin-bottom="0cm" style:contextual-spacing="false" fo:line-height="118%" fo:text-indent="-0.254cm" style:auto-text-indent="false"/>
    </style:style>
    <style:style style:name="P202" style:family="paragraph" style:parent-style-name="Standard">
      <style:paragraph-properties fo:margin-left="0.75cm" fo:margin-right="14.609cm" fo:margin-top="0.049cm" fo:margin-bottom="0cm" style:contextual-spacing="false" fo:line-height="118%"/>
    </style:style>
    <style:style style:name="P203" style:family="paragraph" style:parent-style-name="Standard">
      <style:paragraph-properties fo:margin-left="0.242cm" fo:margin-top="0.049cm" fo:margin-bottom="0cm" style:contextual-spacing="false"/>
    </style:style>
    <style:style style:name="P204" style:family="paragraph" style:parent-style-name="Text_20_body">
      <style:paragraph-properties fo:margin-top="0.019cm" fo:margin-bottom="0cm" style:contextual-spacing="false"/>
      <style:text-properties style:font-name="Tahoma" fo:font-size="6pt" fo:font-weight="bold" style:font-size-asian="6pt" style:font-weight-asian="bold"/>
    </style:style>
    <style:style style:name="P205" style:family="paragraph" style:parent-style-name="Standard">
      <style:paragraph-properties fo:margin-left="0.665cm" fo:margin-top="0.168cm" fo:margin-bottom="0cm" style:contextual-spacing="false"/>
    </style:style>
    <style:style style:name="P206" style:family="paragraph" style:parent-style-name="Standard">
      <style:paragraph-properties fo:margin-left="0.665cm" fo:margin-top="0.108cm" fo:margin-bottom="0cm" style:contextual-spacing="false" fo:line-height="104%"/>
    </style:style>
    <style:style style:name="P207" style:family="paragraph" style:parent-style-name="Standard">
      <style:paragraph-properties fo:margin-left="0.665cm" fo:margin-top="0cm" fo:margin-bottom="0cm" style:contextual-spacing="false" fo:break-before="column"/>
    </style:style>
    <style:style style:name="P208" style:family="paragraph" style:parent-style-name="Standard">
      <style:paragraph-properties fo:margin-left="0.665cm" fo:margin-right="0.325cm" fo:margin-top="0.108cm" fo:margin-bottom="0cm" style:contextual-spacing="false" fo:line-height="104%"/>
    </style:style>
    <style:style style:name="P209" style:family="paragraph" style:parent-style-name="Standard" style:master-page-name="Converted8">
      <style:paragraph-properties fo:margin-left="0.568cm" fo:margin-top="0.113cm" fo:margin-bottom="0cm" style:contextual-spacing="false" style:page-number="auto"/>
    </style:style>
    <style:style style:name="P210" style:family="paragraph" style:parent-style-name="Standard">
      <style:paragraph-properties fo:margin-left="0.568cm" fo:margin-right="1.085cm" fo:margin-top="0.538cm" fo:margin-bottom="0cm" style:contextual-spacing="false" fo:line-height="113%"/>
    </style:style>
    <style:style style:name="P211" style:family="paragraph" style:parent-style-name="Text_20_body">
      <style:paragraph-properties fo:margin-top="0.004cm" fo:margin-bottom="0cm" style:contextual-spacing="false"/>
      <style:text-properties fo:font-size="3.5pt" style:font-size-asian="3.5pt"/>
    </style:style>
    <style:style style:name="P212" style:family="paragraph" style:parent-style-name="Text_20_body">
      <style:paragraph-properties fo:margin-top="0.005cm" fo:margin-bottom="0cm" style:contextual-spacing="false"/>
      <style:text-properties fo:font-size="2.5pt" style:font-size-asian="2.5pt"/>
    </style:style>
    <style:style style:name="P213" style:family="paragraph" style:parent-style-name="Text_20_body">
      <style:paragraph-properties fo:margin-top="0.005cm" fo:margin-bottom="0cm" style:contextual-spacing="false"/>
      <style:text-properties fo:font-size="11pt" style:font-size-asian="11pt"/>
    </style:style>
    <style:style style:name="P214" style:family="paragraph" style:parent-style-name="Standard">
      <style:paragraph-properties fo:margin-left="0.861cm" fo:margin-top="0.191cm" fo:margin-bottom="0cm" style:contextual-spacing="false" fo:line-height="113%"/>
    </style:style>
    <style:style style:name="P215" style:family="paragraph" style:parent-style-name="Heading_20_4">
      <style:paragraph-properties fo:margin-left="0.778cm" fo:margin-top="0cm" fo:margin-bottom="0cm" style:contextual-spacing="false" fo:break-before="column"/>
    </style:style>
    <style:style style:name="P216" style:family="paragraph" style:parent-style-name="Standard">
      <style:paragraph-properties fo:margin-left="0.778cm" fo:margin-right="0.898cm" fo:margin-top="0.191cm" fo:margin-bottom="0cm" style:contextual-spacing="false" fo:line-height="113%"/>
    </style:style>
    <style:style style:name="P217" style:family="paragraph" style:parent-style-name="Text_20_body">
      <style:paragraph-properties fo:margin-top="0.009cm" fo:margin-bottom="0cm" style:contextual-spacing="false"/>
      <style:text-properties fo:font-size="9.5pt" style:font-size-asian="9.5pt"/>
    </style:style>
    <style:style style:name="P218" style:family="paragraph" style:parent-style-name="Text_20_body">
      <style:paragraph-properties fo:margin-left="10.149cm"/>
    </style:style>
    <style:style style:name="P219" style:family="paragraph" style:parent-style-name="Text_20_body">
      <style:text-properties fo:font-size="12.5pt" style:font-size-asian="12.5pt"/>
    </style:style>
    <style:style style:name="P220" style:family="paragraph" style:parent-style-name="Heading_20_4">
      <style:paragraph-properties fo:margin-top="0cm" fo:margin-bottom="0cm" style:contextual-spacing="false" fo:break-before="column"/>
    </style:style>
    <style:style style:name="P221" style:family="paragraph" style:parent-style-name="Text_20_body">
      <style:paragraph-properties fo:margin-top="0.009cm" fo:margin-bottom="0cm" style:contextual-spacing="false"/>
      <style:text-properties fo:font-size="8.5pt" style:font-size-asian="8.5pt"/>
    </style:style>
    <style:style style:name="P222" style:family="paragraph" style:parent-style-name="Standard">
      <style:paragraph-properties fo:margin-left="0.568cm" fo:margin-top="0.162cm" fo:margin-bottom="0cm" style:contextual-spacing="false"/>
    </style:style>
    <style:style style:name="P223" style:family="paragraph" style:parent-style-name="Text_20_body">
      <style:paragraph-properties fo:margin-top="0.012cm" fo:margin-bottom="0cm" style:contextual-spacing="false"/>
      <style:text-properties style:font-name="Tahoma" fo:font-size="7.5pt" fo:font-weight="bold" style:font-size-asian="7.5pt" style:font-weight-asian="bold"/>
    </style:style>
    <style:style style:name="P224" style:family="paragraph" style:parent-style-name="Standard">
      <style:paragraph-properties fo:line-height="0.282cm"/>
    </style:style>
    <style:style style:name="P225" style:family="paragraph" style:parent-style-name="Standard">
      <style:paragraph-properties fo:margin-left="0.309cm" fo:margin-top="0.092cm" fo:margin-bottom="0cm" style:contextual-spacing="false" fo:line-height="128%"/>
    </style:style>
    <style:style style:name="P226" style:family="paragraph" style:parent-style-name="Standard">
      <style:paragraph-properties fo:margin-left="0.309cm" fo:margin-top="0.002cm" fo:margin-bottom="0cm" style:contextual-spacing="false"/>
    </style:style>
    <style:style style:name="P227" style:family="paragraph" style:parent-style-name="Standard">
      <style:paragraph-properties fo:margin-top="0.093cm" fo:margin-bottom="0cm" style:contextual-spacing="false"/>
    </style:style>
    <style:style style:name="P228" style:family="paragraph" style:parent-style-name="Standard">
      <style:paragraph-properties fo:margin-left="0.155cm" fo:margin-top="0.092cm" fo:margin-bottom="0cm" style:contextual-spacing="false"/>
    </style:style>
    <style:style style:name="P229" style:family="paragraph" style:parent-style-name="Standard">
      <style:paragraph-properties fo:margin-left="0.153cm" fo:margin-top="0.093cm" fo:margin-bottom="0cm" style:contextual-spacing="false"/>
    </style:style>
    <style:style style:name="P230" style:family="paragraph" style:parent-style-name="Text_20_body">
      <style:text-properties style:font-name="Tahoma" fo:font-size="4pt" fo:font-weight="bold" style:font-size-asian="4pt" style:font-weight-asian="bold"/>
    </style:style>
    <style:style style:name="P231" style:family="paragraph" style:parent-style-name="Standard">
      <style:paragraph-properties fo:margin-left="0.568cm" fo:margin-top="0.164cm" fo:margin-bottom="0cm" style:contextual-spacing="false"/>
    </style:style>
    <style:style style:name="P232" style:family="paragraph" style:parent-style-name="Text_20_body">
      <style:paragraph-properties fo:margin-top="0.011cm" fo:margin-bottom="0cm" style:contextual-spacing="false"/>
      <style:text-properties style:font-name="Tahoma" fo:font-size="7.5pt" fo:font-weight="bold" style:font-size-asian="7.5pt" style:font-weight-asian="bold"/>
    </style:style>
    <style:style style:name="P233" style:family="paragraph" style:parent-style-name="Standard">
      <style:text-properties style:font-name="Tahoma" fo:font-size="6.5pt" fo:font-weight="bold" style:font-size-asian="6.5pt" style:font-weight-asian="bold"/>
    </style:style>
    <style:style style:name="P234" style:family="paragraph" style:parent-style-name="Standard">
      <style:paragraph-properties fo:margin-left="0.293cm"/>
    </style:style>
    <style:style style:name="P235" style:family="paragraph" style:parent-style-name="Standard">
      <style:paragraph-properties fo:margin-top="0.014cm" fo:margin-bottom="0cm" style:contextual-spacing="false"/>
      <style:text-properties style:font-name="Tahoma" fo:font-size="7pt" fo:font-weight="bold" style:font-size-asian="7pt" style:font-weight-asian="bold"/>
    </style:style>
    <style:style style:name="P236" style:family="paragraph" style:parent-style-name="Standard">
      <style:paragraph-properties fo:margin-left="0.954cm" fo:margin-right="0.677cm" fo:line-height="113%"/>
    </style:style>
    <style:style style:name="P237" style:family="paragraph" style:parent-style-name="Text_20_body">
      <style:paragraph-properties fo:margin-top="0.014cm" fo:margin-bottom="0cm" style:contextual-spacing="false"/>
      <style:text-properties style:font-name="Tahoma" fo:font-size="4.5pt" fo:font-weight="bold" style:font-size-asian="4.5pt" style:font-weight-asian="bold"/>
    </style:style>
    <style:style style:name="P238" style:family="paragraph" style:parent-style-name="Text_20_body">
      <style:paragraph-properties fo:margin-top="0.004cm" fo:margin-bottom="0cm" style:contextual-spacing="false"/>
      <style:text-properties style:font-name="Tahoma" fo:font-size="4pt" fo:font-weight="bold" style:font-size-asian="4pt" style:font-weight-asian="bold"/>
    </style:style>
    <style:style style:name="P239" style:family="paragraph" style:parent-style-name="List_20_Paragraph" style:list-style-name="WWNum1">
      <style:paragraph-properties fo:margin-left="1.52cm" fo:margin-top="0.386cm" fo:margin-bottom="0cm" style:contextual-spacing="false" fo:text-indent="-0.954cm" style:auto-text-indent="false">
        <style:tab-stops>
          <style:tab-stop style:position="1.52cm"/>
          <style:tab-stop style:position="1.522cm"/>
        </style:tab-stops>
      </style:paragraph-properties>
    </style:style>
    <style:style style:name="P240" style:family="paragraph" style:parent-style-name="List_20_Paragraph" style:list-style-name="WWNum1">
      <style:paragraph-properties fo:margin-left="1.52cm" fo:margin-top="0.049cm" fo:margin-bottom="0cm" style:contextual-spacing="false" fo:text-indent="-0.954cm" style:auto-text-indent="false">
        <style:tab-stops>
          <style:tab-stop style:position="1.52cm"/>
          <style:tab-stop style:position="1.522cm"/>
        </style:tab-stops>
      </style:paragraph-properties>
    </style:style>
    <style:style style:name="P241" style:family="paragraph" style:parent-style-name="List_20_Paragraph" style:list-style-name="WWNum1">
      <style:paragraph-properties fo:margin-left="1.52cm" fo:text-indent="-0.954cm" style:auto-text-indent="false">
        <style:tab-stops>
          <style:tab-stop style:position="1.52cm"/>
          <style:tab-stop style:position="1.522cm"/>
        </style:tab-stops>
      </style:paragraph-properties>
    </style:style>
    <style:style style:name="P242" style:family="paragraph" style:parent-style-name="List_20_Paragraph" style:list-style-name="WWNum1">
      <style:paragraph-properties fo:margin-left="1.52cm" fo:margin-top="0.048cm" fo:margin-bottom="0cm" style:contextual-spacing="false" fo:text-indent="-0.954cm" style:auto-text-indent="false">
        <style:tab-stops>
          <style:tab-stop style:position="1.52cm"/>
          <style:tab-stop style:position="1.522cm"/>
        </style:tab-stops>
      </style:paragraph-properties>
    </style:style>
    <style:style style:name="P243" style:family="paragraph" style:parent-style-name="Heading_20_2" style:master-page-name="Converted9">
      <style:paragraph-properties fo:margin-left="0.215cm" fo:margin-top="0.125cm" fo:margin-bottom="0cm" style:contextual-spacing="false" style:page-number="auto"/>
    </style:style>
    <style:style style:name="P244" style:family="paragraph" style:parent-style-name="Standard">
      <style:paragraph-properties fo:margin-left="0.215cm" fo:margin-top="0.243cm" fo:margin-bottom="0cm" style:contextual-spacing="false"/>
    </style:style>
    <style:style style:name="P245" style:family="paragraph" style:parent-style-name="Text_20_body">
      <style:paragraph-properties fo:margin-top="0.009cm" fo:margin-bottom="0cm" style:contextual-spacing="false"/>
      <style:text-properties fo:font-size="7.5pt" style:font-size-asian="7.5pt"/>
    </style:style>
    <style:style style:name="P246" style:family="paragraph" style:parent-style-name="Standard">
      <style:paragraph-properties fo:margin-left="0.215cm"/>
    </style:style>
    <style:style style:name="P247" style:family="paragraph" style:parent-style-name="Text_20_body">
      <style:paragraph-properties fo:margin-top="0.011cm" fo:margin-bottom="0cm" style:contextual-spacing="false"/>
      <style:text-properties style:font-name="Tahoma" fo:font-size="3pt" fo:font-weight="bold" style:font-size-asian="3pt" style:font-weight-asian="bold"/>
    </style:style>
    <style:style style:name="P248" style:family="paragraph" style:parent-style-name="Text_20_body">
      <style:paragraph-properties fo:margin-top="0.018cm" fo:margin-bottom="0cm" style:contextual-spacing="false"/>
      <style:text-properties fo:color="#000000" loext:opacity="100%" style:font-name="Tahoma" fo:font-size="3.5pt" fo:font-weight="bold" style:font-size-asian="3.5pt" style:font-weight-asian="bold"/>
    </style:style>
    <style:style style:name="P249" style:family="paragraph" style:parent-style-name="Frame_20_contents">
      <style:paragraph-properties fo:margin-left="0.192cm"/>
    </style:style>
    <style:style style:name="P250" style:family="paragraph">
      <loext:graphic-properties draw:fill="solid" draw:fill-color="#f1f1f1"/>
      <style:paragraph-properties fo:text-align="start"/>
      <style:text-properties fo:font-size="18pt"/>
    </style:style>
    <style:style style:name="P251" style:family="paragraph" style:parent-style-name="Standard">
      <style:paragraph-properties fo:margin-left="0.215cm" fo:margin-top="0.127cm" fo:margin-bottom="0cm" style:contextual-spacing="false"/>
    </style:style>
    <style:style style:name="P252" style:family="paragraph" style:parent-style-name="Text_20_body">
      <style:paragraph-properties fo:margin-top="0.018cm" fo:margin-bottom="0cm" style:contextual-spacing="false"/>
      <style:text-properties style:font-name="Tahoma" fo:font-size="3.5pt" fo:font-weight="bold" style:font-size-asian="3.5pt" style:font-weight-asian="bold"/>
    </style:style>
    <style:style style:name="P253" style:family="paragraph" style:parent-style-name="Table_20_Paragraph">
      <style:paragraph-properties fo:margin-left="0.201cm" fo:margin-top="0.071cm" fo:margin-bottom="0cm" style:contextual-spacing="false"/>
    </style:style>
    <style:style style:name="P254" style:family="paragraph" style:parent-style-name="Table_20_Paragraph">
      <style:paragraph-properties fo:margin-left="2.14cm" fo:margin-top="0.071cm" fo:margin-bottom="0cm" style:contextual-spacing="false"/>
    </style:style>
    <style:style style:name="P255" style:family="paragraph" style:parent-style-name="Table_20_Paragraph">
      <style:paragraph-properties fo:margin-left="2.861cm" fo:margin-top="0.071cm" fo:margin-bottom="0cm" style:contextual-spacing="false"/>
    </style:style>
    <style:style style:name="P256" style:family="paragraph" style:parent-style-name="Table_20_Paragraph">
      <style:paragraph-properties fo:margin-left="0.201cm" fo:margin-top="0.064cm" fo:margin-bottom="0cm" style:contextual-spacing="false"/>
    </style:style>
    <style:style style:name="P257" style:family="paragraph" style:parent-style-name="Table_20_Paragraph">
      <style:paragraph-properties fo:margin-left="2.14cm" fo:margin-top="0.064cm" fo:margin-bottom="0cm" style:contextual-spacing="false"/>
    </style:style>
    <style:style style:name="P258" style:family="paragraph" style:parent-style-name="Table_20_Paragraph">
      <style:paragraph-properties fo:margin-left="2.861cm" fo:margin-top="0.064cm" fo:margin-bottom="0cm" style:contextual-spacing="false"/>
    </style:style>
    <style:style style:name="P259" style:family="paragraph" style:parent-style-name="Standard">
      <style:paragraph-properties fo:margin-left="0.215cm" fo:margin-top="0.113cm" fo:margin-bottom="0cm" style:contextual-spacing="false"/>
    </style:style>
    <style:style style:name="P260" style:family="paragraph" style:parent-style-name="Table_20_Paragraph">
      <style:paragraph-properties fo:margin-left="2.895cm" fo:margin-top="0.071cm" fo:margin-bottom="0cm" style:contextual-spacing="false"/>
    </style:style>
    <style:style style:name="P261" style:family="paragraph" style:parent-style-name="Table_20_Paragraph">
      <style:paragraph-properties fo:margin-left="2.895cm" fo:margin-top="0.064cm" fo:margin-bottom="0cm" style:contextual-spacing="false"/>
    </style:style>
    <style:style style:name="P262" style:family="paragraph" style:parent-style-name="Table_20_Paragraph">
      <style:paragraph-properties fo:margin-left="0.201cm" fo:margin-top="0.065cm" fo:margin-bottom="0cm" style:contextual-spacing="false"/>
    </style:style>
    <style:style style:name="P263" style:family="paragraph" style:parent-style-name="Table_20_Paragraph">
      <style:paragraph-properties fo:margin-left="2.14cm" fo:margin-top="0.065cm" fo:margin-bottom="0cm" style:contextual-spacing="false"/>
    </style:style>
    <style:style style:name="P264" style:family="paragraph" style:parent-style-name="Table_20_Paragraph">
      <style:paragraph-properties fo:margin-left="2.895cm" fo:margin-top="0.065cm" fo:margin-bottom="0cm" style:contextual-spacing="false"/>
    </style:style>
    <style:style style:name="P265" style:family="paragraph" style:parent-style-name="Standard">
      <style:paragraph-properties fo:margin-left="0.215cm" fo:margin-top="0.115cm" fo:margin-bottom="0cm" style:contextual-spacing="false"/>
    </style:style>
    <style:style style:name="P266" style:family="paragraph" style:parent-style-name="Standard">
      <style:paragraph-properties fo:margin-left="0.215cm" fo:margin-top="0.081cm" fo:margin-bottom="0cm" style:contextual-spacing="false"/>
    </style:style>
    <style:style style:name="P267" style:family="paragraph" style:parent-style-name="Text_20_body">
      <style:paragraph-properties fo:margin-top="0.009cm" fo:margin-bottom="0cm" style:contextual-spacing="false"/>
      <style:text-properties style:font-name="Tahoma" fo:font-size="2.5pt" fo:font-weight="bold" style:font-size-asian="2.5pt" style:font-weight-asian="bold"/>
    </style:style>
    <style:style style:name="P268" style:family="paragraph" style:parent-style-name="Text_20_body">
      <style:text-properties fo:color="#000000" loext:opacity="100%" style:font-name="Tahoma" fo:font-size="4pt" fo:font-weight="bold" style:font-size-asian="4pt" style:font-weight-asian="bold"/>
    </style:style>
    <style:style style:name="P269" style:family="paragraph" style:parent-style-name="Frame_20_contents">
      <style:paragraph-properties fo:margin-left="0.386cm" fo:margin-top="0.039cm" fo:margin-bottom="0cm" style:contextual-spacing="false"/>
    </style:style>
    <style:style style:name="P270" style:family="paragraph" style:parent-style-name="Frame_20_contents">
      <style:paragraph-properties fo:margin-left="0.386cm" fo:margin-top="0.041cm" fo:margin-bottom="0cm" style:contextual-spacing="false"/>
    </style:style>
    <style:style style:name="P271" style:family="paragraph" style:parent-style-name="Frame_20_contents">
      <style:paragraph-properties fo:margin-left="0.582cm" fo:margin-top="0.042cm" fo:margin-bottom="0cm" style:contextual-spacing="false"/>
    </style:style>
    <style:style style:name="P272" style:family="paragraph" style:parent-style-name="Frame_20_contents">
      <style:paragraph-properties fo:margin-left="0.582cm" fo:margin-right="16.272cm" fo:margin-top="0.039cm" fo:margin-bottom="0cm" style:contextual-spacing="false" fo:line-height="119%"/>
    </style:style>
    <style:style style:name="P273" style:family="paragraph" style:parent-style-name="Frame_20_contents">
      <style:paragraph-properties fo:margin-left="0.386cm" fo:margin-top="0.004cm" fo:margin-bottom="0cm" style:contextual-spacing="false"/>
    </style:style>
    <style:style style:name="P274" style:family="paragraph" style:parent-style-name="Standard">
      <style:paragraph-properties fo:margin-left="0.215cm" fo:margin-top="0.152cm" fo:margin-bottom="0cm" style:contextual-spacing="false"/>
    </style:style>
    <style:style style:name="P275" style:family="paragraph" style:parent-style-name="Text_20_body">
      <style:paragraph-properties fo:margin-top="0.011cm" fo:margin-bottom="0cm" style:contextual-spacing="false"/>
      <style:text-properties style:font-name="Tahoma" fo:font-size="2.5pt" fo:font-weight="bold" style:font-size-asian="2.5pt" style:font-weight-asian="bold"/>
    </style:style>
    <style:style style:name="P276" style:family="paragraph" style:parent-style-name="Frame_20_contents">
      <style:paragraph-properties fo:margin-left="0.386cm" fo:margin-right="15.884cm" fo:margin-top="0.039cm" fo:margin-bottom="0cm" style:contextual-spacing="false" fo:line-height="120%"/>
    </style:style>
    <style:style style:name="P277" style:family="paragraph" style:parent-style-name="Frame_20_contents">
      <style:paragraph-properties fo:margin-left="0.582cm" fo:margin-right="15.884cm" fo:line-height="119%"/>
    </style:style>
    <style:style style:name="P278" style:family="paragraph" style:parent-style-name="Frame_20_contents">
      <style:paragraph-properties fo:margin-left="0.582cm"/>
    </style:style>
    <style:style style:name="P279" style:family="paragraph" style:parent-style-name="Frame_20_contents">
      <style:paragraph-properties fo:margin-left="0.192cm" fo:margin-top="0.039cm" fo:margin-bottom="0cm" style:contextual-spacing="false"/>
    </style:style>
    <style:style style:name="P280" style:family="paragraph" style:parent-style-name="Frame_20_contents">
      <style:paragraph-properties fo:margin-left="0.582cm" fo:margin-right="16.272cm" fo:margin-top="0.042cm" fo:margin-bottom="0cm" style:contextual-spacing="false" fo:line-height="119%"/>
    </style:style>
    <style:style style:name="P281" style:family="paragraph" style:parent-style-name="Frame_20_contents">
      <style:paragraph-properties fo:margin-left="0.386cm" fo:line-height="0.206cm"/>
    </style:style>
    <style:style style:name="P282" style:family="paragraph" style:parent-style-name="Standard">
      <style:paragraph-properties fo:margin-left="0.215cm" fo:margin-top="0.153cm" fo:margin-bottom="0cm" style:contextual-spacing="false"/>
    </style:style>
    <style:style style:name="P283" style:family="paragraph" style:parent-style-name="Frame_20_contents">
      <style:paragraph-properties fo:margin-left="0.386cm" fo:margin-top="0.042cm" fo:margin-bottom="0cm" style:contextual-spacing="false"/>
    </style:style>
    <style:style style:name="P284" style:family="paragraph" style:parent-style-name="Frame_20_contents">
      <style:paragraph-properties fo:margin-left="0.582cm" fo:margin-top="0.039cm" fo:margin-bottom="0cm" style:contextual-spacing="false"/>
    </style:style>
    <style:style style:name="P285" style:family="paragraph" style:parent-style-name="Frame_20_contents">
      <style:paragraph-properties fo:margin-left="0.582cm" fo:margin-top="0.044cm" fo:margin-bottom="0cm" style:contextual-spacing="false"/>
    </style:style>
    <style:style style:name="P286" style:family="paragraph" style:parent-style-name="Text_20_body">
      <style:paragraph-properties fo:margin-top="0.002cm" fo:margin-bottom="0cm" style:contextual-spacing="false"/>
      <style:text-properties fo:color="#000000" loext:opacity="100%" style:font-name="Tahoma" fo:font-size="4pt" fo:font-weight="bold" style:font-size-asian="4pt" style:font-weight-asian="bold"/>
    </style:style>
    <style:style style:name="P287" style:family="paragraph" style:parent-style-name="Frame_20_contents">
      <style:paragraph-properties fo:margin-left="0.386cm" fo:margin-right="16.272cm" fo:margin-top="0.041cm" fo:margin-bottom="0cm" style:contextual-spacing="false" fo:line-height="121%"/>
    </style:style>
    <style:style style:name="P288" style:family="paragraph" style:parent-style-name="Frame_20_contents">
      <style:paragraph-properties fo:margin-left="0.192cm" fo:line-height="0.203cm"/>
    </style:style>
    <style:style style:name="P289" style:family="paragraph" style:parent-style-name="Standard">
      <style:paragraph-properties fo:margin-left="0.215cm" fo:margin-top="0.132cm" fo:margin-bottom="0cm" style:contextual-spacing="false"/>
    </style:style>
    <style:style style:name="P290" style:family="paragraph" style:parent-style-name="Text_20_body">
      <style:paragraph-properties fo:margin-top="0.019cm" fo:margin-bottom="0cm" style:contextual-spacing="false"/>
      <style:text-properties style:font-name="Tahoma" fo:font-size="2.5pt" fo:font-weight="bold" style:font-size-asian="2.5pt" style:font-weight-asian="bold"/>
    </style:style>
    <style:style style:name="P291" style:family="paragraph" style:parent-style-name="Standard">
      <style:paragraph-properties fo:line-height="0.268cm"/>
    </style:style>
    <style:style style:name="P292" style:family="paragraph" style:parent-style-name="Standard">
      <style:paragraph-properties fo:margin-top="0.071cm" fo:margin-bottom="0cm" style:contextual-spacing="false" fo:line-height="0.233cm"/>
    </style:style>
    <style:style style:name="P293" style:family="paragraph">
      <loext:graphic-properties draw:fill="solid" draw:fill-color="#ffffff"/>
      <style:paragraph-properties fo:text-align="start"/>
      <style:text-properties fo:font-size="11pt"/>
    </style:style>
    <style:style style:name="T1" style:family="text">
      <style:text-properties style:text-scale="95%"/>
    </style:style>
    <style:style style:name="T2" style:family="text">
      <style:text-properties fo:font-size="10.5pt" style:font-size-asian="10.5pt"/>
    </style:style>
    <style:style style:name="T3" style:family="text">
      <style:text-properties fo:color="#272424" loext:opacity="100%" fo:font-size="10.5pt" style:font-size-asian="10.5pt" style:text-scale="105%"/>
    </style:style>
    <style:style style:name="T4" style:family="text">
      <style:text-properties fo:color="#272424" loext:opacity="100%" fo:font-size="10.5pt" fo:letter-spacing="0.039cm" style:font-size-asian="10.5pt" style:text-scale="105%"/>
    </style:style>
    <style:style style:name="T5" style:family="text">
      <style:text-properties fo:color="#272424" loext:opacity="100%" fo:font-size="10.5pt" fo:letter-spacing="0.018cm" style:font-size-asian="10.5pt" style:text-scale="105%"/>
    </style:style>
    <style:style style:name="T6" style:family="text">
      <style:text-properties fo:color="#272424" loext:opacity="100%" fo:font-size="10.5pt" fo:letter-spacing="0.021cm" style:font-size-asian="10.5pt" style:text-scale="105%"/>
    </style:style>
    <style:style style:name="T7" style:family="text">
      <style:text-properties fo:color="#272424" loext:opacity="100%" fo:font-size="10.5pt" fo:letter-spacing="0.035cm" style:font-size-asian="10.5pt" style:text-scale="105%"/>
    </style:style>
    <style:style style:name="T8" style:family="text">
      <style:text-properties fo:color="#272424" loext:opacity="100%" fo:font-size="10.5pt" fo:letter-spacing="0.032cm" style:font-size-asian="10.5pt" style:text-scale="105%"/>
    </style:style>
    <style:style style:name="T9" style:family="text">
      <style:text-properties fo:color="#272424" loext:opacity="100%" fo:font-size="10.5pt" fo:letter-spacing="-0.004cm" style:font-size-asian="10.5pt" style:text-scale="105%"/>
    </style:style>
    <style:style style:name="T10" style:family="text">
      <style:text-properties fo:font-size="11.5pt" style:font-size-asian="11.5pt"/>
    </style:style>
    <style:style style:name="T11" style:family="text">
      <style:text-properties fo:color="#272424" loext:opacity="100%" fo:font-size="10.5pt" style:font-size-asian="10.5pt"/>
    </style:style>
    <style:style style:name="T12" style:family="text">
      <style:text-properties fo:color="#272424" loext:opacity="100%" style:font-name="Tahoma" fo:font-size="10.5pt" fo:font-weight="bold" style:font-size-asian="10.5pt" style:font-weight-asian="bold"/>
    </style:style>
    <style:style style:name="T13" style:family="text">
      <style:text-properties fo:color="#272424" loext:opacity="100%" fo:font-size="10.5pt" officeooo:rsid="001b32f6" style:font-size-asian="10.5pt"/>
    </style:style>
    <style:style style:name="T14" style:family="text">
      <style:text-properties fo:color="#272424" loext:opacity="100%" fo:font-size="10.5pt" fo:language="en" fo:country="IN" style:font-size-asian="10.5pt"/>
    </style:style>
    <style:style style:name="T15" style:family="text">
      <style:text-properties fo:color="#494945" loext:opacity="100%" fo:font-size="13.5pt" fo:font-weight="bold" style:font-size-asian="13.5pt" style:font-weight-asian="bold" style:text-scale="95%"/>
    </style:style>
    <style:style style:name="T16" style:family="text">
      <style:text-properties fo:color="#272424" loext:opacity="100%" style:font-name="Tahoma" fo:font-size="10.5pt" fo:language="en" fo:country="IN" fo:font-weight="bold" officeooo:rsid="001b32f6" style:font-size-asian="10.5pt" style:font-weight-asian="bold"/>
    </style:style>
    <style:style style:name="T17" style:family="text">
      <style:text-properties fo:color="#272424" loext:opacity="100%" style:font-name="Tahoma" fo:font-size="10.5pt" fo:language="en" fo:country="IN" fo:font-weight="bold" style:font-size-asian="10.5pt" style:font-weight-asian="bold"/>
    </style:style>
    <style:style style:name="T18" style:family="text">
      <style:text-properties fo:font-size="13.5pt" fo:font-weight="bold" style:font-size-asian="13.5pt" style:font-weight-asian="bold" style:text-scale="95%"/>
    </style:style>
    <style:style style:name="T19" style:family="text">
      <style:text-properties fo:font-size="13.5pt" fo:font-weight="bold" officeooo:rsid="001b32f6" style:font-size-asian="13.5pt" style:font-weight-asian="bold" style:text-scale="95%"/>
    </style:style>
    <style:style style:name="T20" style:family="text">
      <style:text-properties fo:color="#494945" loext:opacity="100%" fo:font-size="13.5pt" fo:font-weight="bold" officeooo:rsid="001b32f6" style:font-size-asian="13.5pt" style:font-weight-asian="bold" style:text-scale="95%"/>
    </style:style>
    <style:style style:name="T21" style:family="text">
      <style:text-properties fo:font-size="10.5pt" fo:language="en" fo:country="IN" style:font-size-asian="10.5pt"/>
    </style:style>
    <style:style style:name="T22" style:family="text">
      <style:text-properties fo:letter-spacing="-0.069cm"/>
    </style:style>
    <style:style style:name="T23" style:family="text">
      <style:text-properties fo:letter-spacing="-0.067cm"/>
    </style:style>
    <style:style style:name="T24" style:family="text">
      <style:text-properties fo:letter-spacing="-0.004cm"/>
    </style:style>
    <style:style style:name="T25" style:family="text">
      <style:text-properties style:font-name="Tahoma" fo:font-weight="bold" style:font-weight-asian="bold"/>
    </style:style>
    <style:style style:name="T26" style:family="text">
      <style:text-properties style:font-name="Calibri1" fo:font-size="10.5pt" style:font-size-asian="10.5pt"/>
    </style:style>
    <style:style style:name="T27" style:family="text">
      <style:text-properties fo:color="#272424" loext:opacity="100%" style:font-name="Calibri1" fo:font-size="10.5pt" fo:letter-spacing="-0.009cm" style:font-size-asian="10.5pt"/>
    </style:style>
    <style:style style:name="T28" style:family="text">
      <style:text-properties fo:color="#272424" loext:opacity="100%" fo:font-size="10.5pt" style:font-size-asian="10.5pt" style:text-scale="110%"/>
    </style:style>
    <style:style style:name="T29" style:family="text">
      <style:text-properties fo:color="#272424" loext:opacity="100%" fo:font-size="10.5pt" fo:letter-spacing="-0.028cm" style:font-size-asian="10.5pt" style:text-scale="110%"/>
    </style:style>
    <style:style style:name="T30" style:family="text">
      <style:text-properties fo:color="#272424" loext:opacity="100%" fo:font-size="10.5pt" fo:letter-spacing="-0.004cm" style:font-size-asian="10.5pt" style:text-scale="110%"/>
    </style:style>
    <style:style style:name="T31" style:family="text">
      <style:text-properties fo:color="#272424" loext:opacity="100%" style:text-scale="95%"/>
    </style:style>
    <style:style style:name="T32" style:family="text">
      <style:text-properties fo:color="#272424" loext:opacity="100%" fo:letter-spacing="-0.016cm" style:text-scale="95%"/>
    </style:style>
    <style:style style:name="T33" style:family="text">
      <style:text-properties fo:color="#272424" loext:opacity="100%" fo:letter-spacing="-0.011cm" style:text-scale="95%"/>
    </style:style>
    <style:style style:name="T34" style:family="text">
      <style:text-properties fo:color="#272424" loext:opacity="100%" fo:letter-spacing="-0.004cm"/>
    </style:style>
    <style:style style:name="T35" style:family="text">
      <style:text-properties fo:color="#272424" loext:opacity="100%" fo:font-size="10.5pt" fo:letter-spacing="-0.007cm" style:font-size-asian="10.5pt" style:text-scale="110%"/>
    </style:style>
    <style:style style:name="T36" style:family="text">
      <style:text-properties style:font-name="Calibri1" fo:font-size="1pt" style:font-size-asian="1pt"/>
    </style:style>
    <style:style style:name="T37" style:family="text">
      <style:text-properties fo:color="#272424" loext:opacity="100%" style:text-scale="90%"/>
    </style:style>
    <style:style style:name="T38" style:family="text">
      <style:text-properties fo:color="#272424" loext:opacity="100%" fo:letter-spacing="-0.007cm" style:text-scale="90%"/>
    </style:style>
    <style:style style:name="T39" style:family="text">
      <style:text-properties fo:color="#272424" loext:opacity="100%" fo:letter-spacing="-0.004cm" style:text-scale="90%"/>
    </style:style>
    <style:style style:name="T40" style:family="text">
      <style:text-properties fo:font-size="13.5pt" style:font-size-asian="13.5pt"/>
    </style:style>
    <style:style style:name="T41" style:family="text">
      <style:text-properties fo:color="#272424" loext:opacity="100%"/>
    </style:style>
    <style:style style:name="T42" style:family="text">
      <style:text-properties fo:color="#272424" loext:opacity="100%" fo:letter-spacing="-0.034cm"/>
    </style:style>
    <style:style style:name="T43" style:family="text">
      <style:text-properties fo:color="#272424" loext:opacity="100%" fo:font-size="10.5pt" fo:letter-spacing="0.026cm" style:font-size-asian="10.5pt" style:text-scale="105%"/>
    </style:style>
    <style:style style:name="T44" style:family="text">
      <style:text-properties fo:color="#272424" loext:opacity="100%" fo:font-size="10.5pt" fo:letter-spacing="0.028cm" style:font-size-asian="10.5pt" style:text-scale="105%"/>
    </style:style>
    <style:style style:name="T45" style:family="text">
      <style:text-properties fo:color="#272424" loext:opacity="100%" fo:font-size="10.5pt" fo:letter-spacing="-0.007cm" style:font-size-asian="10.5pt" style:text-scale="105%"/>
    </style:style>
    <style:style style:name="T46" style:family="text">
      <style:text-properties fo:color="#272424" loext:opacity="100%" fo:letter-spacing="-0.026cm"/>
    </style:style>
    <style:style style:name="T47" style:family="text">
      <style:text-properties style:font-name="Calibri1" fo:font-size="1.5pt" style:font-size-asian="1.5pt"/>
    </style:style>
    <style:style style:name="T48" style:family="text">
      <style:text-properties fo:color="#272424" loext:opacity="100%" fo:letter-spacing="-0.014cm" style:text-scale="95%"/>
    </style:style>
    <style:style style:name="T49" style:family="text">
      <style:text-properties fo:color="#272424" loext:opacity="100%" fo:letter-spacing="-0.012cm" style:text-scale="95%"/>
    </style:style>
    <style:style style:name="T50" style:family="text">
      <style:text-properties fo:color="#272424" loext:opacity="100%" fo:letter-spacing="-0.007cm" style:text-scale="95%"/>
    </style:style>
    <style:style style:name="T51" style:family="text">
      <style:text-properties fo:color="#272424" loext:opacity="100%" fo:letter-spacing="-0.009cm" style:text-scale="95%"/>
    </style:style>
    <style:style style:name="T52" style:family="text">
      <style:text-properties style:font-name="Tahoma" fo:font-size="13.5pt" fo:font-weight="bold" style:font-size-asian="13.5pt" style:font-weight-asian="bold"/>
    </style:style>
    <style:style style:name="T53" style:family="text">
      <style:text-properties fo:color="#272424" loext:opacity="100%" style:font-name="Tahoma" fo:font-size="13.5pt" fo:letter-spacing="-0.004cm" fo:font-weight="bold" style:font-size-asian="13.5pt" style:font-weight-asian="bold"/>
    </style:style>
    <style:style style:name="T54" style:family="text">
      <style:text-properties fo:color="#272424" loext:opacity="100%" fo:font-size="10.5pt" fo:letter-spacing="-0.023cm" style:font-size-asian="10.5pt" style:text-scale="110%"/>
    </style:style>
    <style:style style:name="T55" style:family="text">
      <style:text-properties fo:color="#272424" loext:opacity="100%" fo:font-size="10.5pt" fo:letter-spacing="-0.016cm" style:font-size-asian="10.5pt" style:text-scale="110%"/>
    </style:style>
    <style:style style:name="T56" style:family="text">
      <style:text-properties fo:color="#272424" loext:opacity="100%" fo:letter-spacing="-0.011cm"/>
    </style:style>
    <style:style style:name="T57" style:family="text">
      <style:text-properties fo:color="#272424" loext:opacity="100%" fo:letter-spacing="-0.004cm" style:text-scale="95%"/>
    </style:style>
    <style:style style:name="T58" style:family="text">
      <style:text-properties fo:color="#272424" loext:opacity="100%" fo:font-size="10.5pt" fo:letter-spacing="0.023cm" style:font-size-asian="10.5pt" style:text-scale="105%"/>
    </style:style>
    <style:style style:name="T59" style:family="text">
      <style:text-properties fo:color="#272424" loext:opacity="100%" fo:font-size="10.5pt" fo:letter-spacing="0.016cm" style:font-size-asian="10.5pt" style:text-scale="105%"/>
    </style:style>
    <style:style style:name="T60" style:family="text">
      <style:text-properties fo:color="#272424" loext:opacity="100%" fo:letter-spacing="-0.009cm" style:text-scale="90%"/>
    </style:style>
    <style:style style:name="T61" style:family="text">
      <style:text-properties fo:color="#272424" loext:opacity="100%" fo:font-size="10.5pt" fo:letter-spacing="0.005cm" style:font-size-asian="10.5pt" style:text-scale="105%"/>
    </style:style>
    <style:style style:name="T62" style:family="text">
      <style:text-properties fo:color="#272424" loext:opacity="100%" fo:letter-spacing="-0.034cm" style:text-scale="95%"/>
    </style:style>
    <style:style style:name="T63" style:family="text">
      <style:text-properties fo:color="#272424" loext:opacity="100%" fo:font-size="10.5pt" fo:letter-spacing="0.011cm" style:font-size-asian="10.5pt" style:text-scale="105%"/>
    </style:style>
    <style:style style:name="T64" style:family="text">
      <style:text-properties fo:color="#272424" loext:opacity="100%" fo:font-size="10.5pt" fo:letter-spacing="0.004cm" style:font-size-asian="10.5pt" style:text-scale="105%"/>
    </style:style>
    <style:style style:name="T65" style:family="text">
      <style:text-properties fo:color="#272424" loext:opacity="100%" fo:letter-spacing="-0.026cm" style:text-scale="95%"/>
    </style:style>
    <style:style style:name="T66" style:family="text">
      <style:text-properties fo:color="#272424" loext:opacity="100%" fo:letter-spacing="-0.019cm" style:text-scale="95%"/>
    </style:style>
    <style:style style:name="T67" style:family="text">
      <style:text-properties fo:color="#272424" loext:opacity="100%" fo:letter-spacing="-0.021cm" style:text-scale="95%"/>
    </style:style>
    <style:style style:name="T68" style:family="text">
      <style:text-properties fo:font-size="8pt" style:font-size-asian="8pt"/>
    </style:style>
    <style:style style:name="T69" style:family="text">
      <style:text-properties fo:color="#272424" loext:opacity="100%" fo:font-size="10.5pt" fo:letter-spacing="0.026cm" style:font-size-asian="10.5pt" style:text-scale="110%"/>
    </style:style>
    <style:style style:name="T70" style:family="text">
      <style:text-properties fo:color="#272424" loext:opacity="100%" fo:font-size="10.5pt" fo:letter-spacing="0.018cm" style:font-size-asian="10.5pt" style:text-scale="110%"/>
    </style:style>
    <style:style style:name="T71" style:family="text">
      <style:text-properties fo:color="#272424" loext:opacity="100%" fo:font-size="10.5pt" fo:letter-spacing="-0.009cm" style:font-size-asian="10.5pt" style:text-scale="110%"/>
    </style:style>
    <style:style style:name="T72" style:family="text">
      <style:text-properties fo:color="#272424" loext:opacity="100%" fo:letter-spacing="-0.044cm"/>
    </style:style>
    <style:style style:name="T73" style:family="text">
      <style:text-properties fo:color="#272424" loext:opacity="100%" fo:letter-spacing="-0.032cm"/>
    </style:style>
    <style:style style:name="T74" style:family="text">
      <style:text-properties fo:color="#272424" loext:opacity="100%" fo:letter-spacing="-0.007cm"/>
    </style:style>
    <style:style style:name="T75" style:family="text">
      <style:text-properties fo:color="#272424" loext:opacity="100%" fo:font-size="10.5pt" fo:letter-spacing="-0.026cm" style:font-size-asian="10.5pt" style:text-scale="110%"/>
    </style:style>
    <style:style style:name="T76" style:family="text">
      <style:text-properties fo:color="#272424" loext:opacity="100%" fo:font-size="10.5pt" fo:letter-spacing="-0.025cm" style:font-size-asian="10.5pt" style:text-scale="110%"/>
    </style:style>
    <style:style style:name="T77" style:family="text">
      <style:text-properties fo:color="#272424" loext:opacity="100%" fo:font-size="10.5pt" fo:letter-spacing="-0.019cm" style:font-size-asian="10.5pt" style:text-scale="110%"/>
    </style:style>
    <style:style style:name="T78" style:family="text">
      <style:text-properties fo:color="#272424" loext:opacity="100%" fo:font-size="10.5pt" fo:letter-spacing="-0.014cm" style:font-size-asian="10.5pt" style:text-scale="110%"/>
    </style:style>
    <style:style style:name="T79" style:family="text">
      <style:text-properties fo:color="#272424" loext:opacity="100%" fo:font-size="10.5pt" fo:letter-spacing="-0.021cm" style:font-size-asian="10.5pt" style:text-scale="110%"/>
    </style:style>
    <style:style style:name="T80" style:family="text">
      <style:text-properties fo:color="#272424" loext:opacity="100%" fo:font-size="10.5pt" fo:letter-spacing="-0.018cm" style:font-size-asian="10.5pt" style:text-scale="110%"/>
    </style:style>
    <style:style style:name="T81" style:family="text">
      <style:text-properties fo:color="#272424" loext:opacity="100%" fo:font-size="10.5pt" fo:letter-spacing="-0.002cm" style:font-size-asian="10.5pt" style:text-scale="110%"/>
    </style:style>
    <style:style style:name="T82" style:family="text">
      <style:text-properties fo:color="#272424" loext:opacity="100%" fo:font-size="10.5pt" fo:letter-spacing="0.071cm" style:font-size-asian="10.5pt" style:text-scale="105%"/>
    </style:style>
    <style:style style:name="T83" style:family="text">
      <style:text-properties fo:color="#272424" loext:opacity="100%" fo:font-size="10.5pt" fo:letter-spacing="-0.005cm" style:font-size-asian="10.5pt" style:text-scale="110%"/>
    </style:style>
    <style:style style:name="T84" style:family="text">
      <style:text-properties fo:color="#272424" loext:opacity="100%" fo:font-size="10.5pt" fo:letter-spacing="-0.012cm" style:font-size-asian="10.5pt" style:text-scale="110%"/>
    </style:style>
    <style:style style:name="T85" style:family="text">
      <style:text-properties fo:color="#272424" loext:opacity="100%" fo:font-size="10.5pt" fo:letter-spacing="-0.011cm" style:font-size-asian="10.5pt" style:text-scale="110%"/>
    </style:style>
    <style:style style:name="T86" style:family="text">
      <style:text-properties fo:letter-spacing="-0.014cm" style:text-scale="95%"/>
    </style:style>
    <style:style style:name="T87" style:family="text">
      <style:text-properties fo:letter-spacing="-0.012cm" style:text-scale="95%"/>
    </style:style>
    <style:style style:name="T88" style:family="text">
      <style:text-properties fo:letter-spacing="-0.011cm" style:text-scale="95%"/>
    </style:style>
    <style:style style:name="T89" style:family="text">
      <style:text-properties fo:letter-spacing="-0.004cm" style:text-scale="95%"/>
    </style:style>
    <style:style style:name="T90" style:family="text">
      <style:text-properties style:font-name="Tahoma" fo:font-size="5pt" fo:font-weight="bold" style:font-size-asian="5pt" style:font-weight-asian="bold"/>
    </style:style>
    <style:style style:name="T91" style:family="text">
      <style:text-properties style:font-name="Tahoma" fo:font-size="13.5pt" fo:letter-spacing="-0.016cm" fo:font-weight="bold" style:font-size-asian="13.5pt" style:font-weight-asian="bold"/>
    </style:style>
    <style:style style:name="T92" style:family="text">
      <style:text-properties style:font-name="Tahoma" fo:font-size="13.5pt" fo:letter-spacing="-0.004cm" fo:font-weight="bold" style:font-size-asian="13.5pt" style:font-weight-asian="bold"/>
    </style:style>
    <style:style style:name="T93" style:family="text">
      <style:text-properties fo:font-size="10.5pt" style:font-size-asian="10.5pt" style:text-scale="110%"/>
    </style:style>
    <style:style style:name="T94" style:family="text">
      <style:text-properties fo:font-size="10.5pt" style:font-size-asian="10.5pt" style:text-scale="105%"/>
    </style:style>
    <style:style style:name="T95" style:family="text">
      <style:text-properties fo:font-size="10.5pt" fo:letter-spacing="-0.004cm" style:font-size-asian="10.5pt" style:text-scale="110%"/>
    </style:style>
    <style:style style:name="T96" style:family="text">
      <style:text-properties fo:font-size="10.5pt" fo:letter-spacing="-0.011cm" style:font-size-asian="10.5pt" style:text-scale="110%"/>
    </style:style>
    <style:style style:name="T97" style:family="text">
      <style:text-properties fo:font-size="10.5pt" fo:letter-spacing="-0.016cm" style:font-size-asian="10.5pt" style:text-scale="110%"/>
    </style:style>
    <style:style style:name="T98" style:family="text">
      <style:text-properties style:font-name="Tahoma" fo:font-size="13.5pt" fo:font-weight="bold" style:font-size-asian="13.5pt" style:font-weight-asian="bold" style:text-scale="95%"/>
    </style:style>
    <style:style style:name="T99" style:family="text">
      <style:text-properties style:font-name="Tahoma" fo:font-size="13.5pt" fo:letter-spacing="-0.007cm" fo:font-weight="bold" style:font-size-asian="13.5pt" style:font-weight-asian="bold"/>
    </style:style>
    <style:style style:name="T100" style:family="text">
      <style:text-properties fo:color="#272424" loext:opacity="100%" fo:font-size="10.5pt" style:font-size-asian="10.5pt" style:text-scale="139%"/>
    </style:style>
    <style:style style:name="T101" style:family="text">
      <style:text-properties fo:font-size="15pt" style:font-size-asian="15pt"/>
    </style:style>
    <style:style style:name="T102" style:family="text">
      <style:text-properties fo:color="#272424" loext:opacity="100%" fo:font-size="10.5pt" fo:letter-spacing="0.025cm" style:font-size-asian="10.5pt" style:text-scale="105%"/>
    </style:style>
    <style:style style:name="T103" style:family="text">
      <style:text-properties fo:color="#272424" loext:opacity="100%" fo:font-size="10.5pt" fo:letter-spacing="0.012cm" style:font-size-asian="10.5pt" style:text-scale="105%"/>
    </style:style>
    <style:style style:name="T104" style:family="text">
      <style:text-properties fo:color="#272424" loext:opacity="100%" fo:font-size="10.5pt" fo:letter-spacing="0.014cm" style:font-size-asian="10.5pt" style:text-scale="105%"/>
    </style:style>
    <style:style style:name="T105" style:family="text">
      <style:text-properties fo:color="#272424" loext:opacity="100%" fo:font-size="10.5pt" fo:letter-spacing="0.03cm" style:font-size-asian="10.5pt" style:text-scale="105%"/>
    </style:style>
    <style:style style:name="T106" style:family="text">
      <style:text-properties style:font-name="Tahoma" fo:font-size="8pt" fo:font-weight="bold" style:font-size-asian="8pt" style:font-weight-asian="bold"/>
    </style:style>
    <style:style style:name="T107" style:family="text">
      <style:text-properties style:font-name="Tahoma" fo:font-size="23pt" fo:font-weight="bold" style:font-size-asian="23pt" style:font-weight-asian="bold"/>
    </style:style>
    <style:style style:name="T108" style:family="text">
      <style:text-properties style:font-name="Tahoma" fo:font-size="23pt" fo:font-weight="bold" style:font-size-asian="23pt" style:font-weight-asian="bold" style:text-scale="90%"/>
    </style:style>
    <style:style style:name="T109" style:family="text">
      <style:text-properties style:font-name="Tahoma" fo:font-size="23pt" fo:letter-spacing="0.127cm" fo:font-weight="bold" style:font-size-asian="23pt" style:font-weight-asian="bold"/>
    </style:style>
    <style:style style:name="T110" style:family="text">
      <style:text-properties style:font-name="Tahoma" fo:font-size="23pt" fo:letter-spacing="0.129cm" fo:font-weight="bold" style:font-size-asian="23pt" style:font-weight-asian="bold"/>
    </style:style>
    <style:style style:name="T111" style:family="text">
      <style:text-properties style:font-name="Tahoma" fo:font-size="23pt" fo:letter-spacing="0.139cm" fo:font-weight="bold" style:font-size-asian="23pt" style:font-weight-asian="bold"/>
    </style:style>
    <style:style style:name="T112" style:family="text">
      <style:text-properties style:font-name="Tahoma" fo:font-size="23pt" fo:letter-spacing="-0.004cm" fo:font-weight="bold" style:font-size-asian="23pt" style:font-weight-asian="bold" style:text-scale="90%"/>
    </style:style>
    <style:style style:name="T113" style:family="text">
      <style:text-properties fo:font-size="9pt" style:font-size-asian="9pt"/>
    </style:style>
    <style:style style:name="T114" style:family="text">
      <style:text-properties fo:color="#272424" loext:opacity="100%" fo:font-size="9pt" style:font-size-asian="9pt" style:text-scale="110%"/>
    </style:style>
    <style:style style:name="T115" style:family="text">
      <style:text-properties fo:color="#272424" loext:opacity="100%" fo:font-size="9pt" fo:letter-spacing="-0.005cm" style:font-size-asian="9pt" style:text-scale="110%"/>
    </style:style>
    <style:style style:name="T116" style:family="text">
      <style:text-properties fo:color="#272424" loext:opacity="100%" fo:font-size="9pt" fo:letter-spacing="-0.011cm" style:font-size-asian="9pt" style:text-scale="110%"/>
    </style:style>
    <style:style style:name="T117" style:family="text">
      <style:text-properties fo:color="#272424" loext:opacity="100%" fo:font-size="9pt" fo:letter-spacing="-0.007cm" style:font-size-asian="9pt" style:text-scale="110%"/>
    </style:style>
    <style:style style:name="T118" style:family="text">
      <style:text-properties fo:color="#272424" loext:opacity="100%" fo:font-size="9pt" fo:letter-spacing="-0.012cm" style:font-size-asian="9pt" style:text-scale="110%"/>
    </style:style>
    <style:style style:name="T119" style:family="text">
      <style:text-properties fo:color="#272424" loext:opacity="100%" fo:font-size="9pt" fo:letter-spacing="-0.002cm" style:font-size-asian="9pt" style:text-scale="110%"/>
    </style:style>
    <style:style style:name="T120" style:family="text">
      <style:text-properties fo:color="#272424" loext:opacity="100%" fo:font-size="9pt" fo:letter-spacing="-0.009cm" style:font-size-asian="9pt" style:text-scale="110%"/>
    </style:style>
    <style:style style:name="T121" style:family="text">
      <style:text-properties fo:color="#272424" loext:opacity="100%" fo:font-size="9pt" fo:letter-spacing="-0.025cm" style:font-size-asian="9pt" style:text-scale="110%"/>
    </style:style>
    <style:style style:name="T122" style:family="text">
      <style:text-properties fo:color="#272424" loext:opacity="100%" fo:font-size="9pt" fo:letter-spacing="-0.023cm" style:font-size-asian="9pt" style:text-scale="110%"/>
    </style:style>
    <style:style style:name="T123" style:family="text">
      <style:text-properties fo:font-size="4pt" style:font-size-asian="4pt"/>
    </style:style>
    <style:style style:name="T124" style:family="text">
      <style:text-properties fo:font-size="14pt" style:font-size-asian="14pt"/>
    </style:style>
    <style:style style:name="T125" style:family="text">
      <style:text-properties fo:font-size="19pt" style:font-size-asian="19pt"/>
    </style:style>
    <style:style style:name="T126" style:family="text">
      <style:text-properties style:font-name="Tahoma" fo:font-size="11.5pt" fo:font-weight="bold" style:font-size-asian="11.5pt" style:font-weight-asian="bold"/>
    </style:style>
    <style:style style:name="T127" style:family="text">
      <style:text-properties fo:color="#272424" loext:opacity="100%" style:font-name="Tahoma" fo:font-size="11.5pt" fo:font-weight="bold" style:font-size-asian="11.5pt" style:font-weight-asian="bold" style:text-scale="95%"/>
    </style:style>
    <style:style style:name="T128" style:family="text">
      <style:text-properties fo:color="#272424" loext:opacity="100%" style:font-name="Tahoma" fo:font-size="11.5pt" fo:letter-spacing="-0.002cm" fo:font-weight="bold" style:font-size-asian="11.5pt" style:font-weight-asian="bold" style:text-scale="95%"/>
    </style:style>
    <style:style style:name="T129" style:family="text">
      <style:text-properties fo:color="#272424" loext:opacity="100%" style:font-name="Tahoma" fo:font-size="11.5pt" fo:letter-spacing="-0.002cm" fo:font-weight="bold" style:font-size-asian="11.5pt" style:font-weight-asian="bold"/>
    </style:style>
    <style:style style:name="T130" style:family="text">
      <style:text-properties fo:color="#272424" loext:opacity="100%" style:font-name="Tahoma" fo:font-size="11.5pt" fo:letter-spacing="-0.004cm" fo:font-weight="bold" style:font-size-asian="11.5pt" style:font-weight-asian="bold" style:text-scale="95%"/>
    </style:style>
    <style:style style:name="T131" style:family="text">
      <style:text-properties fo:color="#272424" loext:opacity="100%" fo:font-size="9pt" fo:letter-spacing="-0.021cm" style:font-size-asian="9pt" style:text-scale="110%"/>
    </style:style>
    <style:style style:name="T132" style:family="text">
      <style:text-properties fo:color="#272424" loext:opacity="100%" fo:font-size="9pt" fo:letter-spacing="-0.004cm" style:font-size-asian="9pt" style:text-scale="110%"/>
    </style:style>
    <style:style style:name="T133" style:family="text">
      <style:text-properties fo:color="#272424" loext:opacity="100%" fo:font-size="9pt" fo:letter-spacing="0.004cm" style:font-size-asian="9pt" style:text-scale="110%"/>
    </style:style>
    <style:style style:name="T134" style:family="text">
      <style:text-properties fo:color="#272424" loext:opacity="100%" fo:font-size="9pt" fo:letter-spacing="-0.019cm" style:font-size-asian="9pt" style:text-scale="110%"/>
    </style:style>
    <style:style style:name="T135" style:family="text">
      <style:text-properties fo:color="#272424" loext:opacity="100%" fo:font-size="9pt" fo:letter-spacing="-0.018cm" style:font-size-asian="9pt" style:text-scale="110%"/>
    </style:style>
    <style:style style:name="T136" style:family="text">
      <style:text-properties fo:color="#272424" loext:opacity="100%" style:font-name="Tahoma" fo:font-size="11.5pt" fo:font-weight="bold" style:font-size-asian="11.5pt" style:font-weight-asian="bold"/>
    </style:style>
    <style:style style:name="T137" style:family="text">
      <style:text-properties fo:color="#272424" loext:opacity="100%" style:font-name="Tahoma" fo:font-size="11.5pt" fo:letter-spacing="-0.012cm" fo:font-weight="bold" style:font-size-asian="11.5pt" style:font-weight-asian="bold"/>
    </style:style>
    <style:style style:name="T138" style:family="text">
      <style:text-properties fo:color="#272424" loext:opacity="100%" style:font-name="Tahoma" fo:font-size="11.5pt" fo:letter-spacing="-0.004cm" fo:font-weight="bold" style:font-size-asian="11.5pt" style:font-weight-asian="bold"/>
    </style:style>
    <style:style style:name="T139" style:family="text">
      <style:text-properties fo:color="#272424" loext:opacity="100%" fo:font-size="9pt" style:font-size-asian="9pt" style:text-scale="105%"/>
    </style:style>
    <style:style style:name="T140" style:family="text">
      <style:text-properties fo:color="#272424" loext:opacity="100%" fo:font-size="9pt" fo:letter-spacing="0.012cm" style:font-size-asian="9pt" style:text-scale="105%"/>
    </style:style>
    <style:style style:name="T141" style:family="text">
      <style:text-properties fo:color="#272424" loext:opacity="100%" fo:font-size="9pt" fo:letter-spacing="0.019cm" style:font-size-asian="9pt" style:text-scale="105%"/>
    </style:style>
    <style:style style:name="T142" style:family="text">
      <style:text-properties fo:color="#272424" loext:opacity="100%" fo:font-size="9pt" fo:letter-spacing="0.014cm" style:font-size-asian="9pt" style:text-scale="105%"/>
    </style:style>
    <style:style style:name="T143" style:family="text">
      <style:text-properties fo:color="#272424" loext:opacity="100%" fo:font-size="9pt" fo:letter-spacing="-0.004cm" style:font-size-asian="9pt" style:text-scale="105%"/>
    </style:style>
    <style:style style:name="T144" style:family="text">
      <style:text-properties fo:color="#272424" loext:opacity="100%" fo:font-size="9pt" fo:letter-spacing="0.011cm" style:font-size-asian="9pt" style:text-scale="105%"/>
    </style:style>
    <style:style style:name="T145" style:family="text">
      <style:text-properties fo:color="#272424" loext:opacity="100%" fo:font-size="9pt" fo:letter-spacing="0.005cm" style:font-size-asian="9pt" style:text-scale="105%"/>
    </style:style>
    <style:style style:name="T146" style:family="text">
      <style:text-properties fo:color="#272424" loext:opacity="100%" fo:font-size="9pt" fo:letter-spacing="0.018cm" style:font-size-asian="9pt" style:text-scale="105%"/>
    </style:style>
    <style:style style:name="T147" style:family="text">
      <style:text-properties fo:color="#272424" loext:opacity="100%" fo:font-size="9pt" fo:letter-spacing="0.016cm" style:font-size-asian="9pt" style:text-scale="105%"/>
    </style:style>
    <style:style style:name="T148" style:family="text">
      <style:text-properties fo:color="#272424" loext:opacity="100%" fo:font-size="9pt" fo:letter-spacing="0.021cm" style:font-size-asian="9pt" style:text-scale="105%"/>
    </style:style>
    <style:style style:name="T149" style:family="text">
      <style:text-properties fo:color="#272424" loext:opacity="100%" style:font-name="Tahoma" fo:font-size="11.5pt" fo:letter-spacing="-0.026cm" fo:font-weight="bold" style:font-size-asian="11.5pt" style:font-weight-asian="bold"/>
    </style:style>
    <style:style style:name="T150" style:family="text">
      <style:text-properties fo:color="#272424" loext:opacity="100%" fo:font-size="9pt" fo:letter-spacing="0.023cm" style:font-size-asian="9pt" style:text-scale="105%"/>
    </style:style>
    <style:style style:name="T151" style:family="text">
      <style:text-properties fo:color="#272424" loext:opacity="100%" fo:font-size="9pt" fo:letter-spacing="0.03cm" style:font-size-asian="9pt" style:text-scale="105%"/>
    </style:style>
    <style:style style:name="T152" style:family="text">
      <style:text-properties fo:color="#272424" loext:opacity="100%" fo:font-size="9pt" fo:letter-spacing="-0.009cm" style:font-size-asian="9pt" style:text-scale="105%"/>
    </style:style>
    <style:style style:name="T153" style:family="text">
      <style:text-properties fo:color="#272424" loext:opacity="100%" fo:font-size="9pt" fo:letter-spacing="-0.014cm" style:font-size-asian="9pt" style:text-scale="110%"/>
    </style:style>
    <style:style style:name="T154" style:family="text">
      <style:text-properties fo:color="#272424" loext:opacity="100%" fo:font-size="9pt" fo:letter-spacing="0.009cm" style:font-size-asian="9pt" style:text-scale="105%"/>
    </style:style>
    <style:style style:name="T155" style:family="text">
      <style:text-properties fo:color="#272424" loext:opacity="100%" fo:font-size="9pt" fo:letter-spacing="-0.014cm" style:font-size-asian="9pt" style:text-scale="105%"/>
    </style:style>
    <style:style style:name="T156" style:family="text">
      <style:text-properties fo:color="#272424" loext:opacity="100%" style:font-name="Tahoma" fo:font-size="11.5pt" fo:letter-spacing="-0.025cm" fo:font-weight="bold" style:font-size-asian="11.5pt" style:font-weight-asian="bold"/>
    </style:style>
    <style:style style:name="T157" style:family="text">
      <style:text-properties fo:color="#272424" loext:opacity="100%" fo:font-size="9pt" fo:letter-spacing="0.025cm" style:font-size-asian="9pt" style:text-scale="105%"/>
    </style:style>
    <style:style style:name="T158" style:family="text">
      <style:text-properties fo:color="#272424" loext:opacity="100%" fo:font-size="9pt" fo:letter-spacing="0.005cm" style:font-size-asian="9pt" style:text-scale="110%"/>
    </style:style>
    <style:style style:name="T159" style:family="text">
      <style:text-properties fo:color="#272424" loext:opacity="100%" fo:font-size="9pt" fo:letter-spacing="-0.002cm" style:font-size-asian="9pt" style:text-scale="105%"/>
    </style:style>
    <style:style style:name="T160" style:family="text">
      <style:text-properties fo:color="#272424" loext:opacity="100%" fo:font-size="9pt" fo:letter-spacing="0.002cm" style:font-size-asian="9pt" style:text-scale="105%"/>
    </style:style>
    <style:style style:name="T161" style:family="text">
      <style:text-properties fo:font-size="3.5pt" style:font-size-asian="3.5pt"/>
    </style:style>
    <style:style style:name="T162" style:family="text">
      <style:text-properties fo:letter-spacing="0.009cm"/>
    </style:style>
    <style:style style:name="T163" style:family="text">
      <style:text-properties fo:letter-spacing="-0.002cm"/>
    </style:style>
    <style:style style:name="T164" style:family="text">
      <style:text-properties style:font-name="Tahoma" fo:font-size="12pt" fo:font-weight="bold" style:font-size-asian="12pt" style:font-weight-asian="bold"/>
    </style:style>
    <style:style style:name="T165" style:family="text">
      <style:text-properties fo:font-size="4.5pt" style:font-size-asian="4.5pt"/>
    </style:style>
    <style:style style:name="T166" style:family="text">
      <style:text-properties style:font-name="Tahoma" fo:font-size="9pt" fo:font-weight="bold" style:font-size-asian="9pt" style:font-weight-asian="bold"/>
    </style:style>
    <style:style style:name="T167" style:family="text">
      <style:text-properties fo:color="#272424" loext:opacity="100%" style:font-name="Tahoma" fo:font-size="9pt" fo:font-weight="bold" style:font-size-asian="9pt" style:font-weight-asian="bold" style:text-scale="95%"/>
    </style:style>
    <style:style style:name="T168" style:family="text">
      <style:text-properties fo:color="#272424" loext:opacity="100%" style:font-name="Tahoma" fo:font-size="9pt" fo:letter-spacing="-0.011cm" fo:font-weight="bold" style:font-size-asian="9pt" style:font-weight-asian="bold" style:text-scale="95%"/>
    </style:style>
    <style:style style:name="T169" style:family="text">
      <style:text-properties fo:color="#272424" loext:opacity="100%" style:font-name="Tahoma" fo:font-size="9pt" fo:letter-spacing="-0.004cm" fo:font-weight="bold" style:font-size-asian="9pt" style:font-weight-asian="bold"/>
    </style:style>
    <style:style style:name="T170" style:family="text">
      <style:text-properties fo:color="#2dcc70" loext:opacity="100%" style:font-name="Tahoma" fo:font-size="9pt" fo:letter-spacing="-0.007cm" fo:font-weight="bold" style:font-size-asian="9pt" style:font-weight-asian="bold"/>
    </style:style>
    <style:style style:name="T171" style:family="text">
      <style:text-properties fo:color="#272424" loext:opacity="100%" fo:font-size="9pt" fo:letter-spacing="0.002cm" style:font-size-asian="9pt" style:text-scale="110%"/>
    </style:style>
    <style:style style:name="T172" style:family="text">
      <style:text-properties fo:color="#2dcc70" loext:opacity="100%" fo:font-size="9pt" fo:letter-spacing="-0.004cm" style:font-size-asian="9pt" style:text-scale="105%"/>
    </style:style>
    <style:style style:name="T173" style:family="text">
      <style:text-properties fo:color="#272424" loext:opacity="100%" fo:font-size="9pt" fo:letter-spacing="0.007cm" style:font-size-asian="9pt" style:text-scale="105%"/>
    </style:style>
    <style:style style:name="T174" style:family="text">
      <style:text-properties fo:color="#272424" loext:opacity="100%" fo:font-size="9pt" fo:letter-spacing="0.004cm" style:font-size-asian="9pt" style:text-scale="105%"/>
    </style:style>
    <style:style style:name="T175" style:family="text">
      <style:text-properties style:font-name="Times New Roman" fo:font-size="9pt" style:font-size-asian="9pt"/>
    </style:style>
    <style:style style:name="T176" style:family="text">
      <style:text-properties fo:color="#f39c12" loext:opacity="100%" style:font-name="Tahoma" fo:font-size="9pt" fo:letter-spacing="-0.004cm" fo:font-weight="bold" style:font-size-asian="9pt" style:font-weight-asian="bold"/>
    </style:style>
    <style:style style:name="T177" style:family="text">
      <style:text-properties fo:color="#272424" loext:opacity="100%" fo:font-size="9pt" fo:letter-spacing="0.012cm" style:font-size-asian="9pt" style:text-scale="110%"/>
    </style:style>
    <style:style style:name="T178" style:family="text">
      <style:text-properties fo:color="#f39c12" loext:opacity="100%" fo:font-size="9pt" fo:letter-spacing="-0.004cm" style:font-size-asian="9pt" style:text-scale="105%"/>
    </style:style>
    <style:style style:name="T179" style:family="text">
      <style:text-properties fo:color="#272424" loext:opacity="100%" fo:font-size="9pt" fo:letter-spacing="0.046cm" style:font-size-asian="9pt" style:text-scale="105%"/>
    </style:style>
    <style:style style:name="T180" style:family="text">
      <style:text-properties fo:color="#272424" loext:opacity="100%" fo:font-size="9pt" fo:letter-spacing="-0.007cm" style:font-size-asian="9pt" style:text-scale="105%"/>
    </style:style>
    <style:style style:name="T181" style:family="text">
      <style:text-properties fo:color="#94a4a6" loext:opacity="100%" style:font-name="Tahoma" fo:font-size="9pt" fo:letter-spacing="-0.004cm" fo:font-weight="bold" style:font-size-asian="9pt" style:font-weight-asian="bold"/>
    </style:style>
    <style:style style:name="T182" style:family="text">
      <style:text-properties fo:color="#94a4a6" loext:opacity="100%" fo:font-size="9pt" fo:letter-spacing="-0.004cm" style:font-size-asian="9pt" style:text-scale="110%"/>
    </style:style>
    <style:style style:name="T183" style:family="text">
      <style:text-properties style:font-name="Tahoma" fo:font-size="25.5pt" fo:font-weight="bold" style:font-size-asian="25.5pt" style:font-weight-asian="bold"/>
    </style:style>
    <style:style style:name="T184" style:family="text">
      <style:text-properties style:font-name="Tahoma" fo:font-size="25.5pt" fo:font-weight="bold" style:font-size-asian="25.5pt" style:font-weight-asian="bold" style:text-scale="95%"/>
    </style:style>
    <style:style style:name="T185" style:family="text">
      <style:text-properties style:font-name="Tahoma" fo:font-size="25.5pt" fo:letter-spacing="0.055cm" fo:font-weight="bold" style:font-size-asian="25.5pt" style:font-weight-asian="bold"/>
    </style:style>
    <style:style style:name="T186" style:family="text">
      <style:text-properties style:font-name="Tahoma" fo:font-size="25.5pt" fo:letter-spacing="0.064cm" fo:font-weight="bold" style:font-size-asian="25.5pt" style:font-weight-asian="bold"/>
    </style:style>
    <style:style style:name="T187" style:family="text">
      <style:text-properties style:font-name="Tahoma" fo:font-size="25.5pt" fo:letter-spacing="0.053cm" fo:font-weight="bold" style:font-size-asian="25.5pt" style:font-weight-asian="bold"/>
    </style:style>
    <style:style style:name="T188" style:family="text">
      <style:text-properties style:font-name="Tahoma" fo:font-size="25.5pt" fo:letter-spacing="-0.007cm" fo:font-weight="bold" style:font-size-asian="25.5pt" style:font-weight-asian="bold" style:text-scale="95%"/>
    </style:style>
    <style:style style:name="T189" style:family="text">
      <style:text-properties fo:color="#272424" loext:opacity="100%" style:text-scale="110%"/>
    </style:style>
    <style:style style:name="T190" style:family="text">
      <style:text-properties fo:color="#272424" loext:opacity="100%" fo:letter-spacing="-0.016cm" style:text-scale="110%"/>
    </style:style>
    <style:style style:name="T191" style:family="text">
      <style:text-properties fo:color="#272424" loext:opacity="100%" fo:letter-spacing="-0.018cm" style:text-scale="110%"/>
    </style:style>
    <style:style style:name="T192" style:family="text">
      <style:text-properties fo:color="#272424" loext:opacity="100%" fo:letter-spacing="-0.002cm" style:text-scale="110%"/>
    </style:style>
    <style:style style:name="T193" style:family="text">
      <style:text-properties fo:color="#272424" loext:opacity="100%" fo:letter-spacing="-0.011cm" style:text-scale="110%"/>
    </style:style>
    <style:style style:name="T194" style:family="text">
      <style:text-properties fo:color="#272424" loext:opacity="100%" fo:letter-spacing="-0.012cm" style:text-scale="110%"/>
    </style:style>
    <style:style style:name="T195" style:family="text">
      <style:text-properties fo:color="#272424" loext:opacity="100%" fo:letter-spacing="-0.014cm" style:text-scale="110%"/>
    </style:style>
    <style:style style:name="T196" style:family="text">
      <style:text-properties fo:color="#272424" loext:opacity="100%" fo:letter-spacing="-0.007cm" style:text-scale="110%"/>
    </style:style>
    <style:style style:name="T197" style:family="text">
      <style:text-properties fo:color="#272424" loext:opacity="100%" fo:letter-spacing="-0.028cm" style:text-scale="110%"/>
    </style:style>
    <style:style style:name="T198" style:family="text">
      <style:text-properties fo:color="#272424" loext:opacity="100%" fo:letter-spacing="-0.026cm" style:text-scale="110%"/>
    </style:style>
    <style:style style:name="T199" style:family="text">
      <style:text-properties fo:font-size="6.5pt" style:font-size-asian="6.5pt"/>
    </style:style>
    <style:style style:name="T200" style:family="text">
      <style:text-properties fo:font-size="5.5pt" style:font-size-asian="5.5pt"/>
    </style:style>
    <style:style style:name="T201" style:family="text">
      <style:text-properties fo:color="#272424" loext:opacity="100%" style:text-scale="105%"/>
    </style:style>
    <style:style style:name="T202" style:family="text">
      <style:text-properties fo:color="#272424" loext:opacity="100%" fo:letter-spacing="0.071cm" style:text-scale="105%"/>
    </style:style>
    <style:style style:name="T203" style:family="text">
      <style:text-properties fo:color="#272424" loext:opacity="100%" fo:letter-spacing="-0.03cm"/>
    </style:style>
    <style:style style:name="T204" style:family="text">
      <style:text-properties fo:color="#272424" loext:opacity="100%" fo:letter-spacing="-0.018cm"/>
    </style:style>
    <style:style style:name="T205" style:family="text">
      <style:text-properties fo:font-size="10pt" style:font-size-asian="10pt"/>
    </style:style>
    <style:style style:name="T206" style:family="text">
      <style:text-properties style:text-position="15% 100%" fo:font-size="10pt" style:font-size-asian="10pt"/>
    </style:style>
    <style:style style:name="T207" style:family="text">
      <style:text-properties fo:font-size="5pt" style:font-size-asian="5pt"/>
    </style:style>
    <style:style style:name="T208" style:family="text">
      <style:text-properties style:font-name="Tahoma" fo:font-size="12.5pt" fo:font-weight="bold" style:font-size-asian="12.5pt" style:font-weight-asian="bold"/>
    </style:style>
    <style:style style:name="T209" style:family="text">
      <style:text-properties fo:color="#272424" loext:opacity="100%" style:font-name="Tahoma" fo:font-size="12.5pt" fo:letter-spacing="-0.009cm" fo:font-weight="bold" style:font-size-asian="12.5pt" style:font-weight-asian="bold" style:text-scale="105%"/>
    </style:style>
    <style:style style:name="T210" style:family="text">
      <style:text-properties fo:color="#272424" loext:opacity="100%" fo:letter-spacing="-0.004cm" style:text-scale="105%"/>
    </style:style>
    <style:style style:name="T211" style:family="text">
      <style:text-properties style:text-position="45% 100%" fo:font-size="10pt" style:font-size-asian="10pt"/>
    </style:style>
    <style:style style:name="T212" style:family="text">
      <style:text-properties fo:color="#272424" loext:opacity="100%" fo:letter-spacing="0.072cm"/>
    </style:style>
    <style:style style:name="T213" style:family="text">
      <style:text-properties fo:color="#272424" loext:opacity="100%" fo:letter-spacing="0.067cm" style:text-scale="105%"/>
    </style:style>
    <style:style style:name="T214" style:family="text">
      <style:text-properties fo:color="#272424" loext:opacity="100%" fo:letter-spacing="0.055cm" style:text-scale="105%"/>
    </style:style>
    <style:style style:name="T215" style:family="text">
      <style:text-properties fo:color="#272424" loext:opacity="100%" fo:letter-spacing="0.049cm" style:text-scale="105%"/>
    </style:style>
    <style:style style:name="T216" style:family="text">
      <style:text-properties fo:color="#272424" loext:opacity="100%" fo:letter-spacing="0.048cm" style:text-scale="105%"/>
    </style:style>
    <style:style style:name="T217" style:family="text">
      <style:text-properties fo:color="#272424" loext:opacity="100%" fo:letter-spacing="-0.004cm" style:text-scale="110%"/>
    </style:style>
    <style:style style:name="T218" style:family="text">
      <style:text-properties fo:font-size="7pt" style:font-size-asian="7pt"/>
    </style:style>
    <style:style style:name="T219" style:family="text">
      <style:text-properties style:font-name="Tahoma" fo:font-size="10pt" fo:font-weight="bold" style:font-size-asian="10pt" style:font-weight-asian="bold" style:text-scale="105%"/>
    </style:style>
    <style:style style:name="T220" style:family="text">
      <style:text-properties style:font-name="Tahoma" fo:font-size="10pt" fo:letter-spacing="-0.025cm" fo:font-weight="bold" style:font-size-asian="10pt" style:font-weight-asian="bold" style:text-scale="105%"/>
    </style:style>
    <style:style style:name="T221" style:family="text">
      <style:text-properties style:font-name="Tahoma" fo:font-size="10pt" fo:letter-spacing="-0.009cm" fo:font-weight="bold" style:font-size-asian="10pt" style:font-weight-asian="bold" style:text-scale="105%"/>
    </style:style>
    <style:style style:name="T222" style:family="text">
      <style:text-properties fo:font-size="10pt" style:font-size-asian="10pt" style:text-scale="105%"/>
    </style:style>
    <style:style style:name="T223" style:family="text">
      <style:text-properties fo:font-size="10pt" fo:letter-spacing="-0.002cm" style:font-size-asian="10pt" style:text-scale="105%"/>
    </style:style>
    <style:style style:name="T224" style:family="text">
      <style:text-properties fo:font-size="10pt" fo:letter-spacing="-0.004cm" style:font-size-asian="10pt" style:text-scale="105%"/>
    </style:style>
    <style:style style:name="T225" style:family="text">
      <style:text-properties fo:font-size="10pt" fo:letter-spacing="-0.005cm" style:font-size-asian="10pt" style:text-scale="105%"/>
    </style:style>
    <style:style style:name="T226" style:family="text">
      <style:text-properties style:font-name="Tahoma" fo:font-size="25pt" fo:font-weight="bold" style:font-size-asian="25pt" style:font-weight-asian="bold"/>
    </style:style>
    <style:style style:name="T227" style:family="text">
      <style:text-properties style:font-name="Tahoma" fo:font-size="25pt" fo:font-weight="bold" style:font-size-asian="25pt" style:font-weight-asian="bold" style:text-scale="95%"/>
    </style:style>
    <style:style style:name="T228" style:family="text">
      <style:text-properties style:font-name="Tahoma" fo:font-size="25pt" fo:letter-spacing="0.034cm" fo:font-weight="bold" style:font-size-asian="25pt" style:font-weight-asian="bold"/>
    </style:style>
    <style:style style:name="T229" style:family="text">
      <style:text-properties style:font-name="Tahoma" fo:font-size="25pt" fo:letter-spacing="0.042cm" fo:font-weight="bold" style:font-size-asian="25pt" style:font-weight-asian="bold"/>
    </style:style>
    <style:style style:name="T230" style:family="text">
      <style:text-properties style:font-name="Tahoma" fo:font-size="25pt" fo:letter-spacing="0.028cm" fo:font-weight="bold" style:font-size-asian="25pt" style:font-weight-asian="bold"/>
    </style:style>
    <style:style style:name="T231" style:family="text">
      <style:text-properties style:font-name="Tahoma" fo:font-size="25pt" fo:letter-spacing="-0.007cm" fo:font-weight="bold" style:font-size-asian="25pt" style:font-weight-asian="bold" style:text-scale="95%"/>
    </style:style>
    <style:style style:name="T232" style:family="text">
      <style:text-properties fo:color="#272424" loext:opacity="100%" fo:letter-spacing="-0.009cm" style:text-scale="110%"/>
    </style:style>
    <style:style style:name="T233" style:family="text">
      <style:text-properties fo:color="#272424" loext:opacity="100%" fo:letter-spacing="-0.019cm" style:text-scale="110%"/>
    </style:style>
    <style:style style:name="T234" style:family="text">
      <style:text-properties fo:color="#272424" loext:opacity="100%" fo:letter-spacing="-0.021cm" style:text-scale="110%"/>
    </style:style>
    <style:style style:name="T235" style:family="text">
      <style:text-properties fo:color="#272424" loext:opacity="100%" fo:letter-spacing="0.007cm"/>
    </style:style>
    <style:style style:name="T236" style:family="text">
      <style:text-properties fo:color="#272424" loext:opacity="100%" fo:letter-spacing="0.023cm" style:text-scale="105%"/>
    </style:style>
    <style:style style:name="T237" style:family="text">
      <style:text-properties fo:color="#272424" loext:opacity="100%" fo:letter-spacing="0.021cm" style:text-scale="105%"/>
    </style:style>
    <style:style style:name="T238" style:family="text">
      <style:text-properties fo:color="#272424" loext:opacity="100%" fo:letter-spacing="0.03cm" style:text-scale="105%"/>
    </style:style>
    <style:style style:name="T239" style:family="text">
      <style:text-properties fo:color="#272424" loext:opacity="100%" fo:letter-spacing="0.016cm" style:text-scale="105%"/>
    </style:style>
    <style:style style:name="T240" style:family="text">
      <style:text-properties fo:color="#272424" loext:opacity="100%" fo:letter-spacing="0.019cm" style:text-scale="105%"/>
    </style:style>
    <style:style style:name="T241" style:family="text">
      <style:text-properties fo:color="#272424" loext:opacity="100%" fo:letter-spacing="0.018cm" style:text-scale="105%"/>
    </style:style>
    <style:style style:name="T242" style:family="text">
      <style:text-properties fo:color="#272424" loext:opacity="100%" fo:letter-spacing="0.025cm" style:text-scale="105%"/>
    </style:style>
    <style:style style:name="T243" style:family="text">
      <style:text-properties fo:font-size="12pt" style:font-size-asian="12pt"/>
    </style:style>
    <style:style style:name="T244" style:family="text">
      <style:text-properties fo:font-size="13pt" style:font-size-asian="13pt"/>
    </style:style>
    <style:style style:name="T245" style:family="text">
      <style:text-properties fo:color="#272424" loext:opacity="100%" fo:letter-spacing="0.041cm" style:text-scale="105%"/>
    </style:style>
    <style:style style:name="T246" style:family="text">
      <style:text-properties fo:color="#272424" loext:opacity="100%" fo:letter-spacing="0.053cm" style:text-scale="105%"/>
    </style:style>
    <style:style style:name="T247" style:family="text">
      <style:text-properties fo:color="#272424" loext:opacity="100%" fo:letter-spacing="0.046cm" style:text-scale="105%"/>
    </style:style>
    <style:style style:name="T248" style:family="text">
      <style:text-properties fo:color="#272424" loext:opacity="100%" fo:letter-spacing="0.035cm" style:text-scale="105%"/>
    </style:style>
    <style:style style:name="T249" style:family="text">
      <style:text-properties fo:color="#272424" loext:opacity="100%" fo:letter-spacing="0.042cm" style:text-scale="105%"/>
    </style:style>
    <style:style style:name="T250" style:family="text">
      <style:text-properties fo:color="#272424" loext:opacity="100%" fo:letter-spacing="-0.023cm" style:text-scale="95%"/>
    </style:style>
    <style:style style:name="T251" style:family="text">
      <style:text-properties fo:color="#272424" loext:opacity="100%" fo:letter-spacing="-0.005cm" style:text-scale="110%"/>
    </style:style>
    <style:style style:name="T252" style:family="text">
      <style:text-properties fo:font-size="16pt" style:font-size-asian="16pt"/>
    </style:style>
    <style:style style:name="T253" style:family="text">
      <style:text-properties style:font-name="Tahoma" fo:font-size="15pt" fo:font-weight="bold" style:font-size-asian="15pt" style:font-weight-asian="bold"/>
    </style:style>
    <style:style style:name="T254" style:family="text">
      <style:text-properties style:font-name="Tahoma" fo:font-size="15pt" fo:font-weight="bold" style:font-size-asian="15pt" style:font-weight-asian="bold" style:text-scale="95%"/>
    </style:style>
    <style:style style:name="T255" style:family="text">
      <style:text-properties style:font-name="Tahoma" fo:font-size="15pt" fo:letter-spacing="0.058cm" fo:font-weight="bold" style:font-size-asian="15pt" style:font-weight-asian="bold"/>
    </style:style>
    <style:style style:name="T256" style:family="text">
      <style:text-properties style:font-name="Tahoma" fo:font-size="15pt" fo:letter-spacing="-0.004cm" fo:font-weight="bold" style:font-size-asian="15pt" style:font-weight-asian="bold" style:text-scale="95%"/>
    </style:style>
    <style:style style:name="T257" style:family="text">
      <style:text-properties style:font-name="Tahoma" fo:font-size="14pt" fo:font-weight="bold" style:font-size-asian="14pt" style:font-weight-asian="bold"/>
    </style:style>
    <style:style style:name="T258" style:family="text">
      <style:text-properties fo:color="#272424" loext:opacity="100%" style:font-name="Tahoma" fo:font-size="10pt" fo:font-weight="bold" style:font-size-asian="10pt" style:font-weight-asian="bold" style:text-scale="105%"/>
    </style:style>
    <style:style style:name="T259" style:family="text">
      <style:text-properties fo:color="#272424" loext:opacity="100%" style:font-name="Tahoma" fo:font-size="10pt" fo:letter-spacing="-0.018cm" fo:font-weight="bold" style:font-size-asian="10pt" style:font-weight-asian="bold" style:text-scale="105%"/>
    </style:style>
    <style:style style:name="T260" style:family="text">
      <style:text-properties fo:color="#272424" loext:opacity="100%" style:font-name="Tahoma" fo:font-size="10pt" fo:letter-spacing="-0.016cm" fo:font-weight="bold" style:font-size-asian="10pt" style:font-weight-asian="bold" style:text-scale="105%"/>
    </style:style>
    <style:style style:name="T261" style:family="text">
      <style:text-properties fo:color="#272424" loext:opacity="100%" style:font-name="Tahoma" fo:font-size="10pt" fo:letter-spacing="-0.011cm" fo:font-weight="bold" style:font-size-asian="10pt" style:font-weight-asian="bold" style:text-scale="105%"/>
    </style:style>
    <style:style style:name="T262" style:family="text">
      <style:text-properties fo:color="#272424" loext:opacity="100%" fo:font-size="10pt" style:font-size-asian="10pt" style:text-scale="105%"/>
    </style:style>
    <style:style style:name="T263" style:family="text">
      <style:text-properties fo:color="#272424" loext:opacity="100%" style:font-name="Tahoma" fo:font-size="10pt" fo:letter-spacing="-0.025cm" fo:font-weight="bold" style:font-size-asian="10pt" style:font-weight-asian="bold" style:text-scale="105%"/>
    </style:style>
    <style:style style:name="T264" style:family="text">
      <style:text-properties fo:color="#272424" loext:opacity="100%" fo:font-size="10pt" fo:letter-spacing="-0.002cm" style:font-size-asian="10pt" style:text-scale="105%"/>
    </style:style>
    <style:style style:name="T265" style:family="text">
      <style:text-properties fo:color="#272424" loext:opacity="100%" style:font-name="Tahoma" fo:font-size="10pt" fo:letter-spacing="-0.028cm" fo:font-weight="bold" style:font-size-asian="10pt" style:font-weight-asian="bold" style:text-scale="105%"/>
    </style:style>
    <style:style style:name="T266" style:family="text">
      <style:text-properties fo:color="#272424" loext:opacity="100%" style:font-name="Tahoma" fo:font-size="10pt" fo:letter-spacing="-0.002cm" fo:font-weight="bold" style:font-size-asian="10pt" style:font-weight-asian="bold" style:text-scale="105%"/>
    </style:style>
    <style:style style:name="T267" style:family="text">
      <style:text-properties fo:color="#272424" loext:opacity="100%" fo:font-size="10pt" fo:letter-spacing="-0.004cm" style:font-size-asian="10pt" style:text-scale="105%"/>
    </style:style>
    <style:style style:name="T268" style:family="text">
      <style:text-properties fo:color="#272424" loext:opacity="100%" fo:font-size="10pt" fo:letter-spacing="-0.005cm" style:font-size-asian="10pt" style:text-scale="105%"/>
    </style:style>
    <style:style style:name="T269" style:family="text">
      <style:text-properties fo:color="#272424" loext:opacity="100%" fo:font-size="10pt" fo:letter-spacing="-0.009cm" style:font-size-asian="10pt" style:text-scale="105%"/>
    </style:style>
    <style:style style:name="T270" style:family="text">
      <style:text-properties fo:color="#272424" loext:opacity="100%" style:font-name="Tahoma" fo:font-size="10pt" fo:letter-spacing="0.007cm" fo:font-weight="bold" style:font-size-asian="10pt" style:font-weight-asian="bold" style:text-scale="105%"/>
    </style:style>
    <style:style style:name="T271" style:family="text">
      <style:text-properties fo:color="#272424" loext:opacity="100%" style:font-name="Tahoma" fo:font-size="10pt" fo:letter-spacing="0.023cm" fo:font-weight="bold" style:font-size-asian="10pt" style:font-weight-asian="bold" style:text-scale="105%"/>
    </style:style>
    <style:style style:name="T272" style:family="text">
      <style:text-properties fo:color="#272424" loext:opacity="100%" fo:font-size="10pt" fo:letter-spacing="0.032cm" style:font-size-asian="10pt" style:text-scale="105%"/>
    </style:style>
    <style:style style:name="T273" style:family="text">
      <style:text-properties fo:color="#272424" loext:opacity="100%" fo:font-size="10pt" fo:letter-spacing="0.026cm" style:font-size-asian="10pt" style:text-scale="105%"/>
    </style:style>
    <style:style style:name="T274" style:family="text">
      <style:text-properties fo:color="#272424" loext:opacity="100%" fo:font-size="10pt" fo:letter-spacing="0.037cm" style:font-size-asian="10pt" style:text-scale="105%"/>
    </style:style>
    <style:style style:name="T275" style:family="text">
      <style:text-properties fo:color="#272424" loext:opacity="100%" fo:font-size="10pt" fo:letter-spacing="0.025cm" style:font-size-asian="10pt" style:text-scale="105%"/>
    </style:style>
    <style:style style:name="T276" style:family="text">
      <style:text-properties fo:color="#272424" loext:opacity="100%" fo:font-size="10pt" fo:letter-spacing="0.028cm" style:font-size-asian="10pt" style:text-scale="105%"/>
    </style:style>
    <style:style style:name="T277" style:family="text">
      <style:text-properties fo:color="#272424" loext:opacity="100%" fo:font-size="10pt" fo:letter-spacing="0.016cm" style:font-size-asian="10pt" style:text-scale="105%"/>
    </style:style>
    <style:style style:name="T278" style:family="text">
      <style:text-properties fo:color="#272424" loext:opacity="100%" fo:font-size="10pt" fo:letter-spacing="-0.004cm" style:font-size-asian="10pt" style:text-scale="110%"/>
    </style:style>
    <style:style style:name="T279" style:family="text">
      <style:text-properties style:font-name="Tahoma" fo:font-size="17pt" fo:font-weight="bold" style:font-size-asian="17pt" style:font-weight-asian="bold"/>
    </style:style>
    <style:style style:name="T280" style:family="text">
      <style:text-properties style:font-name="Tahoma" fo:font-size="17pt" fo:font-weight="bold" style:font-size-asian="17pt" style:font-weight-asian="bold" style:text-scale="95%"/>
    </style:style>
    <style:style style:name="T281" style:family="text">
      <style:text-properties style:font-name="Tahoma" fo:font-size="17pt" fo:letter-spacing="-0.016cm" fo:font-weight="bold" style:font-size-asian="17pt" style:font-weight-asian="bold" style:text-scale="95%"/>
    </style:style>
    <style:style style:name="T282" style:family="text">
      <style:text-properties style:font-name="Tahoma" fo:font-size="17pt" fo:letter-spacing="-0.025cm" fo:font-weight="bold" style:font-size-asian="17pt" style:font-weight-asian="bold" style:text-scale="95%"/>
    </style:style>
    <style:style style:name="T283" style:family="text">
      <style:text-properties style:font-name="Tahoma" fo:font-size="17pt" fo:letter-spacing="-0.018cm" fo:font-weight="bold" style:font-size-asian="17pt" style:font-weight-asian="bold" style:text-scale="95%"/>
    </style:style>
    <style:style style:name="T284" style:family="text">
      <style:text-properties style:font-name="Tahoma" fo:font-size="17pt" fo:letter-spacing="-0.021cm" fo:font-weight="bold" style:font-size-asian="17pt" style:font-weight-asian="bold" style:text-scale="95%"/>
    </style:style>
    <style:style style:name="T285" style:family="text">
      <style:text-properties style:font-name="Tahoma" fo:font-size="17pt" fo:letter-spacing="-0.004cm" fo:font-weight="bold" style:font-size-asian="17pt" style:font-weight-asian="bold" style:text-scale="95%"/>
    </style:style>
    <style:style style:name="T286" style:family="text">
      <style:text-properties fo:color="#272424" loext:opacity="100%" fo:font-size="6.5pt" style:font-size-asian="6.5pt" style:text-scale="105%"/>
    </style:style>
    <style:style style:name="T287" style:family="text">
      <style:text-properties fo:color="#272424" loext:opacity="100%" fo:font-size="6.5pt" fo:letter-spacing="0.019cm" style:font-size-asian="6.5pt" style:text-scale="105%"/>
    </style:style>
    <style:style style:name="T288" style:family="text">
      <style:text-properties fo:color="#272424" loext:opacity="100%" fo:font-size="6.5pt" fo:letter-spacing="0.014cm" style:font-size-asian="6.5pt" style:text-scale="105%"/>
    </style:style>
    <style:style style:name="T289" style:family="text">
      <style:text-properties fo:color="#272424" loext:opacity="100%" fo:font-size="6.5pt" fo:letter-spacing="0.023cm" style:font-size-asian="6.5pt" style:text-scale="105%"/>
    </style:style>
    <style:style style:name="T290" style:family="text">
      <style:text-properties fo:color="#272424" loext:opacity="100%" fo:font-size="6.5pt" fo:letter-spacing="0.016cm" style:font-size-asian="6.5pt" style:text-scale="105%"/>
    </style:style>
    <style:style style:name="T291" style:family="text">
      <style:text-properties fo:color="#272424" loext:opacity="100%" fo:font-size="6.5pt" fo:letter-spacing="0.012cm" style:font-size-asian="6.5pt" style:text-scale="105%"/>
    </style:style>
    <style:style style:name="T292" style:family="text">
      <style:text-properties fo:color="#272424" loext:opacity="100%" fo:font-size="6.5pt" fo:letter-spacing="0.026cm" style:font-size-asian="6.5pt" style:text-scale="105%"/>
    </style:style>
    <style:style style:name="T293" style:family="text">
      <style:text-properties fo:color="#272424" loext:opacity="100%" fo:font-size="6.5pt" fo:letter-spacing="0.021cm" style:font-size-asian="6.5pt" style:text-scale="105%"/>
    </style:style>
    <style:style style:name="T294" style:family="text">
      <style:text-properties fo:color="#272424" loext:opacity="100%" fo:font-size="6.5pt" fo:letter-spacing="0.071cm" style:font-size-asian="6.5pt" style:text-scale="105%"/>
    </style:style>
    <style:style style:name="T295" style:family="text">
      <style:text-properties fo:font-size="2.5pt" style:font-size-asian="2.5pt"/>
    </style:style>
    <style:style style:name="T296" style:family="text">
      <style:text-properties style:font-name="Tahoma" fo:font-size="8.5pt" fo:font-weight="bold" style:font-size-asian="8.5pt" style:font-weight-asian="bold"/>
    </style:style>
    <style:style style:name="T297" style:family="text">
      <style:text-properties fo:color="#272424" loext:opacity="100%" style:font-name="Tahoma" fo:font-size="8.5pt" fo:font-weight="bold" style:font-size-asian="8.5pt" style:font-weight-asian="bold"/>
    </style:style>
    <style:style style:name="T298" style:family="text">
      <style:text-properties fo:color="#272424" loext:opacity="100%" style:font-name="Tahoma" fo:font-size="8.5pt" fo:letter-spacing="-0.025cm" fo:font-weight="bold" style:font-size-asian="8.5pt" style:font-weight-asian="bold"/>
    </style:style>
    <style:style style:name="T299" style:family="text">
      <style:text-properties fo:color="#272424" loext:opacity="100%" style:font-name="Tahoma" fo:font-size="8.5pt" fo:letter-spacing="-0.004cm" fo:font-weight="bold" style:font-size-asian="8.5pt" style:font-weight-asian="bold"/>
    </style:style>
    <style:style style:name="T300" style:family="text">
      <style:text-properties fo:color="#272424" loext:opacity="100%" fo:font-size="6.5pt" fo:letter-spacing="0.002cm" style:font-size-asian="6.5pt" style:text-scale="105%"/>
    </style:style>
    <style:style style:name="T301" style:family="text">
      <style:text-properties fo:color="#272424" loext:opacity="100%" fo:font-size="6.5pt" fo:letter-spacing="0.004cm" style:font-size-asian="6.5pt" style:text-scale="105%"/>
    </style:style>
    <style:style style:name="T302" style:family="text">
      <style:text-properties fo:color="#272424" loext:opacity="100%" fo:font-size="6.5pt" fo:letter-spacing="0.009cm" style:font-size-asian="6.5pt" style:text-scale="105%"/>
    </style:style>
    <style:style style:name="T303" style:family="text">
      <style:text-properties fo:color="#272424" loext:opacity="100%" fo:font-size="6.5pt" fo:letter-spacing="0.007cm" style:font-size-asian="6.5pt" style:text-scale="105%"/>
    </style:style>
    <style:style style:name="T304" style:family="text">
      <style:text-properties fo:color="#272424" loext:opacity="100%" fo:font-size="6.5pt" fo:letter-spacing="0.011cm" style:font-size-asian="6.5pt" style:text-scale="105%"/>
    </style:style>
    <style:style style:name="T305" style:family="text">
      <style:text-properties fo:color="#272424" loext:opacity="100%" fo:font-size="6.5pt" fo:letter-spacing="-0.009cm" style:font-size-asian="6.5pt" style:text-scale="105%"/>
    </style:style>
    <style:style style:name="T306" style:family="text">
      <style:text-properties fo:color="#272424" loext:opacity="100%" style:font-name="Tahoma" fo:font-size="8.5pt" fo:letter-spacing="-0.019cm" fo:font-weight="bold" style:font-size-asian="8.5pt" style:font-weight-asian="bold"/>
    </style:style>
    <style:style style:name="T307" style:family="text">
      <style:text-properties fo:color="#272424" loext:opacity="100%" fo:font-size="6.5pt" fo:letter-spacing="-0.004cm" style:font-size-asian="6.5pt" style:text-scale="105%"/>
    </style:style>
    <style:style style:name="T308" style:family="text">
      <style:text-properties fo:color="#272424" loext:opacity="100%" fo:font-size="6.5pt" fo:letter-spacing="-0.007cm" style:font-size-asian="6.5pt" style:text-scale="105%"/>
    </style:style>
    <style:style style:name="T309" style:family="text">
      <style:text-properties fo:color="#272424" loext:opacity="100%" fo:font-size="6.5pt" fo:letter-spacing="-0.005cm" style:font-size-asian="6.5pt" style:text-scale="105%"/>
    </style:style>
    <style:style style:name="T310" style:family="text">
      <style:text-properties fo:letter-spacing="0.023cm"/>
    </style:style>
    <style:style style:name="T311" style:family="text">
      <style:text-properties fo:letter-spacing="0.026cm"/>
    </style:style>
    <style:style style:name="T312" style:family="text">
      <style:text-properties style:font-name="Tahoma" fo:font-size="4.5pt" fo:font-weight="bold" style:font-size-asian="4.5pt" style:font-weight-asian="bold"/>
    </style:style>
    <style:style style:name="T313" style:family="text">
      <style:text-properties fo:font-family="Consolas" style:font-family-generic="swiss" style:font-pitch="variable" fo:font-size="6.5pt" style:font-size-asian="6.5pt"/>
    </style:style>
    <style:style style:name="T314" style:family="text">
      <style:text-properties fo:color="#272424" loext:opacity="100%" fo:font-family="Consolas" style:font-family-generic="swiss" style:font-pitch="variable" fo:font-size="6.5pt" style:font-size-asian="6.5pt"/>
    </style:style>
    <style:style style:name="T315" style:family="text">
      <style:text-properties fo:color="#272424" loext:opacity="100%" fo:font-family="Consolas" style:font-family-generic="swiss" style:font-pitch="variable" fo:font-size="6.5pt" fo:letter-spacing="-0.007cm" style:font-size-asian="6.5pt"/>
    </style:style>
    <style:style style:name="T316" style:family="text">
      <style:text-properties fo:color="#272424" loext:opacity="100%" fo:font-family="Consolas" style:font-family-generic="swiss" style:font-pitch="variable" fo:font-size="6.5pt" fo:letter-spacing="-0.004cm" style:font-size-asian="6.5pt"/>
    </style:style>
    <style:style style:name="T317" style:family="text">
      <style:text-properties fo:color="#272424" loext:opacity="100%" fo:font-family="Consolas" style:font-family-generic="swiss" style:font-pitch="variable" fo:font-size="6.5pt" fo:letter-spacing="-0.032cm" style:font-size-asian="6.5pt"/>
    </style:style>
    <style:style style:name="T318" style:family="text">
      <style:text-properties fo:color="#272424" loext:opacity="100%" fo:font-family="Consolas" style:font-family-generic="swiss" style:font-pitch="variable" fo:font-size="6.5pt" fo:letter-spacing="-0.009cm" style:font-size-asian="6.5pt"/>
    </style:style>
    <style:style style:name="T319" style:family="text">
      <style:text-properties fo:color="#272424" loext:opacity="100%" fo:font-family="Consolas" style:font-family-generic="swiss" style:font-pitch="variable" fo:font-size="6.5pt" fo:letter-spacing="-0.002cm" style:font-size-asian="6.5pt"/>
    </style:style>
    <style:style style:name="T320" style:family="text">
      <style:text-properties fo:color="#272424" loext:opacity="100%" fo:font-family="Consolas" style:font-family-generic="swiss" style:font-pitch="variable" fo:font-size="6.5pt" fo:letter-spacing="-0.018cm" style:font-size-asian="6.5pt"/>
    </style:style>
    <style:style style:name="T321" style:family="text">
      <style:text-properties fo:color="#272424" loext:opacity="100%" fo:font-family="Consolas" style:font-family-generic="swiss" style:font-pitch="variable" fo:font-size="6.5pt" fo:letter-spacing="0.007cm" style:font-size-asian="6.5pt"/>
    </style:style>
    <style:style style:name="T322" style:family="text">
      <style:text-properties fo:color="#272424" loext:opacity="100%" fo:font-family="Consolas" style:font-family-generic="swiss" style:font-pitch="variable" fo:font-size="6.5pt" style:font-size-asian="6.5pt" style:text-scale="99%"/>
    </style:style>
    <style:style style:name="T323" style:family="text">
      <style:text-properties fo:color="#272424" loext:opacity="100%" fo:font-family="Consolas" style:font-family-generic="swiss" style:font-pitch="variable" fo:font-size="6.5pt" fo:letter-spacing="0.002cm" style:font-size-asian="6.5pt"/>
    </style:style>
    <style:style style:name="T324" style:family="text">
      <style:text-properties fo:color="#272424" loext:opacity="100%" fo:font-family="Consolas" style:font-family-generic="swiss" style:font-pitch="variable" fo:font-size="6.5pt" fo:letter-spacing="0.004cm" style:font-size-asian="6.5pt"/>
    </style:style>
    <style:style style:name="T325" style:family="text">
      <style:text-properties style:font-name="Tahoma" fo:font-size="10pt" fo:font-weight="bold" style:font-size-asian="10pt" style:font-weight-asian="bold"/>
    </style:style>
    <style:style style:name="T326" style:family="text">
      <style:text-properties style:font-name="Tahoma" fo:font-size="10pt" fo:font-weight="bold" style:font-size-asian="10pt" style:font-weight-asian="bold" style:text-scale="95%"/>
    </style:style>
    <style:style style:name="T327" style:family="text">
      <style:text-properties style:font-name="Tahoma" fo:font-size="10pt" fo:letter-spacing="0.037cm" fo:font-weight="bold" style:font-size-asian="10pt" style:font-weight-asian="bold"/>
    </style:style>
    <style:style style:name="T328" style:family="text">
      <style:text-properties style:font-name="Tahoma" fo:font-size="10pt" fo:letter-spacing="0.03cm" fo:font-weight="bold" style:font-size-asian="10pt" style:font-weight-asian="bold"/>
    </style:style>
    <style:style style:name="T329" style:family="text">
      <style:text-properties style:font-name="Tahoma" fo:font-size="10pt" fo:letter-spacing="-0.004cm" fo:font-weight="bold" style:font-size-asian="10pt" style:font-weight-asian="bold" style:text-scale="95%"/>
    </style:style>
    <style:style style:name="T330" style:family="text">
      <style:text-properties fo:color="#272424" loext:opacity="100%" fo:font-family="Consolas" style:font-family-generic="swiss" style:font-pitch="variable" fo:font-size="6.5pt" fo:letter-spacing="-0.005cm" style:font-size-asian="6.5pt"/>
    </style:style>
    <style:style style:name="T331" style:family="text">
      <style:text-properties fo:color="#272424" loext:opacity="100%" fo:font-family="Consolas" style:font-family-generic="swiss" style:font-pitch="variable" fo:font-size="6.5pt" fo:letter-spacing="-0.019cm" style:font-size-asian="6.5pt"/>
    </style:style>
    <style:style style:name="T332" style:family="text">
      <style:text-properties style:font-name="Tahoma" fo:font-size="6pt" fo:font-weight="bold" style:font-size-asian="6pt" style:font-weight-asian="bold"/>
    </style:style>
    <style:style style:name="T333" style:family="text">
      <style:text-properties fo:color="#272424" loext:opacity="100%" style:font-name="Tahoma" fo:font-size="8.5pt" fo:font-weight="bold" style:font-size-asian="8.5pt" style:font-weight-asian="bold" style:text-scale="95%"/>
    </style:style>
    <style:style style:name="T334" style:family="text">
      <style:text-properties fo:color="#272424" loext:opacity="100%" style:font-name="Tahoma" fo:font-size="8.5pt" fo:letter-spacing="-0.009cm" fo:font-weight="bold" style:font-size-asian="8.5pt" style:font-weight-asian="bold" style:text-scale="95%"/>
    </style:style>
    <style:style style:name="T335" style:family="text">
      <style:text-properties fo:color="#272424" loext:opacity="100%" style:font-name="Tahoma" fo:font-size="8.5pt" fo:letter-spacing="-0.007cm" fo:font-weight="bold" style:font-size-asian="8.5pt" style:font-weight-asian="bold"/>
    </style:style>
    <style:style style:name="T336" style:family="text">
      <style:text-properties fo:color="#272424" loext:opacity="100%" fo:font-size="6.5pt" fo:letter-spacing="-0.002cm" style:font-size-asian="6.5pt" style:text-scale="105%"/>
    </style:style>
    <style:style style:name="T337" style:family="text">
      <style:text-properties fo:color="#272424" loext:opacity="100%" style:font-name="Tahoma" fo:font-size="8.5pt" fo:letter-spacing="0.009cm" fo:font-weight="bold" style:font-size-asian="8.5pt" style:font-weight-asian="bold"/>
    </style:style>
    <style:style style:name="T338" style:family="text">
      <style:text-properties fo:color="#272424" loext:opacity="100%" style:font-name="Tahoma" fo:font-size="8.5pt" fo:letter-spacing="-0.009cm" fo:font-weight="bold" style:font-size-asian="8.5pt" style:font-weight-asian="bold"/>
    </style:style>
    <style:style style:name="T339" style:family="text">
      <style:text-properties fo:color="#272424" loext:opacity="100%" fo:font-size="6.5pt" fo:letter-spacing="-0.004cm" style:font-size-asian="6.5pt" style:text-scale="110%"/>
    </style:style>
    <style:style style:name="T340" style:family="text">
      <style:text-properties fo:color="#272424" loext:opacity="100%" fo:font-size="6.5pt" fo:letter-spacing="0.071cm" style:font-size-asian="6.5pt" style:text-scale="110%"/>
    </style:style>
    <style:style style:name="T341" style:family="text">
      <style:text-properties fo:color="#272424" loext:opacity="100%" fo:font-size="6.5pt" style:font-size-asian="6.5pt" style:text-scale="110%"/>
    </style:style>
    <style:style style:name="T342" style:family="text">
      <style:text-properties style:font-name="Tahoma" fo:font-size="20.5pt" fo:font-weight="bold" style:font-size-asian="20.5pt" style:font-weight-asian="bold"/>
    </style:style>
    <style:style style:name="T343" style:family="text">
      <style:text-properties style:font-name="Tahoma" fo:font-size="20.5pt" fo:font-weight="bold" style:font-size-asian="20.5pt" style:font-weight-asian="bold" style:text-scale="95%"/>
    </style:style>
    <style:style style:name="T344" style:family="text">
      <style:text-properties style:font-name="Tahoma" fo:font-size="20.5pt" fo:letter-spacing="-0.011cm" fo:font-weight="bold" style:font-size-asian="20.5pt" style:font-weight-asian="bold"/>
    </style:style>
    <style:style style:name="T345" style:family="text">
      <style:text-properties style:font-name="Tahoma" fo:font-size="20.5pt" fo:letter-spacing="-0.005cm" fo:font-weight="bold" style:font-size-asian="20.5pt" style:font-weight-asian="bold"/>
    </style:style>
    <style:style style:name="T346" style:family="text">
      <style:text-properties style:font-name="Tahoma" fo:font-size="20.5pt" fo:letter-spacing="-0.004cm" fo:font-weight="bold" style:font-size-asian="20.5pt" style:font-weight-asian="bold" style:text-scale="95%"/>
    </style:style>
    <style:style style:name="T347" style:family="text">
      <style:text-properties fo:color="#272424" loext:opacity="100%" fo:font-size="8pt" style:font-size-asian="8pt" style:text-scale="105%"/>
    </style:style>
    <style:style style:name="T348" style:family="text">
      <style:text-properties fo:color="#272424" loext:opacity="100%" fo:font-size="8pt" style:font-size-asian="8pt" style:text-scale="110%"/>
    </style:style>
    <style:style style:name="T349" style:family="text">
      <style:text-properties fo:color="#272424" loext:opacity="100%" fo:font-size="8pt" fo:letter-spacing="-0.009cm" style:font-size-asian="8pt" style:text-scale="110%"/>
    </style:style>
    <style:style style:name="T350" style:family="text">
      <style:text-properties fo:font-size="11pt" style:font-size-asian="11pt"/>
    </style:style>
    <style:style style:name="T351" style:family="text">
      <style:text-properties fo:color="#272424" loext:opacity="100%" fo:letter-spacing="-0.025cm"/>
    </style:style>
    <style:style style:name="T352" style:family="text">
      <style:text-properties fo:color="#272424" loext:opacity="100%" fo:font-size="8pt" fo:letter-spacing="-0.023cm" style:font-size-asian="8pt" style:text-scale="110%"/>
    </style:style>
    <style:style style:name="T353" style:family="text">
      <style:text-properties fo:color="#272424" loext:opacity="100%" fo:font-size="8pt" fo:letter-spacing="-0.021cm" style:font-size-asian="8pt" style:text-scale="110%"/>
    </style:style>
    <style:style style:name="T354" style:family="text">
      <style:text-properties fo:color="#272424" loext:opacity="100%" fo:font-size="8pt" fo:letter-spacing="-0.018cm" style:font-size-asian="8pt" style:text-scale="110%"/>
    </style:style>
    <style:style style:name="T355" style:family="text">
      <style:text-properties fo:color="#272424" loext:opacity="100%" fo:font-size="8pt" fo:letter-spacing="-0.016cm" style:font-size-asian="8pt" style:text-scale="110%"/>
    </style:style>
    <style:style style:name="T356" style:family="text">
      <style:text-properties fo:color="#272424" loext:opacity="100%" fo:letter-spacing="-0.021cm"/>
    </style:style>
    <style:style style:name="T357" style:family="text">
      <style:text-properties fo:color="#272424" loext:opacity="100%" fo:font-size="8pt" fo:letter-spacing="-0.002cm" style:font-size-asian="8pt" style:text-scale="110%"/>
    </style:style>
    <style:style style:name="T358" style:family="text">
      <style:text-properties fo:color="#272424" loext:opacity="100%" fo:font-size="8pt" fo:letter-spacing="-0.004cm" style:font-size-asian="8pt" style:text-scale="110%"/>
    </style:style>
    <style:style style:name="T359" style:family="text">
      <style:text-properties fo:font-size="9.5pt" style:font-size-asian="9.5pt"/>
    </style:style>
    <style:style style:name="T360" style:family="text">
      <style:text-properties fo:font-size="12.5pt" style:font-size-asian="12.5pt"/>
    </style:style>
    <style:style style:name="T361" style:family="text">
      <style:text-properties fo:color="#272424" loext:opacity="100%" fo:font-size="8pt" fo:letter-spacing="-0.004cm" style:font-size-asian="8pt" style:text-scale="105%"/>
    </style:style>
    <style:style style:name="T362" style:family="text">
      <style:text-properties fo:font-size="8.5pt" style:font-size-asian="8.5pt"/>
    </style:style>
    <style:style style:name="T363" style:family="text">
      <style:text-properties style:font-name="Tahoma" fo:font-size="12pt" fo:font-weight="bold" style:font-size-asian="12pt" style:font-weight-asian="bold" style:text-scale="95%"/>
    </style:style>
    <style:style style:name="T364" style:family="text">
      <style:text-properties style:font-name="Tahoma" fo:font-size="12pt" fo:letter-spacing="-0.004cm" fo:font-weight="bold" style:font-size-asian="12pt" style:font-weight-asian="bold"/>
    </style:style>
    <style:style style:name="T365" style:family="text">
      <style:text-properties style:font-name="Tahoma" fo:font-size="12pt" fo:letter-spacing="0.012cm" fo:font-weight="bold" style:font-size-asian="12pt" style:font-weight-asian="bold"/>
    </style:style>
    <style:style style:name="T366" style:family="text">
      <style:text-properties style:font-name="Tahoma" fo:font-size="12pt" fo:letter-spacing="-0.004cm" fo:font-weight="bold" style:font-size-asian="12pt" style:font-weight-asian="bold" style:text-scale="95%"/>
    </style:style>
    <style:style style:name="T367" style:family="text">
      <style:text-properties style:font-name="Tahoma" fo:font-size="7.5pt" fo:font-weight="bold" style:font-size-asian="7.5pt" style:font-weight-asian="bold"/>
    </style:style>
    <style:style style:name="T368" style:family="text">
      <style:text-properties fo:font-family="Consolas" style:font-family-generic="swiss" style:font-pitch="variable" fo:font-size="8pt" style:font-size-asian="8pt"/>
    </style:style>
    <style:style style:name="T369" style:family="text">
      <style:text-properties fo:color="#272424" loext:opacity="100%" fo:font-family="Consolas" style:font-family-generic="swiss" style:font-pitch="variable" fo:font-size="8pt" style:font-size-asian="8pt"/>
    </style:style>
    <style:style style:name="T370" style:family="text">
      <style:text-properties fo:color="#272424" loext:opacity="100%" fo:font-family="Consolas" style:font-family-generic="swiss" style:font-pitch="variable" fo:font-size="8pt" fo:letter-spacing="-0.009cm" style:font-size-asian="8pt"/>
    </style:style>
    <style:style style:name="T371" style:family="text">
      <style:text-properties fo:color="#272424" loext:opacity="100%" fo:font-family="Consolas" style:font-family-generic="swiss" style:font-pitch="variable" fo:font-size="8pt" fo:letter-spacing="-0.007cm" style:font-size-asian="8pt"/>
    </style:style>
    <style:style style:name="T372" style:family="text">
      <style:text-properties fo:color="#272424" loext:opacity="100%" fo:font-family="Consolas" style:font-family-generic="swiss" style:font-pitch="variable" fo:font-size="8pt" fo:letter-spacing="-0.004cm" style:font-size-asian="8pt"/>
    </style:style>
    <style:style style:name="T373" style:family="text">
      <style:text-properties fo:color="#272424" loext:opacity="100%" fo:font-family="Consolas" style:font-family-generic="swiss" style:font-pitch="variable" fo:font-size="8pt" fo:letter-spacing="-0.014cm" style:font-size-asian="8pt"/>
    </style:style>
    <style:style style:name="T374" style:family="text">
      <style:text-properties fo:color="#272424" loext:opacity="100%" fo:font-family="Consolas" style:font-family-generic="swiss" style:font-pitch="variable" fo:font-size="8pt" fo:letter-spacing="-0.018cm" style:font-size-asian="8pt"/>
    </style:style>
    <style:style style:name="T375" style:family="text">
      <style:text-properties fo:color="#272424" loext:opacity="100%" fo:font-family="Consolas" style:font-family-generic="swiss" style:font-pitch="variable" fo:font-size="8pt" fo:letter-spacing="-0.012cm" style:font-size-asian="8pt"/>
    </style:style>
    <style:style style:name="T376" style:family="text">
      <style:text-properties fo:color="#272424" loext:opacity="100%" fo:font-family="Consolas" style:font-family-generic="swiss" style:font-pitch="variable" fo:font-size="8pt" fo:letter-spacing="-0.011cm" style:font-size-asian="8pt"/>
    </style:style>
    <style:style style:name="T377" style:family="text">
      <style:text-properties style:font-name="Tahoma" fo:font-size="4pt" fo:font-weight="bold" style:font-size-asian="4pt" style:font-weight-asian="bold"/>
    </style:style>
    <style:style style:name="T378" style:family="text">
      <style:text-properties style:font-name="Tahoma" fo:font-size="12pt" fo:letter-spacing="0.046cm" fo:font-weight="bold" style:font-size-asian="12pt" style:font-weight-asian="bold"/>
    </style:style>
    <style:style style:name="T379" style:family="text">
      <style:text-properties style:font-name="Tahoma" fo:font-size="12pt" fo:letter-spacing="0.019cm" fo:font-weight="bold" style:font-size-asian="12pt" style:font-weight-asian="bold"/>
    </style:style>
    <style:style style:name="T380" style:family="text">
      <style:text-properties style:font-name="Tahoma" fo:font-size="6.5pt" fo:font-weight="bold" style:font-size-asian="6.5pt" style:font-weight-asian="bold"/>
    </style:style>
    <style:style style:name="T381" style:family="text">
      <style:text-properties fo:color="#272424" loext:opacity="100%" fo:font-family="Consolas" style:font-family-generic="swiss" style:font-pitch="variable" fo:font-size="8pt" fo:letter-spacing="-0.021cm" style:font-size-asian="8pt"/>
    </style:style>
    <style:style style:name="T382" style:family="text">
      <style:text-properties fo:color="#272424" loext:opacity="100%" fo:font-family="Consolas" style:font-family-generic="swiss" style:font-pitch="variable" fo:font-size="8pt" fo:letter-spacing="-0.019cm" style:font-size-asian="8pt"/>
    </style:style>
    <style:style style:name="T383" style:family="text">
      <style:text-properties style:font-name="Tahoma" fo:font-size="7pt" fo:font-weight="bold" style:font-size-asian="7pt" style:font-weight-asian="bold"/>
    </style:style>
    <style:style style:name="T384" style:family="text">
      <style:text-properties style:font-name="Tahoma" fo:font-size="8pt" fo:font-weight="bold" style:font-size-asian="8pt" style:font-weight-asian="bold" style:text-scale="105%"/>
    </style:style>
    <style:style style:name="T385" style:family="text">
      <style:text-properties style:font-name="Tahoma" fo:font-size="8pt" fo:letter-spacing="-0.011cm" fo:font-weight="bold" style:font-size-asian="8pt" style:font-weight-asian="bold" style:text-scale="105%"/>
    </style:style>
    <style:style style:name="T386" style:family="text">
      <style:text-properties fo:font-size="8pt" style:font-size-asian="8pt" style:text-scale="105%"/>
    </style:style>
    <style:style style:name="T387" style:family="text">
      <style:text-properties style:font-name="Tahoma" fo:font-size="12pt" fo:letter-spacing="0.039cm" fo:font-weight="bold" style:font-size-asian="12pt" style:font-weight-asian="bold"/>
    </style:style>
    <style:style style:name="T388" style:family="text">
      <style:text-properties style:font-name="Tahoma" fo:font-size="12pt" fo:letter-spacing="0.032cm" fo:font-weight="bold" style:font-size-asian="12pt" style:font-weight-asian="bold"/>
    </style:style>
    <style:style style:name="T389" style:family="text">
      <style:text-properties fo:color="#272424" loext:opacity="100%" fo:font-size="8pt" fo:letter-spacing="-0.002cm" style:font-size-asian="8pt" style:text-scale="105%"/>
    </style:style>
    <style:style style:name="T390" style:family="text">
      <style:text-properties fo:color="#272424" loext:opacity="100%" fo:font-size="8pt" fo:letter-spacing="0.002cm" style:font-size-asian="8pt" style:text-scale="105%"/>
    </style:style>
    <style:style style:name="T391" style:family="text">
      <style:text-properties fo:color="#272424" loext:opacity="100%" fo:font-size="8pt" fo:letter-spacing="-0.007cm" style:font-size-asian="8pt" style:text-scale="105%"/>
    </style:style>
    <style:style style:name="T392" style:family="text">
      <style:text-properties fo:color="#272424" loext:opacity="100%" fo:font-size="8pt" fo:letter-spacing="-0.011cm" style:font-size-asian="8pt" style:text-scale="105%"/>
    </style:style>
    <style:style style:name="T393" style:family="text">
      <style:text-properties fo:color="#272424" loext:opacity="100%" fo:font-size="8pt" fo:letter-spacing="0.012cm" style:font-size-asian="8pt" style:text-scale="105%"/>
    </style:style>
    <style:style style:name="T394" style:family="text">
      <style:text-properties fo:color="#272424" loext:opacity="100%" fo:font-size="8pt" fo:letter-spacing="0.011cm" style:font-size-asian="8pt" style:text-scale="105%"/>
    </style:style>
    <style:style style:name="T395" style:family="text">
      <style:text-properties fo:color="#272424" loext:opacity="100%" fo:font-size="8pt" fo:letter-spacing="0.023cm" style:font-size-asian="8pt" style:text-scale="105%"/>
    </style:style>
    <style:style style:name="T396" style:family="text">
      <style:text-properties fo:color="#272424" loext:opacity="100%" fo:font-size="8pt" fo:letter-spacing="0.019cm" style:font-size-asian="8pt" style:text-scale="105%"/>
    </style:style>
    <style:style style:name="T397" style:family="text">
      <style:text-properties fo:color="#272424" loext:opacity="100%" fo:font-size="8pt" fo:letter-spacing="0.021cm" style:font-size-asian="8pt" style:text-scale="105%"/>
    </style:style>
    <style:style style:name="T398" style:family="text">
      <style:text-properties fo:color="#272424" loext:opacity="100%" fo:font-size="8pt" fo:letter-spacing="0.007cm" style:font-size-asian="8pt" style:text-scale="105%"/>
    </style:style>
    <style:style style:name="T399" style:family="text">
      <style:text-properties fo:color="#272424" loext:opacity="100%" fo:font-size="8pt" fo:letter-spacing="0.004cm" style:font-size-asian="8pt" style:text-scale="105%"/>
    </style:style>
    <style:style style:name="T400" style:family="text">
      <style:text-properties fo:color="#272424" loext:opacity="100%" fo:font-size="8pt" fo:letter-spacing="0.018cm" style:font-size-asian="8pt" style:text-scale="105%"/>
    </style:style>
    <style:style style:name="T401" style:family="text">
      <style:text-properties fo:color="#272424" loext:opacity="100%" fo:font-size="8pt" fo:letter-spacing="-0.009cm" style:font-size-asian="8pt" style:text-scale="105%"/>
    </style:style>
    <style:style style:name="T402" style:family="text">
      <style:text-properties fo:color="#272424" loext:opacity="100%" fo:font-size="8pt" fo:letter-spacing="0.009cm" style:font-size-asian="8pt" style:text-scale="105%"/>
    </style:style>
    <style:style style:name="T403" style:family="text">
      <style:text-properties fo:color="#272424" loext:opacity="100%" fo:font-size="8pt" fo:letter-spacing="0.005cm" style:font-size-asian="8pt" style:text-scale="105%"/>
    </style:style>
    <style:style style:name="T404" style:family="text">
      <style:text-properties fo:letter-spacing="-0.028cm" style:text-scale="95%"/>
    </style:style>
    <style:style style:name="T405" style:family="text">
      <style:text-properties fo:letter-spacing="-0.034cm" style:text-scale="95%"/>
    </style:style>
    <style:style style:name="T406" style:family="text">
      <style:text-properties fo:letter-spacing="-0.023cm" style:text-scale="95%"/>
    </style:style>
    <style:style style:name="T407" style:family="text">
      <style:text-properties fo:color="#272424" loext:opacity="100%" fo:font-size="5pt" style:font-size-asian="5pt" style:text-scale="105%"/>
    </style:style>
    <style:style style:name="T408" style:family="text">
      <style:text-properties fo:color="#272424" loext:opacity="100%" fo:font-size="5pt" fo:letter-spacing="0.009cm" style:font-size-asian="5pt" style:text-scale="105%"/>
    </style:style>
    <style:style style:name="T409" style:family="text">
      <style:text-properties fo:color="#272424" loext:opacity="100%" fo:font-size="5pt" fo:letter-spacing="0.016cm" style:font-size-asian="5pt" style:text-scale="105%"/>
    </style:style>
    <style:style style:name="T410" style:family="text">
      <style:text-properties fo:color="#272424" loext:opacity="100%" fo:font-size="5pt" fo:letter-spacing="0.012cm" style:font-size-asian="5pt" style:text-scale="105%"/>
    </style:style>
    <style:style style:name="T411" style:family="text">
      <style:text-properties fo:color="#272424" loext:opacity="100%" fo:font-size="5pt" fo:letter-spacing="0.007cm" style:font-size-asian="5pt" style:text-scale="105%"/>
    </style:style>
    <style:style style:name="T412" style:family="text">
      <style:text-properties fo:color="#272424" loext:opacity="100%" fo:font-size="5pt" fo:letter-spacing="0.004cm" style:font-size-asian="5pt" style:text-scale="105%"/>
    </style:style>
    <style:style style:name="T413" style:family="text">
      <style:text-properties fo:color="#272424" loext:opacity="100%" fo:font-size="5pt" fo:letter-spacing="0.019cm" style:font-size-asian="5pt" style:text-scale="105%"/>
    </style:style>
    <style:style style:name="T414" style:family="text">
      <style:text-properties fo:color="#272424" loext:opacity="100%" fo:font-size="5pt" fo:letter-spacing="0.011cm" style:font-size-asian="5pt" style:text-scale="105%"/>
    </style:style>
    <style:style style:name="T415" style:family="text">
      <style:text-properties fo:color="#272424" loext:opacity="100%" fo:font-size="5pt" fo:letter-spacing="0.002cm" style:font-size-asian="5pt" style:text-scale="105%"/>
    </style:style>
    <style:style style:name="T416" style:family="text">
      <style:text-properties fo:color="#272424" loext:opacity="100%" fo:font-size="5pt" fo:letter-spacing="0.023cm" style:font-size-asian="5pt" style:text-scale="105%"/>
    </style:style>
    <style:style style:name="T417" style:family="text">
      <style:text-properties fo:color="#272424" loext:opacity="100%" fo:font-size="5pt" fo:letter-spacing="0.014cm" style:font-size-asian="5pt" style:text-scale="105%"/>
    </style:style>
    <style:style style:name="T418" style:family="text">
      <style:text-properties fo:color="#272424" loext:opacity="100%" fo:font-size="5pt" fo:letter-spacing="-0.007cm" style:font-size-asian="5pt" style:text-scale="105%"/>
    </style:style>
    <style:style style:name="T419" style:family="text">
      <style:text-properties fo:color="#272424" loext:opacity="100%" fo:font-size="5pt" fo:letter-spacing="0.021cm" style:font-size-asian="5pt" style:text-scale="105%"/>
    </style:style>
    <style:style style:name="T420" style:family="text">
      <style:text-properties fo:color="#272424" loext:opacity="100%" fo:font-size="5pt" fo:letter-spacing="-0.005cm" style:font-size-asian="5pt" style:text-scale="105%"/>
    </style:style>
    <style:style style:name="T421" style:family="text">
      <style:text-properties fo:color="#272424" loext:opacity="100%" fo:font-size="5pt" fo:letter-spacing="-0.002cm" style:font-size-asian="5pt" style:text-scale="105%"/>
    </style:style>
    <style:style style:name="T422" style:family="text">
      <style:text-properties fo:color="#272424" loext:opacity="100%" fo:font-size="5pt" fo:letter-spacing="-0.004cm" style:font-size-asian="5pt" style:text-scale="105%"/>
    </style:style>
    <style:style style:name="T423" style:family="text">
      <style:text-properties fo:font-size="7.5pt" style:font-size-asian="7.5pt"/>
    </style:style>
    <style:style style:name="T424" style:family="text">
      <style:text-properties style:font-name="Tahoma" fo:font-size="8pt" fo:font-weight="bold" style:font-size-asian="8pt" style:font-weight-asian="bold" style:text-scale="95%"/>
    </style:style>
    <style:style style:name="T425" style:family="text">
      <style:text-properties style:font-name="Tahoma" fo:font-size="8pt" fo:letter-spacing="-0.004cm" fo:font-weight="bold" style:font-size-asian="8pt" style:font-weight-asian="bold" style:text-scale="95%"/>
    </style:style>
    <style:style style:name="T426" style:family="text">
      <style:text-properties style:font-name="Tahoma" fo:font-size="8pt" fo:letter-spacing="0.002cm" fo:font-weight="bold" style:font-size-asian="8pt" style:font-weight-asian="bold"/>
    </style:style>
    <style:style style:name="T427" style:family="text">
      <style:text-properties style:font-name="Tahoma" fo:font-size="3pt" fo:font-weight="bold" style:font-size-asian="3pt" style:font-weight-asian="bold"/>
    </style:style>
    <style:style style:name="T428" style:family="text">
      <style:text-properties fo:color="#000000" loext:opacity="100%" style:font-name="Tahoma" fo:font-size="3.5pt" fo:font-weight="bold" style:font-size-asian="3.5pt" style:font-weight-asian="bold"/>
    </style:style>
    <style:style style:name="T429" style:family="text">
      <style:text-properties fo:color="#000000" loext:opacity="100%" fo:font-family="Consolas" style:font-family-generic="swiss" style:font-pitch="variable" fo:font-size="5pt" style:font-size-asian="5pt"/>
    </style:style>
    <style:style style:name="T430" style:family="text">
      <style:text-properties fo:color="#272424" loext:opacity="100%" fo:font-family="Consolas" style:font-family-generic="swiss" style:font-pitch="variable" fo:font-size="5pt" fo:letter-spacing="-0.004cm" style:font-size-asian="5pt"/>
    </style:style>
    <style:style style:name="T431" style:family="text">
      <style:text-properties style:font-name="Tahoma" fo:font-size="8pt" fo:letter-spacing="0.032cm" fo:font-weight="bold" style:font-size-asian="8pt" style:font-weight-asian="bold"/>
    </style:style>
    <style:style style:name="T432" style:family="text">
      <style:text-properties style:font-name="Tahoma" fo:font-size="8pt" fo:letter-spacing="-0.004cm" fo:font-weight="bold" style:font-size-asian="8pt" style:font-weight-asian="bold"/>
    </style:style>
    <style:style style:name="T433" style:family="text">
      <style:text-properties style:font-name="Tahoma" fo:font-size="3.5pt" fo:font-weight="bold" style:font-size-asian="3.5pt" style:font-weight-asian="bold"/>
    </style:style>
    <style:style style:name="T434" style:family="text">
      <style:text-properties fo:color="#272424" loext:opacity="100%" style:font-name="Tahoma" fo:font-size="5pt" fo:letter-spacing="-0.004cm" fo:font-weight="bold" style:font-size-asian="5pt" style:font-weight-asian="bold"/>
    </style:style>
    <style:style style:name="T435" style:family="text">
      <style:text-properties fo:color="#272424" loext:opacity="100%" fo:font-size="5pt" fo:letter-spacing="-0.007cm" style:font-size-asian="5pt" style:text-scale="115%"/>
    </style:style>
    <style:style style:name="T436" style:family="text">
      <style:text-properties fo:color="#272424" loext:opacity="100%" fo:font-size="5pt" fo:letter-spacing="-0.004cm" style:font-size-asian="5pt" style:text-scale="110%"/>
    </style:style>
    <style:style style:name="T437" style:family="text">
      <style:text-properties fo:color="#272424" loext:opacity="100%" fo:font-size="5pt" style:font-size-asian="5pt" style:text-scale="110%"/>
    </style:style>
    <style:style style:name="T438" style:family="text">
      <style:text-properties fo:color="#272424" loext:opacity="100%" fo:font-size="5pt" fo:letter-spacing="0.002cm" style:font-size-asian="5pt" style:text-scale="110%"/>
    </style:style>
    <style:style style:name="T439" style:family="text">
      <style:text-properties fo:color="#272424" loext:opacity="100%" fo:font-size="5pt" fo:letter-spacing="0.004cm" style:font-size-asian="5pt" style:text-scale="110%"/>
    </style:style>
    <style:style style:name="T440" style:family="text">
      <style:text-properties fo:color="#272424" loext:opacity="100%" fo:font-size="5pt" fo:letter-spacing="-0.004cm" style:font-size-asian="5pt"/>
    </style:style>
    <style:style style:name="T441" style:family="text">
      <style:text-properties fo:color="#272424" loext:opacity="100%" fo:font-size="5pt" fo:letter-spacing="0.005cm" style:font-size-asian="5pt" style:text-scale="105%"/>
    </style:style>
    <style:style style:name="T442" style:family="text">
      <style:text-properties style:font-name="Tahoma" fo:font-size="8pt" fo:letter-spacing="0.044cm" fo:font-weight="bold" style:font-size-asian="8pt" style:font-weight-asian="bold"/>
    </style:style>
    <style:style style:name="T443" style:family="text">
      <style:text-properties style:font-name="Tahoma" fo:font-size="8pt" fo:letter-spacing="0.019cm" fo:font-weight="bold" style:font-size-asian="8pt" style:font-weight-asian="bold"/>
    </style:style>
    <style:style style:name="T444" style:family="text">
      <style:text-properties fo:color="#272424" loext:opacity="100%" fo:font-size="5pt" fo:letter-spacing="-0.011cm" style:font-size-asian="5pt" style:text-scale="110%"/>
    </style:style>
    <style:style style:name="T445" style:family="text">
      <style:text-properties fo:color="#272424" loext:opacity="100%" fo:font-size="5pt" fo:letter-spacing="-0.007cm" style:font-size-asian="5pt" style:text-scale="110%"/>
    </style:style>
    <style:style style:name="T446" style:family="text">
      <style:text-properties fo:color="#272424" loext:opacity="100%" fo:font-size="5pt" fo:letter-spacing="-0.009cm" style:font-size-asian="5pt" style:text-scale="115%"/>
    </style:style>
    <style:style style:name="T447" style:family="text">
      <style:text-properties fo:color="#272424" loext:opacity="100%" fo:font-size="5pt" fo:letter-spacing="0.005cm" style:font-size-asian="5pt" style:text-scale="110%"/>
    </style:style>
    <style:style style:name="T448" style:family="text">
      <style:text-properties fo:color="#272424" loext:opacity="100%" fo:font-size="5pt" fo:letter-spacing="0.009cm" style:font-size-asian="5pt" style:text-scale="110%"/>
    </style:style>
    <style:style style:name="T449" style:family="text">
      <style:text-properties fo:color="#272424" loext:opacity="100%" fo:font-size="5pt" fo:letter-spacing="-0.005cm" style:font-size-asian="5pt" style:text-scale="110%"/>
    </style:style>
    <style:style style:name="T450" style:family="text">
      <style:text-properties fo:color="#272424" loext:opacity="100%" fo:font-size="5pt" fo:letter-spacing="-0.019cm" style:font-size-asian="5pt" style:text-scale="110%"/>
    </style:style>
    <style:style style:name="T451" style:family="text">
      <style:text-properties fo:color="#272424" loext:opacity="100%" fo:font-size="5pt" fo:letter-spacing="-0.004cm" style:font-size-asian="5pt" style:text-scale="115%"/>
    </style:style>
    <style:style style:name="T452" style:family="text">
      <style:text-properties fo:color="#272424" loext:opacity="100%" fo:font-size="5pt" fo:letter-spacing="-0.002cm" style:font-size-asian="5pt" style:text-scale="110%"/>
    </style:style>
    <style:style style:name="T453" style:family="text">
      <style:text-properties style:font-name="Tahoma" fo:font-size="8pt" fo:letter-spacing="0.018cm" fo:font-weight="bold" style:font-size-asian="8pt" style:font-weight-asian="bold"/>
    </style:style>
    <style:style style:name="T454" style:family="text">
      <style:text-properties style:font-name="Tahoma" fo:font-size="6.5pt" fo:font-weight="bold" style:font-size-asian="6.5pt" style:font-weight-asian="bold" style:text-scale="95%"/>
    </style:style>
    <style:style style:name="T455" style:family="text">
      <style:text-properties style:font-name="Tahoma" fo:font-size="6.5pt" fo:letter-spacing="-0.004cm" fo:font-weight="bold" style:font-size-asian="6.5pt" style:font-weight-asian="bold" style:text-scale="95%"/>
    </style:style>
    <style:style style:name="T456" style:family="text">
      <style:text-properties style:font-name="Tahoma" fo:font-size="2.5pt" fo:font-weight="bold" style:font-size-asian="2.5pt" style:font-weight-asian="bold"/>
    </style:style>
    <style:style style:name="T457" style:family="text">
      <style:text-properties fo:color="#000000" loext:opacity="100%" style:font-name="Tahoma" fo:font-size="4pt" fo:font-weight="bold" style:font-size-asian="4pt" style:font-weight-asian="bold"/>
    </style:style>
    <style:style style:name="T458" style:family="text">
      <style:text-properties fo:color="#272424" loext:opacity="100%" fo:font-family="Consolas" style:font-family-generic="swiss" style:font-pitch="variable" fo:font-size="5pt" fo:letter-spacing="0.014cm" style:font-size-asian="5pt"/>
    </style:style>
    <style:style style:name="T459" style:family="text">
      <style:text-properties fo:color="#272424" loext:opacity="100%" fo:font-family="Consolas" style:font-family-generic="swiss" style:font-pitch="variable" fo:font-size="5pt" fo:letter-spacing="0.021cm" style:font-size-asian="5pt"/>
    </style:style>
    <style:style style:name="T460" style:family="text">
      <style:text-properties fo:color="#272424" loext:opacity="100%" fo:font-family="Consolas" style:font-family-generic="swiss" style:font-pitch="variable" fo:font-size="5pt" fo:letter-spacing="0.023cm" style:font-size-asian="5pt"/>
    </style:style>
    <style:style style:name="T461" style:family="text">
      <style:text-properties fo:color="#272424" loext:opacity="100%" fo:font-family="Consolas" style:font-family-generic="swiss" style:font-pitch="variable" fo:font-size="5pt" fo:letter-spacing="-0.018cm" style:font-size-asian="5pt"/>
    </style:style>
    <style:style style:name="T462" style:family="text">
      <style:text-properties fo:color="#272424" loext:opacity="100%" fo:font-family="Consolas" style:font-family-generic="swiss" style:font-pitch="variable" fo:font-size="5pt" style:font-size-asian="5pt"/>
    </style:style>
    <style:style style:name="T463" style:family="text">
      <style:text-properties fo:color="#272424" loext:opacity="100%" fo:font-family="Consolas" style:font-family-generic="swiss" style:font-pitch="variable" fo:font-size="5pt" fo:letter-spacing="-0.016cm" style:font-size-asian="5pt"/>
    </style:style>
    <style:style style:name="T464" style:family="text">
      <style:text-properties fo:color="#272424" loext:opacity="100%" fo:font-family="Consolas" style:font-family-generic="swiss" style:font-pitch="variable" fo:font-size="5pt" fo:letter-spacing="-0.014cm" style:font-size-asian="5pt"/>
    </style:style>
    <style:style style:name="T465" style:family="text">
      <style:text-properties fo:color="#272424" loext:opacity="100%" fo:font-family="Consolas" style:font-family-generic="swiss" style:font-pitch="variable" fo:font-size="5pt" fo:letter-spacing="-0.002cm" style:font-size-asian="5pt"/>
    </style:style>
    <style:style style:name="T466" style:family="text">
      <style:text-properties fo:color="#272424" loext:opacity="100%" fo:font-family="Consolas" style:font-family-generic="swiss" style:font-pitch="variable" fo:font-size="5pt" fo:letter-spacing="-0.009cm" style:font-size-asian="5pt"/>
    </style:style>
    <style:style style:name="T467" style:family="text">
      <style:text-properties fo:color="#272424" loext:opacity="100%" fo:font-family="Consolas" style:font-family-generic="swiss" style:font-pitch="variable" fo:font-size="5pt" fo:letter-spacing="-0.011cm" style:font-size-asian="5pt"/>
    </style:style>
    <style:style style:name="T468" style:family="text">
      <style:text-properties fo:color="#272424" loext:opacity="100%" fo:font-family="Consolas" style:font-family-generic="swiss" style:font-pitch="variable" fo:font-size="5pt" fo:letter-spacing="-0.025cm" style:font-size-asian="5pt"/>
    </style:style>
    <style:style style:name="T469" style:family="text">
      <style:text-properties fo:color="#272424" loext:opacity="100%" style:font-name="Consolas" fo:font-size="5pt" style:font-size-asian="5pt"/>
    </style:style>
    <style:style style:name="T470" style:family="text">
      <style:text-properties style:font-name="Tahoma" fo:font-size="6.5pt" fo:letter-spacing="-0.016cm" fo:font-weight="bold" style:font-size-asian="6.5pt" style:font-weight-asian="bold"/>
    </style:style>
    <style:style style:name="T471" style:family="text">
      <style:text-properties style:font-name="Tahoma" fo:font-size="6.5pt" fo:letter-spacing="-0.011cm" fo:font-weight="bold" style:font-size-asian="6.5pt" style:font-weight-asian="bold"/>
    </style:style>
    <style:style style:name="T472" style:family="text">
      <style:text-properties style:font-name="Tahoma" fo:font-size="6.5pt" fo:letter-spacing="-0.004cm" fo:font-weight="bold" style:font-size-asian="6.5pt" style:font-weight-asian="bold"/>
    </style:style>
    <style:style style:name="T473" style:family="text">
      <style:text-properties fo:color="#272424" loext:opacity="100%" fo:font-family="Consolas" style:font-family-generic="swiss" style:font-pitch="variable" fo:font-size="5pt" fo:letter-spacing="-0.012cm" style:font-size-asian="5pt"/>
    </style:style>
    <style:style style:name="T474" style:family="text">
      <style:text-properties style:font-name="Tahoma" fo:font-size="6.5pt" fo:letter-spacing="-0.002cm" fo:font-weight="bold" style:font-size-asian="6.5pt" style:font-weight-asian="bold" style:text-scale="95%"/>
    </style:style>
    <style:style style:name="T475" style:family="text">
      <style:text-properties fo:color="#272424" loext:opacity="100%" fo:font-family="Consolas" style:font-family-generic="swiss" style:font-pitch="variable" fo:font-size="5pt" fo:letter-spacing="-0.023cm" style:font-size-asian="5pt"/>
    </style:style>
    <style:style style:name="T476" style:family="text">
      <style:text-properties style:font-name="Tahoma" fo:font-size="6.5pt" fo:letter-spacing="0.016cm" fo:font-weight="bold" style:font-size-asian="6.5pt" style:font-weight-asian="bold"/>
    </style:style>
    <style:style style:name="T477" style:family="text">
      <style:text-properties style:font-name="Tahoma" fo:font-size="6.5pt" fo:letter-spacing="0.018cm" fo:font-weight="bold" style:font-size-asian="6.5pt" style:font-weight-asian="bold"/>
    </style:style>
    <style:style style:name="T478" style:family="text">
      <style:text-properties style:font-name="Tahoma" fo:font-size="6.5pt" fo:letter-spacing="0.019cm" fo:font-weight="bold" style:font-size-asian="6.5pt" style:font-weight-asian="bold"/>
    </style:style>
    <style:style style:name="T479" style:family="text">
      <style:text-properties fo:color="#272424" loext:opacity="100%" fo:font-family="Consolas" style:font-family-generic="swiss" style:font-pitch="variable" fo:font-size="5pt" fo:letter-spacing="-0.028cm" style:font-size-asian="5pt"/>
    </style:style>
    <style:style style:name="T480" style:family="text">
      <style:text-properties fo:color="#272424" loext:opacity="100%" fo:font-family="Consolas" style:font-family-generic="swiss" style:font-pitch="variable" fo:font-size="5pt" fo:letter-spacing="-0.021cm" style:font-size-asian="5pt"/>
    </style:style>
    <style:style style:name="T481" style:family="text">
      <style:text-properties fo:color="#272424" loext:opacity="100%" fo:font-family="Consolas" style:font-family-generic="swiss" style:font-pitch="variable" fo:font-size="5pt" fo:letter-spacing="-0.019cm" style:font-size-asian="5pt"/>
    </style:style>
    <style:style style:name="T482" style:family="text">
      <style:text-properties fo:color="#272424" loext:opacity="100%" fo:font-family="Consolas" style:font-family-generic="swiss" style:font-pitch="variable" fo:font-size="5pt" fo:letter-spacing="0.03cm" style:font-size-asian="5pt"/>
    </style:style>
    <style:style style:name="T483" style:family="text">
      <style:text-properties style:font-name="Tahoma" fo:font-size="6.5pt" fo:letter-spacing="0.004cm" fo:font-weight="bold" style:font-size-asian="6.5pt" style:font-weight-asian="bold"/>
    </style:style>
    <style:style style:name="T484" style:family="text">
      <style:text-properties style:font-name="Tahoma" fo:font-size="6.5pt" fo:letter-spacing="0.005cm" fo:font-weight="bold" style:font-size-asian="6.5pt" style:font-weight-asian="bold"/>
    </style:style>
    <style:style style:name="T485" style:family="text">
      <style:text-properties fo:color="#272424" loext:opacity="100%" fo:font-family="Consolas" style:font-family-generic="swiss" style:font-pitch="variable" fo:font-size="5pt" fo:letter-spacing="0.025cm" style:font-size-asian="5pt"/>
    </style:style>
    <style:style style:name="T486" style:family="text">
      <style:text-properties fo:color="#272424" loext:opacity="100%" fo:font-family="Consolas" style:font-family-generic="swiss" style:font-pitch="variable" fo:font-size="5pt" fo:letter-spacing="0.032cm" style:font-size-asian="5pt"/>
    </style:style>
    <style:style style:name="T487" style:family="text">
      <style:text-properties style:font-name="Tahoma" fo:font-size="8pt" fo:letter-spacing="-0.002cm" fo:font-weight="bold" style:font-size-asian="8pt" style:font-weight-asian="bold"/>
    </style:style>
    <style:style style:name="T488" style:family="text">
      <style:text-properties style:font-name="Tahoma" fo:font-size="8pt" fo:letter-spacing="-0.005cm" fo:font-weight="bold" style:font-size-asian="8pt" style:font-weight-asian="bold" style:text-scale="95%"/>
    </style:style>
    <style:style style:name="T489" style:family="text">
      <style:text-properties fo:color="#272424" loext:opacity="100%" style:font-name="Tahoma" fo:font-size="6.5pt" fo:font-weight="bold" style:font-size-asian="6.5pt" style:font-weight-asian="bold" style:text-scale="95%"/>
    </style:style>
    <style:style style:name="T490" style:family="text">
      <style:text-properties fo:color="#272424" loext:opacity="100%" style:font-name="Tahoma" fo:font-size="6.5pt" fo:letter-spacing="0.019cm" fo:font-weight="bold" style:font-size-asian="6.5pt" style:font-weight-asian="bold"/>
    </style:style>
    <style:style style:name="T491" style:family="text">
      <style:text-properties fo:color="#272424" loext:opacity="100%" style:font-name="Tahoma" fo:font-size="6.5pt" fo:letter-spacing="0.042cm" fo:font-weight="bold" style:font-size-asian="6.5pt" style:font-weight-asian="bold"/>
    </style:style>
    <style:style style:name="T492" style:family="text">
      <style:text-properties fo:color="#272424" loext:opacity="100%" style:font-name="Tahoma" fo:font-size="6.5pt" fo:letter-spacing="-0.004cm" fo:font-weight="bold" style:font-size-asian="6.5pt" style:font-weight-asian="bold" style:text-scale="95%"/>
    </style:style>
    <style:style style:name="T493" style:family="text">
      <style:text-properties fo:color="#272424" loext:opacity="100%" fo:font-size="5pt" fo:letter-spacing="0.014cm" style:font-size-asian="5pt" style:text-scale="110%"/>
    </style:style>
    <style:style style:name="T494" style:family="text">
      <style:text-properties fo:color="#272424" loext:opacity="100%" fo:font-size="5pt" fo:letter-spacing="0.018cm" style:font-size-asian="5pt" style:text-scale="110%"/>
    </style:style>
    <style:style style:name="T495" style:family="text">
      <style:text-properties fo:color="#272424" loext:opacity="100%" fo:font-size="5pt" fo:letter-spacing="0.012cm" style:font-size-asian="5pt" style:text-scale="110%"/>
    </style:style>
    <style:style style:name="T496" style:family="text">
      <style:text-properties fo:color="#272424" loext:opacity="100%" fo:font-size="5pt" fo:letter-spacing="0.007cm" style:font-size-asian="5pt" style:text-scale="110%"/>
    </style:style>
    <style:style style:name="T497" style:family="text">
      <style:text-properties fo:color="#272424" loext:opacity="100%" style:font-name="Tahoma" fo:font-size="6.5pt" fo:letter-spacing="-0.004cm" fo:font-weight="bold" style:font-size-asian="6.5pt" style:font-weight-asian="bold"/>
    </style:style>
    <style:style style:name="T498" style:family="text">
      <style:text-properties fo:color="#272424" loext:opacity="100%" style:font-name="Tahoma" fo:font-size="6.5pt" fo:letter-spacing="0.014cm" fo:font-weight="bold" style:font-size-asian="6.5pt" style:font-weight-asian="bold"/>
    </style:style>
    <style:style style:name="T499" style:family="text">
      <style:text-properties fo:color="#272424" loext:opacity="100%" fo:font-size="5pt" fo:letter-spacing="-0.009cm" style:font-size-asian="5pt" style:text-scale="105%"/>
    </style:style>
    <style:style style:name="T500" style:family="text">
      <style:text-properties fo:color="#272424" loext:opacity="100%" fo:font-size="5pt" fo:letter-spacing="-0.018cm" style:font-size-asian="5pt" style:text-scale="105%"/>
    </style:style>
    <style:style style:name="T501" style:family="text">
      <style:text-properties fo:color="#272424" loext:opacity="100%" fo:font-size="5pt" fo:letter-spacing="-0.014cm" style:font-size-asian="5pt" style:text-scale="105%"/>
    </style:style>
    <style:style style:name="T502" style:family="text">
      <style:text-properties fo:color="#272424" loext:opacity="100%" style:font-name="Tahoma" fo:font-size="6.5pt" fo:font-weight="bold" style:font-size-asian="6.5pt" style:font-weight-asian="bold"/>
    </style:style>
    <style:style style:name="T503" style:family="text">
      <style:text-properties fo:color="#272424" loext:opacity="100%" style:font-name="Tahoma" fo:font-size="6.5pt" fo:letter-spacing="-0.011cm" fo:font-weight="bold" style:font-size-asian="6.5pt" style:font-weight-asian="bold"/>
    </style:style>
    <style:style style:name="T504" style:family="text">
      <style:text-properties fo:color="#272424" loext:opacity="100%" style:font-name="Tahoma" fo:font-size="6.5pt" fo:letter-spacing="-0.016cm" fo:font-weight="bold" style:font-size-asian="6.5pt" style:font-weight-asian="bold"/>
    </style:style>
    <style:style style:name="T505" style:family="text">
      <style:text-properties fo:color="#272424" loext:opacity="100%" fo:font-size="5pt" fo:letter-spacing="-0.014cm" style:font-size-asian="5pt" style:text-scale="110%"/>
    </style:style>
    <style:style style:name="T506" style:family="text">
      <style:text-properties fo:color="#272424" loext:opacity="100%" fo:font-size="5pt" fo:letter-spacing="-0.018cm" style:font-size-asian="5pt" style:text-scale="110%"/>
    </style:style>
    <style:style style:name="T507" style:family="text">
      <style:text-properties fo:color="#272424" loext:opacity="100%" style:font-name="Tahoma" fo:font-size="6.5pt" fo:font-weight="bold" style:font-size-asian="6.5pt" style:font-weight-asian="bold" style:text-scale="90%"/>
    </style:style>
    <style:style style:name="T508" style:family="text">
      <style:text-properties fo:color="#272424" loext:opacity="100%" style:font-name="Tahoma" fo:font-size="6.5pt" fo:letter-spacing="0.034cm" fo:font-weight="bold" style:font-size-asian="6.5pt" style:font-weight-asian="bold"/>
    </style:style>
    <style:style style:name="T509" style:family="text">
      <style:text-properties fo:color="#272424" loext:opacity="100%" fo:font-size="5pt" fo:letter-spacing="0.011cm" style:font-size-asian="5pt" style:text-scale="110%"/>
    </style:style>
    <style:style style:name="T510" style:family="text">
      <style:text-properties fo:color="#272424" loext:opacity="100%" fo:font-size="5pt" fo:letter-spacing="0.016cm" style:font-size-asian="5pt" style:text-scale="110%"/>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3">
          <style:column style:rel-width="19144*" fo:start-indent="0cm" fo:end-indent="0.356cm"/>
          <style:column style:rel-width="20927*" fo:start-indent="0.356cm" fo:end-indent="0.168cm"/>
          <style:column style:rel-width="25464*" fo:start-indent="0.168cm" fo:end-indent="0cm"/>
        </style:columns>
      </style:section-properties>
    </style:style>
    <style:style style:name="Sect3" style:family="section">
      <style:section-properties style:editable="false">
        <style:columns fo:column-count="3">
          <style:column style:rel-width="19632*" fo:start-indent="0cm" fo:end-indent="0.206cm"/>
          <style:column style:rel-width="21268*" fo:start-indent="0.206cm" fo:end-indent="0.034cm"/>
          <style:column style:rel-width="24635*" fo:start-indent="0.034cm" fo:end-indent="0cm"/>
        </style:columns>
      </style:section-properties>
    </style:style>
    <style:style style:name="Sect4" style:family="section">
      <style:section-properties style:editable="false">
        <style:columns fo:column-count="3">
          <style:column style:rel-width="19655*" fo:start-indent="0cm" fo:end-indent="0.199cm"/>
          <style:column style:rel-width="19509*" fo:start-indent="0.199cm" fo:end-indent="0.445cm"/>
          <style:column style:rel-width="26371*" fo:start-indent="0.445cm" fo:end-indent="0cm"/>
        </style:columns>
      </style:section-properties>
    </style:style>
    <style:style style:name="Sect5" style:family="section">
      <style:section-properties style:editable="false">
        <style:columns fo:column-count="3">
          <style:column style:rel-width="19198*" fo:start-indent="0cm" fo:end-indent="0.34cm"/>
          <style:column style:rel-width="20182*" fo:start-indent="0.34cm" fo:end-indent="0.377cm"/>
          <style:column style:rel-width="26155*" fo:start-indent="0.377cm" fo:end-indent="0cm"/>
        </style:columns>
      </style:section-properties>
    </style:style>
    <style:style style:name="Sect6" style:family="section">
      <style:section-properties text:dont-balance-text-columns="true" style:editable="false">
        <style:columns fo:column-count="3">
          <style:column style:rel-width="18367*" fo:start-indent="0cm" fo:end-indent="0.594cm"/>
          <style:column style:rel-width="19599*" fo:start-indent="0.594cm" fo:end-indent="0.811cm"/>
          <style:column style:rel-width="27569*" fo:start-indent="0.811cm" fo:end-indent="0cm"/>
        </style:columns>
      </style:section-properties>
    </style:style>
    <style:style style:name="Sect7" style:family="section">
      <style:section-properties style:editable="false">
        <style:columns fo:column-count="2">
          <style:column style:rel-width="31317*" fo:start-indent="0cm" fo:end-indent="0.035cm"/>
          <style:column style:rel-width="34218*" fo:start-indent="0.035cm" fo:end-indent="0cm"/>
        </style:columns>
      </style:section-properties>
    </style:style>
    <style:style style:name="Sect8" style:family="section">
      <style:section-properties style:editable="false">
        <style:columns fo:column-count="2">
          <style:column style:rel-width="31621*" fo:start-indent="0cm" fo:end-indent="0.035cm"/>
          <style:column style:rel-width="33914*" fo:start-indent="0.035cm" fo:end-indent="0cm"/>
        </style:columns>
      </style:section-properties>
    </style:style>
    <style:style style:name="Sect9" style:family="section">
      <style:section-properties style:editable="false">
        <style:columns fo:column-count="2">
          <style:column style:rel-width="32097*" fo:start-indent="0cm" fo:end-indent="0.035cm"/>
          <style:column style:rel-width="33438*" fo:start-indent="0.035cm" fo:end-indent="0cm"/>
        </style:columns>
      </style:section-properties>
    </style:style>
    <style:style style:name="Sect10" style:family="section">
      <style:section-properties style:editable="false">
        <style:columns fo:column-count="2">
          <style:column style:rel-width="31437*" fo:start-indent="0cm" fo:end-indent="0.035cm"/>
          <style:column style:rel-width="34098*" fo:start-indent="0.035cm" fo:end-indent="0cm"/>
        </style:columns>
      </style:section-properties>
    </style:style>
    <style:style style:name="Sect11" style:family="section">
      <style:section-properties text:dont-balance-text-columns="true" style:editable="false">
        <style:columns fo:column-count="3">
          <style:column style:rel-width="20791*" fo:start-indent="0cm" fo:end-indent="0.108cm"/>
          <style:column style:rel-width="21211*" fo:start-indent="0.108cm" fo:end-indent="0.085cm"/>
          <style:column style:rel-width="23533*" fo:start-indent="0.085cm" fo:end-indent="0cm"/>
        </style:columns>
      </style:section-properties>
    </style:style>
    <style:style style:name="Sect12" style:family="section">
      <style:section-properties style:editable="false">
        <style:columns fo:column-count="2">
          <style:column style:rel-width="31410*" fo:start-indent="0cm" fo:end-indent="0.035cm"/>
          <style:column style:rel-width="34125*" fo:start-indent="0.035cm" fo:end-indent="0cm"/>
        </style:columns>
      </style:section-properties>
    </style:style>
    <style:style style:name="Sect13" style:family="section">
      <style:section-properties style:editable="false">
        <style:columns fo:column-count="2">
          <style:column style:rel-width="30828*" fo:start-indent="0cm" fo:end-indent="0.131cm"/>
          <style:column style:rel-width="34707*" fo:start-indent="0.131cm" fo:end-indent="0cm"/>
        </style:columns>
      </style:section-properties>
    </style:style>
    <style:style style:name="gr1" style:family="graphic">
      <style:graphic-properties draw:stroke="none" svg:stroke-width="0cm" draw:fill="solid" draw:fill-color="#4850bb" draw:textarea-vertical-align="top" draw:auto-grow-height="false" fo:min-height="0cm" fo:min-width="5.34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4850bb" draw:textarea-vertical-align="top" draw:auto-grow-height="false" fo:min-height="0cm" fo:min-width="5.34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style:writing-mode="lr-tb" loext:decorative="false" fo:margin-left="0cm" fo:margin-right="0.004cm" fo:margin-top="0.005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4850bb" draw:textarea-vertical-align="top" draw:auto-grow-height="false" fo:min-height="0cm" fo:min-width="5.341cm" fo:padding-top="0.127cm" fo:padding-bottom="0.127cm" fo:padding-left="0.254cm" fo:padding-right="0.254cm" fo:wrap-option="wrap" loext:decorative="false" style:run-through="foreground"/>
    </style:style>
    <style:style style:name="gr5" style:family="graphic">
      <style:graphic-properties style:writing-mode="lr-tb" loext:decorative="false" fo:margin-left="0cm" fo:margin-right="0.004cm" fo:margin-top="0.004cm" fo:margin-bottom="0.007cm"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style:writing-mode="lr-tb" loext:decorative="false" fo:margin-left="0cm" fo:margin-right="0.004cm" fo:margin-top="0.007cm" fo:margin-bottom="0.004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style:writing-mode="lr-tb" loext:decorative="false" fo:margin-left="0cm" fo:margin-right="0.004cm" fo:margin-top="0.012cm" fo:margin-bottom="0cm"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style:writing-mode="lr-tb" loext:decorative="false" fo:margin-left="-0.002cm" fo:margin-right="0cm" fo:margin-top="0cm" fo:margin-bottom="0.004cm"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none" svg:stroke-width="0cm" draw:fill="solid" draw:fill-color="#ff6b6b" draw:textarea-vertical-align="top" draw:auto-grow-height="false" fo:min-height="7.966cm" fo:min-width="8.731cm" fo:padding-top="0.127cm" fo:padding-bottom="0.127cm" fo:padding-left="0.254cm" fo:padding-right="0.254cm" fo:wrap-option="wrap" loext:decorative="false" style:run-through="foreground"/>
    </style:style>
    <style:style style:name="gr10" style:family="graphic" style:parent-style-name="Frame">
      <style:graphic-properties draw:stroke="none" svg:stroke-width="0cm" draw:fill="none" loext:fill-use-slide-background="false" draw:textarea-vertical-align="top" draw:auto-grow-height="false" fo:min-height="8.22cm" fo:min-width="9.239cm" fo:padding-top="0cm" fo:padding-bottom="0cm" fo:padding-left="0cm" fo:padding-right="0cm" fo:wrap-option="wrap" loext:decorative="false" style:run-through="foreground"/>
    </style:style>
    <style:style style:name="gr11" style:family="graphic">
      <style:graphic-properties style:writing-mode="lr-tb" loext:decorative="false" fo:margin-left="-0.004cm" fo:margin-right="0.005cm" fo:margin-top="0cm" fo:margin-bottom="0.005cm" style:run-through="fore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svg:stroke-width="0cm" draw:fill="solid" draw:fill-color="#4ecdc4" draw:textarea-vertical-align="top" draw:auto-grow-height="false" fo:min-height="7.966cm" fo:min-width="8.731cm" fo:padding-top="0.127cm" fo:padding-bottom="0.127cm" fo:padding-left="0.254cm" fo:padding-right="0.254cm" fo:wrap-option="wrap" loext:decorative="false" style:run-through="foreground"/>
    </style:style>
    <style:style style:name="gr13" style:family="graphic" style:parent-style-name="Frame">
      <style:graphic-properties draw:stroke="none" svg:stroke-width="0cm" draw:fill="none" loext:fill-use-slide-background="false" draw:textarea-vertical-align="top" draw:auto-grow-height="false" fo:min-height="0.58cm" fo:min-width="4.343cm" fo:padding-top="0cm" fo:padding-bottom="0cm" fo:padding-left="0cm" fo:padding-right="0cm" fo:wrap-option="wrap" loext:decorative="false" style:run-through="foreground"/>
    </style:style>
    <style:style style:name="gr14" style:family="graphic" style:parent-style-name="Frame">
      <style:graphic-properties draw:stroke="none" svg:stroke-width="0cm" draw:fill="none" loext:fill-use-slide-background="false" draw:textarea-vertical-align="top" draw:auto-grow-height="false" fo:min-height="5.255cm" fo:min-width="0.245cm" fo:padding-top="0cm" fo:padding-bottom="0cm" fo:padding-left="0cm" fo:padding-right="0cm" fo:wrap-option="wrap" loext:decorative="false" style:run-through="foreground"/>
    </style:style>
    <style:style style:name="gr15" style:family="graphic" style:parent-style-name="Frame">
      <style:graphic-properties draw:stroke="none" svg:stroke-width="0cm" draw:fill="none" loext:fill-use-slide-background="false" draw:textarea-vertical-align="top" draw:auto-grow-height="false" fo:min-height="5.851cm" fo:min-width="7.546cm" fo:padding-top="0cm" fo:padding-bottom="0cm" fo:padding-left="0cm" fo:padding-right="0cm" fo:wrap-option="wrap" loext:decorative="false" style:run-through="foreground"/>
    </style:style>
    <style:style style:name="gr16" style:family="graphic">
      <style:graphic-properties style:writing-mode="lr-tb" loext:decorative="false" fo:margin-left="-0.002cm" fo:margin-right="-0.051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7" style:family="graphic">
      <style:graphic-properties draw:stroke="none" svg:stroke-width="0cm" draw:fill="solid" draw:fill-color="#dadbf0" draw:textarea-vertical-align="top" draw:auto-grow-height="false" fo:min-height="4.655cm" fo:min-width="8.761cm" fo:padding-top="0.127cm" fo:padding-bottom="0.127cm" fo:padding-left="0.254cm" fo:padding-right="0.254cm" fo:wrap-option="wrap" loext:decorative="false" style:run-through="foreground"/>
    </style:style>
    <style:style style:name="gr18" style:family="graphic">
      <style:graphic-properties draw:stroke="none" svg:stroke-width="0cm" draw:fill="solid" draw:fill-color="#4850bb" draw:textarea-vertical-align="top" draw:auto-grow-height="false" fo:min-height="0.739cm" fo:min-width="0.48cm" fo:padding-top="0.127cm" fo:padding-bottom="0.127cm" fo:padding-left="0.254cm" fo:padding-right="0.254cm" fo:wrap-option="wrap" loext:decorative="false" style:run-through="foreground"/>
    </style:style>
    <style:style style:name="gr19"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20" style:family="graphic" style:parent-style-name="Frame">
      <style:graphic-properties draw:stroke="solid" svg:stroke-width="0.051cm" svg:stroke-color="#c0c1d6" draw:stroke-linejoin="miter" draw:fill="none" loext:fill-use-slide-background="false" draw:textarea-vertical-align="top" draw:auto-grow-height="false" fo:min-height="4.909cm" fo:min-width="9.269cm" fo:padding-top="0cm" fo:padding-bottom="0cm" fo:padding-left="0cm" fo:padding-right="0cm" fo:wrap-option="wrap" loext:decorative="false" style:run-through="foreground"/>
    </style:style>
    <style:style style:name="gr21" style:family="graphic">
      <style:graphic-properties style:writing-mode="lr-tb" loext:decorative="false" fo:margin-left="0.012cm" fo:margin-right="0.071cm" fo:margin-top="0.041cm" fo:margin-bottom="0.018cm" style:run-through="foreground" style:vertical-pos="top" style:vertical-rel="baseline" style:horizontal-pos="from-left" style:horizontal-rel="paragraph" draw:wrap-influence-on-position="once-concurrent" loext:allow-overlap="true" style:flow-with-text="false"/>
    </style:style>
    <style:style style:name="gr22" style:family="graphic">
      <style:graphic-properties draw:stroke="solid" svg:stroke-width="0.037cm" svg:stroke-color="#4850bb" draw:stroke-linejoin="round" draw:fill="none" loext:fill-use-slide-background="false" draw:textarea-vertical-align="top" draw:auto-grow-height="false" fo:min-height="0.441cm" fo:min-width="0.363cm" fo:padding-top="0.127cm" fo:padding-bottom="0.127cm" fo:padding-left="0.254cm" fo:padding-right="0.254cm" fo:wrap-option="wrap" loext:decorative="false" style:run-through="foreground"/>
    </style:style>
    <style:style style:name="gr23" style:family="graphic">
      <style:graphic-properties style:writing-mode="lr-tb" loext:decorative="false" fo:margin-left="0.023cm" fo:margin-right="0.021cm" fo:margin-top="0.019cm" fo:margin-bottom="0.016cm" style:run-through="foreground" style:vertical-pos="top" style:vertical-rel="baseline" style:horizontal-pos="from-left" style:horizontal-rel="paragraph" draw:wrap-influence-on-position="once-concurrent" loext:allow-overlap="true" style:flow-with-text="false"/>
    </style:style>
    <style:style style:name="gr24" style:family="graphic">
      <style:graphic-properties draw:stroke="solid" svg:stroke-width="0.037cm" svg:stroke-color="#4850bb" draw:stroke-linejoin="round" draw:fill="none" loext:fill-use-slide-background="false" draw:textarea-vertical-align="top" draw:auto-grow-height="false" fo:min-height="0.252cm" fo:min-width="0.101cm" fo:padding-top="0.127cm" fo:padding-bottom="0.127cm" fo:padding-left="0.254cm" fo:padding-right="0.254cm" fo:wrap-option="wrap" loext:decorative="false" style:run-through="foreground"/>
    </style:style>
    <style:style style:name="gr25" style:family="graphic">
      <style:graphic-properties draw:stroke="solid" svg:stroke-width="0.037cm" svg:stroke-color="#4850bb" draw:stroke-linejoin="round" draw:fill="none" loext:fill-use-slide-background="false" draw:textarea-vertical-align="top" draw:auto-grow-height="false" fo:min-height="0.601cm" fo:min-width="0.226cm" fo:padding-top="0.127cm" fo:padding-bottom="0.127cm" fo:padding-left="0.254cm" fo:padding-right="0.254cm" fo:wrap-option="wrap" loext:decorative="false" style:run-through="foreground"/>
    </style:style>
    <style:style style:name="gr26" style:family="graphic">
      <style:graphic-properties style:writing-mode="lr-tb" loext:decorative="false" fo:margin-left="0.021cm" fo:margin-right="0.025cm" fo:margin-top="0.023cm" fo:margin-bottom="0cm" style:run-through="foreground" style:vertical-pos="top" style:vertical-rel="baseline" style:horizontal-pos="from-left" style:horizontal-rel="paragraph" draw:wrap-influence-on-position="once-concurrent" loext:allow-overlap="true" style:flow-with-text="false"/>
    </style:style>
    <style:style style:name="gr27" style:family="graphic">
      <style:graphic-properties draw:stroke="none" svg:stroke-width="0cm" draw:fill="solid" draw:fill-color="#c6c8ea" draw:textarea-vertical-align="top" draw:auto-grow-height="false" fo:min-height="1.789cm" fo:min-width="17.969cm" fo:padding-top="0.127cm" fo:padding-bottom="0.127cm" fo:padding-left="0.254cm" fo:padding-right="0.254cm" fo:wrap-option="wrap" loext:decorative="false" style:run-through="foreground"/>
    </style:style>
    <style:style style:name="gr28" style:family="graphic" style:parent-style-name="Frame">
      <style:graphic-properties draw:stroke="none" svg:stroke-width="0cm" draw:fill="none" loext:fill-use-slide-background="false" draw:textarea-vertical-align="top" draw:auto-grow-height="false" fo:min-height="2.043cm" fo:min-width="18.477cm" fo:padding-top="0cm" fo:padding-bottom="0cm" fo:padding-left="0cm" fo:padding-right="0cm" fo:wrap-option="wrap" loext:decorative="false" style:run-through="foreground"/>
    </style:style>
    <style:style style:name="gr29" style:family="graphic">
      <style:graphic-properties style:writing-mode="lr-tb" loext:decorative="false" fo:margin-left="-0.002cm" fo:margin-right="0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30" style:family="graphic">
      <style:graphic-properties draw:stroke="none" svg:stroke-width="0cm" draw:fill="solid" draw:fill-color="#dadbf0" draw:textarea-vertical-align="top" draw:auto-grow-height="false" fo:min-height="1.044cm" fo:min-width="18.798cm" fo:padding-top="0.127cm" fo:padding-bottom="0.127cm" fo:padding-left="0.254cm" fo:padding-right="0.254cm" fo:wrap-option="wrap" loext:decorative="false" style:run-through="foreground"/>
    </style:style>
    <style:style style:name="gr31" style:family="graphic">
      <style:graphic-properties draw:stroke="solid" svg:stroke-width="0.011cm" svg:stroke-color="#c0c1d6" draw:stroke-linejoin="round" draw:fill="none" loext:fill-use-slide-background="false" draw:textarea-vertical-align="top" draw:auto-grow-height="false" fo:min-height="1.044cm" fo:min-width="18.798cm" fo:padding-top="0.127cm" fo:padding-bottom="0.127cm" fo:padding-left="0.254cm" fo:padding-right="0.254cm" fo:wrap-option="wrap" loext:decorative="false" style:run-through="foreground"/>
    </style:style>
    <style:style style:name="gr32" style:family="graphic">
      <style:graphic-properties draw:stroke="none" svg:stroke-width="0cm" draw:fill="solid" draw:fill-color="#dadbf0" draw:textarea-vertical-align="top" draw:auto-grow-height="false" fo:min-height="1.018cm" fo:min-width="18.782cm" fo:padding-top="0.127cm" fo:padding-bottom="0.127cm" fo:padding-left="0.254cm" fo:padding-right="0.254cm" fo:wrap-option="wrap" loext:decorative="false" style:run-through="foreground"/>
    </style:style>
    <style:style style:name="gr33" style:family="graphic">
      <style:graphic-properties draw:stroke="none" svg:stroke-width="0cm" draw:fill="solid" draw:fill-color="#c0c1d6" draw:textarea-vertical-align="top" draw:auto-grow-height="false" fo:min-height="1.018cm" fo:min-width="0cm" fo:padding-top="0.127cm" fo:padding-bottom="0.127cm" fo:padding-left="0.254cm" fo:padding-right="0.254cm" fo:wrap-option="wrap" loext:decorative="false" style:run-through="foreground"/>
    </style:style>
    <style:style style:name="gr34" style:family="graphic" style:parent-style-name="Frame">
      <style:graphic-properties draw:stroke="none" svg:stroke-width="0cm" draw:fill="none" loext:fill-use-slide-background="false" draw:textarea-vertical-align="top" draw:auto-grow-height="false" fo:min-height="1.309cm" fo:min-width="19.31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1.263cm" fo:min-width="9.573cm" fo:padding-top="0cm" fo:padding-bottom="0cm" fo:padding-left="0cm" fo:padding-right="0cm" fo:wrap-option="wrap" loext:decorative="false" style:run-through="foreground"/>
    </style:style>
    <style:style style:name="gr36" style:family="graphic">
      <style:graphic-properties draw:stroke="none" svg:stroke-width="0cm" draw:fill="solid" draw:fill-color="#f1f1f1" draw:textarea-vertical-align="top" draw:auto-grow-height="false" fo:min-height="5.807cm" fo:min-width="18.824cm" fo:padding-top="0.127cm" fo:padding-bottom="0.127cm" fo:padding-left="0.254cm" fo:padding-right="0.254cm" fo:wrap-option="wrap" loext:decorative="false" style:run-through="foreground"/>
    </style:style>
    <style:style style:name="gr37" style:family="graphic" style:parent-style-name="Frame">
      <style:graphic-properties draw:stroke="none" svg:stroke-width="0cm" draw:fill="none" loext:fill-use-slide-background="false" draw:textarea-vertical-align="top" draw:auto-grow-height="false" fo:min-height="6.061cm" fo:min-width="19.332cm" fo:padding-top="0cm" fo:padding-bottom="0cm" fo:padding-left="0cm" fo:padding-right="0cm" fo:wrap-option="wrap" loext:decorative="false" style:run-through="foreground"/>
    </style:style>
    <style:style style:name="gr38" style:family="graphic">
      <style:graphic-properties draw:stroke="none" svg:stroke-width="0cm" draw:fill="solid" draw:fill-color="#f1f1f1" draw:textarea-vertical-align="top" draw:auto-grow-height="false" fo:min-height="8.655cm" fo:min-width="18.824cm" fo:padding-top="0.127cm" fo:padding-bottom="0.127cm" fo:padding-left="0.254cm" fo:padding-right="0.254cm" fo:wrap-option="wrap" loext:decorative="false" style:run-through="foreground"/>
    </style:style>
    <style:style style:name="gr39" style:family="graphic" style:parent-style-name="Frame">
      <style:graphic-properties draw:stroke="none" svg:stroke-width="0cm" draw:fill="none" loext:fill-use-slide-background="false" draw:textarea-vertical-align="top" draw:auto-grow-height="false" fo:min-height="8.909cm" fo:min-width="19.332cm" fo:padding-top="0cm" fo:padding-bottom="0cm" fo:padding-left="0cm" fo:padding-right="0cm" fo:wrap-option="wrap" loext:decorative="false" style:run-through="foreground"/>
    </style:style>
    <style:style style:name="gr40" style:family="graphic">
      <style:graphic-properties draw:stroke="solid" svg:stroke-width="0.034cm" svg:stroke-color="#c0c1d6" draw:stroke-linejoin="round" draw:fill="none" loext:fill-use-slide-background="false" draw:textarea-vertical-align="top" draw:auto-grow-height="false" fo:min-height="1.72cm" fo:min-width="18.805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1" style:family="graphic">
      <style:graphic-properties style:writing-mode="lr-tb" loext:decorative="false" fo:margin-left="0cm" fo:margin-right="-0.009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42" style:family="graphic">
      <style:graphic-properties draw:stroke="none" svg:stroke-width="0cm" draw:fill="solid" draw:fill-color="#dadbf0" draw:textarea-vertical-align="top" draw:auto-grow-height="false" fo:min-height="0.048cm" fo:min-width="8.43cm" fo:padding-top="0.127cm" fo:padding-bottom="0.127cm" fo:padding-left="0.254cm" fo:padding-right="0.254cm" fo:wrap-option="wrap" loext:decorative="false" style:run-through="foreground"/>
    </style:style>
    <style:style style:name="gr43" style:family="graphic">
      <style:graphic-properties draw:stroke="solid" svg:stroke-width="0.011cm" svg:stroke-color="#c0c1d6" draw:stroke-linejoin="round" draw:fill="none" loext:fill-use-slide-background="false" draw:textarea-vertical-align="top" draw:auto-grow-height="false" fo:min-height="0.048cm" fo:min-width="8.43cm" fo:padding-top="0.127cm" fo:padding-bottom="0.127cm" fo:padding-left="0.254cm" fo:padding-right="0.254cm" fo:wrap-option="wrap" loext:decorative="false" style:run-through="foreground"/>
    </style:style>
    <style:style style:name="gr44" style:family="graphic">
      <style:graphic-properties draw:stroke="none" svg:stroke-width="0cm" draw:fill="solid" draw:fill-color="#dadbf0" draw:textarea-vertical-align="top" draw:auto-grow-height="false" fo:min-height="0.64cm" fo:min-width="0.376cm" fo:padding-top="0.127cm" fo:padding-bottom="0.127cm" fo:padding-left="0.254cm" fo:padding-right="0.254cm" fo:wrap-option="wrap" loext:decorative="false" style:run-through="foreground"/>
    </style:style>
    <style:style style:name="gr45" style:family="graphic">
      <style:graphic-properties draw:stroke="solid" svg:stroke-width="0.011cm" svg:stroke-color="#c0c1d6" draw:stroke-linejoin="round" draw:fill="none" loext:fill-use-slide-background="false" draw:textarea-vertical-align="top" draw:auto-grow-height="false" fo:min-height="0.64cm" fo:min-width="0.376cm" fo:padding-top="0.127cm" fo:padding-bottom="0.127cm" fo:padding-left="0.254cm" fo:padding-right="0.254cm" fo:wrap-option="wrap" loext:decorative="false" style:run-through="foreground"/>
    </style:style>
    <style:style style:name="gr46" style:family="graphic">
      <style:graphic-properties style:writing-mode="lr-tb"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7" style:family="graphic">
      <style:graphic-properties draw:stroke="none" svg:stroke-width="0cm" draw:fill="solid" draw:fill-color="#dadbf0" draw:textarea-vertical-align="top" draw:auto-grow-height="false" fo:min-height="0.044cm" fo:min-width="8.435cm" fo:padding-top="0.127cm" fo:padding-bottom="0.127cm" fo:padding-left="0.254cm" fo:padding-right="0.254cm" fo:wrap-option="wrap" loext:decorative="false" style:run-through="foreground"/>
    </style:style>
    <style:style style:name="gr48" style:family="graphic">
      <style:graphic-properties draw:stroke="solid" svg:stroke-width="0.011cm" svg:stroke-color="#c0c1d6" draw:stroke-linejoin="round" draw:fill="none" loext:fill-use-slide-background="false" draw:textarea-vertical-align="top" draw:auto-grow-height="false" fo:min-height="0.044cm" fo:min-width="8.435cm" fo:padding-top="0.127cm" fo:padding-bottom="0.127cm" fo:padding-left="0.254cm" fo:padding-right="0.254cm" fo:wrap-option="wrap" loext:decorative="false" style:run-through="foreground"/>
    </style:style>
    <style:style style:name="gr49" style:family="graphic">
      <style:graphic-properties style:writing-mode="lr-tb" loext:decorative="false" fo:margin-left="0.025cm" fo:margin-right="0.019cm" fo:margin-top="0.032cm" fo:margin-bottom="0.034cm" style:run-through="foreground" style:vertical-pos="top" style:vertical-rel="baseline" style:horizontal-pos="from-left" style:horizontal-rel="paragraph" draw:wrap-influence-on-position="once-concurrent" loext:allow-overlap="true" style:flow-with-text="false"/>
    </style:style>
    <style:style style:name="gr50" style:family="graphic">
      <style:graphic-properties draw:stroke="none" svg:stroke-width="0cm" draw:fill="solid" draw:fill-color="#dadbf0" draw:textarea-vertical-align="top" draw:auto-grow-height="false" fo:min-height="0.044cm" fo:min-width="8.43cm" fo:padding-top="0.127cm" fo:padding-bottom="0.127cm" fo:padding-left="0.254cm" fo:padding-right="0.254cm" fo:wrap-option="wrap" loext:decorative="false" style:run-through="foreground"/>
    </style:style>
    <style:style style:name="gr51" style:family="graphic">
      <style:graphic-properties draw:stroke="solid" svg:stroke-width="0.011cm" svg:stroke-color="#c0c1d6" draw:stroke-linejoin="round" draw:fill="none" loext:fill-use-slide-background="false" draw:textarea-vertical-align="top" draw:auto-grow-height="false" fo:min-height="0.044cm" fo:min-width="8.43cm" fo:padding-top="0.127cm" fo:padding-bottom="0.127cm" fo:padding-left="0.254cm" fo:padding-right="0.254cm" fo:wrap-option="wrap" loext:decorative="false" style:run-through="foreground"/>
    </style:style>
    <style:style style:name="gr52" style:family="graphic">
      <style:graphic-properties draw:stroke="none" svg:stroke-width="0cm" draw:fill="solid" draw:fill-color="#dadbf0" draw:textarea-vertical-align="top" draw:auto-grow-height="false" fo:min-height="0.635cm" fo:min-width="0.376cm" fo:padding-top="0.127cm" fo:padding-bottom="0.127cm" fo:padding-left="0.254cm" fo:padding-right="0.254cm" fo:wrap-option="wrap" loext:decorative="false" style:run-through="foreground"/>
    </style:style>
    <style:style style:name="gr53" style:family="graphic">
      <style:graphic-properties draw:stroke="solid" svg:stroke-width="0.011cm" svg:stroke-color="#c0c1d6" draw:stroke-linejoin="round" draw:fill="none" loext:fill-use-slide-background="false" draw:textarea-vertical-align="top" draw:auto-grow-height="false" fo:min-height="0.635cm" fo:min-width="0.376cm" fo:padding-top="0.127cm" fo:padding-bottom="0.127cm" fo:padding-left="0.254cm" fo:padding-right="0.254cm" fo:wrap-option="wrap" loext:decorative="false" style:run-through="foreground"/>
    </style:style>
    <style:style style:name="gr54" style:family="graphic">
      <style:graphic-properties style:writing-mode="lr-tb" loext:decorative="false" fo:margin-left="-0.002cm" fo:margin-right="0.004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55" style:family="graphic">
      <style:graphic-properties draw:stroke="none" svg:stroke-width="0cm" draw:fill="solid" draw:fill-color="#f1f1f1" draw:textarea-vertical-align="top" draw:auto-grow-height="false" fo:min-height="2.254cm" fo:min-width="18.477cm" fo:padding-top="0.127cm" fo:padding-bottom="0.127cm" fo:padding-left="0.254cm" fo:padding-right="0.254cm" fo:wrap-option="wrap" loext:decorative="false" style:run-through="foreground"/>
    </style:style>
    <style:style style:name="gr56" style:family="graphic" style:parent-style-name="Frame">
      <style:graphic-properties draw:stroke="none" svg:stroke-width="0cm" draw:fill="none" loext:fill-use-slide-background="false" draw:textarea-vertical-align="top" draw:auto-grow-height="false" fo:min-height="1.981cm" fo:min-width="3.898cm" fo:padding-top="0cm" fo:padding-bottom="0cm" fo:padding-left="0cm" fo:padding-right="0cm" fo:wrap-option="wrap" loext:decorative="false" style:run-through="foreground"/>
    </style:style>
    <style:style style:name="gr57" style:family="graphic" style:parent-style-name="Frame">
      <style:graphic-properties draw:stroke="none" svg:stroke-width="0cm" draw:fill="none" loext:fill-use-slide-background="false" draw:textarea-vertical-align="top" draw:auto-grow-height="false" fo:min-height="1.132cm" fo:min-width="2.2cm" fo:padding-top="0cm" fo:padding-bottom="0cm" fo:padding-left="0cm" fo:padding-right="0cm" fo:wrap-option="wrap" loext:decorative="false" style:run-through="foreground"/>
    </style:style>
    <style:style style:name="gr58" style:family="graphic">
      <style:graphic-properties style:writing-mode="lr-tb" loext:decorative="false" fo:margin-left="-0.002cm" fo:margin-right="0.002cm" fo:margin-top="0cm" fo:margin-bottom="0.004cm" style:run-through="foreground" style:wrap="none" style:vertical-pos="from-top" style:vertical-rel="paragraph" style:horizontal-pos="from-left" style:horizontal-rel="page" draw:wrap-influence-on-position="once-concurrent" loext:allow-overlap="true" style:flow-with-text="false"/>
    </style:style>
    <style:style style:name="gr59" style:family="graphic">
      <style:graphic-properties draw:stroke="none" svg:stroke-width="0cm" draw:fill="solid" draw:fill-color="#f1f1f1" draw:textarea-vertical-align="top" draw:auto-grow-height="false" fo:min-height="0.6cm" fo:min-width="18.477cm" fo:padding-top="0.127cm" fo:padding-bottom="0.127cm" fo:padding-left="0.254cm" fo:padding-right="0.254cm" fo:wrap-option="wrap" loext:decorative="false" style:run-through="foreground"/>
    </style:style>
    <style:style style:name="gr60" style:family="graphic" style:parent-style-name="Frame">
      <style:graphic-properties draw:stroke="none" svg:stroke-width="0cm" draw:fill="none" loext:fill-use-slide-background="false" draw:textarea-vertical-align="top" draw:auto-grow-height="false" fo:min-height="0.854cm" fo:min-width="18.985cm" fo:padding-top="0cm" fo:padding-bottom="0cm" fo:padding-left="0cm" fo:padding-right="0cm" fo:wrap-option="wrap" loext:decorative="false" style:run-through="foreground"/>
    </style:style>
    <style:style style:name="gr61" style:family="graphic">
      <style:graphic-properties style:writing-mode="lr-tb" loext:decorative="false" fo:margin-left="-0.004cm" fo:margin-right="0.002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62" style:family="graphic">
      <style:graphic-properties draw:stroke="none" svg:stroke-width="0cm" draw:fill="solid" draw:fill-color="#c6c8ea" draw:textarea-vertical-align="top" draw:auto-grow-height="false" fo:min-height="1.632cm" fo:min-width="18.447cm" fo:padding-top="0.127cm" fo:padding-bottom="0.127cm" fo:padding-left="0.254cm" fo:padding-right="0.254cm" fo:wrap-option="wrap" loext:decorative="false" style:run-through="foreground"/>
    </style:style>
    <style:style style:name="gr63" style:family="graphic" style:parent-style-name="Frame">
      <style:graphic-properties draw:stroke="none" svg:stroke-width="0cm" draw:fill="none" loext:fill-use-slide-background="false" draw:textarea-vertical-align="top" draw:auto-grow-height="false" fo:min-height="1.886cm" fo:min-width="18.955cm" fo:padding-top="0cm" fo:padding-bottom="0cm" fo:padding-left="0cm" fo:padding-right="0cm" fo:wrap-option="wrap" loext:decorative="false" style:run-through="foreground"/>
    </style:style>
    <style:style style:name="gr64" style:family="graphic" style:parent-style-name="Frame">
      <style:graphic-properties draw:stroke="none" svg:stroke-width="0cm" draw:fill="solid" draw:fill-color="#f1f1f1" draw:textarea-vertical-align="top" draw:auto-grow-height="false" fo:min-height="0.524cm" fo:min-width="19.68cm" fo:padding-top="0cm" fo:padding-bottom="0cm" fo:padding-left="0cm" fo:padding-right="0cm" fo:wrap-option="wrap" loext:decorative="false" fo:margin-left="0cm" fo:margin-right="0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65" style:family="graphic" style:parent-style-name="Frame">
      <style:graphic-properties draw:stroke="none" svg:stroke-width="0cm" draw:fill="solid" draw:fill-color="#f1f1f1" draw:textarea-vertical-align="top" draw:auto-grow-height="false" fo:min-height="1.912cm" fo:min-width="19.68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66" style:family="graphic" style:parent-style-name="Frame">
      <style:graphic-properties draw:stroke="none" svg:stroke-width="0cm" draw:fill="solid" draw:fill-color="#f1f1f1" draw:textarea-vertical-align="top" draw:auto-grow-height="false" fo:min-height="2.372cm" fo:min-width="19.68cm" fo:padding-top="0cm" fo:padding-bottom="0cm" fo:padding-left="0cm" fo:padding-right="0cm" fo:wrap-option="wrap" loext:decorative="false" fo:margin-left="0cm" fo:margin-right="0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67" style:family="graphic" style:parent-style-name="Frame">
      <style:graphic-properties draw:stroke="none" svg:stroke-width="0cm" draw:fill="solid" draw:fill-color="#f1f1f1" draw:textarea-vertical-align="top" draw:auto-grow-height="false" fo:min-height="1.679cm" fo:min-width="19.68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68" style:family="graphic" style:parent-style-name="Frame">
      <style:graphic-properties draw:stroke="none" svg:stroke-width="0cm" draw:fill="solid" draw:fill-color="#f1f1f1" draw:textarea-vertical-align="top" draw:auto-grow-height="false" fo:min-height="0.757cm" fo:min-width="19.68cm" fo:padding-top="0cm" fo:padding-bottom="0cm" fo:padding-left="0cm" fo:padding-right="0cm" fo:wrap-option="wrap" loext:decorative="false" fo:margin-left="0cm" fo:margin-right="0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69" style:family="graphic" style:parent-style-name="Frame">
      <style:graphic-properties draw:stroke="none" svg:stroke-width="0cm" draw:fill="solid" draw:fill-color="#f1f1f1" draw:textarea-vertical-align="top" draw:auto-grow-height="false" fo:min-height="1.446cm" fo:min-width="19.68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70" style:family="graphic">
      <style:graphic-properties style:writing-mode="lr-tb" loext:decorative="false" fo:margin-left="-0.004cm" fo:margin-right="-0.005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71" style:family="graphic">
      <style:graphic-properties draw:stroke="solid" svg:stroke-width="0.021cm" svg:stroke-color="#c0c1d6" draw:stroke-linejoin="round" draw:fill="none" loext:fill-use-slide-background="false" draw:textarea-vertical-align="top" draw:auto-grow-height="false" fo:min-height="0.773cm" fo:min-width="9.282cm" fo:padding-top="0.127cm" fo:padding-bottom="0.127cm" fo:padding-left="0.254cm" fo:padding-right="0.254cm" fo:wrap-option="wrap" loext:decorative="false" style:run-through="foreground"/>
    </style:style>
    <style:style style:name="gr72" style:family="graphic">
      <style:graphic-properties draw:stroke="none" svg:stroke-width="0cm" draw:fill="solid" draw:fill-color="#4850bb" draw:textarea-vertical-align="top" draw:auto-grow-height="false" fo:min-height="0.773cm" fo:min-width="0cm" fo:padding-top="0.127cm" fo:padding-bottom="0.127cm" fo:padding-left="0.254cm" fo:padding-right="0.254cm" fo:wrap-option="wrap" loext:decorative="false" style:run-through="foreground"/>
    </style:style>
    <style:style style:name="gr73" style:family="graphic">
      <style:graphic-properties draw:stroke="solid" svg:stroke-width="0.021cm" svg:stroke-color="#c0c1d6" draw:stroke-linejoin="round" draw:fill="none" loext:fill-use-slide-background="false" draw:textarea-vertical-align="top" draw:auto-grow-height="false" fo:min-height="0.778cm" fo:min-width="9.282cm" fo:padding-top="0.127cm" fo:padding-bottom="0.127cm" fo:padding-left="0.254cm" fo:padding-right="0.254cm" fo:wrap-option="wrap" loext:decorative="false" style:run-through="foreground"/>
    </style:style>
    <style:style style:name="gr74" style:family="graphic">
      <style:graphic-properties draw:stroke="none" svg:stroke-width="0cm" draw:fill="solid" draw:fill-color="#4850bb" draw:textarea-vertical-align="top" draw:auto-grow-height="false" fo:min-height="0.778cm" fo:min-width="0cm" fo:padding-top="0.127cm" fo:padding-bottom="0.127cm" fo:padding-left="0.254cm" fo:padding-right="0.254cm" fo:wrap-option="wrap" loext:decorative="false" style:run-through="foreground"/>
    </style:style>
    <style:style style:name="gr75" style:family="graphic" style:parent-style-name="Frame">
      <style:graphic-properties draw:stroke="none" svg:stroke-width="0cm" draw:fill="none" loext:fill-use-slide-background="false" draw:textarea-vertical-align="top" draw:auto-grow-height="false" fo:min-height="0.58cm" fo:min-width="7.722cm" fo:padding-top="0cm" fo:padding-bottom="0cm" fo:padding-left="0cm" fo:padding-right="0cm" fo:wrap-option="wrap" loext:decorative="false" style:run-through="foreground"/>
    </style:style>
    <style:style style:name="gr76" style:family="graphic" style:parent-style-name="Frame">
      <style:graphic-properties draw:stroke="none" svg:stroke-width="0cm" draw:fill="none" loext:fill-use-slide-background="false" draw:textarea-vertical-align="top" draw:auto-grow-height="false" fo:min-height="0.58cm" fo:min-width="6.473cm" fo:padding-top="0cm" fo:padding-bottom="0cm" fo:padding-left="0cm" fo:padding-right="0cm" fo:wrap-option="wrap" loext:decorative="false" style:run-through="foreground"/>
    </style:style>
    <style:style style:name="gr77" style:family="graphic" style:parent-style-name="Frame">
      <style:graphic-properties draw:stroke="none" svg:stroke-width="0cm" draw:fill="none" loext:fill-use-slide-background="false" draw:textarea-vertical-align="top" draw:auto-grow-height="false" fo:min-height="0.579cm" fo:min-width="7.37cm" fo:padding-top="0cm" fo:padding-bottom="0cm" fo:padding-left="0cm" fo:padding-right="0cm" fo:wrap-option="wrap" loext:decorative="false" style:run-through="foreground"/>
    </style:style>
    <style:style style:name="gr78" style:family="graphic" style:parent-style-name="Frame">
      <style:graphic-properties draw:stroke="none" svg:stroke-width="0cm" draw:fill="none" loext:fill-use-slide-background="false" draw:textarea-vertical-align="top" draw:auto-grow-height="false" fo:min-height="0.579cm" fo:min-width="6.394cm" fo:padding-top="0cm" fo:padding-bottom="0cm" fo:padding-left="0cm" fo:padding-right="0cm" fo:wrap-option="wrap" loext:decorative="false" style:run-through="foreground"/>
    </style:style>
    <style:style style:name="gr79" style:family="graphic">
      <style:graphic-properties style:writing-mode="lr-tb"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0"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background"/>
    </style:style>
    <style:style style:name="gr81" style:family="graphic">
      <style:graphic-properties draw:stroke="none" svg:stroke-width="0cm" draw:fill="solid" draw:fill-color="#ffffff" draw:textarea-vertical-align="top" draw:auto-grow-height="false" fo:min-height="1.57cm" fo:min-width="4.352cm" fo:padding-top="0.127cm" fo:padding-bottom="0.127cm" fo:padding-left="0.254cm" fo:padding-right="0.254cm" fo:wrap-option="wrap" loext:decorative="false" style:run-through="background"/>
    </style:style>
    <style:style style:name="gr82" style:family="graphic">
      <style:graphic-properties draw:stroke="solid" svg:stroke-width="0.035cm" svg:stroke-color="#ffffff" draw:stroke-linejoin="miter" draw:fill="none" loext:fill-use-slide-background="false" draw:textarea-vertical-align="top" draw:auto-grow-height="false" fo:min-height="1.57cm" fo:min-width="4.352cm" fo:padding-top="0.127cm" fo:padding-bottom="0.127cm" fo:padding-left="0.254cm" fo:padding-right="0.254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text:span text:style-name="T1">JWT-Based Product Inventory </text:span>Management System</text:h>
        <text:p text:style-name="P2" loext:marker-style-name="T2"><text:span text:style-name="T3">Secure,</text:span><text:span text:style-name="T4"> </text:span><text:span text:style-name="T3">User-Isolated</text:span><text:span text:style-name="T5"> </text:span><text:span text:style-name="T3">Inventory</text:span><text:span text:style-name="T6"> </text:span><text:span text:style-name="T3">Tracking</text:span><text:span text:style-name="T5"> </text:span><text:span text:style-name="T3">Application</text:span><text:span text:style-name="T6"> </text:span><text:span text:style-name="T3">Built</text:span><text:span text:style-name="T4"> </text:span><text:span text:style-name="T3">with</text:span><text:span text:style-name="T7"> </text:span><text:span text:style-name="T3">MERN</text:span><text:span text:style-name="T8"> </text:span><text:span text:style-name="T9">Stack</text:span></text:p>
        <text:p text:style-name="P3" loext:marker-style-name="T10"/>
        <text:p text:style-name="P4" loext:marker-style-name="T11"><text:span text:style-name="T12">Student/Team Name: </text:span><text:span text:style-name="T11">[</text:span><text:span text:style-name="T13">69a6ab08c3309e5746ec29f7</text:span><text:span text:style-name="T11">] </text:span><text:span text:style-name="T12">Department/Institute: </text:span><text:span text:style-name="T11">[B.Sc</text:span><text:span text:style-name="T14"> (cs)</text:span><text:span text:style-name="T11">] </text:span></text:p>
        <text:p text:style-name="P4" loext:marker-style-name="T11"><text:span text:style-name="T12">Date: </text:span><text:span text:style-name="T11">[0</text:span><text:span text:style-name="T13">9</text:span><text:span text:style-name="T11">/03/2026]</text:span></text:p>
        <text:p text:style-name="P4" loext:marker-style-name="T12"><text:span text:style-name="T12">Team Leader:</text:span><text:span text:style-name="T12"/></text:p>
        <text:p text:style-name="P5" loext:marker-style-name="T15"><text:span text:style-name="T16">Thangapandi murugesh C</text:span><text:span text:style-name="T17">– </text:span><text:a xlink:type="simple" xlink:href="mailto:24cs3210@gmail.com" text:style-name="Internet_20_link" text:visited-style-name="Visited_20_Internet_20_Link"><text:span text:style-name="Internet_20_link"><text:span text:style-name="T18">24cs32</text:span></text:span><text:span text:style-name="Internet_20_link"><text:span text:style-name="T19">50</text:span></text:span><text:span text:style-name="Internet_20_link"><text:span text:style-name="T18">@gmail.com</text:span></text:span></text:a></text:p>
        <text:p text:style-name="P6" loext:marker-style-name="T11"/>
        <text:p text:style-name="P4" loext:marker-style-name="T11"><text:span text:style-name="T12">Team Members:</text:span><text:span text:style-name="T12"/></text:p>
        <text:list text:style-name="WWNum10">
          <text:list-item>
            <text:p text:style-name="P7" loext:marker-style-name="T15"><text:span text:style-name="T20">Vignesh R</text:span><text:span text:style-name="T15">– </text:span><text:a xlink:type="simple" xlink:href="mailto:24cs3209@gmail.com" text:style-name="Internet_20_link" text:visited-style-name="Visited_20_Internet_20_Link"><text:span text:style-name="Internet_20_link"><text:span text:style-name="T18">24cs3</text:span></text:span><text:span text:style-name="Internet_20_link"><text:span text:style-name="T19">356</text:span></text:span><text:span text:style-name="Internet_20_link"><text:span text:style-name="T18">@gmail.com</text:span></text:span></text:a></text:p>
          </text:list-item>
          <text:list-item>
            <text:p text:style-name="P7" loext:marker-style-name="T15"><text:span text:style-name="T20">Vetrivijay R</text:span><text:span text:style-name="T15">– </text:span><text:a xlink:type="simple" xlink:href="mailto:24cs3211@gmail.com" text:style-name="Internet_20_link" text:visited-style-name="Visited_20_Internet_20_Link"><text:span text:style-name="Internet_20_link"><text:span text:style-name="T18">24cs32</text:span></text:span><text:span text:style-name="Internet_20_link"><text:span text:style-name="T19">54</text:span></text:span><text:span text:style-name="Internet_20_link"><text:span text:style-name="T18">@gmail.com</text:span></text:span></text:a></text:p>
          </text:list-item>
          <text:list-item>
            <text:p text:style-name="P7" loext:marker-style-name="T15"><text:span text:style-name="T20">Venkatesh kumar G</text:span><text:span text:style-name="T15">–</text:span><text:span text:style-name="T18"> </text:span><text:a xlink:type="simple" xlink:href="mailto:24cs3212@gmail.com" text:style-name="Internet_20_link" text:visited-style-name="Visited_20_Internet_20_Link"><text:span text:style-name="Internet_20_link"><text:span text:style-name="T18">24cs32</text:span></text:span><text:span text:style-name="Internet_20_link"><text:span text:style-name="T19">53</text:span></text:span><text:span text:style-name="Internet_20_link"><text:span text:style-name="T18">@gmail.com</text:span></text:span></text:a></text:p>
          </text:list-item>
        </text:list>
        <text:p text:style-name="P8" loext:marker-style-name="T21"/>
        <text:p text:style-name="P9" loext:marker-style-name="T2"/>
      </text:section>
      <text:h text:style-name="P10" text:outline-level="1">Table<text:span text:style-name="T22"> </text:span>of<text:span text:style-name="T23"> </text:span><text:span text:style-name="T24">Contents</text:span></text:h>
      <text:p text:style-name="P11" loext:marker-style-name="T25"/>
      <text:p text:style-name="P12" loext:marker-style-name="T25"/>
      <text:section text:style-name="Sect2" text:name="Section1">
        <text:p text:style-name="P13" loext:marker-style-name="T26"><draw:custom-shape text:anchor-type="char" draw:z-index="21" draw:name="docshape5" draw:style-name="gr1" draw:text-style-name="P14" svg:width="5.846cm" svg:height="0.047cm" svg:x="1.351cm" svg:y="0.6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01</text:span><text:span text:style-name="T27"/></text:p>
        <text:h text:style-name="P15" text:outline-level="2">Abstract</text:h>
        <text:p text:style-name="P16" loext:marker-style-name="T2"><text:span text:style-name="T28">Executive</text:span><text:span text:style-name="T29"> </text:span><text:span text:style-name="T28">summary</text:span><text:span text:style-name="T29"> </text:span><text:span text:style-name="T28">of</text:span><text:span text:style-name="T29"> </text:span><text:span text:style-name="T28">the </text:span><text:span text:style-name="T30">project</text:span></text:p>
        <text:p text:style-name="P17" loext:marker-style-name="T26"><text:span text:style-name="T27">02</text:span><text:span text:style-name="T27"/></text:p>
        <text:h text:style-name="P18" text:outline-level="2"><draw:custom-shape text:anchor-type="char" draw:z-index="16" draw:name="docshape6" draw:style-name="gr2" draw:text-style-name="P14" svg:width="5.843cm" svg:height="0.047cm" svg:x="7.581cm" svg:y="0.062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1">Problem</text:span><text:span text:style-name="T32"> </text:span><text:span text:style-name="T31">Statement</text:span><text:span text:style-name="T33"> </text:span><text:span text:style-name="T31">&amp; </text:span><text:span text:style-name="T34">Objectives</text:span></text:h>
        <text:p text:style-name="P19" loext:marker-style-name="T2"><text:span text:style-name="T28">Business</text:span><text:span text:style-name="T29"> </text:span><text:span text:style-name="T28">needs</text:span><text:span text:style-name="T29"> </text:span><text:span text:style-name="T28">and</text:span><text:span text:style-name="T29"> </text:span><text:span text:style-name="T28">project </text:span><text:span text:style-name="T35">goals</text:span></text:p>
        <text:p text:style-name="P17" loext:marker-style-name="T26"><text:span text:style-name="T27">03</text:span><text:span text:style-name="T27"/></text:p>
        <text:p text:style-name="P20" loext:marker-style-name="T36"/>
        <text:p text:style-name="P21" loext:marker-style-name="T36"><draw:g text:anchor-type="as-char" draw:z-index="22" draw:name="docshapegroup7" draw:style-name="gr3"><draw:custom-shape draw:name="docshape8" draw:style-name="gr4" draw:text-style-name="P22" svg:width="5.848cm" svg:height="0.048cm" svg:x="0cm" svg:y="0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23" text:outline-level="2"><text:span text:style-name="T37">Ideation</text:span><text:span text:style-name="T38"> </text:span><text:span text:style-name="T37">&amp;</text:span><text:span text:style-name="T34"> </text:span><text:span text:style-name="T39">Prioritization</text:span></text:h>
        <text:p text:style-name="P24" loext:marker-style-name="T2"><text:span text:style-name="T3">Feature planning and scope </text:span><text:span text:style-name="T30">decisions</text:span></text:p>
      </text:section>
      <text:section text:style-name="Sect1" text:name="Section2">
        <text:p text:style-name="P25" loext:marker-style-name="T40"/>
      </text:section>
      <text:section text:style-name="Sect3" text:name="Section3">
        <text:p text:style-name="P13" loext:marker-style-name="T26"><draw:custom-shape text:anchor-type="char" draw:z-index="24" draw:name="docshape9" draw:style-name="gr1" draw:text-style-name="P14" svg:width="5.846cm" svg:height="0.043cm" svg:x="1.351cm" svg:y="0.621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04</text:span><text:span text:style-name="T27"/></text:p>
        <text:h text:style-name="Heading_20_2" text:outline-level="2"><text:span text:style-name="T41">Technology</text:span><text:span text:style-name="T42"> </text:span><text:span text:style-name="T34">Stack</text:span></text:h>
        <text:p text:style-name="P26" loext:marker-style-name="T2"><text:span text:style-name="T3">Tools</text:span><text:span text:style-name="T43"> </text:span><text:span text:style-name="T3">and</text:span><text:span text:style-name="T44"> </text:span><text:span text:style-name="T3">frameworks</text:span><text:span text:style-name="T43"> </text:span><text:span text:style-name="T45">used</text:span></text:p>
        <text:p text:style-name="P17" loext:marker-style-name="T26"><text:span text:style-name="T27">05</text:span><text:span text:style-name="T27"/></text:p>
        <text:h text:style-name="Heading_20_2" text:outline-level="2"><draw:custom-shape text:anchor-type="char" draw:z-index="26" draw:name="docshape10" draw:style-name="gr2" draw:text-style-name="P14" svg:width="5.843cm" svg:height="0.043cm" svg:x="7.581cm" svg:y="0.064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1">System</text:span><text:span text:style-name="T46"> </text:span><text:span text:style-name="T34">Architecture</text:span></text:h>
        <text:p text:style-name="P27" loext:marker-style-name="T2"><text:span text:style-name="T3">Component overview and data </text:span><text:span text:style-name="T35">flow</text:span></text:p>
        <text:p text:style-name="P28" loext:marker-style-name="T26"><text:span text:style-name="T27">06</text:span><text:span text:style-name="T27"/></text:p>
        <text:p text:style-name="P29" loext:marker-style-name="T47"/>
        <text:p text:style-name="P30" loext:marker-style-name="T36"><draw:g text:anchor-type="as-char" draw:z-index="30" draw:name="docshapegroup11" draw:style-name="gr5"><draw:custom-shape draw:name="docshape12" draw:style-name="gr4" draw:text-style-name="P22" svg:width="5.848cm" svg:height="0.043cm" svg:x="0cm" svg:y="0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31" text:outline-level="2"><text:span text:style-name="T31">Data</text:span><text:span text:style-name="T48"> </text:span><text:span text:style-name="T31">Model</text:span><text:span text:style-name="T49"> </text:span><text:span text:style-name="T31">&amp;</text:span><text:span text:style-name="T50"> </text:span><text:span text:style-name="T51">ER</text:span></text:h>
        <text:p text:style-name="P32" loext:marker-style-name="T52"><text:span text:style-name="T53">Diagram</text:span><text:span text:style-name="T53"/></text:p>
        <text:p text:style-name="P33" loext:marker-style-name="T2"><text:span text:style-name="T28">Database</text:span><text:span text:style-name="T54"> </text:span><text:span text:style-name="T28">schema</text:span><text:span text:style-name="T55"> </text:span><text:span text:style-name="T30">design</text:span></text:p>
      </text:section>
      <text:section text:style-name="Sect1" text:name="Section4">
        <text:p text:style-name="P25" loext:marker-style-name="T40"/>
      </text:section>
      <text:section text:style-name="Sect4" text:name="Section5">
        <text:p text:style-name="P13" loext:marker-style-name="T26"><draw:custom-shape text:anchor-type="char" draw:z-index="31" draw:name="docshape13" draw:style-name="gr1" draw:text-style-name="P14" svg:width="5.846cm" svg:height="0.043cm" svg:x="1.351cm" svg:y="0.619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07</text:span><text:span text:style-name="T27"/></text:p>
        <text:h text:style-name="P18" text:outline-level="2"><text:span text:style-name="T41">Security</text:span><text:span text:style-name="T56"> </text:span><text:span text:style-name="T41">&amp; </text:span><text:span text:style-name="T57">Authentication</text:span></text:h>
        <text:p text:style-name="P34" loext:marker-style-name="T2"><text:span text:style-name="T3">JWT</text:span><text:span text:style-name="T58"> </text:span><text:span text:style-name="T3">implementation</text:span><text:span text:style-name="T59"> </text:span><text:span text:style-name="T9">details</text:span></text:p>
        <text:p text:style-name="P17" loext:marker-style-name="T26"><text:span text:style-name="T27">08</text:span><text:span text:style-name="T27"/></text:p>
        <text:h text:style-name="Heading_20_2" text:outline-level="2"><draw:custom-shape text:anchor-type="char" draw:z-index="32" draw:name="docshape14" draw:style-name="gr2" draw:text-style-name="P14" svg:width="5.843cm" svg:height="0.043cm" svg:x="7.581cm" svg:y="0.064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7">API</text:span><text:span text:style-name="T60"> </text:span><text:span text:style-name="T34">Design</text:span></text:h>
        <text:p text:style-name="P35" loext:marker-style-name="T2"><text:span text:style-name="T3">Endpoints</text:span><text:span text:style-name="T61"> </text:span><text:span text:style-name="T3">with</text:span><text:span text:style-name="T6"> </text:span><text:span text:style-name="T9">examples</text:span></text:p>
        <text:p text:style-name="P17" loext:marker-style-name="T26"><text:span text:style-name="T27">09</text:span><text:span text:style-name="T27"/></text:p>
        <text:p text:style-name="P36" loext:marker-style-name="T36"/>
        <text:p text:style-name="P37" loext:marker-style-name="T36"><draw:g text:anchor-type="as-char" draw:z-index="33" draw:name="docshapegroup15" draw:style-name="gr6"><draw:custom-shape draw:name="docshape16" draw:style-name="gr4" draw:text-style-name="P22" svg:width="5.848cm" svg:height="0.043cm" svg:x="0cm" svg:y="0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38" text:outline-level="2">Implementation</text:h>
        <text:p text:style-name="P39" loext:marker-style-name="T2"><text:span text:style-name="T28">Code</text:span><text:span text:style-name="T29"> </text:span><text:span text:style-name="T28">structure</text:span><text:span text:style-name="T29"> </text:span><text:span text:style-name="T28">and </text:span><text:span text:style-name="T30">responsibilities</text:span></text:p>
      </text:section>
      <text:section text:style-name="Sect1" text:name="Section6">
        <text:p text:style-name="P40" loext:marker-style-name="T40"/>
      </text:section>
      <text:section text:style-name="Sect5" text:name="Section7">
        <text:p text:style-name="P13" loext:marker-style-name="T26"><draw:custom-shape text:anchor-type="char" draw:z-index="34" draw:name="docshape17" draw:style-name="gr1" draw:text-style-name="P14" svg:width="5.846cm" svg:height="0.043cm" svg:x="1.351cm" svg:y="0.619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10</text:span><text:span text:style-name="T27"/></text:p>
        <text:h text:style-name="P41" text:outline-level="2"><text:span text:style-name="T31">Validation</text:span><text:span text:style-name="T62"> </text:span><text:span text:style-name="T31">&amp;</text:span><text:span text:style-name="T33"> </text:span><text:span text:style-name="T31">Error </text:span><text:span text:style-name="T34">Handling</text:span></text:h>
        <text:p text:style-name="P34" loext:marker-style-name="T2"><text:span text:style-name="T3">Robust</text:span><text:span text:style-name="T63"> </text:span><text:span text:style-name="T3">error</text:span><text:span text:style-name="T64"> </text:span><text:span text:style-name="T9">management</text:span></text:p>
        <text:p text:style-name="P17" loext:marker-style-name="T26"><text:span text:style-name="T27">11</text:span><text:span text:style-name="T27"/></text:p>
        <text:h text:style-name="P41" text:outline-level="2"><draw:custom-shape text:anchor-type="char" draw:z-index="35" draw:name="docshape18" draw:style-name="gr2" draw:text-style-name="P14" svg:width="5.843cm" svg:height="0.043cm" svg:x="7.581cm" svg:y="0.06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7">Non-Functional </text:span><text:span text:style-name="T34">Requirements</text:span></text:h>
        <text:p text:style-name="P34" loext:marker-style-name="T2"><text:span text:style-name="T3">Performance</text:span><text:span text:style-name="T5"> </text:span><text:span text:style-name="T3">and</text:span><text:span text:style-name="T58"> </text:span><text:span text:style-name="T9">security</text:span></text:p>
        <text:p text:style-name="P42" loext:marker-style-name="T2"><text:span text:style-name="T30">standards</text:span><text:span text:style-name="T30"/></text:p>
        <text:p text:style-name="P17" loext:marker-style-name="T26"><text:span text:style-name="T27">12</text:span><text:span text:style-name="T27"/></text:p>
        <text:p text:style-name="P20" loext:marker-style-name="T36"/>
        <text:p text:style-name="P37" loext:marker-style-name="T36"><draw:g text:anchor-type="as-char" draw:z-index="36" draw:name="docshapegroup19" draw:style-name="gr7"><draw:custom-shape draw:name="docshape20" draw:style-name="gr4" draw:text-style-name="P22" svg:width="5.848cm" svg:height="0.043cm" svg:x="0cm" svg:y="0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43" text:outline-level="2"><text:span text:style-name="T31">Setup</text:span><text:span text:style-name="T65"> </text:span><text:span text:style-name="T31">&amp;</text:span><text:span text:style-name="T66"> </text:span><text:span text:style-name="T31">Run</text:span><text:span text:style-name="T67"> </text:span><text:span text:style-name="T57">Guide</text:span></text:h>
        <text:p text:style-name="P35" loext:marker-style-name="T2"><text:span text:style-name="T3">Installation </text:span><text:span text:style-name="T9">instructions</text:span></text:p>
      </text:section>
      <text:section text:style-name="Sect1" text:name="Section8">
        <text:p text:style-name="Text_20_body"/>
      </text:section>
      <text:section text:style-name="Sect6" text:name="Section9">
        <text:p text:style-name="P44" loext:marker-style-name="T68"/>
        <text:p text:style-name="P45" loext:marker-style-name="T26"><draw:custom-shape text:anchor-type="char" draw:z-index="38" draw:name="docshape21" draw:style-name="gr1" draw:text-style-name="P14" svg:width="5.846cm" svg:height="0.043cm" svg:x="1.351cm" svg:y="0.513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13</text:span><text:span text:style-name="T27"/></text:p>
        <text:h text:style-name="P15" text:outline-level="2">Testing</text:h>
        <text:p text:style-name="P35" loext:marker-style-name="T2"><text:span text:style-name="T28">Test strategy</text:span><text:span text:style-name="T30"> </text:span><text:span text:style-name="T28">and</text:span><text:span text:style-name="T35"> </text:span><text:span text:style-name="T30">tools</text:span></text:p>
        <text:p text:style-name="P46" loext:marker-style-name="T68"/>
        <text:p text:style-name="P45" loext:marker-style-name="T26"><text:span text:style-name="T27">14</text:span><text:span text:style-name="T27"/></text:p>
        <text:h text:style-name="Heading_20_2" text:outline-level="2"><draw:custom-shape text:anchor-type="char" draw:z-index="40" draw:name="docshape22" draw:style-name="gr2" draw:text-style-name="P14" svg:width="5.843cm" svg:height="0.043cm" svg:x="7.581cm" svg:y="0.06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4">Results</text:span></text:h>
        <text:p text:style-name="P35" loext:marker-style-name="T2"><text:span text:style-name="T28">Success</text:span><text:span text:style-name="T69"> </text:span><text:span text:style-name="T28">metrics</text:span><text:span text:style-name="T70"> </text:span><text:span text:style-name="T71">and</text:span></text:p>
        <text:p text:style-name="P42" loext:marker-style-name="T2"><text:span text:style-name="T30">screenshots</text:span><text:span text:style-name="T30"/></text:p>
        <text:p text:style-name="P46" loext:marker-style-name="T68"/>
        <text:p text:style-name="P45" loext:marker-style-name="T26"><text:span text:style-name="T27">15</text:span><text:span text:style-name="T27"/></text:p>
        <text:p text:style-name="P20" loext:marker-style-name="T36"/>
        <text:p text:style-name="P37" loext:marker-style-name="T36"><draw:g text:anchor-type="as-char" draw:z-index="41" draw:name="docshapegroup23" draw:style-name="gr7"><draw:custom-shape draw:name="docshape24" draw:style-name="gr4" draw:text-style-name="P22" svg:width="5.848cm" svg:height="0.043cm" svg:x="0cm" svg:y="0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47" text:outline-level="2"><text:span text:style-name="T34">Conclusion</text:span><text:span text:style-name="T72"> </text:span><text:span text:style-name="T34">&amp;</text:span><text:span text:style-name="T73"> </text:span><text:span text:style-name="T34">Future </text:span><text:span text:style-name="T74">Work</text:span></text:h>
        <text:p text:style-name="P34" loext:marker-style-name="T2"><text:span text:style-name="T28">Reflections</text:span><text:span text:style-name="T29"> </text:span><text:span text:style-name="T28">and</text:span><text:span text:style-name="T29"> </text:span><text:span text:style-name="T28">next</text:span><text:span text:style-name="T75"> </text:span><text:span text:style-name="T35">steps</text:span></text:p>
      </text:section>
      <text:h text:style-name="P48" text:outline-level="1">Abstract</text:h>
      <text:p text:style-name="P49" loext:marker-style-name="T2"><text:span text:style-name="T28">This</text:span><text:span text:style-name="T54"> </text:span><text:span text:style-name="T28">project</text:span><text:span text:style-name="T76"> </text:span><text:span text:style-name="T28">presents</text:span><text:span text:style-name="T29"> </text:span><text:span text:style-name="T28">a</text:span><text:span text:style-name="T77"> </text:span><text:span text:style-name="T28">JWT-based</text:span><text:span text:style-name="T29"> </text:span><text:span text:style-name="T28">Product</text:span><text:span text:style-name="T29"> </text:span><text:span text:style-name="T28">Inventory</text:span><text:span text:style-name="T29"> </text:span><text:span text:style-name="T28">Management</text:span><text:span text:style-name="T76"> </text:span><text:span text:style-name="T28">System</text:span><text:span text:style-name="T77"> </text:span><text:span text:style-name="T28">built</text:span><text:span text:style-name="T77"> </text:span><text:span text:style-name="T28">using</text:span><text:span text:style-name="T54"> </text:span><text:span text:style-name="T28">the</text:span><text:span text:style-name="T78"> </text:span><text:span text:style-name="T28">MERN</text:span><text:span text:style-name="T79"> </text:span><text:span text:style-name="T28">stack (MongoDB, Express.js, React, Node.js).</text:span><text:span text:style-name="T30"> </text:span><text:span text:style-name="T28">The application addresses the need for small businesses and individual</text:span><text:span text:style-name="T29"> </text:span><text:span text:style-name="T28">users</text:span><text:span text:style-name="T29"> </text:span><text:span text:style-name="T28">to</text:span><text:span text:style-name="T77"> </text:span><text:span text:style-name="T28">manage</text:span><text:span text:style-name="T29"> </text:span><text:span text:style-name="T28">their</text:span><text:span text:style-name="T80"> </text:span><text:span text:style-name="T28">product</text:span><text:span text:style-name="T29"> </text:span><text:span text:style-name="T28">inventory</text:span><text:span text:style-name="T29"> </text:span><text:span text:style-name="T28">through</text:span><text:span text:style-name="T76"> </text:span><text:span text:style-name="T28">a</text:span><text:span text:style-name="T79"> </text:span><text:span text:style-name="T28">secure,</text:span><text:span text:style-name="T79"> </text:span><text:span text:style-name="T28">centralized</text:span><text:span text:style-name="T29"> </text:span><text:span text:style-name="T28">platform</text:span><text:span text:style-name="T29"> </text:span><text:span text:style-name="T28">that</text:span><text:span text:style-name="T79"> </text:span><text:span text:style-name="T28">isolates data by user account.</text:span></text:p>
      <text:p text:style-name="P50" loext:marker-style-name="T2"/>
      <text:p text:style-name="P51" loext:marker-style-name="T2"><text:span text:style-name="T28">The system implements JSON Web Token (JWT) authentication to ensure secure access control, with user-specific</text:span><text:span text:style-name="T29"> </text:span><text:span text:style-name="T28">data</text:span><text:span text:style-name="T75"> </text:span><text:span text:style-name="T28">isolation</text:span><text:span text:style-name="T29"> </text:span><text:span text:style-name="T28">preventing</text:span><text:span text:style-name="T29"> </text:span><text:span text:style-name="T28">unauthorized</text:span><text:span text:style-name="T29"> </text:span><text:span text:style-name="T28">access</text:span><text:span text:style-name="T80"> </text:span><text:span text:style-name="T28">to</text:span><text:span text:style-name="T55"> </text:span><text:span text:style-name="T28">inventory</text:span><text:span text:style-name="T75"> </text:span><text:span text:style-name="T28">records.</text:span><text:span text:style-name="T29"> </text:span><text:span text:style-name="T28">Core</text:span><text:span text:style-name="T29"> </text:span><text:span text:style-name="T28">features</text:span><text:span text:style-name="T54"> </text:span><text:span text:style-name="T28">include full</text:span><text:span text:style-name="T78"> </text:span><text:span text:style-name="T28">CRUD</text:span><text:span text:style-name="T55"> </text:span><text:span text:style-name="T28">operations</text:span><text:span text:style-name="T29"> </text:span><text:span text:style-name="T28">for</text:span><text:span text:style-name="T77"> </text:span><text:span text:style-name="T28">products,</text:span><text:span text:style-name="T54"> </text:span><text:span text:style-name="T28">case-insensitive</text:span><text:span text:style-name="T54"> </text:span><text:span text:style-name="T28">search</text:span><text:span text:style-name="T77"> </text:span><text:span text:style-name="T28">functionality,</text:span><text:span text:style-name="T54"> </text:span><text:span text:style-name="T28">and</text:span><text:span text:style-name="T80"> </text:span><text:span text:style-name="T28">a</text:span><text:span text:style-name="T78"> </text:span><text:span text:style-name="T28">RESTful</text:span><text:span text:style-name="T80"> </text:span><text:span text:style-name="T28">API</text:span><text:span text:style-name="T77"> </text:span><text:span text:style-name="T28">architecture that follows</text:span><text:span text:style-name="T81"> </text:span><text:span text:style-name="T28">modern web development best practices.</text:span></text:p>
      <text:p text:style-name="P52" loext:marker-style-name="T2"/>
      <text:p text:style-name="P51" loext:marker-style-name="T2"><text:span text:style-name="T3">Key</text:span><text:span text:style-name="T82"> </text:span><text:span text:style-name="T3">technical achievements include proper password hashing with</text:span><text:span text:style-name="T82"> </text:span><text:span text:style-name="T3">bcryptjs, secure route protection through middleware, MongoDB schema design with appropriate indexing, and REST API endpoint implementation. The application demonstrates proficiency in backend development, security practices,</text:span><text:span text:style-name="T82"> </text:span><text:span text:style-name="T3">database modeling, and API design principles.</text:span></text:p>
      <text:p text:style-name="P50" loext:marker-style-name="T2"/>
      <text:p text:style-name="P53" loext:marker-style-name="T2"><text:span text:style-name="T28">Future enhancements</text:span><text:span text:style-name="T71"> </text:span><text:span text:style-name="T28">may</text:span><text:span text:style-name="T83"> </text:span><text:span text:style-name="T28">include</text:span><text:span text:style-name="T83"> </text:span><text:span text:style-name="T28">role-based</text:span><text:span text:style-name="T84"> </text:span><text:span text:style-name="T28">access control,</text:span><text:span text:style-name="T35"> </text:span><text:span text:style-name="T28">advanced</text:span><text:span text:style-name="T71"> </text:span><text:span text:style-name="T28">analytics</text:span><text:span text:style-name="T71"> </text:span><text:span text:style-name="T28">dashboards,</text:span><text:span text:style-name="T71"> </text:span><text:span text:style-name="T28">low- stock notifications,</text:span><text:span text:style-name="T83"> </text:span><text:span text:style-name="T28">and cloud deployment</text:span><text:span text:style-name="T83"> </text:span><text:span text:style-name="T28">infrastructure.</text:span><text:span text:style-name="T71"> </text:span><text:span text:style-name="T28">This project</text:span><text:span text:style-name="T35"> </text:span><text:span text:style-name="T28">serves as a comprehensive </text:span><text:span text:style-name="T30">demonstration</text:span><text:span text:style-name="T85"> </text:span><text:span text:style-name="T30">of full-stack</text:span><text:span text:style-name="T83"> </text:span><text:span text:style-name="T30">development</text:span><text:span text:style-name="T83"> </text:span><text:span text:style-name="T30">capabilities</text:span><text:span text:style-name="T71"> </text:span><text:span text:style-name="T30">with particular</text:span><text:span text:style-name="T84"> </text:span><text:span text:style-name="T30">emphasis</text:span><text:span text:style-name="T71"> </text:span><text:span text:style-name="T30">on security-conscious </text:span><text:span text:style-name="T28">design patterns.</text:span></text:p>
      <text:h text:style-name="P54" text:outline-level="1"><text:span text:style-name="T1">Problem</text:span><text:span text:style-name="T86"> </text:span><text:span text:style-name="T1">Statement</text:span><text:span text:style-name="T87"> </text:span><text:span text:style-name="T1">&amp;</text:span><text:span text:style-name="T88"> </text:span><text:span text:style-name="T89">Objectives</text:span></text:h>
      <text:p text:style-name="P11" loext:marker-style-name="T25"/>
      <text:p text:style-name="P55" loext:marker-style-name="T90"><draw:g text:anchor-type="char" draw:z-index="43" draw:name="docshapegroup29" draw:style-name="gr8"><draw:custom-shape draw:name="docshape30" draw:style-name="gr9" draw:text-style-name="P56" svg:width="9.238cm" svg:height="8.219cm" svg:x="1.071cm" svg:y="0.256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237 4659" draw:text-areas="0 0 ?f84 ?f85" draw:type="ooxml-non-primitive" draw:enhanced-path="M 5080 0 L 158 0 96 12 46 46 13 96 0 157 0 4501 13 4562 46 4612 96 4646 158 4658 5080 4658 5141 4646 5191 4612 5225 4562 5237 4501 5237 157 5225 96 5191 46 5141 12 5080 0 Z N"><draw:equation draw:name="f0" draw:formula="0+5687-607"/><draw:equation draw:name="f1" draw:formula="?f0 *logwidth/5237"/><draw:equation draw:name="f2" draw:formula="0+146-146"/><draw:equation draw:name="f3" draw:formula="146*logheight/4659"/><draw:equation draw:name="f4" draw:formula="0+765-607"/><draw:equation draw:name="f5" draw:formula="?f4 *logwidth/5237"/><draw:equation draw:name="f6" draw:formula="0+146-146"/><draw:equation draw:name="f7" draw:formula="146*logheight/4659"/><draw:equation draw:name="f8" draw:formula="0+703-607"/><draw:equation draw:name="f9" draw:formula="?f8 *logwidth/5237"/><draw:equation draw:name="f10" draw:formula="0+158-146"/><draw:equation draw:name="f11" draw:formula="158*logheight/4659"/><draw:equation draw:name="f12" draw:formula="0+653-607"/><draw:equation draw:name="f13" draw:formula="?f12 *logwidth/5237"/><draw:equation draw:name="f14" draw:formula="0+192-146"/><draw:equation draw:name="f15" draw:formula="192*logheight/4659"/><draw:equation draw:name="f16" draw:formula="0+620-607"/><draw:equation draw:name="f17" draw:formula="?f16 *logwidth/5237"/><draw:equation draw:name="f18" draw:formula="0+242-146"/><draw:equation draw:name="f19" draw:formula="242*logheight/4659"/><draw:equation draw:name="f20" draw:formula="0+607-607"/><draw:equation draw:name="f21" draw:formula="?f20 *logwidth/5237"/><draw:equation draw:name="f22" draw:formula="0+303-146"/><draw:equation draw:name="f23" draw:formula="303*logheight/4659"/><draw:equation draw:name="f24" draw:formula="0+607-607"/><draw:equation draw:name="f25" draw:formula="?f24 *logwidth/5237"/><draw:equation draw:name="f26" draw:formula="0+4647-146"/><draw:equation draw:name="f27" draw:formula="4647*logheight/4659"/><draw:equation draw:name="f28" draw:formula="0+620-607"/><draw:equation draw:name="f29" draw:formula="?f28 *logwidth/5237"/><draw:equation draw:name="f30" draw:formula="0+4708-146"/><draw:equation draw:name="f31" draw:formula="4708*logheight/4659"/><draw:equation draw:name="f32" draw:formula="0+653-607"/><draw:equation draw:name="f33" draw:formula="?f32 *logwidth/5237"/><draw:equation draw:name="f34" draw:formula="0+4758-146"/><draw:equation draw:name="f35" draw:formula="4758*logheight/4659"/><draw:equation draw:name="f36" draw:formula="0+703-607"/><draw:equation draw:name="f37" draw:formula="?f36 *logwidth/5237"/><draw:equation draw:name="f38" draw:formula="0+4792-146"/><draw:equation draw:name="f39" draw:formula="4792*logheight/4659"/><draw:equation draw:name="f40" draw:formula="0+765-607"/><draw:equation draw:name="f41" draw:formula="?f40 *logwidth/5237"/><draw:equation draw:name="f42" draw:formula="0+4804-146"/><draw:equation draw:name="f43" draw:formula="4804*logheight/4659"/><draw:equation draw:name="f44" draw:formula="0+5687-607"/><draw:equation draw:name="f45" draw:formula="?f44 *logwidth/5237"/><draw:equation draw:name="f46" draw:formula="0+4804-146"/><draw:equation draw:name="f47" draw:formula="4804*logheight/4659"/><draw:equation draw:name="f48" draw:formula="0+5748-607"/><draw:equation draw:name="f49" draw:formula="?f48 *logwidth/5237"/><draw:equation draw:name="f50" draw:formula="0+4792-146"/><draw:equation draw:name="f51" draw:formula="4792*logheight/4659"/><draw:equation draw:name="f52" draw:formula="0+5798-607"/><draw:equation draw:name="f53" draw:formula="?f52 *logwidth/5237"/><draw:equation draw:name="f54" draw:formula="0+4758-146"/><draw:equation draw:name="f55" draw:formula="4758*logheight/4659"/><draw:equation draw:name="f56" draw:formula="0+5832-607"/><draw:equation draw:name="f57" draw:formula="?f56 *logwidth/5237"/><draw:equation draw:name="f58" draw:formula="0+4708-146"/><draw:equation draw:name="f59" draw:formula="4708*logheight/4659"/><draw:equation draw:name="f60" draw:formula="0+5844-607"/><draw:equation draw:name="f61" draw:formula="?f60 *logwidth/5237"/><draw:equation draw:name="f62" draw:formula="0+4647-146"/><draw:equation draw:name="f63" draw:formula="4647*logheight/4659"/><draw:equation draw:name="f64" draw:formula="0+5844-607"/><draw:equation draw:name="f65" draw:formula="?f64 *logwidth/5237"/><draw:equation draw:name="f66" draw:formula="0+303-146"/><draw:equation draw:name="f67" draw:formula="303*logheight/4659"/><draw:equation draw:name="f68" draw:formula="0+5832-607"/><draw:equation draw:name="f69" draw:formula="?f68 *logwidth/5237"/><draw:equation draw:name="f70" draw:formula="0+242-146"/><draw:equation draw:name="f71" draw:formula="242*logheight/4659"/><draw:equation draw:name="f72" draw:formula="0+5798-607"/><draw:equation draw:name="f73" draw:formula="?f72 *logwidth/5237"/><draw:equation draw:name="f74" draw:formula="0+192-146"/><draw:equation draw:name="f75" draw:formula="192*logheight/4659"/><draw:equation draw:name="f76" draw:formula="0+5748-607"/><draw:equation draw:name="f77" draw:formula="?f76 *logwidth/5237"/><draw:equation draw:name="f78" draw:formula="0+158-146"/><draw:equation draw:name="f79" draw:formula="158*logheight/4659"/><draw:equation draw:name="f80" draw:formula="0+5687-607"/><draw:equation draw:name="f81" draw:formula="?f80 *logwidth/5237"/><draw:equation draw:name="f82" draw:formula="0+146-146"/><draw:equation draw:name="f83" draw:formula="146*logheight/4659"/><draw:equation draw:name="f84" draw:formula="logwidth"/><draw:equation draw:name="f85" draw:formula="logheight"/></draw:enhanced-geometry></draw:custom-shape><draw:custom-shape draw:name="docshape31" draw:style-name="gr10" draw:text-style-name="P59" svg:width="9.238cm" svg:height="8.219cm" svg:x="1.071cm" svg:y="0.256cm"><text:p text:style-name="P57" loext:marker-style-name="T52"><text:span text:style-name="T52">The</text:span><text:span text:style-name="T91"> </text:span><text:span text:style-name="T92">Problem</text:span></text:p><text:p text:style-name="P58" loext:marker-style-name="T2"><text:span text:style-name="T93">Small businesses and individual users face </text:span><text:span text:style-name="T94">significant challenges in managing their product </text:span><text:span text:style-name="T93">inventory efficiently. Many existing inventory management tools are either expensive enterprise solutions with excessive features or lack proper security measures. There's a clear gap for a simple, secure, and cost-effective inventory system that provides essential </text:span><text:span text:style-name="T95">functionality</text:span><text:span text:style-name="T96"> </text:span><text:span text:style-name="T95">without overwhelming</text:span><text:span text:style-name="T97"> </text:span><text:span text:style-name="T95">complexit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6" draw:name="docshapegroup32" draw:style-name="gr11"><draw:custom-shape draw:name="docshape33" draw:style-name="gr12" draw:text-style-name="P60" svg:width="9.238cm" svg:height="8.219cm" svg:x="10.705cm" svg:y="0.256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237 4659" draw:text-areas="0 0 ?f84 ?f85" draw:type="ooxml-non-primitive" draw:enhanced-path="M 5079 0 L 157 0 96 12 46 46 12 96 0 157 0 4501 12 4562 46 4612 96 4646 157 4658 5079 4658 5140 4646 5190 4612 5224 4562 5236 4501 5236 157 5224 96 5190 46 5140 12 5079 0 Z N"><draw:equation draw:name="f0" draw:formula="0+11149-6070"/><draw:equation draw:name="f1" draw:formula="?f0 *logwidth/5237"/><draw:equation draw:name="f2" draw:formula="0+146-146"/><draw:equation draw:name="f3" draw:formula="146*logheight/4659"/><draw:equation draw:name="f4" draw:formula="0+6227-6070"/><draw:equation draw:name="f5" draw:formula="?f4 *logwidth/5237"/><draw:equation draw:name="f6" draw:formula="0+146-146"/><draw:equation draw:name="f7" draw:formula="146*logheight/4659"/><draw:equation draw:name="f8" draw:formula="0+6166-6070"/><draw:equation draw:name="f9" draw:formula="?f8 *logwidth/5237"/><draw:equation draw:name="f10" draw:formula="0+158-146"/><draw:equation draw:name="f11" draw:formula="158*logheight/4659"/><draw:equation draw:name="f12" draw:formula="0+6116-6070"/><draw:equation draw:name="f13" draw:formula="?f12 *logwidth/5237"/><draw:equation draw:name="f14" draw:formula="0+192-146"/><draw:equation draw:name="f15" draw:formula="192*logheight/4659"/><draw:equation draw:name="f16" draw:formula="0+6082-6070"/><draw:equation draw:name="f17" draw:formula="?f16 *logwidth/5237"/><draw:equation draw:name="f18" draw:formula="0+242-146"/><draw:equation draw:name="f19" draw:formula="242*logheight/4659"/><draw:equation draw:name="f20" draw:formula="0+6070-6070"/><draw:equation draw:name="f21" draw:formula="?f20 *logwidth/5237"/><draw:equation draw:name="f22" draw:formula="0+303-146"/><draw:equation draw:name="f23" draw:formula="303*logheight/4659"/><draw:equation draw:name="f24" draw:formula="0+6070-6070"/><draw:equation draw:name="f25" draw:formula="?f24 *logwidth/5237"/><draw:equation draw:name="f26" draw:formula="0+4647-146"/><draw:equation draw:name="f27" draw:formula="4647*logheight/4659"/><draw:equation draw:name="f28" draw:formula="0+6082-6070"/><draw:equation draw:name="f29" draw:formula="?f28 *logwidth/5237"/><draw:equation draw:name="f30" draw:formula="0+4708-146"/><draw:equation draw:name="f31" draw:formula="4708*logheight/4659"/><draw:equation draw:name="f32" draw:formula="0+6116-6070"/><draw:equation draw:name="f33" draw:formula="?f32 *logwidth/5237"/><draw:equation draw:name="f34" draw:formula="0+4758-146"/><draw:equation draw:name="f35" draw:formula="4758*logheight/4659"/><draw:equation draw:name="f36" draw:formula="0+6166-6070"/><draw:equation draw:name="f37" draw:formula="?f36 *logwidth/5237"/><draw:equation draw:name="f38" draw:formula="0+4792-146"/><draw:equation draw:name="f39" draw:formula="4792*logheight/4659"/><draw:equation draw:name="f40" draw:formula="0+6227-6070"/><draw:equation draw:name="f41" draw:formula="?f40 *logwidth/5237"/><draw:equation draw:name="f42" draw:formula="0+4804-146"/><draw:equation draw:name="f43" draw:formula="4804*logheight/4659"/><draw:equation draw:name="f44" draw:formula="0+11149-6070"/><draw:equation draw:name="f45" draw:formula="?f44 *logwidth/5237"/><draw:equation draw:name="f46" draw:formula="0+4804-146"/><draw:equation draw:name="f47" draw:formula="4804*logheight/4659"/><draw:equation draw:name="f48" draw:formula="0+11210-6070"/><draw:equation draw:name="f49" draw:formula="?f48 *logwidth/5237"/><draw:equation draw:name="f50" draw:formula="0+4792-146"/><draw:equation draw:name="f51" draw:formula="4792*logheight/4659"/><draw:equation draw:name="f52" draw:formula="0+11260-6070"/><draw:equation draw:name="f53" draw:formula="?f52 *logwidth/5237"/><draw:equation draw:name="f54" draw:formula="0+4758-146"/><draw:equation draw:name="f55" draw:formula="4758*logheight/4659"/><draw:equation draw:name="f56" draw:formula="0+11294-6070"/><draw:equation draw:name="f57" draw:formula="?f56 *logwidth/5237"/><draw:equation draw:name="f58" draw:formula="0+4708-146"/><draw:equation draw:name="f59" draw:formula="4708*logheight/4659"/><draw:equation draw:name="f60" draw:formula="0+11306-6070"/><draw:equation draw:name="f61" draw:formula="?f60 *logwidth/5237"/><draw:equation draw:name="f62" draw:formula="0+4647-146"/><draw:equation draw:name="f63" draw:formula="4647*logheight/4659"/><draw:equation draw:name="f64" draw:formula="0+11306-6070"/><draw:equation draw:name="f65" draw:formula="?f64 *logwidth/5237"/><draw:equation draw:name="f66" draw:formula="0+303-146"/><draw:equation draw:name="f67" draw:formula="303*logheight/4659"/><draw:equation draw:name="f68" draw:formula="0+11294-6070"/><draw:equation draw:name="f69" draw:formula="?f68 *logwidth/5237"/><draw:equation draw:name="f70" draw:formula="0+242-146"/><draw:equation draw:name="f71" draw:formula="242*logheight/4659"/><draw:equation draw:name="f72" draw:formula="0+11260-6070"/><draw:equation draw:name="f73" draw:formula="?f72 *logwidth/5237"/><draw:equation draw:name="f74" draw:formula="0+192-146"/><draw:equation draw:name="f75" draw:formula="192*logheight/4659"/><draw:equation draw:name="f76" draw:formula="0+11210-6070"/><draw:equation draw:name="f77" draw:formula="?f76 *logwidth/5237"/><draw:equation draw:name="f78" draw:formula="0+158-146"/><draw:equation draw:name="f79" draw:formula="158*logheight/4659"/><draw:equation draw:name="f80" draw:formula="0+11149-6070"/><draw:equation draw:name="f81" draw:formula="?f80 *logwidth/5237"/><draw:equation draw:name="f82" draw:formula="0+146-146"/><draw:equation draw:name="f83" draw:formula="146*logheight/4659"/><draw:equation draw:name="f84" draw:formula="logwidth"/><draw:equation draw:name="f85" draw:formula="logheight"/></draw:enhanced-geometry></draw:custom-shape><draw:custom-shape draw:name="docshape34" draw:style-name="gr13" draw:text-style-name="P59" svg:width="4.342cm" svg:height="0.579cm" svg:x="11.093cm" svg:y="0.63cm"><text:p text:style-name="P61" loext:marker-style-name="T52"><text:span text:style-name="T98">Project</text:span><text:span text:style-name="T99"> </text:span><text:span text:style-name="T92">Objectiv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35" draw:style-name="gr14" draw:text-style-name="P59" svg:width="0.244cm" svg:height="5.254cm" svg:x="11.093cm" svg:y="1.72cm"><text:p text:style-name="P62" loext:marker-style-name="T2"><text:span text:style-name="T100">•</text:span><text:span text:style-name="T100"/></text:p><text:p text:style-name="P63" loext:marker-style-name="T101"/><text:p text:style-name="Standard" loext:marker-style-name="T2"><text:span text:style-name="T100">•</text:span><text:span text:style-name="T100"/></text:p><text:p text:style-name="P64" loext:marker-style-name="T101"/><text:p text:style-name="Standard" loext:marker-style-name="T2"><text:span text:style-name="T100">•</text:span><text:span text:style-name="T100"/></text:p><text:p text:style-name="P64" loext:marker-style-name="T101"/><text:p text:style-name="Standard" loext:marker-style-name="T2"><text:span text:style-name="T100">•</text:span><text:span text:style-name="T100"/></text:p><text:p text:style-name="P63" loext:marker-style-name="T101"/><text:p text:style-name="P65" loext:marker-style-name="T2"><text:span text:style-name="T10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36" draw:style-name="gr15" draw:text-style-name="P59" svg:width="7.545cm" svg:height="5.85cm" svg:x="12.046cm" svg:y="1.72cm"><text:p text:style-name="P62" loext:marker-style-name="T2"><text:span text:style-name="T3">Build</text:span><text:span text:style-name="T102"> </text:span><text:span text:style-name="T3">a</text:span><text:span text:style-name="T102"> </text:span><text:span text:style-name="T3">secure</text:span><text:span text:style-name="T6"> </text:span><text:span text:style-name="T3">inventory</text:span><text:span text:style-name="T103"> </text:span><text:span text:style-name="T3">application</text:span><text:span text:style-name="T63"> </text:span><text:span text:style-name="T45">with</text:span></text:p><text:p text:style-name="P66" loext:marker-style-name="T2"><text:span text:style-name="T28">JWT-based</text:span><text:span text:style-name="T83"> </text:span><text:span text:style-name="T28">authentication Implement</text:span><text:span text:style-name="T29"> </text:span><text:span text:style-name="T28">user-isolated</text:span><text:span text:style-name="T29"> </text:span><text:span text:style-name="T28">data</text:span><text:span text:style-name="T29"> </text:span><text:span text:style-name="T28">access ensuring</text:span><text:span text:style-name="T83"> </text:span><text:span text:style-name="T28">privacy</text:span></text:p><text:p text:style-name="P67" loext:marker-style-name="T2"><text:span text:style-name="T3">Develop core CRUD operations for product </text:span><text:span text:style-name="T30">management</text:span></text:p><text:p text:style-name="P67" loext:marker-style-name="T2"><text:span text:style-name="T3">Add search functionality for quick product </text:span><text:span text:style-name="T9">lookup</text:span></text:p><text:p text:style-name="Standard" loext:marker-style-name="T2"><text:span text:style-name="T28">Ensure</text:span><text:span text:style-name="T75"> </text:span><text:span text:style-name="T28">the</text:span><text:span text:style-name="T85"> </text:span><text:span text:style-name="T28">system</text:span><text:span text:style-name="T55"> </text:span><text:span text:style-name="T28">is</text:span><text:span text:style-name="T55"> </text:span><text:span text:style-name="T28">deployable</text:span><text:span text:style-name="T29"> </text:span><text:span text:style-name="T71">and</text:span></text:p><text:p text:style-name="P68" loext:marker-style-name="T2"><text:span text:style-name="T3">extensible</text:span><text:span text:style-name="T104"> </text:span><text:span text:style-name="T3">for</text:span><text:span text:style-name="T58"> </text:span><text:span text:style-name="T3">future</text:span><text:span text:style-name="T105"> </text:span><text:span text:style-name="T9">featur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9" loext:marker-style-name="T106"/>
      <text:p text:style-name="P70" loext:marker-style-name="T2"><text:span text:style-name="T28">The</text:span><text:span text:style-name="T29"> </text:span><text:span text:style-name="T28">primary</text:span><text:span text:style-name="T29"> </text:span><text:span text:style-name="T28">goal</text:span><text:span text:style-name="T29"> </text:span><text:span text:style-name="T28">is</text:span><text:span text:style-name="T75"> </text:span><text:span text:style-name="T28">to</text:span><text:span text:style-name="T79"> </text:span><text:span text:style-name="T28">create</text:span><text:span text:style-name="T76"> </text:span><text:span text:style-name="T28">a</text:span><text:span text:style-name="T75"> </text:span><text:span text:style-name="T28">practical</text:span><text:span text:style-name="T29"> </text:span><text:span text:style-name="T28">solution</text:span><text:span text:style-name="T29"> </text:span><text:span text:style-name="T28">that</text:span><text:span text:style-name="T54"> </text:span><text:span text:style-name="T28">balances</text:span><text:span text:style-name="T29"> </text:span><text:span text:style-name="T28">functionality</text:span><text:span text:style-name="T29"> </text:span><text:span text:style-name="T28">with</text:span><text:span text:style-name="T54"> </text:span><text:span text:style-name="T28">security</text:span><text:span text:style-name="T76"> </text:span><text:span text:style-name="T28">while remaining</text:span><text:span text:style-name="T84"> </text:span><text:span text:style-name="T28">accessible</text:span><text:span text:style-name="T30"> </text:span><text:span text:style-name="T28">to users without technical</text:span><text:span text:style-name="T30"> </text:span><text:span text:style-name="T28">expertise.</text:span><text:span text:style-name="T85"> </text:span><text:span text:style-name="T28">By leveraging</text:span><text:span text:style-name="T84"> </text:span><text:span text:style-name="T28">the MERN stack, the </text:span><text:span text:style-name="T30">application</text:span><text:span text:style-name="T71"> </text:span><text:span text:style-name="T30">benefits from</text:span><text:span text:style-name="T71"> </text:span><text:span text:style-name="T30">a modern,</text:span><text:span text:style-name="T35"> </text:span><text:span text:style-name="T30">well-supported</text:span><text:span text:style-name="T85"> </text:span><text:span text:style-name="T30">technology</text:span><text:span text:style-name="T35"> </text:span><text:span text:style-name="T30">foundation</text:span><text:span text:style-name="T71"> </text:span><text:span text:style-name="T30">that enables</text:span><text:span text:style-name="T71"> </text:span><text:span text:style-name="T30">rapid </text:span><text:span text:style-name="T28">development and easy maintenance.</text:span></text:p>
      <text:p text:style-name="P71" loext:marker-style-name="T107"><text:span text:style-name="T108">Ideation,</text:span><text:span text:style-name="T109"> </text:span><text:span text:style-name="T108">Brainstorming</text:span><text:span text:style-name="T110"> </text:span><text:span text:style-name="T108">&amp;</text:span><text:span text:style-name="T111"> </text:span><text:span text:style-name="T112">Prioritization</text:span></text:p>
      <text:p text:style-name="P72" loext:marker-style-name="T113"><text:span text:style-name="T114">The</text:span><text:span text:style-name="T115"> </text:span><text:span text:style-name="T114">project</text:span><text:span text:style-name="T116"> </text:span><text:span text:style-name="T114">ideation</text:span><text:span text:style-name="T116"> </text:span><text:span text:style-name="T114">process</text:span><text:span text:style-name="T117"> </text:span><text:span text:style-name="T114">involved</text:span><text:span text:style-name="T118"> </text:span><text:span text:style-name="T114">extensive</text:span><text:span text:style-name="T115"> </text:span><text:span text:style-name="T114">brainstorming</text:span><text:span text:style-name="T115"> </text:span><text:span text:style-name="T114">sessions</text:span><text:span text:style-name="T119"> </text:span><text:span text:style-name="T114">to</text:span><text:span text:style-name="T115"> </text:span><text:span text:style-name="T114">identify</text:span><text:span text:style-name="T116"> </text:span><text:span text:style-name="T114">core</text:span><text:span text:style-name="T120"> </text:span><text:span text:style-name="T114">features</text:span><text:span text:style-name="T117"> </text:span><text:span text:style-name="T114">and technical requirements.</text:span><text:span text:style-name="T121"> </text:span><text:span text:style-name="T114">Ideas</text:span><text:span text:style-name="T121"> </text:span><text:span text:style-name="T114">were</text:span><text:span text:style-name="T122"> </text:span><text:span text:style-name="T114">grouped</text:span><text:span text:style-name="T121"> </text:span><text:span text:style-name="T114">into</text:span><text:span text:style-name="T122"> </text:span><text:span text:style-name="T114">four</text:span><text:span text:style-name="T121"> </text:span><text:span text:style-name="T114">main</text:span><text:span text:style-name="T122"> </text:span><text:span text:style-name="T114">categories,</text:span><text:span text:style-name="T121"> </text:span><text:span text:style-name="T114">each</text:span><text:span text:style-name="T121"> </text:span><text:span text:style-name="T114">addressing</text:span><text:span text:style-name="T122"> </text:span><text:span text:style-name="T114">different</text:span><text:span text:style-name="T121"> </text:span><text:span text:style-name="T114">aspects</text:span><text:span text:style-name="T122"> </text:span><text:span text:style-name="T114">of</text:span><text:span text:style-name="T121"> </text:span><text:span text:style-name="T114">the</text:span><text:span text:style-name="T122"> </text:span><text:span text:style-name="T114">inventory management system.</text:span></text:p>
      <text:p text:style-name="P73" loext:marker-style-name="T123"><draw:g text:anchor-type="char" draw:z-index="48" draw:name="docshapegroup37" draw:style-name="gr16"><draw:custom-shape draw:name="docshape38" draw:style-name="gr17" draw:text-style-name="P74" svg:width="9.268cm" svg:height="4.908cm" svg:x="1.148cm" svg:y="0.259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225 2753" draw:text-areas="0 0 ?f84 ?f85" draw:type="ooxml-non-primitive" draw:enhanced-path="M 5146 0 L 78 0 47 6 22 23 6 48 0 78 0 2675 6 2705 22 2730 47 2747 78 2753 5146 2753 5177 2747 5202 2730 5218 2705 5224 2675 5224 78 5218 48 5202 23 5177 6 5146 0 Z N"><draw:equation draw:name="f0" draw:formula="0+5798-652"/><draw:equation draw:name="f1" draw:formula="?f0 *logwidth/5225"/><draw:equation draw:name="f2" draw:formula="0+147-147"/><draw:equation draw:name="f3" draw:formula="147*logheight/2753"/><draw:equation draw:name="f4" draw:formula="0+730-652"/><draw:equation draw:name="f5" draw:formula="?f4 *logwidth/5225"/><draw:equation draw:name="f6" draw:formula="0+147-147"/><draw:equation draw:name="f7" draw:formula="147*logheight/2753"/><draw:equation draw:name="f8" draw:formula="0+699-652"/><draw:equation draw:name="f9" draw:formula="?f8 *logwidth/5225"/><draw:equation draw:name="f10" draw:formula="0+153-147"/><draw:equation draw:name="f11" draw:formula="153*logheight/2753"/><draw:equation draw:name="f12" draw:formula="0+674-652"/><draw:equation draw:name="f13" draw:formula="?f12 *logwidth/5225"/><draw:equation draw:name="f14" draw:formula="0+170-147"/><draw:equation draw:name="f15" draw:formula="170*logheight/2753"/><draw:equation draw:name="f16" draw:formula="0+658-652"/><draw:equation draw:name="f17" draw:formula="?f16 *logwidth/5225"/><draw:equation draw:name="f18" draw:formula="0+195-147"/><draw:equation draw:name="f19" draw:formula="195*logheight/2753"/><draw:equation draw:name="f20" draw:formula="0+652-652"/><draw:equation draw:name="f21" draw:formula="?f20 *logwidth/5225"/><draw:equation draw:name="f22" draw:formula="0+225-147"/><draw:equation draw:name="f23" draw:formula="225*logheight/2753"/><draw:equation draw:name="f24" draw:formula="0+652-652"/><draw:equation draw:name="f25" draw:formula="?f24 *logwidth/5225"/><draw:equation draw:name="f26" draw:formula="0+2822-147"/><draw:equation draw:name="f27" draw:formula="2822*logheight/2753"/><draw:equation draw:name="f28" draw:formula="0+658-652"/><draw:equation draw:name="f29" draw:formula="?f28 *logwidth/5225"/><draw:equation draw:name="f30" draw:formula="0+2852-147"/><draw:equation draw:name="f31" draw:formula="2852*logheight/2753"/><draw:equation draw:name="f32" draw:formula="0+674-652"/><draw:equation draw:name="f33" draw:formula="?f32 *logwidth/5225"/><draw:equation draw:name="f34" draw:formula="0+2877-147"/><draw:equation draw:name="f35" draw:formula="2877*logheight/2753"/><draw:equation draw:name="f36" draw:formula="0+699-652"/><draw:equation draw:name="f37" draw:formula="?f36 *logwidth/5225"/><draw:equation draw:name="f38" draw:formula="0+2894-147"/><draw:equation draw:name="f39" draw:formula="2894*logheight/2753"/><draw:equation draw:name="f40" draw:formula="0+730-652"/><draw:equation draw:name="f41" draw:formula="?f40 *logwidth/5225"/><draw:equation draw:name="f42" draw:formula="0+2900-147"/><draw:equation draw:name="f43" draw:formula="2900*logheight/2753"/><draw:equation draw:name="f44" draw:formula="0+5798-652"/><draw:equation draw:name="f45" draw:formula="?f44 *logwidth/5225"/><draw:equation draw:name="f46" draw:formula="0+2900-147"/><draw:equation draw:name="f47" draw:formula="2900*logheight/2753"/><draw:equation draw:name="f48" draw:formula="0+5829-652"/><draw:equation draw:name="f49" draw:formula="?f48 *logwidth/5225"/><draw:equation draw:name="f50" draw:formula="0+2894-147"/><draw:equation draw:name="f51" draw:formula="2894*logheight/2753"/><draw:equation draw:name="f52" draw:formula="0+5854-652"/><draw:equation draw:name="f53" draw:formula="?f52 *logwidth/5225"/><draw:equation draw:name="f54" draw:formula="0+2877-147"/><draw:equation draw:name="f55" draw:formula="2877*logheight/2753"/><draw:equation draw:name="f56" draw:formula="0+5870-652"/><draw:equation draw:name="f57" draw:formula="?f56 *logwidth/5225"/><draw:equation draw:name="f58" draw:formula="0+2852-147"/><draw:equation draw:name="f59" draw:formula="2852*logheight/2753"/><draw:equation draw:name="f60" draw:formula="0+5876-652"/><draw:equation draw:name="f61" draw:formula="?f60 *logwidth/5225"/><draw:equation draw:name="f62" draw:formula="0+2822-147"/><draw:equation draw:name="f63" draw:formula="2822*logheight/2753"/><draw:equation draw:name="f64" draw:formula="0+5876-652"/><draw:equation draw:name="f65" draw:formula="?f64 *logwidth/5225"/><draw:equation draw:name="f66" draw:formula="0+225-147"/><draw:equation draw:name="f67" draw:formula="225*logheight/2753"/><draw:equation draw:name="f68" draw:formula="0+5870-652"/><draw:equation draw:name="f69" draw:formula="?f68 *logwidth/5225"/><draw:equation draw:name="f70" draw:formula="0+195-147"/><draw:equation draw:name="f71" draw:formula="195*logheight/2753"/><draw:equation draw:name="f72" draw:formula="0+5854-652"/><draw:equation draw:name="f73" draw:formula="?f72 *logwidth/5225"/><draw:equation draw:name="f74" draw:formula="0+170-147"/><draw:equation draw:name="f75" draw:formula="170*logheight/2753"/><draw:equation draw:name="f76" draw:formula="0+5829-652"/><draw:equation draw:name="f77" draw:formula="?f76 *logwidth/5225"/><draw:equation draw:name="f78" draw:formula="0+153-147"/><draw:equation draw:name="f79" draw:formula="153*logheight/2753"/><draw:equation draw:name="f80" draw:formula="0+5798-652"/><draw:equation draw:name="f81" draw:formula="?f80 *logwidth/5225"/><draw:equation draw:name="f82" draw:formula="0+147-147"/><draw:equation draw:name="f83" draw:formula="147*logheight/2753"/><draw:equation draw:name="f84" draw:formula="logwidth"/><draw:equation draw:name="f85" draw:formula="logheight"/></draw:enhanced-geometry></draw:custom-shape><draw:custom-shape draw:name="docshape39" draw:style-name="gr18" draw:text-style-name="P22" svg:width="0.987cm" svg:height="0.992cm" svg:x="1.487cm" svg:y="0.598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drawooo:sub-view-size="557 557" draw:text-areas="0 0 ?f100 ?f101" draw:type="ooxml-non-primitive" draw:enhanced-path="M 279 0 L 205 10 138 38 82 81 38 138 10 204 0 278 10 352 38 419 82 475 138 519 205 547 279 557 353 547 419 519 476 475 519 419 547 352 557 278 547 204 519 138 476 81 419 38 353 10 279 0 Z N"><draw:equation draw:name="f0" draw:formula="0+1121-842"/><draw:equation draw:name="f1" draw:formula="?f0 *logwidth/557"/><draw:equation draw:name="f2" draw:formula="0+338-338"/><draw:equation draw:name="f3" draw:formula="338*logheight/557"/><draw:equation draw:name="f4" draw:formula="0+1047-842"/><draw:equation draw:name="f5" draw:formula="?f4 *logwidth/557"/><draw:equation draw:name="f6" draw:formula="0+348-338"/><draw:equation draw:name="f7" draw:formula="348*logheight/557"/><draw:equation draw:name="f8" draw:formula="0+980-842"/><draw:equation draw:name="f9" draw:formula="?f8 *logwidth/557"/><draw:equation draw:name="f10" draw:formula="0+376-338"/><draw:equation draw:name="f11" draw:formula="376*logheight/557"/><draw:equation draw:name="f12" draw:formula="0+924-842"/><draw:equation draw:name="f13" draw:formula="?f12 *logwidth/557"/><draw:equation draw:name="f14" draw:formula="0+419-338"/><draw:equation draw:name="f15" draw:formula="419*logheight/557"/><draw:equation draw:name="f16" draw:formula="0+880-842"/><draw:equation draw:name="f17" draw:formula="?f16 *logwidth/557"/><draw:equation draw:name="f18" draw:formula="0+476-338"/><draw:equation draw:name="f19" draw:formula="476*logheight/557"/><draw:equation draw:name="f20" draw:formula="0+852-842"/><draw:equation draw:name="f21" draw:formula="?f20 *logwidth/557"/><draw:equation draw:name="f22" draw:formula="0+542-338"/><draw:equation draw:name="f23" draw:formula="542*logheight/557"/><draw:equation draw:name="f24" draw:formula="0+842-842"/><draw:equation draw:name="f25" draw:formula="?f24 *logwidth/557"/><draw:equation draw:name="f26" draw:formula="0+616-338"/><draw:equation draw:name="f27" draw:formula="616*logheight/557"/><draw:equation draw:name="f28" draw:formula="0+852-842"/><draw:equation draw:name="f29" draw:formula="?f28 *logwidth/557"/><draw:equation draw:name="f30" draw:formula="0+690-338"/><draw:equation draw:name="f31" draw:formula="690*logheight/557"/><draw:equation draw:name="f32" draw:formula="0+880-842"/><draw:equation draw:name="f33" draw:formula="?f32 *logwidth/557"/><draw:equation draw:name="f34" draw:formula="0+757-338"/><draw:equation draw:name="f35" draw:formula="757*logheight/557"/><draw:equation draw:name="f36" draw:formula="0+924-842"/><draw:equation draw:name="f37" draw:formula="?f36 *logwidth/557"/><draw:equation draw:name="f38" draw:formula="0+813-338"/><draw:equation draw:name="f39" draw:formula="813*logheight/557"/><draw:equation draw:name="f40" draw:formula="0+980-842"/><draw:equation draw:name="f41" draw:formula="?f40 *logwidth/557"/><draw:equation draw:name="f42" draw:formula="0+857-338"/><draw:equation draw:name="f43" draw:formula="857*logheight/557"/><draw:equation draw:name="f44" draw:formula="0+1047-842"/><draw:equation draw:name="f45" draw:formula="?f44 *logwidth/557"/><draw:equation draw:name="f46" draw:formula="0+885-338"/><draw:equation draw:name="f47" draw:formula="885*logheight/557"/><draw:equation draw:name="f48" draw:formula="0+1121-842"/><draw:equation draw:name="f49" draw:formula="?f48 *logwidth/557"/><draw:equation draw:name="f50" draw:formula="0+895-338"/><draw:equation draw:name="f51" draw:formula="895*logheight/557"/><draw:equation draw:name="f52" draw:formula="0+1195-842"/><draw:equation draw:name="f53" draw:formula="?f52 *logwidth/557"/><draw:equation draw:name="f54" draw:formula="0+885-338"/><draw:equation draw:name="f55" draw:formula="885*logheight/557"/><draw:equation draw:name="f56" draw:formula="0+1261-842"/><draw:equation draw:name="f57" draw:formula="?f56 *logwidth/557"/><draw:equation draw:name="f58" draw:formula="0+857-338"/><draw:equation draw:name="f59" draw:formula="857*logheight/557"/><draw:equation draw:name="f60" draw:formula="0+1318-842"/><draw:equation draw:name="f61" draw:formula="?f60 *logwidth/557"/><draw:equation draw:name="f62" draw:formula="0+813-338"/><draw:equation draw:name="f63" draw:formula="813*logheight/557"/><draw:equation draw:name="f64" draw:formula="0+1361-842"/><draw:equation draw:name="f65" draw:formula="?f64 *logwidth/557"/><draw:equation draw:name="f66" draw:formula="0+757-338"/><draw:equation draw:name="f67" draw:formula="757*logheight/557"/><draw:equation draw:name="f68" draw:formula="0+1389-842"/><draw:equation draw:name="f69" draw:formula="?f68 *logwidth/557"/><draw:equation draw:name="f70" draw:formula="0+690-338"/><draw:equation draw:name="f71" draw:formula="690*logheight/557"/><draw:equation draw:name="f72" draw:formula="0+1399-842"/><draw:equation draw:name="f73" draw:formula="?f72 *logwidth/557"/><draw:equation draw:name="f74" draw:formula="0+616-338"/><draw:equation draw:name="f75" draw:formula="616*logheight/557"/><draw:equation draw:name="f76" draw:formula="0+1389-842"/><draw:equation draw:name="f77" draw:formula="?f76 *logwidth/557"/><draw:equation draw:name="f78" draw:formula="0+542-338"/><draw:equation draw:name="f79" draw:formula="542*logheight/557"/><draw:equation draw:name="f80" draw:formula="0+1361-842"/><draw:equation draw:name="f81" draw:formula="?f80 *logwidth/557"/><draw:equation draw:name="f82" draw:formula="0+476-338"/><draw:equation draw:name="f83" draw:formula="476*logheight/557"/><draw:equation draw:name="f84" draw:formula="0+1318-842"/><draw:equation draw:name="f85" draw:formula="?f84 *logwidth/557"/><draw:equation draw:name="f86" draw:formula="0+419-338"/><draw:equation draw:name="f87" draw:formula="419*logheight/557"/><draw:equation draw:name="f88" draw:formula="0+1261-842"/><draw:equation draw:name="f89" draw:formula="?f88 *logwidth/557"/><draw:equation draw:name="f90" draw:formula="0+376-338"/><draw:equation draw:name="f91" draw:formula="376*logheight/557"/><draw:equation draw:name="f92" draw:formula="0+1195-842"/><draw:equation draw:name="f93" draw:formula="?f92 *logwidth/557"/><draw:equation draw:name="f94" draw:formula="0+348-338"/><draw:equation draw:name="f95" draw:formula="348*logheight/557"/><draw:equation draw:name="f96" draw:formula="0+1121-842"/><draw:equation draw:name="f97" draw:formula="?f96 *logwidth/557"/><draw:equation draw:name="f98" draw:formula="0+338-338"/><draw:equation draw:name="f99" draw:formula="338*logheight/557"/><draw:equation draw:name="f100" draw:formula="logwidth"/><draw:equation draw:name="f101" draw:formula="logheight"/></draw:enhanced-geometry></draw:custom-shape><draw:frame draw:name="docshape40" draw:style-name="gr19" draw:text-style-name="P75" svg:width="0.334cm" svg:height="0.424cm" svg:x="1.817cm" svg:y="0.883cm"><draw:image xlink:href="Pictures/100000010000001900000020AA15CBF9.png" xlink:type="simple" xlink:show="embed" xlink:actuate="onLoad" draw:mime-type="image/png"><text:p/></draw:image></draw:frame><draw:custom-shape draw:name="docshape41" draw:style-name="gr20" draw:text-style-name="P59" svg:width="9.268cm" svg:height="4.908cm" svg:x="1.148cm" svg:y="0.259cm"><text:p text:style-name="P76" loext:marker-style-name="T124"/><text:p text:style-name="P77" loext:marker-style-name="T125"/><text:p text:style-name="P78" loext:marker-style-name="T126"><text:span text:style-name="T127">Authentication</text:span><text:span text:style-name="T128"> </text:span><text:span text:style-name="T127">&amp;</text:span><text:span text:style-name="T129"> </text:span><text:span text:style-name="T130">Security</text:span></text:p><text:list text:style-name="WWNum7"><text:list-item><text:p text:style-name="P79" loext:marker-style-name="T113"><text:span text:style-name="T114">JWT-based</text:span><text:span text:style-name="T131"> </text:span><text:span text:style-name="T114">login</text:span><text:span text:style-name="T131"> </text:span><text:span text:style-name="T132">system</text:span></text:p></text:list-item><text:list-item><text:p text:style-name="P80" loext:marker-style-name="T113"><text:span text:style-name="T114">User-specific</text:span><text:span text:style-name="T120"> </text:span><text:span text:style-name="T114">data</text:span><text:span text:style-name="T133"> </text:span><text:span text:style-name="T132">access</text:span></text:p></text:list-item><text:list-item><text:p text:style-name="P81" loext:marker-style-name="T113"><text:span text:style-name="T114">Password</text:span><text:span text:style-name="T131"> </text:span><text:span text:style-name="T114">hashing</text:span><text:span text:style-name="T134"> </text:span><text:span text:style-name="T114">with</text:span><text:span text:style-name="T122"> </text:span><text:span text:style-name="T132">bcrypt</text:span></text:p></text:list-item><text:list-item><text:p text:style-name="P82" loext:marker-style-name="T113"><text:span text:style-name="T114">Role-based</text:span><text:span text:style-name="T135"> </text:span><text:span text:style-name="T114">access</text:span><text:span text:style-name="T118"> </text:span><text:span text:style-name="T114">control</text:span><text:span text:style-name="T135"> </text:span><text:span text:style-name="T132">(future)</text:span></text:p></text:list-item></text:list><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49" draw:name="docshapegroup42" draw:style-name="gr16"><draw:custom-shape draw:name="docshape43" draw:style-name="gr17" draw:text-style-name="P74" svg:width="9.268cm" svg:height="4.908cm" svg:x="10.643cm" svg:y="0.259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225 2753" draw:text-areas="0 0 ?f84 ?f85" draw:type="ooxml-non-primitive" draw:enhanced-path="M 5147 0 L 78 0 47 6 23 23 6 48 0 78 0 2675 6 2705 23 2730 47 2747 78 2753 5147 2753 5177 2747 5202 2730 5218 2705 5225 2675 5225 78 5218 48 5202 23 5177 6 5147 0 Z N"><draw:equation draw:name="f0" draw:formula="0+11182-6035"/><draw:equation draw:name="f1" draw:formula="?f0 *logwidth/5225"/><draw:equation draw:name="f2" draw:formula="0+147-147"/><draw:equation draw:name="f3" draw:formula="147*logheight/2753"/><draw:equation draw:name="f4" draw:formula="0+6113-6035"/><draw:equation draw:name="f5" draw:formula="?f4 *logwidth/5225"/><draw:equation draw:name="f6" draw:formula="0+147-147"/><draw:equation draw:name="f7" draw:formula="147*logheight/2753"/><draw:equation draw:name="f8" draw:formula="0+6082-6035"/><draw:equation draw:name="f9" draw:formula="?f8 *logwidth/5225"/><draw:equation draw:name="f10" draw:formula="0+153-147"/><draw:equation draw:name="f11" draw:formula="153*logheight/2753"/><draw:equation draw:name="f12" draw:formula="0+6058-6035"/><draw:equation draw:name="f13" draw:formula="?f12 *logwidth/5225"/><draw:equation draw:name="f14" draw:formula="0+170-147"/><draw:equation draw:name="f15" draw:formula="170*logheight/2753"/><draw:equation draw:name="f16" draw:formula="0+6041-6035"/><draw:equation draw:name="f17" draw:formula="?f16 *logwidth/5225"/><draw:equation draw:name="f18" draw:formula="0+195-147"/><draw:equation draw:name="f19" draw:formula="195*logheight/2753"/><draw:equation draw:name="f20" draw:formula="0+6035-6035"/><draw:equation draw:name="f21" draw:formula="?f20 *logwidth/5225"/><draw:equation draw:name="f22" draw:formula="0+225-147"/><draw:equation draw:name="f23" draw:formula="225*logheight/2753"/><draw:equation draw:name="f24" draw:formula="0+6035-6035"/><draw:equation draw:name="f25" draw:formula="?f24 *logwidth/5225"/><draw:equation draw:name="f26" draw:formula="0+2822-147"/><draw:equation draw:name="f27" draw:formula="2822*logheight/2753"/><draw:equation draw:name="f28" draw:formula="0+6041-6035"/><draw:equation draw:name="f29" draw:formula="?f28 *logwidth/5225"/><draw:equation draw:name="f30" draw:formula="0+2852-147"/><draw:equation draw:name="f31" draw:formula="2852*logheight/2753"/><draw:equation draw:name="f32" draw:formula="0+6058-6035"/><draw:equation draw:name="f33" draw:formula="?f32 *logwidth/5225"/><draw:equation draw:name="f34" draw:formula="0+2877-147"/><draw:equation draw:name="f35" draw:formula="2877*logheight/2753"/><draw:equation draw:name="f36" draw:formula="0+6082-6035"/><draw:equation draw:name="f37" draw:formula="?f36 *logwidth/5225"/><draw:equation draw:name="f38" draw:formula="0+2894-147"/><draw:equation draw:name="f39" draw:formula="2894*logheight/2753"/><draw:equation draw:name="f40" draw:formula="0+6113-6035"/><draw:equation draw:name="f41" draw:formula="?f40 *logwidth/5225"/><draw:equation draw:name="f42" draw:formula="0+2900-147"/><draw:equation draw:name="f43" draw:formula="2900*logheight/2753"/><draw:equation draw:name="f44" draw:formula="0+11182-6035"/><draw:equation draw:name="f45" draw:formula="?f44 *logwidth/5225"/><draw:equation draw:name="f46" draw:formula="0+2900-147"/><draw:equation draw:name="f47" draw:formula="2900*logheight/2753"/><draw:equation draw:name="f48" draw:formula="0+11212-6035"/><draw:equation draw:name="f49" draw:formula="?f48 *logwidth/5225"/><draw:equation draw:name="f50" draw:formula="0+2894-147"/><draw:equation draw:name="f51" draw:formula="2894*logheight/2753"/><draw:equation draw:name="f52" draw:formula="0+11237-6035"/><draw:equation draw:name="f53" draw:formula="?f52 *logwidth/5225"/><draw:equation draw:name="f54" draw:formula="0+2877-147"/><draw:equation draw:name="f55" draw:formula="2877*logheight/2753"/><draw:equation draw:name="f56" draw:formula="0+11253-6035"/><draw:equation draw:name="f57" draw:formula="?f56 *logwidth/5225"/><draw:equation draw:name="f58" draw:formula="0+2852-147"/><draw:equation draw:name="f59" draw:formula="2852*logheight/2753"/><draw:equation draw:name="f60" draw:formula="0+11260-6035"/><draw:equation draw:name="f61" draw:formula="?f60 *logwidth/5225"/><draw:equation draw:name="f62" draw:formula="0+2822-147"/><draw:equation draw:name="f63" draw:formula="2822*logheight/2753"/><draw:equation draw:name="f64" draw:formula="0+11260-6035"/><draw:equation draw:name="f65" draw:formula="?f64 *logwidth/5225"/><draw:equation draw:name="f66" draw:formula="0+225-147"/><draw:equation draw:name="f67" draw:formula="225*logheight/2753"/><draw:equation draw:name="f68" draw:formula="0+11253-6035"/><draw:equation draw:name="f69" draw:formula="?f68 *logwidth/5225"/><draw:equation draw:name="f70" draw:formula="0+195-147"/><draw:equation draw:name="f71" draw:formula="195*logheight/2753"/><draw:equation draw:name="f72" draw:formula="0+11237-6035"/><draw:equation draw:name="f73" draw:formula="?f72 *logwidth/5225"/><draw:equation draw:name="f74" draw:formula="0+170-147"/><draw:equation draw:name="f75" draw:formula="170*logheight/2753"/><draw:equation draw:name="f76" draw:formula="0+11212-6035"/><draw:equation draw:name="f77" draw:formula="?f76 *logwidth/5225"/><draw:equation draw:name="f78" draw:formula="0+153-147"/><draw:equation draw:name="f79" draw:formula="153*logheight/2753"/><draw:equation draw:name="f80" draw:formula="0+11182-6035"/><draw:equation draw:name="f81" draw:formula="?f80 *logwidth/5225"/><draw:equation draw:name="f82" draw:formula="0+147-147"/><draw:equation draw:name="f83" draw:formula="147*logheight/2753"/><draw:equation draw:name="f84" draw:formula="logwidth"/><draw:equation draw:name="f85" draw:formula="logheight"/></draw:enhanced-geometry></draw:custom-shape><draw:custom-shape draw:name="docshape44" draw:style-name="gr18" draw:text-style-name="P22" svg:width="0.987cm" svg:height="0.992cm" svg:x="10.982cm" svg:y="0.598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drawooo:sub-view-size="557 557" draw:text-areas="0 0 ?f100 ?f101" draw:type="ooxml-non-primitive" draw:enhanced-path="M 278 0 L 204 10 137 38 81 81 38 138 10 204 0 278 10 352 38 419 81 475 137 519 204 547 278 557 352 547 419 519 475 475 518 419 546 352 556 278 546 204 518 138 475 81 419 38 352 10 278 0 Z N"><draw:equation draw:name="f0" draw:formula="0+6504-6226"/><draw:equation draw:name="f1" draw:formula="?f0 *logwidth/557"/><draw:equation draw:name="f2" draw:formula="0+338-338"/><draw:equation draw:name="f3" draw:formula="338*logheight/557"/><draw:equation draw:name="f4" draw:formula="0+6430-6226"/><draw:equation draw:name="f5" draw:formula="?f4 *logwidth/557"/><draw:equation draw:name="f6" draw:formula="0+348-338"/><draw:equation draw:name="f7" draw:formula="348*logheight/557"/><draw:equation draw:name="f8" draw:formula="0+6363-6226"/><draw:equation draw:name="f9" draw:formula="?f8 *logwidth/557"/><draw:equation draw:name="f10" draw:formula="0+376-338"/><draw:equation draw:name="f11" draw:formula="376*logheight/557"/><draw:equation draw:name="f12" draw:formula="0+6307-6226"/><draw:equation draw:name="f13" draw:formula="?f12 *logwidth/557"/><draw:equation draw:name="f14" draw:formula="0+419-338"/><draw:equation draw:name="f15" draw:formula="419*logheight/557"/><draw:equation draw:name="f16" draw:formula="0+6264-6226"/><draw:equation draw:name="f17" draw:formula="?f16 *logwidth/557"/><draw:equation draw:name="f18" draw:formula="0+476-338"/><draw:equation draw:name="f19" draw:formula="476*logheight/557"/><draw:equation draw:name="f20" draw:formula="0+6236-6226"/><draw:equation draw:name="f21" draw:formula="?f20 *logwidth/557"/><draw:equation draw:name="f22" draw:formula="0+542-338"/><draw:equation draw:name="f23" draw:formula="542*logheight/557"/><draw:equation draw:name="f24" draw:formula="0+6226-6226"/><draw:equation draw:name="f25" draw:formula="?f24 *logwidth/557"/><draw:equation draw:name="f26" draw:formula="0+616-338"/><draw:equation draw:name="f27" draw:formula="616*logheight/557"/><draw:equation draw:name="f28" draw:formula="0+6236-6226"/><draw:equation draw:name="f29" draw:formula="?f28 *logwidth/557"/><draw:equation draw:name="f30" draw:formula="0+690-338"/><draw:equation draw:name="f31" draw:formula="690*logheight/557"/><draw:equation draw:name="f32" draw:formula="0+6264-6226"/><draw:equation draw:name="f33" draw:formula="?f32 *logwidth/557"/><draw:equation draw:name="f34" draw:formula="0+757-338"/><draw:equation draw:name="f35" draw:formula="757*logheight/557"/><draw:equation draw:name="f36" draw:formula="0+6307-6226"/><draw:equation draw:name="f37" draw:formula="?f36 *logwidth/557"/><draw:equation draw:name="f38" draw:formula="0+813-338"/><draw:equation draw:name="f39" draw:formula="813*logheight/557"/><draw:equation draw:name="f40" draw:formula="0+6363-6226"/><draw:equation draw:name="f41" draw:formula="?f40 *logwidth/557"/><draw:equation draw:name="f42" draw:formula="0+857-338"/><draw:equation draw:name="f43" draw:formula="857*logheight/557"/><draw:equation draw:name="f44" draw:formula="0+6430-6226"/><draw:equation draw:name="f45" draw:formula="?f44 *logwidth/557"/><draw:equation draw:name="f46" draw:formula="0+885-338"/><draw:equation draw:name="f47" draw:formula="885*logheight/557"/><draw:equation draw:name="f48" draw:formula="0+6504-6226"/><draw:equation draw:name="f49" draw:formula="?f48 *logwidth/557"/><draw:equation draw:name="f50" draw:formula="0+895-338"/><draw:equation draw:name="f51" draw:formula="895*logheight/557"/><draw:equation draw:name="f52" draw:formula="0+6578-6226"/><draw:equation draw:name="f53" draw:formula="?f52 *logwidth/557"/><draw:equation draw:name="f54" draw:formula="0+885-338"/><draw:equation draw:name="f55" draw:formula="885*logheight/557"/><draw:equation draw:name="f56" draw:formula="0+6645-6226"/><draw:equation draw:name="f57" draw:formula="?f56 *logwidth/557"/><draw:equation draw:name="f58" draw:formula="0+857-338"/><draw:equation draw:name="f59" draw:formula="857*logheight/557"/><draw:equation draw:name="f60" draw:formula="0+6701-6226"/><draw:equation draw:name="f61" draw:formula="?f60 *logwidth/557"/><draw:equation draw:name="f62" draw:formula="0+813-338"/><draw:equation draw:name="f63" draw:formula="813*logheight/557"/><draw:equation draw:name="f64" draw:formula="0+6744-6226"/><draw:equation draw:name="f65" draw:formula="?f64 *logwidth/557"/><draw:equation draw:name="f66" draw:formula="0+757-338"/><draw:equation draw:name="f67" draw:formula="757*logheight/557"/><draw:equation draw:name="f68" draw:formula="0+6772-6226"/><draw:equation draw:name="f69" draw:formula="?f68 *logwidth/557"/><draw:equation draw:name="f70" draw:formula="0+690-338"/><draw:equation draw:name="f71" draw:formula="690*logheight/557"/><draw:equation draw:name="f72" draw:formula="0+6782-6226"/><draw:equation draw:name="f73" draw:formula="?f72 *logwidth/557"/><draw:equation draw:name="f74" draw:formula="0+616-338"/><draw:equation draw:name="f75" draw:formula="616*logheight/557"/><draw:equation draw:name="f76" draw:formula="0+6772-6226"/><draw:equation draw:name="f77" draw:formula="?f76 *logwidth/557"/><draw:equation draw:name="f78" draw:formula="0+542-338"/><draw:equation draw:name="f79" draw:formula="542*logheight/557"/><draw:equation draw:name="f80" draw:formula="0+6744-6226"/><draw:equation draw:name="f81" draw:formula="?f80 *logwidth/557"/><draw:equation draw:name="f82" draw:formula="0+476-338"/><draw:equation draw:name="f83" draw:formula="476*logheight/557"/><draw:equation draw:name="f84" draw:formula="0+6701-6226"/><draw:equation draw:name="f85" draw:formula="?f84 *logwidth/557"/><draw:equation draw:name="f86" draw:formula="0+419-338"/><draw:equation draw:name="f87" draw:formula="419*logheight/557"/><draw:equation draw:name="f88" draw:formula="0+6645-6226"/><draw:equation draw:name="f89" draw:formula="?f88 *logwidth/557"/><draw:equation draw:name="f90" draw:formula="0+376-338"/><draw:equation draw:name="f91" draw:formula="376*logheight/557"/><draw:equation draw:name="f92" draw:formula="0+6578-6226"/><draw:equation draw:name="f93" draw:formula="?f92 *logwidth/557"/><draw:equation draw:name="f94" draw:formula="0+348-338"/><draw:equation draw:name="f95" draw:formula="348*logheight/557"/><draw:equation draw:name="f96" draw:formula="0+6504-6226"/><draw:equation draw:name="f97" draw:formula="?f96 *logwidth/557"/><draw:equation draw:name="f98" draw:formula="0+338-338"/><draw:equation draw:name="f99" draw:formula="338*logheight/557"/><draw:equation draw:name="f100" draw:formula="logwidth"/><draw:equation draw:name="f101" draw:formula="logheight"/></draw:enhanced-geometry></draw:custom-shape><draw:frame draw:name="docshape45" draw:style-name="gr19" draw:text-style-name="P75" svg:width="0.385cm" svg:height="0.426cm" svg:x="11.283cm" svg:y="0.882cm"><draw:image xlink:href="Pictures/100000010000001D00000020C41A2121.png" xlink:type="simple" xlink:show="embed" xlink:actuate="onLoad" draw:mime-type="image/png"><text:p/></draw:image></draw:frame><draw:custom-shape draw:name="docshape46" draw:style-name="gr20" draw:text-style-name="P59" svg:width="9.268cm" svg:height="4.908cm" svg:x="10.643cm" svg:y="0.259cm"><text:p text:style-name="P76" loext:marker-style-name="T124"/><text:p text:style-name="P77" loext:marker-style-name="T125"/><text:p text:style-name="P83" loext:marker-style-name="T126"><text:span text:style-name="T136">Core</text:span><text:span text:style-name="T137"> </text:span><text:span text:style-name="T138">Inventory</text:span></text:p><text:list text:style-name="WWNum6"><text:list-item><text:p text:style-name="P84" loext:marker-style-name="T113"><text:span text:style-name="T139">Add,</text:span><text:span text:style-name="T140"> </text:span><text:span text:style-name="T139">update,</text:span><text:span text:style-name="T141"> </text:span><text:span text:style-name="T139">delete</text:span><text:span text:style-name="T142"> </text:span><text:span text:style-name="T143">products</text:span></text:p></text:list-item><text:list-item><text:p text:style-name="P85" loext:marker-style-name="T113"><text:span text:style-name="T139">View</text:span><text:span text:style-name="T144"> </text:span><text:span text:style-name="T139">product</text:span><text:span text:style-name="T145"> </text:span><text:span text:style-name="T139">list</text:span><text:span text:style-name="T144"> </text:span><text:span text:style-name="T139">with</text:span><text:span text:style-name="T140"> </text:span><text:span text:style-name="T143">pagination</text:span></text:p></text:list-item><text:list-item><text:p text:style-name="P86" loext:marker-style-name="T113"><text:span text:style-name="T114">Search</text:span><text:span text:style-name="T135"> </text:span><text:span text:style-name="T114">by</text:span><text:span text:style-name="T122"> </text:span><text:span text:style-name="T114">product</text:span><text:span text:style-name="T122"> </text:span><text:span text:style-name="T117">name</text:span></text:p></text:list-item><text:list-item><text:p text:style-name="P87" loext:marker-style-name="T113"><text:span text:style-name="T139">Track</text:span><text:span text:style-name="T146"> </text:span><text:span text:style-name="T139">quantity</text:span><text:span text:style-name="T147"> </text:span><text:span text:style-name="T139">and</text:span><text:span text:style-name="T148"> </text:span><text:span text:style-name="T143">pricing</text:span></text:p></text:list-item></text:list><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0" draw:name="docshapegroup47" draw:style-name="gr16"><draw:custom-shape draw:name="docshape48" draw:style-name="gr17" draw:text-style-name="P74" svg:width="9.268cm" svg:height="4.908cm" svg:x="1.148cm" svg:y="5.389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225 2753" draw:text-areas="0 0 ?f84 ?f85" draw:type="ooxml-non-primitive" draw:enhanced-path="M 5146 0 L 78 0 47 6 22 23 6 47 0 78 0 2675 6 2705 22 2730 47 2746 78 2753 5146 2753 5177 2746 5202 2730 5218 2705 5224 2675 5224 78 5218 47 5202 23 5177 6 5146 0 Z N"><draw:equation draw:name="f0" draw:formula="0+5798-652"/><draw:equation draw:name="f1" draw:formula="?f0 *logwidth/5225"/><draw:equation draw:name="f2" draw:formula="0+3056-3056"/><draw:equation draw:name="f3" draw:formula="3056*logheight/2753"/><draw:equation draw:name="f4" draw:formula="0+730-652"/><draw:equation draw:name="f5" draw:formula="?f4 *logwidth/5225"/><draw:equation draw:name="f6" draw:formula="0+3056-3056"/><draw:equation draw:name="f7" draw:formula="3056*logheight/2753"/><draw:equation draw:name="f8" draw:formula="0+699-652"/><draw:equation draw:name="f9" draw:formula="?f8 *logwidth/5225"/><draw:equation draw:name="f10" draw:formula="0+3062-3056"/><draw:equation draw:name="f11" draw:formula="3062*logheight/2753"/><draw:equation draw:name="f12" draw:formula="0+674-652"/><draw:equation draw:name="f13" draw:formula="?f12 *logwidth/5225"/><draw:equation draw:name="f14" draw:formula="0+3079-3056"/><draw:equation draw:name="f15" draw:formula="3079*logheight/2753"/><draw:equation draw:name="f16" draw:formula="0+658-652"/><draw:equation draw:name="f17" draw:formula="?f16 *logwidth/5225"/><draw:equation draw:name="f18" draw:formula="0+3103-3056"/><draw:equation draw:name="f19" draw:formula="3103*logheight/2753"/><draw:equation draw:name="f20" draw:formula="0+652-652"/><draw:equation draw:name="f21" draw:formula="?f20 *logwidth/5225"/><draw:equation draw:name="f22" draw:formula="0+3134-3056"/><draw:equation draw:name="f23" draw:formula="3134*logheight/2753"/><draw:equation draw:name="f24" draw:formula="0+652-652"/><draw:equation draw:name="f25" draw:formula="?f24 *logwidth/5225"/><draw:equation draw:name="f26" draw:formula="0+5731-3056"/><draw:equation draw:name="f27" draw:formula="5731*logheight/2753"/><draw:equation draw:name="f28" draw:formula="0+658-652"/><draw:equation draw:name="f29" draw:formula="?f28 *logwidth/5225"/><draw:equation draw:name="f30" draw:formula="0+5761-3056"/><draw:equation draw:name="f31" draw:formula="5761*logheight/2753"/><draw:equation draw:name="f32" draw:formula="0+674-652"/><draw:equation draw:name="f33" draw:formula="?f32 *logwidth/5225"/><draw:equation draw:name="f34" draw:formula="0+5786-3056"/><draw:equation draw:name="f35" draw:formula="5786*logheight/2753"/><draw:equation draw:name="f36" draw:formula="0+699-652"/><draw:equation draw:name="f37" draw:formula="?f36 *logwidth/5225"/><draw:equation draw:name="f38" draw:formula="0+5802-3056"/><draw:equation draw:name="f39" draw:formula="5802*logheight/2753"/><draw:equation draw:name="f40" draw:formula="0+730-652"/><draw:equation draw:name="f41" draw:formula="?f40 *logwidth/5225"/><draw:equation draw:name="f42" draw:formula="0+5809-3056"/><draw:equation draw:name="f43" draw:formula="5809*logheight/2753"/><draw:equation draw:name="f44" draw:formula="0+5798-652"/><draw:equation draw:name="f45" draw:formula="?f44 *logwidth/5225"/><draw:equation draw:name="f46" draw:formula="0+5809-3056"/><draw:equation draw:name="f47" draw:formula="5809*logheight/2753"/><draw:equation draw:name="f48" draw:formula="0+5829-652"/><draw:equation draw:name="f49" draw:formula="?f48 *logwidth/5225"/><draw:equation draw:name="f50" draw:formula="0+5802-3056"/><draw:equation draw:name="f51" draw:formula="5802*logheight/2753"/><draw:equation draw:name="f52" draw:formula="0+5854-652"/><draw:equation draw:name="f53" draw:formula="?f52 *logwidth/5225"/><draw:equation draw:name="f54" draw:formula="0+5786-3056"/><draw:equation draw:name="f55" draw:formula="5786*logheight/2753"/><draw:equation draw:name="f56" draw:formula="0+5870-652"/><draw:equation draw:name="f57" draw:formula="?f56 *logwidth/5225"/><draw:equation draw:name="f58" draw:formula="0+5761-3056"/><draw:equation draw:name="f59" draw:formula="5761*logheight/2753"/><draw:equation draw:name="f60" draw:formula="0+5876-652"/><draw:equation draw:name="f61" draw:formula="?f60 *logwidth/5225"/><draw:equation draw:name="f62" draw:formula="0+5731-3056"/><draw:equation draw:name="f63" draw:formula="5731*logheight/2753"/><draw:equation draw:name="f64" draw:formula="0+5876-652"/><draw:equation draw:name="f65" draw:formula="?f64 *logwidth/5225"/><draw:equation draw:name="f66" draw:formula="0+3134-3056"/><draw:equation draw:name="f67" draw:formula="3134*logheight/2753"/><draw:equation draw:name="f68" draw:formula="0+5870-652"/><draw:equation draw:name="f69" draw:formula="?f68 *logwidth/5225"/><draw:equation draw:name="f70" draw:formula="0+3103-3056"/><draw:equation draw:name="f71" draw:formula="3103*logheight/2753"/><draw:equation draw:name="f72" draw:formula="0+5854-652"/><draw:equation draw:name="f73" draw:formula="?f72 *logwidth/5225"/><draw:equation draw:name="f74" draw:formula="0+3079-3056"/><draw:equation draw:name="f75" draw:formula="3079*logheight/2753"/><draw:equation draw:name="f76" draw:formula="0+5829-652"/><draw:equation draw:name="f77" draw:formula="?f76 *logwidth/5225"/><draw:equation draw:name="f78" draw:formula="0+3062-3056"/><draw:equation draw:name="f79" draw:formula="3062*logheight/2753"/><draw:equation draw:name="f80" draw:formula="0+5798-652"/><draw:equation draw:name="f81" draw:formula="?f80 *logwidth/5225"/><draw:equation draw:name="f82" draw:formula="0+3056-3056"/><draw:equation draw:name="f83" draw:formula="3056*logheight/2753"/><draw:equation draw:name="f84" draw:formula="logwidth"/><draw:equation draw:name="f85" draw:formula="logheight"/></draw:enhanced-geometry></draw:custom-shape><draw:custom-shape draw:name="docshape49" draw:style-name="gr18" draw:text-style-name="P22" svg:width="0.987cm" svg:height="0.992cm" svg:x="1.487cm" svg:y="5.735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drawooo:sub-view-size="557 557" draw:text-areas="0 0 ?f100 ?f101" draw:type="ooxml-non-primitive" draw:enhanced-path="M 279 0 L 205 10 138 38 82 82 38 138 10 204 0 278 10 352 38 419 82 475 138 519 205 547 279 557 353 547 419 519 476 475 519 419 547 352 557 278 547 204 519 138 476 82 419 38 353 10 279 0 Z N"><draw:equation draw:name="f0" draw:formula="0+1121-842"/><draw:equation draw:name="f1" draw:formula="?f0 *logwidth/557"/><draw:equation draw:name="f2" draw:formula="0+3249-3249"/><draw:equation draw:name="f3" draw:formula="3249*logheight/557"/><draw:equation draw:name="f4" draw:formula="0+1047-842"/><draw:equation draw:name="f5" draw:formula="?f4 *logwidth/557"/><draw:equation draw:name="f6" draw:formula="0+3259-3249"/><draw:equation draw:name="f7" draw:formula="3259*logheight/557"/><draw:equation draw:name="f8" draw:formula="0+980-842"/><draw:equation draw:name="f9" draw:formula="?f8 *logwidth/557"/><draw:equation draw:name="f10" draw:formula="0+3287-3249"/><draw:equation draw:name="f11" draw:formula="3287*logheight/557"/><draw:equation draw:name="f12" draw:formula="0+924-842"/><draw:equation draw:name="f13" draw:formula="?f12 *logwidth/557"/><draw:equation draw:name="f14" draw:formula="0+3331-3249"/><draw:equation draw:name="f15" draw:formula="3331*logheight/557"/><draw:equation draw:name="f16" draw:formula="0+880-842"/><draw:equation draw:name="f17" draw:formula="?f16 *logwidth/557"/><draw:equation draw:name="f18" draw:formula="0+3387-3249"/><draw:equation draw:name="f19" draw:formula="3387*logheight/557"/><draw:equation draw:name="f20" draw:formula="0+852-842"/><draw:equation draw:name="f21" draw:formula="?f20 *logwidth/557"/><draw:equation draw:name="f22" draw:formula="0+3453-3249"/><draw:equation draw:name="f23" draw:formula="3453*logheight/557"/><draw:equation draw:name="f24" draw:formula="0+842-842"/><draw:equation draw:name="f25" draw:formula="?f24 *logwidth/557"/><draw:equation draw:name="f26" draw:formula="0+3527-3249"/><draw:equation draw:name="f27" draw:formula="3527*logheight/557"/><draw:equation draw:name="f28" draw:formula="0+852-842"/><draw:equation draw:name="f29" draw:formula="?f28 *logwidth/557"/><draw:equation draw:name="f30" draw:formula="0+3601-3249"/><draw:equation draw:name="f31" draw:formula="3601*logheight/557"/><draw:equation draw:name="f32" draw:formula="0+880-842"/><draw:equation draw:name="f33" draw:formula="?f32 *logwidth/557"/><draw:equation draw:name="f34" draw:formula="0+3668-3249"/><draw:equation draw:name="f35" draw:formula="3668*logheight/557"/><draw:equation draw:name="f36" draw:formula="0+924-842"/><draw:equation draw:name="f37" draw:formula="?f36 *logwidth/557"/><draw:equation draw:name="f38" draw:formula="0+3724-3249"/><draw:equation draw:name="f39" draw:formula="3724*logheight/557"/><draw:equation draw:name="f40" draw:formula="0+980-842"/><draw:equation draw:name="f41" draw:formula="?f40 *logwidth/557"/><draw:equation draw:name="f42" draw:formula="0+3768-3249"/><draw:equation draw:name="f43" draw:formula="3768*logheight/557"/><draw:equation draw:name="f44" draw:formula="0+1047-842"/><draw:equation draw:name="f45" draw:formula="?f44 *logwidth/557"/><draw:equation draw:name="f46" draw:formula="0+3796-3249"/><draw:equation draw:name="f47" draw:formula="3796*logheight/557"/><draw:equation draw:name="f48" draw:formula="0+1121-842"/><draw:equation draw:name="f49" draw:formula="?f48 *logwidth/557"/><draw:equation draw:name="f50" draw:formula="0+3806-3249"/><draw:equation draw:name="f51" draw:formula="3806*logheight/557"/><draw:equation draw:name="f52" draw:formula="0+1195-842"/><draw:equation draw:name="f53" draw:formula="?f52 *logwidth/557"/><draw:equation draw:name="f54" draw:formula="0+3796-3249"/><draw:equation draw:name="f55" draw:formula="3796*logheight/557"/><draw:equation draw:name="f56" draw:formula="0+1261-842"/><draw:equation draw:name="f57" draw:formula="?f56 *logwidth/557"/><draw:equation draw:name="f58" draw:formula="0+3768-3249"/><draw:equation draw:name="f59" draw:formula="3768*logheight/557"/><draw:equation draw:name="f60" draw:formula="0+1318-842"/><draw:equation draw:name="f61" draw:formula="?f60 *logwidth/557"/><draw:equation draw:name="f62" draw:formula="0+3724-3249"/><draw:equation draw:name="f63" draw:formula="3724*logheight/557"/><draw:equation draw:name="f64" draw:formula="0+1361-842"/><draw:equation draw:name="f65" draw:formula="?f64 *logwidth/557"/><draw:equation draw:name="f66" draw:formula="0+3668-3249"/><draw:equation draw:name="f67" draw:formula="3668*logheight/557"/><draw:equation draw:name="f68" draw:formula="0+1389-842"/><draw:equation draw:name="f69" draw:formula="?f68 *logwidth/557"/><draw:equation draw:name="f70" draw:formula="0+3601-3249"/><draw:equation draw:name="f71" draw:formula="3601*logheight/557"/><draw:equation draw:name="f72" draw:formula="0+1399-842"/><draw:equation draw:name="f73" draw:formula="?f72 *logwidth/557"/><draw:equation draw:name="f74" draw:formula="0+3527-3249"/><draw:equation draw:name="f75" draw:formula="3527*logheight/557"/><draw:equation draw:name="f76" draw:formula="0+1389-842"/><draw:equation draw:name="f77" draw:formula="?f76 *logwidth/557"/><draw:equation draw:name="f78" draw:formula="0+3453-3249"/><draw:equation draw:name="f79" draw:formula="3453*logheight/557"/><draw:equation draw:name="f80" draw:formula="0+1361-842"/><draw:equation draw:name="f81" draw:formula="?f80 *logwidth/557"/><draw:equation draw:name="f82" draw:formula="0+3387-3249"/><draw:equation draw:name="f83" draw:formula="3387*logheight/557"/><draw:equation draw:name="f84" draw:formula="0+1318-842"/><draw:equation draw:name="f85" draw:formula="?f84 *logwidth/557"/><draw:equation draw:name="f86" draw:formula="0+3331-3249"/><draw:equation draw:name="f87" draw:formula="3331*logheight/557"/><draw:equation draw:name="f88" draw:formula="0+1261-842"/><draw:equation draw:name="f89" draw:formula="?f88 *logwidth/557"/><draw:equation draw:name="f90" draw:formula="0+3287-3249"/><draw:equation draw:name="f91" draw:formula="3287*logheight/557"/><draw:equation draw:name="f92" draw:formula="0+1195-842"/><draw:equation draw:name="f93" draw:formula="?f92 *logwidth/557"/><draw:equation draw:name="f94" draw:formula="0+3259-3249"/><draw:equation draw:name="f95" draw:formula="3259*logheight/557"/><draw:equation draw:name="f96" draw:formula="0+1121-842"/><draw:equation draw:name="f97" draw:formula="?f96 *logwidth/557"/><draw:equation draw:name="f98" draw:formula="0+3249-3249"/><draw:equation draw:name="f99" draw:formula="3249*logheight/557"/><draw:equation draw:name="f100" draw:formula="logwidth"/><draw:equation draw:name="f101" draw:formula="logheight"/></draw:enhanced-geometry></draw:custom-shape><draw:frame draw:name="docshape50" draw:style-name="gr19" draw:text-style-name="P75" svg:width="0.419cm" svg:height="0.399cm" svg:x="1.769cm" svg:y="6.028cm"><draw:image xlink:href="Pictures/100000010000001F0000001E5F81DC81.png" xlink:type="simple" xlink:show="embed" xlink:actuate="onLoad" draw:mime-type="image/png"><text:p/></draw:image></draw:frame><draw:custom-shape draw:name="docshape51" draw:style-name="gr20" draw:text-style-name="P59" svg:width="9.268cm" svg:height="4.908cm" svg:x="1.148cm" svg:y="5.389cm"><text:p text:style-name="P76" loext:marker-style-name="T124"/><text:p text:style-name="P88" loext:marker-style-name="T125"/><text:p text:style-name="P89" loext:marker-style-name="T126"><text:span text:style-name="T136">User</text:span><text:span text:style-name="T149"> </text:span><text:span text:style-name="T138">Experience</text:span></text:p><text:list text:style-name="WWNum5"><text:list-item><text:p text:style-name="P90" loext:marker-style-name="T113"><text:span text:style-name="T139">Simple</text:span><text:span text:style-name="T150"> </text:span><text:span text:style-name="T139">responsive</text:span><text:span text:style-name="T151"> </text:span><text:span text:style-name="T152">UI</text:span></text:p></text:list-item><text:list-item><text:p text:style-name="P91" loext:marker-style-name="T113"><text:span text:style-name="T114">Clean</text:span><text:span text:style-name="T153"> </text:span><text:span text:style-name="T114">card-based</text:span><text:span text:style-name="T115"> </text:span><text:span text:style-name="T132">layout</text:span></text:p></text:list-item><text:list-item><text:p text:style-name="P92" loext:marker-style-name="T113"><text:span text:style-name="T139">Fast</text:span><text:span text:style-name="T142"> </text:span><text:span text:style-name="T139">loading</text:span><text:span text:style-name="T154"> </text:span><text:span text:style-name="T143">times</text:span></text:p></text:list-item><text:list-item><text:p text:style-name="P93" loext:marker-style-name="T113"><text:span text:style-name="T139">Intuitive</text:span><text:span text:style-name="T155"> </text:span><text:span text:style-name="T143">navigation</text:span></text:p></text:list-item></text:list><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1" draw:name="docshapegroup52" draw:style-name="gr16"><draw:custom-shape draw:name="docshape53" draw:style-name="gr17" draw:text-style-name="P74" svg:width="9.268cm" svg:height="4.908cm" svg:x="10.643cm" svg:y="5.389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225 2753" draw:text-areas="0 0 ?f84 ?f85" draw:type="ooxml-non-primitive" draw:enhanced-path="M 5147 0 L 78 0 47 6 23 23 6 47 0 78 0 2675 6 2705 23 2730 47 2746 78 2753 5147 2753 5177 2746 5202 2730 5218 2705 5225 2675 5225 78 5218 47 5202 23 5177 6 5147 0 Z N"><draw:equation draw:name="f0" draw:formula="0+11182-6035"/><draw:equation draw:name="f1" draw:formula="?f0 *logwidth/5225"/><draw:equation draw:name="f2" draw:formula="0+3056-3056"/><draw:equation draw:name="f3" draw:formula="3056*logheight/2753"/><draw:equation draw:name="f4" draw:formula="0+6113-6035"/><draw:equation draw:name="f5" draw:formula="?f4 *logwidth/5225"/><draw:equation draw:name="f6" draw:formula="0+3056-3056"/><draw:equation draw:name="f7" draw:formula="3056*logheight/2753"/><draw:equation draw:name="f8" draw:formula="0+6082-6035"/><draw:equation draw:name="f9" draw:formula="?f8 *logwidth/5225"/><draw:equation draw:name="f10" draw:formula="0+3062-3056"/><draw:equation draw:name="f11" draw:formula="3062*logheight/2753"/><draw:equation draw:name="f12" draw:formula="0+6058-6035"/><draw:equation draw:name="f13" draw:formula="?f12 *logwidth/5225"/><draw:equation draw:name="f14" draw:formula="0+3079-3056"/><draw:equation draw:name="f15" draw:formula="3079*logheight/2753"/><draw:equation draw:name="f16" draw:formula="0+6041-6035"/><draw:equation draw:name="f17" draw:formula="?f16 *logwidth/5225"/><draw:equation draw:name="f18" draw:formula="0+3103-3056"/><draw:equation draw:name="f19" draw:formula="3103*logheight/2753"/><draw:equation draw:name="f20" draw:formula="0+6035-6035"/><draw:equation draw:name="f21" draw:formula="?f20 *logwidth/5225"/><draw:equation draw:name="f22" draw:formula="0+3134-3056"/><draw:equation draw:name="f23" draw:formula="3134*logheight/2753"/><draw:equation draw:name="f24" draw:formula="0+6035-6035"/><draw:equation draw:name="f25" draw:formula="?f24 *logwidth/5225"/><draw:equation draw:name="f26" draw:formula="0+5731-3056"/><draw:equation draw:name="f27" draw:formula="5731*logheight/2753"/><draw:equation draw:name="f28" draw:formula="0+6041-6035"/><draw:equation draw:name="f29" draw:formula="?f28 *logwidth/5225"/><draw:equation draw:name="f30" draw:formula="0+5761-3056"/><draw:equation draw:name="f31" draw:formula="5761*logheight/2753"/><draw:equation draw:name="f32" draw:formula="0+6058-6035"/><draw:equation draw:name="f33" draw:formula="?f32 *logwidth/5225"/><draw:equation draw:name="f34" draw:formula="0+5786-3056"/><draw:equation draw:name="f35" draw:formula="5786*logheight/2753"/><draw:equation draw:name="f36" draw:formula="0+6082-6035"/><draw:equation draw:name="f37" draw:formula="?f36 *logwidth/5225"/><draw:equation draw:name="f38" draw:formula="0+5802-3056"/><draw:equation draw:name="f39" draw:formula="5802*logheight/2753"/><draw:equation draw:name="f40" draw:formula="0+6113-6035"/><draw:equation draw:name="f41" draw:formula="?f40 *logwidth/5225"/><draw:equation draw:name="f42" draw:formula="0+5809-3056"/><draw:equation draw:name="f43" draw:formula="5809*logheight/2753"/><draw:equation draw:name="f44" draw:formula="0+11182-6035"/><draw:equation draw:name="f45" draw:formula="?f44 *logwidth/5225"/><draw:equation draw:name="f46" draw:formula="0+5809-3056"/><draw:equation draw:name="f47" draw:formula="5809*logheight/2753"/><draw:equation draw:name="f48" draw:formula="0+11212-6035"/><draw:equation draw:name="f49" draw:formula="?f48 *logwidth/5225"/><draw:equation draw:name="f50" draw:formula="0+5802-3056"/><draw:equation draw:name="f51" draw:formula="5802*logheight/2753"/><draw:equation draw:name="f52" draw:formula="0+11237-6035"/><draw:equation draw:name="f53" draw:formula="?f52 *logwidth/5225"/><draw:equation draw:name="f54" draw:formula="0+5786-3056"/><draw:equation draw:name="f55" draw:formula="5786*logheight/2753"/><draw:equation draw:name="f56" draw:formula="0+11253-6035"/><draw:equation draw:name="f57" draw:formula="?f56 *logwidth/5225"/><draw:equation draw:name="f58" draw:formula="0+5761-3056"/><draw:equation draw:name="f59" draw:formula="5761*logheight/2753"/><draw:equation draw:name="f60" draw:formula="0+11260-6035"/><draw:equation draw:name="f61" draw:formula="?f60 *logwidth/5225"/><draw:equation draw:name="f62" draw:formula="0+5731-3056"/><draw:equation draw:name="f63" draw:formula="5731*logheight/2753"/><draw:equation draw:name="f64" draw:formula="0+11260-6035"/><draw:equation draw:name="f65" draw:formula="?f64 *logwidth/5225"/><draw:equation draw:name="f66" draw:formula="0+3134-3056"/><draw:equation draw:name="f67" draw:formula="3134*logheight/2753"/><draw:equation draw:name="f68" draw:formula="0+11253-6035"/><draw:equation draw:name="f69" draw:formula="?f68 *logwidth/5225"/><draw:equation draw:name="f70" draw:formula="0+3103-3056"/><draw:equation draw:name="f71" draw:formula="3103*logheight/2753"/><draw:equation draw:name="f72" draw:formula="0+11237-6035"/><draw:equation draw:name="f73" draw:formula="?f72 *logwidth/5225"/><draw:equation draw:name="f74" draw:formula="0+3079-3056"/><draw:equation draw:name="f75" draw:formula="3079*logheight/2753"/><draw:equation draw:name="f76" draw:formula="0+11212-6035"/><draw:equation draw:name="f77" draw:formula="?f76 *logwidth/5225"/><draw:equation draw:name="f78" draw:formula="0+3062-3056"/><draw:equation draw:name="f79" draw:formula="3062*logheight/2753"/><draw:equation draw:name="f80" draw:formula="0+11182-6035"/><draw:equation draw:name="f81" draw:formula="?f80 *logwidth/5225"/><draw:equation draw:name="f82" draw:formula="0+3056-3056"/><draw:equation draw:name="f83" draw:formula="3056*logheight/2753"/><draw:equation draw:name="f84" draw:formula="logwidth"/><draw:equation draw:name="f85" draw:formula="logheight"/></draw:enhanced-geometry></draw:custom-shape><draw:custom-shape draw:name="docshape54" draw:style-name="gr18" draw:text-style-name="P22" svg:width="0.987cm" svg:height="0.992cm" svg:x="10.982cm" svg:y="5.735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drawooo:sub-view-size="557 557" draw:text-areas="0 0 ?f100 ?f101" draw:type="ooxml-non-primitive" draw:enhanced-path="M 278 0 L 204 10 137 38 81 82 38 138 10 204 0 278 10 352 38 419 81 475 137 519 204 547 278 557 352 547 419 519 475 475 518 419 546 352 556 278 546 204 518 138 475 82 419 38 352 10 278 0 Z N"><draw:equation draw:name="f0" draw:formula="0+6504-6226"/><draw:equation draw:name="f1" draw:formula="?f0 *logwidth/557"/><draw:equation draw:name="f2" draw:formula="0+3249-3249"/><draw:equation draw:name="f3" draw:formula="3249*logheight/557"/><draw:equation draw:name="f4" draw:formula="0+6430-6226"/><draw:equation draw:name="f5" draw:formula="?f4 *logwidth/557"/><draw:equation draw:name="f6" draw:formula="0+3259-3249"/><draw:equation draw:name="f7" draw:formula="3259*logheight/557"/><draw:equation draw:name="f8" draw:formula="0+6363-6226"/><draw:equation draw:name="f9" draw:formula="?f8 *logwidth/557"/><draw:equation draw:name="f10" draw:formula="0+3287-3249"/><draw:equation draw:name="f11" draw:formula="3287*logheight/557"/><draw:equation draw:name="f12" draw:formula="0+6307-6226"/><draw:equation draw:name="f13" draw:formula="?f12 *logwidth/557"/><draw:equation draw:name="f14" draw:formula="0+3331-3249"/><draw:equation draw:name="f15" draw:formula="3331*logheight/557"/><draw:equation draw:name="f16" draw:formula="0+6264-6226"/><draw:equation draw:name="f17" draw:formula="?f16 *logwidth/557"/><draw:equation draw:name="f18" draw:formula="0+3387-3249"/><draw:equation draw:name="f19" draw:formula="3387*logheight/557"/><draw:equation draw:name="f20" draw:formula="0+6236-6226"/><draw:equation draw:name="f21" draw:formula="?f20 *logwidth/557"/><draw:equation draw:name="f22" draw:formula="0+3453-3249"/><draw:equation draw:name="f23" draw:formula="3453*logheight/557"/><draw:equation draw:name="f24" draw:formula="0+6226-6226"/><draw:equation draw:name="f25" draw:formula="?f24 *logwidth/557"/><draw:equation draw:name="f26" draw:formula="0+3527-3249"/><draw:equation draw:name="f27" draw:formula="3527*logheight/557"/><draw:equation draw:name="f28" draw:formula="0+6236-6226"/><draw:equation draw:name="f29" draw:formula="?f28 *logwidth/557"/><draw:equation draw:name="f30" draw:formula="0+3601-3249"/><draw:equation draw:name="f31" draw:formula="3601*logheight/557"/><draw:equation draw:name="f32" draw:formula="0+6264-6226"/><draw:equation draw:name="f33" draw:formula="?f32 *logwidth/557"/><draw:equation draw:name="f34" draw:formula="0+3668-3249"/><draw:equation draw:name="f35" draw:formula="3668*logheight/557"/><draw:equation draw:name="f36" draw:formula="0+6307-6226"/><draw:equation draw:name="f37" draw:formula="?f36 *logwidth/557"/><draw:equation draw:name="f38" draw:formula="0+3724-3249"/><draw:equation draw:name="f39" draw:formula="3724*logheight/557"/><draw:equation draw:name="f40" draw:formula="0+6363-6226"/><draw:equation draw:name="f41" draw:formula="?f40 *logwidth/557"/><draw:equation draw:name="f42" draw:formula="0+3768-3249"/><draw:equation draw:name="f43" draw:formula="3768*logheight/557"/><draw:equation draw:name="f44" draw:formula="0+6430-6226"/><draw:equation draw:name="f45" draw:formula="?f44 *logwidth/557"/><draw:equation draw:name="f46" draw:formula="0+3796-3249"/><draw:equation draw:name="f47" draw:formula="3796*logheight/557"/><draw:equation draw:name="f48" draw:formula="0+6504-6226"/><draw:equation draw:name="f49" draw:formula="?f48 *logwidth/557"/><draw:equation draw:name="f50" draw:formula="0+3806-3249"/><draw:equation draw:name="f51" draw:formula="3806*logheight/557"/><draw:equation draw:name="f52" draw:formula="0+6578-6226"/><draw:equation draw:name="f53" draw:formula="?f52 *logwidth/557"/><draw:equation draw:name="f54" draw:formula="0+3796-3249"/><draw:equation draw:name="f55" draw:formula="3796*logheight/557"/><draw:equation draw:name="f56" draw:formula="0+6645-6226"/><draw:equation draw:name="f57" draw:formula="?f56 *logwidth/557"/><draw:equation draw:name="f58" draw:formula="0+3768-3249"/><draw:equation draw:name="f59" draw:formula="3768*logheight/557"/><draw:equation draw:name="f60" draw:formula="0+6701-6226"/><draw:equation draw:name="f61" draw:formula="?f60 *logwidth/557"/><draw:equation draw:name="f62" draw:formula="0+3724-3249"/><draw:equation draw:name="f63" draw:formula="3724*logheight/557"/><draw:equation draw:name="f64" draw:formula="0+6744-6226"/><draw:equation draw:name="f65" draw:formula="?f64 *logwidth/557"/><draw:equation draw:name="f66" draw:formula="0+3668-3249"/><draw:equation draw:name="f67" draw:formula="3668*logheight/557"/><draw:equation draw:name="f68" draw:formula="0+6772-6226"/><draw:equation draw:name="f69" draw:formula="?f68 *logwidth/557"/><draw:equation draw:name="f70" draw:formula="0+3601-3249"/><draw:equation draw:name="f71" draw:formula="3601*logheight/557"/><draw:equation draw:name="f72" draw:formula="0+6782-6226"/><draw:equation draw:name="f73" draw:formula="?f72 *logwidth/557"/><draw:equation draw:name="f74" draw:formula="0+3527-3249"/><draw:equation draw:name="f75" draw:formula="3527*logheight/557"/><draw:equation draw:name="f76" draw:formula="0+6772-6226"/><draw:equation draw:name="f77" draw:formula="?f76 *logwidth/557"/><draw:equation draw:name="f78" draw:formula="0+3453-3249"/><draw:equation draw:name="f79" draw:formula="3453*logheight/557"/><draw:equation draw:name="f80" draw:formula="0+6744-6226"/><draw:equation draw:name="f81" draw:formula="?f80 *logwidth/557"/><draw:equation draw:name="f82" draw:formula="0+3387-3249"/><draw:equation draw:name="f83" draw:formula="3387*logheight/557"/><draw:equation draw:name="f84" draw:formula="0+6701-6226"/><draw:equation draw:name="f85" draw:formula="?f84 *logwidth/557"/><draw:equation draw:name="f86" draw:formula="0+3331-3249"/><draw:equation draw:name="f87" draw:formula="3331*logheight/557"/><draw:equation draw:name="f88" draw:formula="0+6645-6226"/><draw:equation draw:name="f89" draw:formula="?f88 *logwidth/557"/><draw:equation draw:name="f90" draw:formula="0+3287-3249"/><draw:equation draw:name="f91" draw:formula="3287*logheight/557"/><draw:equation draw:name="f92" draw:formula="0+6578-6226"/><draw:equation draw:name="f93" draw:formula="?f92 *logwidth/557"/><draw:equation draw:name="f94" draw:formula="0+3259-3249"/><draw:equation draw:name="f95" draw:formula="3259*logheight/557"/><draw:equation draw:name="f96" draw:formula="0+6504-6226"/><draw:equation draw:name="f97" draw:formula="?f96 *logwidth/557"/><draw:equation draw:name="f98" draw:formula="0+3249-3249"/><draw:equation draw:name="f99" draw:formula="3249*logheight/557"/><draw:equation draw:name="f100" draw:formula="logwidth"/><draw:equation draw:name="f101" draw:formula="logheight"/></draw:enhanced-geometry></draw:custom-shape><draw:frame draw:name="docshape55" draw:style-name="gr19" draw:text-style-name="P75" svg:width="0.424cm" svg:height="0.401cm" svg:x="11.264cm" svg:y="6.028cm"><draw:image xlink:href="Pictures/10000001000000200000001EF19B669A.png" xlink:type="simple" xlink:show="embed" xlink:actuate="onLoad" draw:mime-type="image/png"><text:p/></draw:image></draw:frame><draw:custom-shape draw:name="docshape56" draw:style-name="gr20" draw:text-style-name="P59" svg:width="9.268cm" svg:height="4.908cm" svg:x="10.643cm" svg:y="5.389cm"><text:p text:style-name="P76" loext:marker-style-name="T124"/><text:p text:style-name="P88" loext:marker-style-name="T125"/><text:p text:style-name="P94" loext:marker-style-name="T126"><text:span text:style-name="T136">Technical</text:span><text:span text:style-name="T156"> </text:span><text:span text:style-name="T138">Foundation</text:span></text:p><text:list text:style-name="WWNum4"><text:list-item><text:p text:style-name="P95" loext:marker-style-name="T113"><text:span text:style-name="T139">MERN</text:span><text:span text:style-name="T144"> </text:span><text:span text:style-name="T139">architecture</text:span><text:span text:style-name="T157"> </text:span><text:span text:style-name="T143">pattern</text:span></text:p></text:list-item><text:list-item><text:p text:style-name="P96" loext:marker-style-name="T113"><text:span text:style-name="T114">REST API</text:span><text:span text:style-name="T158"> </text:span><text:span text:style-name="T132">design</text:span></text:p></text:list-item><text:list-item><text:p text:style-name="P97" loext:marker-style-name="T113"><text:span text:style-name="T139">MongoDB</text:span><text:span text:style-name="T159"> </text:span><text:span text:style-name="T139">schema</text:span><text:span text:style-name="T154"> </text:span><text:span text:style-name="T143">optimization</text:span></text:p></text:list-item><text:list-item><text:p text:style-name="P98" loext:marker-style-name="T113"><text:span text:style-name="T139">Middleware</text:span><text:span text:style-name="T159"> </text:span><text:span text:style-name="T139">for</text:span><text:span text:style-name="T160"> </text:span><text:span text:style-name="T139">route</text:span><text:span text:style-name="T160"> </text:span><text:span text:style-name="T143">protection</text:span></text:p></text:list-item></text:list><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9" loext:marker-style-name="T161"/>
      <text:p text:style-name="P100" loext:marker-style-name="T123"/>
      <text:h text:style-name="P101" text:outline-level="2"><text:span text:style-name="T1">Feature</text:span><text:span text:style-name="T162"> </text:span><text:span text:style-name="T1">Prioritization</text:span><text:span text:style-name="T163"> </text:span><text:span text:style-name="T89">Strategy</text:span></text:h>
      <text:p text:style-name="P102" loext:marker-style-name="T164"/>
      <text:p text:style-name="P103" loext:marker-style-name="T113"><text:span text:style-name="T114">Features</text:span><text:span text:style-name="T121"> </text:span><text:span text:style-name="T114">were</text:span><text:span text:style-name="T134"> </text:span><text:span text:style-name="T114">prioritized</text:span><text:span text:style-name="T121"> </text:span><text:span text:style-name="T114">based</text:span><text:span text:style-name="T153"> </text:span><text:span text:style-name="T114">on</text:span><text:span text:style-name="T121"> </text:span><text:span text:style-name="T114">business</text:span><text:span text:style-name="T135"> </text:span><text:span text:style-name="T114">value,</text:span><text:span text:style-name="T121"> </text:span><text:span text:style-name="T114">security</text:span><text:span text:style-name="T122"> </text:span><text:span text:style-name="T114">requirements,</text:span><text:span text:style-name="T131"> </text:span><text:span text:style-name="T114">and</text:span><text:span text:style-name="T134"> </text:span><text:span text:style-name="T114">technical</text:span><text:span text:style-name="T131"> </text:span><text:span text:style-name="T114">feasibility.</text:span><text:span text:style-name="T122"> </text:span><text:span text:style-name="T114">High-priority</text:span><text:span text:style-name="T121"> </text:span><text:span text:style-name="T114">features formed</text:span><text:span text:style-name="T121"> </text:span><text:span text:style-name="T114">the</text:span><text:span text:style-name="T121"> </text:span><text:span text:style-name="T114">minimum</text:span><text:span text:style-name="T122"> </text:span><text:span text:style-name="T114">viable</text:span><text:span text:style-name="T121"> </text:span><text:span text:style-name="T114">product</text:span><text:span text:style-name="T122"> </text:span><text:span text:style-name="T114">(MVP),</text:span><text:span text:style-name="T121"> </text:span><text:span text:style-name="T114">while</text:span><text:span text:style-name="T122"> </text:span><text:span text:style-name="T114">medium</text:span><text:span text:style-name="T121"> </text:span><text:span text:style-name="T114">and</text:span><text:span text:style-name="T121"> </text:span><text:span text:style-name="T114">low-priority</text:span><text:span text:style-name="T122"> </text:span><text:span text:style-name="T114">items</text:span><text:span text:style-name="T121"> </text:span><text:span text:style-name="T114">were</text:span><text:span text:style-name="T122"> </text:span><text:span text:style-name="T114">deferred</text:span><text:span text:style-name="T121"> </text:span><text:span text:style-name="T114">for</text:span><text:span text:style-name="T122"> </text:span><text:span text:style-name="T114">post-MVP </text:span><text:span text:style-name="T132">enhancements.</text:span></text:p>
      <text:p text:style-name="P104" loext:marker-style-name="T16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5" loext:marker-style-name="T166"><text:span text:style-name="T167">Priority</text:span><text:span text:style-name="T168"> </text:span><text:span text:style-name="T169">Level</text:span></text:p>
          </table:table-cell>
          <table:table-cell table:style-name="Table1.B1" office:value-type="string">
            <text:p text:style-name="P106" loext:marker-style-name="T166"><text:span text:style-name="T169">Features</text:span><text:span text:style-name="T169"/></text:p>
          </table:table-cell>
          <table:table-cell table:style-name="Table1.B1" office:value-type="string">
            <text:p text:style-name="P107" loext:marker-style-name="T166"><text:span text:style-name="T169">Status</text:span><text:span text:style-name="T169"/></text:p>
          </table:table-cell>
          <table:table-cell table:style-name="Table1.D1" office:value-type="string">
            <text:p text:style-name="P108" loext:marker-style-name="T166"><text:span text:style-name="T169">Notes</text:span><text:span text:style-name="T169"/></text:p>
          </table:table-cell>
        </table:table-row>
        <table:table-row table:style-name="Table1.2">
          <table:table-cell table:style-name="Table1.A2" office:value-type="string">
            <text:p text:style-name="P109" loext:marker-style-name="T166"><text:span text:style-name="T170">High</text:span><text:span text:style-name="T170"/></text:p>
          </table:table-cell>
          <table:table-cell table:style-name="Table1.B2" office:value-type="string">
            <text:p text:style-name="P110" loext:marker-style-name="T113"><text:span text:style-name="T132">JWT authentication,</text:span><text:span text:style-name="T171"> </text:span><text:span text:style-name="T117">CRUD</text:span></text:p>
          </table:table-cell>
          <table:table-cell table:style-name="Table1.B2" office:value-type="string">
            <text:list text:style-name="WWNum3">
              <text:list-item>
                <text:p text:style-name="P111" loext:marker-style-name="T113"><text:span text:style-name="T172">Implemented</text:span><text:span text:style-name="T172"/></text:p>
              </text:list-item>
            </text:list>
          </table:table-cell>
          <table:table-cell table:style-name="Table1.D2" office:value-type="string">
            <text:p text:style-name="P112" loext:marker-style-name="T113"><text:span text:style-name="T139">Core</text:span><text:span text:style-name="T173"> </text:span><text:span text:style-name="T139">functionality</text:span><text:span text:style-name="T174"> </text:span><text:span text:style-name="T139">for</text:span><text:span text:style-name="T140"> </text:span><text:span text:style-name="T152">MVP</text:span></text:p>
          </table:table-cell>
        </table:table-row>
        <table:table-row table:style-name="Table1.3">
          <table:table-cell table:style-name="Table1.A2" office:value-type="string">
            <text:p text:style-name="P113" loext:marker-style-name="T175"/>
          </table:table-cell>
          <table:table-cell table:style-name="Table1.B2" office:value-type="string">
            <text:p text:style-name="P114" loext:marker-style-name="T113"><text:span text:style-name="T139">operations,</text:span><text:span text:style-name="T147"> </text:span><text:span text:style-name="T143">MongoDB</text:span></text:p>
          </table:table-cell>
          <table:table-cell table:style-name="Table1.B2" office:value-type="string">
            <text:p text:style-name="P113" loext:marker-style-name="T175"/>
          </table:table-cell>
          <table:table-cell table:style-name="Table1.D2" office:value-type="string">
            <text:p text:style-name="P115" loext:marker-style-name="T113"><text:span text:style-name="T132">release</text:span><text:span text:style-name="T132"/></text:p>
          </table:table-cell>
        </table:table-row>
        <table:table-row table:style-name="Table1.4">
          <table:table-cell table:style-name="Table1.A2" office:value-type="string">
            <text:p text:style-name="P113" loext:marker-style-name="T175"/>
          </table:table-cell>
          <table:table-cell table:style-name="Table1.B2" office:value-type="string">
            <text:p text:style-name="P116" loext:marker-style-name="T113"><text:span text:style-name="T139">integration,</text:span><text:span text:style-name="T146"> </text:span><text:span text:style-name="T139">secure</text:span><text:span text:style-name="T141"> </text:span><text:span text:style-name="T143">routes,</text:span></text:p>
          </table:table-cell>
          <table:table-cell table:style-name="Table1.B2" office:value-type="string">
            <text:p text:style-name="P113" loext:marker-style-name="T175"/>
          </table:table-cell>
          <table:table-cell table:style-name="Table1.D2" office:value-type="string">
            <text:p text:style-name="P113" loext:marker-style-name="T175"/>
          </table:table-cell>
        </table:table-row>
        <table:table-row table:style-name="Table1.5">
          <table:table-cell table:style-name="Table1.A2" office:value-type="string">
            <text:p text:style-name="P113" loext:marker-style-name="T175"/>
          </table:table-cell>
          <table:table-cell table:style-name="Table1.B2" office:value-type="string">
            <text:p text:style-name="P117" loext:marker-style-name="T113"><text:span text:style-name="T139">name</text:span><text:span text:style-name="T159"> </text:span><text:span text:style-name="T132">search</text:span></text:p>
          </table:table-cell>
          <table:table-cell table:style-name="Table1.B2" office:value-type="string">
            <text:p text:style-name="P113" loext:marker-style-name="T175"/>
          </table:table-cell>
          <table:table-cell table:style-name="Table1.D2" office:value-type="string">
            <text:p text:style-name="P113" loext:marker-style-name="T175"/>
          </table:table-cell>
        </table:table-row>
        <table:table-row table:style-name="Table1.6">
          <table:table-cell table:style-name="Table1.A6" office:value-type="string">
            <text:p text:style-name="P118" loext:marker-style-name="T166"><text:span text:style-name="T176">Medium</text:span><text:span text:style-name="T176"/></text:p>
          </table:table-cell>
          <table:table-cell table:style-name="Table1.B6" office:value-type="string">
            <text:p text:style-name="P119" loext:marker-style-name="T113"><text:span text:style-name="T139">Product</text:span><text:span text:style-name="T177"> </text:span><text:span text:style-name="T132">filtering,</text:span></text:p>
          </table:table-cell>
          <table:table-cell table:style-name="Table1.C6" office:value-type="string">
            <text:p text:style-name="P120" loext:marker-style-name="T113"><text:span text:style-name="T178">Pending</text:span><text:span text:style-name="T178"/></text:p>
          </table:table-cell>
          <table:table-cell table:style-name="Table1.D6" office:value-type="string">
            <text:p text:style-name="P121" loext:marker-style-name="T113"><text:span text:style-name="T139">Post-MVP</text:span><text:span text:style-name="T179"> </text:span><text:span text:style-name="T143">improvements</text:span></text:p>
          </table:table-cell>
        </table:table-row>
        <table:table-row table:style-name="Table1.3">
          <table:table-cell table:style-name="Table1.A7" office:value-type="string">
            <text:p text:style-name="P113" loext:marker-style-name="T175"/>
          </table:table-cell>
          <table:table-cell table:style-name="Table1.B7" office:value-type="string">
            <text:p text:style-name="P114" loext:marker-style-name="T113"><text:span text:style-name="T139">enhanced</text:span><text:span text:style-name="T141"> </text:span><text:span text:style-name="T139">error</text:span><text:span text:style-name="T146"> </text:span><text:span text:style-name="T143">handling,</text:span></text:p>
          </table:table-cell>
          <table:table-cell table:style-name="Table1.C7" office:value-type="string">
            <text:p text:style-name="P113" loext:marker-style-name="T175"/>
          </table:table-cell>
          <table:table-cell table:style-name="Table1.D7" office:value-type="string">
            <text:p text:style-name="P113" loext:marker-style-name="T175"/>
          </table:table-cell>
        </table:table-row>
        <table:table-row table:style-name="Table1.8">
          <table:table-cell table:style-name="Table1.A8" office:value-type="string">
            <text:p text:style-name="P113" loext:marker-style-name="T175"/>
          </table:table-cell>
          <table:table-cell table:style-name="Table1.B8" office:value-type="string">
            <text:p text:style-name="P117" loext:marker-style-name="T113"><text:span text:style-name="T139">UI</text:span><text:span text:style-name="T174"> </text:span><text:span text:style-name="T139">polish,</text:span><text:span text:style-name="T154"> </text:span><text:span text:style-name="T139">better</text:span><text:span text:style-name="T160"> </text:span><text:span text:style-name="T180">form</text:span></text:p>
          </table:table-cell>
          <table:table-cell table:style-name="Table1.C8" office:value-type="string">
            <text:p text:style-name="P113" loext:marker-style-name="T175"/>
          </table:table-cell>
          <table:table-cell table:style-name="Table1.D8" office:value-type="string">
            <text:p text:style-name="P113" loext:marker-style-name="T175"/>
          </table:table-cell>
        </table:table-row>
        <table:table-row table:style-name="Table1.9">
          <table:table-cell table:style-name="Table1.A9" office:value-type="string">
            <text:p text:style-name="P113" loext:marker-style-name="T175"/>
          </table:table-cell>
          <table:table-cell table:style-name="Table1.B9" office:value-type="string">
            <text:p text:style-name="P117" loext:marker-style-name="T113"><text:span text:style-name="T143">validation</text:span><text:span text:style-name="T143"/></text:p>
          </table:table-cell>
          <table:table-cell table:style-name="Table1.C9" office:value-type="string">
            <text:p text:style-name="P113" loext:marker-style-name="T175"/>
          </table:table-cell>
          <table:table-cell table:style-name="Table1.D9" office:value-type="string">
            <text:p text:style-name="P113" loext:marker-style-name="T175"/>
          </table:table-cell>
        </table:table-row>
        <table:table-row table:style-name="Table1.2">
          <table:table-cell table:style-name="Table1.A2" office:value-type="string">
            <text:p text:style-name="P122" loext:marker-style-name="T166"><text:span text:style-name="T181">Low/Future</text:span><text:span text:style-name="T181"/></text:p>
          </table:table-cell>
          <table:table-cell table:style-name="Table1.B2" office:value-type="string">
            <text:p text:style-name="P119" loext:marker-style-name="T113"><text:span text:style-name="T139">Role-based</text:span><text:span text:style-name="T179"> </text:span><text:span text:style-name="T143">admin,</text:span></text:p>
          </table:table-cell>
          <table:table-cell table:style-name="Table1.B2" office:value-type="string">
            <text:p text:style-name="P120" loext:marker-style-name="T113"><text:span text:style-name="T182">Future</text:span><text:span text:style-name="T182"/></text:p>
          </table:table-cell>
          <table:table-cell table:style-name="Table1.D2" office:value-type="string">
            <text:p text:style-name="P121" loext:marker-style-name="T113"><text:span text:style-name="T139">Long-term</text:span><text:span text:style-name="T160"> </text:span><text:span text:style-name="T139">roadmap</text:span><text:span text:style-name="T154"> </text:span><text:span text:style-name="T143">items</text:span></text:p>
          </table:table-cell>
        </table:table-row>
        <table:table-row table:style-name="Table1.8">
          <table:table-cell table:style-name="Table1.A2" office:value-type="string">
            <text:p text:style-name="P113" loext:marker-style-name="T175"/>
          </table:table-cell>
          <table:table-cell table:style-name="Table1.B2" office:value-type="string">
            <text:p text:style-name="P114" loext:marker-style-name="T113"><text:span text:style-name="T114">analytics</text:span><text:span text:style-name="T121"> </text:span><text:span text:style-name="T114">dashboard,</text:span><text:span text:style-name="T134"> </text:span><text:span text:style-name="T117">low-</text:span></text:p>
          </table:table-cell>
          <table:table-cell table:style-name="Table1.B2" office:value-type="string">
            <text:p text:style-name="P113" loext:marker-style-name="T175"/>
          </table:table-cell>
          <table:table-cell table:style-name="Table1.D2" office:value-type="string">
            <text:p text:style-name="P113" loext:marker-style-name="T175"/>
          </table:table-cell>
        </table:table-row>
        <table:table-row table:style-name="Table1.4">
          <table:table-cell table:style-name="Table1.A2" office:value-type="string">
            <text:p text:style-name="P113" loext:marker-style-name="T175"/>
          </table:table-cell>
          <table:table-cell table:style-name="Table1.B2" office:value-type="string">
            <text:p text:style-name="P116" loext:marker-style-name="T113"><text:span text:style-name="T114">stock</text:span><text:span text:style-name="T119"> </text:span><text:span text:style-name="T114">alerts,</text:span><text:span text:style-name="T119"> </text:span><text:span text:style-name="T132">cloud</text:span></text:p>
          </table:table-cell>
          <table:table-cell table:style-name="Table1.B2" office:value-type="string">
            <text:p text:style-name="P113" loext:marker-style-name="T175"/>
          </table:table-cell>
          <table:table-cell table:style-name="Table1.D2" office:value-type="string">
            <text:p text:style-name="P113" loext:marker-style-name="T175"/>
          </table:table-cell>
        </table:table-row>
        <table:table-row table:style-name="Table1.13">
          <table:table-cell table:style-name="Table1.A13" office:value-type="string">
            <text:p text:style-name="P113" loext:marker-style-name="T175"/>
          </table:table-cell>
          <table:table-cell table:style-name="Table1.B13" office:value-type="string">
            <text:p text:style-name="P117" loext:marker-style-name="T113"><text:span text:style-name="T143">deployment</text:span><text:span text:style-name="T143"/></text:p>
          </table:table-cell>
          <table:table-cell table:style-name="Table1.B13" office:value-type="string">
            <text:p text:style-name="P113" loext:marker-style-name="T175"/>
          </table:table-cell>
          <table:table-cell table:style-name="Table1.D13" office:value-type="string">
            <text:p text:style-name="P113" loext:marker-style-name="T175"/>
          </table:table-cell>
        </table:table-row>
      </table:table>
      <text:p text:style-name="P123" loext:marker-style-name="T183"><text:span text:style-name="T184">Technology</text:span><text:span text:style-name="T185"> </text:span><text:span text:style-name="T184">Stack</text:span><text:span text:style-name="T186"> </text:span><text:span text:style-name="T184">&amp;</text:span><text:span text:style-name="T187"> </text:span><text:span text:style-name="T188">Tools</text:span></text:p>
      <text:p text:style-name="P124"><text:span text:style-name="T189">The</text:span><text:span text:style-name="T190"> </text:span><text:span text:style-name="T189">application</text:span><text:span text:style-name="T191"> </text:span><text:span text:style-name="T189">leverages</text:span><text:span text:style-name="T192"> </text:span><text:span text:style-name="T189">modern</text:span><text:span text:style-name="T193"> </text:span><text:span text:style-name="T189">web</text:span><text:span text:style-name="T194"> </text:span><text:span text:style-name="T189">development technologies</text:span><text:span text:style-name="T193"> </text:span><text:span text:style-name="T189">that</text:span><text:span text:style-name="T195"> </text:span><text:span text:style-name="T189">work</text:span><text:span text:style-name="T190"> </text:span><text:span text:style-name="T189">together</text:span><text:span text:style-name="T196"> </text:span><text:span text:style-name="T189">to</text:span><text:span text:style-name="T191"> </text:span><text:span text:style-name="T189">create</text:span><text:span text:style-name="T193"> </text:span><text:span text:style-name="T189">a</text:span><text:span text:style-name="T191"> </text:span><text:span text:style-name="T189">robust, scalable</text:span><text:span text:style-name="T197"> </text:span><text:span text:style-name="T189">inventory</text:span><text:span text:style-name="T198"> </text:span><text:span text:style-name="T189">management</text:span><text:span text:style-name="T198"> </text:span><text:span text:style-name="T189">system.</text:span><text:span text:style-name="T198"> </text:span><text:span text:style-name="T189">Each</text:span><text:span text:style-name="T198"> </text:span><text:span text:style-name="T189">component</text:span><text:span text:style-name="T198"> </text:span><text:span text:style-name="T189">was</text:span><text:span text:style-name="T198"> </text:span><text:span text:style-name="T189">selected</text:span><text:span text:style-name="T198"> </text:span><text:span text:style-name="T189">for</text:span><text:span text:style-name="T198"> </text:span><text:span text:style-name="T189">its</text:span><text:span text:style-name="T198"> </text:span><text:span text:style-name="T189">reliability,</text:span><text:span text:style-name="T198"> </text:span><text:span text:style-name="T189">community</text:span><text:span text:style-name="T198"> </text:span><text:span text:style-name="T189">support, and suitability for the project requirements.</text:span></text:p>
      <text:p text:style-name="P125" loext:marker-style-name="T199"><draw:frame draw:style-name="fr1" draw:name="image6.png" text:anchor-type="char" svg:x="1.286cm" svg:y="0.372cm" svg:width="0.864cm" svg:height="0.833cm" draw:z-index="80"><draw:image xlink:href="Pictures/10000001000000420000003F4F2D2FA0.png" xlink:type="simple" xlink:show="embed" xlink:actuate="onLoad" draw:mime-type="image/png"/></draw:frame><draw:frame draw:style-name="fr1" draw:name="image7.png" text:anchor-type="char" svg:x="10.927cm" svg:y="0.356cm" svg:width="0.476cm" svg:height="0.861cm" draw:z-index="0"><draw:image xlink:href="Pictures/10000001000000240000004157E822FB.png" xlink:type="simple" xlink:show="embed" xlink:actuate="onLoad" draw:mime-type="image/png"/></draw:frame></text:p>
      <text:p text:style-name="P126" loext:marker-style-name="T200"/>
      <text:section text:style-name="Sect7" text:name="Section10">
        <text:h text:style-name="P127" text:outline-level="3">Node.js</text:h>
        <text:p text:style-name="P128"><text:span text:style-name="T201">Server-side runtime environment providing the foundation for the backend application. Version 20.x or higher ensures compatibility with modern JavaScript</text:span><text:span text:style-name="T202"> </text:span><text:span text:style-name="T201">features</text:span><text:span text:style-name="T202"> </text:span><text:span text:style-name="T201">and</text:span><text:span text:style-name="T202"> </text:span><text:span text:style-name="T201">security</text:span><text:span text:style-name="T202"> </text:span><text:span text:style-name="T201">patches.</text:span></text:p>
        <text:h text:style-name="P129" text:outline-level="3"><text:span text:style-name="T41">Express</text:span><text:span text:style-name="T203"> </text:span><text:span text:style-name="T204">5</text:span></text:h>
        <text:p text:style-name="P130">Lightweight web framework for building RESTful API endpoints. Provides middleware architecture, route handling, and request processing capabilities essential for the application.</text:p>
      </text:section>
      <text:section text:style-name="Sect1" text:name="Section11">
        <text:p text:style-name="P40" loext:marker-style-name="T40"/>
        <text:p text:style-name="P131" loext:marker-style-name="T205"><draw:g text:anchor-type="as-char" draw:z-index="53" draw:name="docshapegroup57" draw:style-name="gr21"><draw:frame draw:name="docshape58" draw:style-name="gr19" draw:text-style-name="P75" svg:width="0.373cm" svg:height="0.269cm" svg:x="0.4cm" svg:y="0cm"><draw:image xlink:href="Pictures/100000010000001B00000014FA1FB70B.png" xlink:type="simple" xlink:show="embed" xlink:actuate="onLoad" draw:mime-type="image/png"><text:p/></draw:image></draw:frame><draw:custom-shape draw:name="docshape59" draw:style-name="gr22" draw:text-style-name="P132" svg:width="0.87cm" svg:height="0.694cm" svg:x="0cm" svg:y="0.042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f197 ?f199 ?f201 ?f203 ?f205 ?f207 ?f209 ?f211 ?f213 ?f215 ?f217 ?f219 ?f221 ?f223 ?f225 ?f227 ?f229 ?f231 ?f233 ?f235 ?f237 ?f239 ?f241 ?f243 ?f245 ?f247" drawooo:sub-view-size="472 383" draw:text-areas="0 0 ?f248 ?f249" draw:type="ooxml-non-primitive" draw:enhanced-path="M 422 54 L 423 69 424 83 425 97 425 110 423 125 420 141 418 157 414 174 409 189 404 202 399 216 393 229 386 243 378 256 369 268 361 280 351 291 341 302 330 312 319 323 306 332 293 341 281 349 268 356 256 362 243 367 230 371 217 375 204 378 190 380 176 382 162 383 147 383 132 383 116 382 100 380 85 377 71 375 58 371 45 368 37 365 27 361 15 356 0 351 M 144 304 L 131 313 119 320 108 326 97 332 84 337 70 341 57 344 43 347 35 348 25 349 14 350 0 351 M 100 238 L 83 231 70 225 61 220 54 217 47 211 39 205 33 199 27 192 22 185 18 177 14 170 12 162 10 155 9 150 9 145 8 138 M 56 148 L 38 132 33 126 29 121 25 114 20 106 17 98 14 90 11 80 10 71 9 62 8 53 9 44 10 37 12 27 15 12 M 229 116 L 217 114 206 112 195 110 184 108 173 105 162 102 151 98 141 95 129 90 119 85 108 80 98 75 88 70 79 64 70 58 61 53 52 46 44 39 35 32 28 25 15 12 M 408 21 L 472 0 422 54 M 144 303 L 116 297 91 285 68 268 50 246 M 100 238 L 50 246 M 56 148 L 8 138 N"><draw:equation draw:name="f0" draw:formula="0+433-10"/><draw:equation draw:name="f1" draw:formula="?f0 *logwidth/472"/><draw:equation draw:name="f2" draw:formula="0+92-23"/><draw:equation draw:name="f3" draw:formula="92*logheight/383"/><draw:equation draw:name="f4" draw:formula="0+435-10"/><draw:equation draw:name="f5" draw:formula="?f4 *logwidth/472"/><draw:equation draw:name="f6" draw:formula="0+120-23"/><draw:equation draw:name="f7" draw:formula="120*logheight/383"/><draw:equation draw:name="f8" draw:formula="0+433-10"/><draw:equation draw:name="f9" draw:formula="?f8 *logwidth/472"/><draw:equation draw:name="f10" draw:formula="0+148-23"/><draw:equation draw:name="f11" draw:formula="148*logheight/383"/><draw:equation draw:name="f12" draw:formula="0+428-10"/><draw:equation draw:name="f13" draw:formula="?f12 *logwidth/472"/><draw:equation draw:name="f14" draw:formula="0+180-23"/><draw:equation draw:name="f15" draw:formula="180*logheight/383"/><draw:equation draw:name="f16" draw:formula="0+419-10"/><draw:equation draw:name="f17" draw:formula="?f16 *logwidth/472"/><draw:equation draw:name="f18" draw:formula="0+212-23"/><draw:equation draw:name="f19" draw:formula="212*logheight/383"/><draw:equation draw:name="f20" draw:formula="0+409-10"/><draw:equation draw:name="f21" draw:formula="?f20 *logwidth/472"/><draw:equation draw:name="f22" draw:formula="0+239-23"/><draw:equation draw:name="f23" draw:formula="239*logheight/383"/><draw:equation draw:name="f24" draw:formula="0+396-10"/><draw:equation draw:name="f25" draw:formula="?f24 *logwidth/472"/><draw:equation draw:name="f26" draw:formula="0+266-23"/><draw:equation draw:name="f27" draw:formula="266*logheight/383"/><draw:equation draw:name="f28" draw:formula="0+379-10"/><draw:equation draw:name="f29" draw:formula="?f28 *logwidth/472"/><draw:equation draw:name="f30" draw:formula="0+291-23"/><draw:equation draw:name="f31" draw:formula="291*logheight/383"/><draw:equation draw:name="f32" draw:formula="0+361-10"/><draw:equation draw:name="f33" draw:formula="?f32 *logwidth/472"/><draw:equation draw:name="f34" draw:formula="0+314-23"/><draw:equation draw:name="f35" draw:formula="314*logheight/383"/><draw:equation draw:name="f36" draw:formula="0+340-10"/><draw:equation draw:name="f37" draw:formula="?f36 *logwidth/472"/><draw:equation draw:name="f38" draw:formula="0+335-23"/><draw:equation draw:name="f39" draw:formula="335*logheight/383"/><draw:equation draw:name="f40" draw:formula="0+316-10"/><draw:equation draw:name="f41" draw:formula="?f40 *logwidth/472"/><draw:equation draw:name="f42" draw:formula="0+355-23"/><draw:equation draw:name="f43" draw:formula="355*logheight/383"/><draw:equation draw:name="f44" draw:formula="0+291-10"/><draw:equation draw:name="f45" draw:formula="?f44 *logwidth/472"/><draw:equation draw:name="f46" draw:formula="0+372-23"/><draw:equation draw:name="f47" draw:formula="372*logheight/383"/><draw:equation draw:name="f48" draw:formula="0+266-10"/><draw:equation draw:name="f49" draw:formula="?f48 *logwidth/472"/><draw:equation draw:name="f50" draw:formula="0+385-23"/><draw:equation draw:name="f51" draw:formula="385*logheight/383"/><draw:equation draw:name="f52" draw:formula="0+240-10"/><draw:equation draw:name="f53" draw:formula="?f52 *logwidth/472"/><draw:equation draw:name="f54" draw:formula="0+394-23"/><draw:equation draw:name="f55" draw:formula="394*logheight/383"/><draw:equation draw:name="f56" draw:formula="0+214-10"/><draw:equation draw:name="f57" draw:formula="?f56 *logwidth/472"/><draw:equation draw:name="f58" draw:formula="0+401-23"/><draw:equation draw:name="f59" draw:formula="401*logheight/383"/><draw:equation draw:name="f60" draw:formula="0+186-10"/><draw:equation draw:name="f61" draw:formula="?f60 *logwidth/472"/><draw:equation draw:name="f62" draw:formula="0+405-23"/><draw:equation draw:name="f63" draw:formula="405*logheight/383"/><draw:equation draw:name="f64" draw:formula="0+157-10"/><draw:equation draw:name="f65" draw:formula="?f64 *logwidth/472"/><draw:equation draw:name="f66" draw:formula="0+406-23"/><draw:equation draw:name="f67" draw:formula="406*logheight/383"/><draw:equation draw:name="f68" draw:formula="0+126-10"/><draw:equation draw:name="f69" draw:formula="?f68 *logwidth/472"/><draw:equation draw:name="f70" draw:formula="0+405-23"/><draw:equation draw:name="f71" draw:formula="405*logheight/383"/><draw:equation draw:name="f72" draw:formula="0+95-10"/><draw:equation draw:name="f73" draw:formula="?f72 *logwidth/472"/><draw:equation draw:name="f74" draw:formula="0+400-23"/><draw:equation draw:name="f75" draw:formula="400*logheight/383"/><draw:equation draw:name="f76" draw:formula="0+68-10"/><draw:equation draw:name="f77" draw:formula="?f76 *logwidth/472"/><draw:equation draw:name="f78" draw:formula="0+394-23"/><draw:equation draw:name="f79" draw:formula="394*logheight/383"/><draw:equation draw:name="f80" draw:formula="0+47-10"/><draw:equation draw:name="f81" draw:formula="?f80 *logwidth/472"/><draw:equation draw:name="f82" draw:formula="0+388-23"/><draw:equation draw:name="f83" draw:formula="388*logheight/383"/><draw:equation draw:name="f84" draw:formula="0+25-10"/><draw:equation draw:name="f85" draw:formula="?f84 *logwidth/472"/><draw:equation draw:name="f86" draw:formula="0+379-23"/><draw:equation draw:name="f87" draw:formula="379*logheight/383"/><draw:equation draw:name="f88" draw:formula="0+154-10"/><draw:equation draw:name="f89" draw:formula="?f88 *logwidth/472"/><draw:equation draw:name="f90" draw:formula="0+327-23"/><draw:equation draw:name="f91" draw:formula="327*logheight/383"/><draw:equation draw:name="f92" draw:formula="0+129-10"/><draw:equation draw:name="f93" draw:formula="?f92 *logwidth/472"/><draw:equation draw:name="f94" draw:formula="0+343-23"/><draw:equation draw:name="f95" draw:formula="343*logheight/383"/><draw:equation draw:name="f96" draw:formula="0+107-10"/><draw:equation draw:name="f97" draw:formula="?f96 *logwidth/472"/><draw:equation draw:name="f98" draw:formula="0+355-23"/><draw:equation draw:name="f99" draw:formula="355*logheight/383"/><draw:equation draw:name="f100" draw:formula="0+80-10"/><draw:equation draw:name="f101" draw:formula="?f100 *logwidth/472"/><draw:equation draw:name="f102" draw:formula="0+364-23"/><draw:equation draw:name="f103" draw:formula="364*logheight/383"/><draw:equation draw:name="f104" draw:formula="0+53-10"/><draw:equation draw:name="f105" draw:formula="?f104 *logwidth/472"/><draw:equation draw:name="f106" draw:formula="0+370-23"/><draw:equation draw:name="f107" draw:formula="370*logheight/383"/><draw:equation draw:name="f108" draw:formula="0+35-10"/><draw:equation draw:name="f109" draw:formula="?f108 *logwidth/472"/><draw:equation draw:name="f110" draw:formula="0+372-23"/><draw:equation draw:name="f111" draw:formula="372*logheight/383"/><draw:equation draw:name="f112" draw:formula="0+10-10"/><draw:equation draw:name="f113" draw:formula="?f112 *logwidth/472"/><draw:equation draw:name="f114" draw:formula="0+374-23"/><draw:equation draw:name="f115" draw:formula="374*logheight/383"/><draw:equation draw:name="f116" draw:formula="0+93-10"/><draw:equation draw:name="f117" draw:formula="?f116 *logwidth/472"/><draw:equation draw:name="f118" draw:formula="0+254-23"/><draw:equation draw:name="f119" draw:formula="254*logheight/383"/><draw:equation draw:name="f120" draw:formula="0+71-10"/><draw:equation draw:name="f121" draw:formula="?f120 *logwidth/472"/><draw:equation draw:name="f122" draw:formula="0+243-23"/><draw:equation draw:name="f123" draw:formula="243*logheight/383"/><draw:equation draw:name="f124" draw:formula="0+57-10"/><draw:equation draw:name="f125" draw:formula="?f124 *logwidth/472"/><draw:equation draw:name="f126" draw:formula="0+234-23"/><draw:equation draw:name="f127" draw:formula="234*logheight/383"/><draw:equation draw:name="f128" draw:formula="0+43-10"/><draw:equation draw:name="f129" draw:formula="?f128 *logwidth/472"/><draw:equation draw:name="f130" draw:formula="0+222-23"/><draw:equation draw:name="f131" draw:formula="222*logheight/383"/><draw:equation draw:name="f132" draw:formula="0+32-10"/><draw:equation draw:name="f133" draw:formula="?f132 *logwidth/472"/><draw:equation draw:name="f134" draw:formula="0+208-23"/><draw:equation draw:name="f135" draw:formula="208*logheight/383"/><draw:equation draw:name="f136" draw:formula="0+24-10"/><draw:equation draw:name="f137" draw:formula="?f136 *logwidth/472"/><draw:equation draw:name="f138" draw:formula="0+193-23"/><draw:equation draw:name="f139" draw:formula="193*logheight/383"/><draw:equation draw:name="f140" draw:formula="0+20-10"/><draw:equation draw:name="f141" draw:formula="?f140 *logwidth/472"/><draw:equation draw:name="f142" draw:formula="0+178-23"/><draw:equation draw:name="f143" draw:formula="178*logheight/383"/><draw:equation draw:name="f144" draw:formula="0+19-10"/><draw:equation draw:name="f145" draw:formula="?f144 *logwidth/472"/><draw:equation draw:name="f146" draw:formula="0+168-23"/><draw:equation draw:name="f147" draw:formula="168*logheight/383"/><draw:equation draw:name="f148" draw:formula="0+66-10"/><draw:equation draw:name="f149" draw:formula="?f148 *logwidth/472"/><draw:equation draw:name="f150" draw:formula="0+171-23"/><draw:equation draw:name="f151" draw:formula="171*logheight/383"/><draw:equation draw:name="f152" draw:formula="0+43-10"/><draw:equation draw:name="f153" draw:formula="?f152 *logwidth/472"/><draw:equation draw:name="f154" draw:formula="0+149-23"/><draw:equation draw:name="f155" draw:formula="149*logheight/383"/><draw:equation draw:name="f156" draw:formula="0+35-10"/><draw:equation draw:name="f157" draw:formula="?f156 *logwidth/472"/><draw:equation draw:name="f158" draw:formula="0+137-23"/><draw:equation draw:name="f159" draw:formula="137*logheight/383"/><draw:equation draw:name="f160" draw:formula="0+27-10"/><draw:equation draw:name="f161" draw:formula="?f160 *logwidth/472"/><draw:equation draw:name="f162" draw:formula="0+121-23"/><draw:equation draw:name="f163" draw:formula="121*logheight/383"/><draw:equation draw:name="f164" draw:formula="0+21-10"/><draw:equation draw:name="f165" draw:formula="?f164 *logwidth/472"/><draw:equation draw:name="f166" draw:formula="0+103-23"/><draw:equation draw:name="f167" draw:formula="103*logheight/383"/><draw:equation draw:name="f168" draw:formula="0+19-10"/><draw:equation draw:name="f169" draw:formula="?f168 *logwidth/472"/><draw:equation draw:name="f170" draw:formula="0+85-23"/><draw:equation draw:name="f171" draw:formula="85*logheight/383"/><draw:equation draw:name="f172" draw:formula="0+19-10"/><draw:equation draw:name="f173" draw:formula="?f172 *logwidth/472"/><draw:equation draw:name="f174" draw:formula="0+67-23"/><draw:equation draw:name="f175" draw:formula="67*logheight/383"/><draw:equation draw:name="f176" draw:formula="0+22-10"/><draw:equation draw:name="f177" draw:formula="?f176 *logwidth/472"/><draw:equation draw:name="f178" draw:formula="0+50-23"/><draw:equation draw:name="f179" draw:formula="50*logheight/383"/><draw:equation draw:name="f180" draw:formula="0+239-10"/><draw:equation draw:name="f181" draw:formula="?f180 *logwidth/472"/><draw:equation draw:name="f182" draw:formula="0+139-23"/><draw:equation draw:name="f183" draw:formula="139*logheight/383"/><draw:equation draw:name="f184" draw:formula="0+216-10"/><draw:equation draw:name="f185" draw:formula="?f184 *logwidth/472"/><draw:equation draw:name="f186" draw:formula="0+135-23"/><draw:equation draw:name="f187" draw:formula="135*logheight/383"/><draw:equation draw:name="f188" draw:formula="0+194-10"/><draw:equation draw:name="f189" draw:formula="?f188 *logwidth/472"/><draw:equation draw:name="f190" draw:formula="0+131-23"/><draw:equation draw:name="f191" draw:formula="131*logheight/383"/><draw:equation draw:name="f192" draw:formula="0+172-10"/><draw:equation draw:name="f193" draw:formula="?f192 *logwidth/472"/><draw:equation draw:name="f194" draw:formula="0+125-23"/><draw:equation draw:name="f195" draw:formula="125*logheight/383"/><draw:equation draw:name="f196" draw:formula="0+151-10"/><draw:equation draw:name="f197" draw:formula="?f196 *logwidth/472"/><draw:equation draw:name="f198" draw:formula="0+118-23"/><draw:equation draw:name="f199" draw:formula="118*logheight/383"/><draw:equation draw:name="f200" draw:formula="0+129-10"/><draw:equation draw:name="f201" draw:formula="?f200 *logwidth/472"/><draw:equation draw:name="f202" draw:formula="0+108-23"/><draw:equation draw:name="f203" draw:formula="108*logheight/383"/><draw:equation draw:name="f204" draw:formula="0+108-10"/><draw:equation draw:name="f205" draw:formula="?f204 *logwidth/472"/><draw:equation draw:name="f206" draw:formula="0+98-23"/><draw:equation draw:name="f207" draw:formula="98*logheight/383"/><draw:equation draw:name="f208" draw:formula="0+89-10"/><draw:equation draw:name="f209" draw:formula="?f208 *logwidth/472"/><draw:equation draw:name="f210" draw:formula="0+87-23"/><draw:equation draw:name="f211" draw:formula="87*logheight/383"/><draw:equation draw:name="f212" draw:formula="0+71-10"/><draw:equation draw:name="f213" draw:formula="?f212 *logwidth/472"/><draw:equation draw:name="f214" draw:formula="0+76-23"/><draw:equation draw:name="f215" draw:formula="76*logheight/383"/><draw:equation draw:name="f216" draw:formula="0+54-10"/><draw:equation draw:name="f217" draw:formula="?f216 *logwidth/472"/><draw:equation draw:name="f218" draw:formula="0+62-23"/><draw:equation draw:name="f219" draw:formula="62*logheight/383"/><draw:equation draw:name="f220" draw:formula="0+38-10"/><draw:equation draw:name="f221" draw:formula="?f220 *logwidth/472"/><draw:equation draw:name="f222" draw:formula="0+48-23"/><draw:equation draw:name="f223" draw:formula="48*logheight/383"/><draw:equation draw:name="f224" draw:formula="0+418-10"/><draw:equation draw:name="f225" draw:formula="?f224 *logwidth/472"/><draw:equation draw:name="f226" draw:formula="0+44-23"/><draw:equation draw:name="f227" draw:formula="44*logheight/383"/><draw:equation draw:name="f228" draw:formula="0+432-10"/><draw:equation draw:name="f229" draw:formula="?f228 *logwidth/472"/><draw:equation draw:name="f230" draw:formula="0+77-23"/><draw:equation draw:name="f231" draw:formula="77*logheight/383"/><draw:equation draw:name="f232" draw:formula="0+126-10"/><draw:equation draw:name="f233" draw:formula="?f232 *logwidth/472"/><draw:equation draw:name="f234" draw:formula="0+320-23"/><draw:equation draw:name="f235" draw:formula="320*logheight/383"/><draw:equation draw:name="f236" draw:formula="0+78-10"/><draw:equation draw:name="f237" draw:formula="?f236 *logwidth/472"/><draw:equation draw:name="f238" draw:formula="0+291-23"/><draw:equation draw:name="f239" draw:formula="291*logheight/383"/><draw:equation draw:name="f240" draw:formula="0+110-10"/><draw:equation draw:name="f241" draw:formula="?f240 *logwidth/472"/><draw:equation draw:name="f242" draw:formula="0+261-23"/><draw:equation draw:name="f243" draw:formula="261*logheight/383"/><draw:equation draw:name="f244" draw:formula="0+66-10"/><draw:equation draw:name="f245" draw:formula="?f244 *logwidth/472"/><draw:equation draw:name="f246" draw:formula="0+171-23"/><draw:equation draw:name="f247" draw:formula="171*logheight/383"/><draw:equation draw:name="f248" draw:formula="logwidth"/><draw:equation draw:name="f249" draw:formula="logheight"/></draw:enhanced-geometry></draw:custom-shape></draw:g><text:span text:style-name="T206"><text:tab/></text:span><draw:frame draw:style-name="fr2" draw:name="image9.png" text:anchor-type="as-char" svg:width="0.861cm" svg:height="0.861cm" draw:z-index="84"><draw:image xlink:href="Pictures/100000010000004200000041C09A8BEF.png" xlink:type="simple" xlink:show="embed" xlink:actuate="onLoad" draw:mime-type="image/png"/></draw:frame></text:p>
        <text:p text:style-name="P133" loext:marker-style-name="T207"/>
      </text:section>
      <text:section text:style-name="Sect8" text:name="Section12">
        <text:h text:style-name="P127" text:outline-level="3">MongoDB</text:h>
        <text:p text:style-name="P134">NoSQL database storing user accounts and product inventory. Chosen for flexible schema design, JSON- like document storage, and horizontal scalability for future growth.</text:p>
        <text:p text:style-name="P135" loext:marker-style-name="T208"><text:span text:style-name="T209">JWT</text:span><text:span text:style-name="T209"/></text:p>
        <text:p text:style-name="P136"><text:span text:style-name="T201">JSON Web Tokens for stateless authentication. Enables secure user sessions without server-side</text:span><text:span text:style-name="T202"> </text:span><text:span text:style-name="T201">session storage, with tokens containing minimal user </text:span><text:span text:style-name="T210">identifiers.</text:span></text:p>
      </text:section>
      <text:section text:style-name="Sect1" text:name="Section13">
        <text:p text:style-name="P137" loext:marker-style-name="T40"/>
        <text:p text:style-name="P138" loext:marker-style-name="T205"><draw:frame draw:style-name="fr2" draw:name="image10.png" text:anchor-type="as-char" svg:width="0.863cm" svg:height="0.545cm" draw:z-index="1"><draw:image xlink:href="Pictures/10000001000000420000002A57E88AC6.png" xlink:type="simple" xlink:show="embed" xlink:actuate="onLoad" draw:mime-type="image/png"/></draw:frame><text:span text:style-name="T211"><text:tab/></text:span><text:span text:style-name="T211"><draw:g text:anchor-type="as-char" draw:z-index="54" draw:name="docshapegroup60" draw:style-name="gr23"><draw:custom-shape draw:name="docshape61" draw:style-name="gr24" draw:text-style-name="P132" svg:width="0.608cm" svg:height="0.505cm" svg:x="0.143cm" svg:y="0.347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f197 ?f199 ?f201 ?f203 ?f205 ?f207 ?f209 ?f211 ?f213 ?f215" drawooo:sub-view-size="335 277" draw:text-areas="0 0 ?f216 ?f217" draw:type="ooxml-non-primitive" draw:enhanced-path="M 333 115 L 321 123 311 130 301 135 292 140 280 145 267 149 253 153 238 157 226 159 215 160 204 162 193 163 M 334 0 L 315 14 309 18 303 22 295 26 286 29 275 33 266 36 253 39 240 43 229 45 216 47 200 49 182 51 165 52 153 52 M 109 52 L 86 50 64 48 43 45 24 42 0 36 M 335 199 L 334 210 334 215 331 220 328 226 324 231 316 238 308 243 298 249 288 254 278 257 268 261 257 264 246 267 234 269 222 271 210 273 197 275 181 277 N"><draw:equation draw:name="f0" draw:formula="0+412-79"/><draw:equation draw:name="f1" draw:formula="?f0 *logwidth/335"/><draw:equation draw:name="f2" draw:formula="0+316-201"/><draw:equation draw:name="f3" draw:formula="316*logheight/277"/><draw:equation draw:name="f4" draw:formula="0+400-79"/><draw:equation draw:name="f5" draw:formula="?f4 *logwidth/335"/><draw:equation draw:name="f6" draw:formula="0+324-201"/><draw:equation draw:name="f7" draw:formula="324*logheight/277"/><draw:equation draw:name="f8" draw:formula="0+390-79"/><draw:equation draw:name="f9" draw:formula="?f8 *logwidth/335"/><draw:equation draw:name="f10" draw:formula="0+331-201"/><draw:equation draw:name="f11" draw:formula="331*logheight/277"/><draw:equation draw:name="f12" draw:formula="0+380-79"/><draw:equation draw:name="f13" draw:formula="?f12 *logwidth/335"/><draw:equation draw:name="f14" draw:formula="0+336-201"/><draw:equation draw:name="f15" draw:formula="336*logheight/277"/><draw:equation draw:name="f16" draw:formula="0+371-79"/><draw:equation draw:name="f17" draw:formula="?f16 *logwidth/335"/><draw:equation draw:name="f18" draw:formula="0+341-201"/><draw:equation draw:name="f19" draw:formula="341*logheight/277"/><draw:equation draw:name="f20" draw:formula="0+359-79"/><draw:equation draw:name="f21" draw:formula="?f20 *logwidth/335"/><draw:equation draw:name="f22" draw:formula="0+346-201"/><draw:equation draw:name="f23" draw:formula="346*logheight/277"/><draw:equation draw:name="f24" draw:formula="0+346-79"/><draw:equation draw:name="f25" draw:formula="?f24 *logwidth/335"/><draw:equation draw:name="f26" draw:formula="0+350-201"/><draw:equation draw:name="f27" draw:formula="350*logheight/277"/><draw:equation draw:name="f28" draw:formula="0+332-79"/><draw:equation draw:name="f29" draw:formula="?f28 *logwidth/335"/><draw:equation draw:name="f30" draw:formula="0+354-201"/><draw:equation draw:name="f31" draw:formula="354*logheight/277"/><draw:equation draw:name="f32" draw:formula="0+317-79"/><draw:equation draw:name="f33" draw:formula="?f32 *logwidth/335"/><draw:equation draw:name="f34" draw:formula="0+358-201"/><draw:equation draw:name="f35" draw:formula="358*logheight/277"/><draw:equation draw:name="f36" draw:formula="0+305-79"/><draw:equation draw:name="f37" draw:formula="?f36 *logwidth/335"/><draw:equation draw:name="f38" draw:formula="0+360-201"/><draw:equation draw:name="f39" draw:formula="360*logheight/277"/><draw:equation draw:name="f40" draw:formula="0+294-79"/><draw:equation draw:name="f41" draw:formula="?f40 *logwidth/335"/><draw:equation draw:name="f42" draw:formula="0+361-201"/><draw:equation draw:name="f43" draw:formula="361*logheight/277"/><draw:equation draw:name="f44" draw:formula="0+283-79"/><draw:equation draw:name="f45" draw:formula="?f44 *logwidth/335"/><draw:equation draw:name="f46" draw:formula="0+363-201"/><draw:equation draw:name="f47" draw:formula="363*logheight/277"/><draw:equation draw:name="f48" draw:formula="0+272-79"/><draw:equation draw:name="f49" draw:formula="?f48 *logwidth/335"/><draw:equation draw:name="f50" draw:formula="0+364-201"/><draw:equation draw:name="f51" draw:formula="364*logheight/277"/><draw:equation draw:name="f52" draw:formula="0+413-79"/><draw:equation draw:name="f53" draw:formula="?f52 *logwidth/335"/><draw:equation draw:name="f54" draw:formula="0+201-201"/><draw:equation draw:name="f55" draw:formula="201*logheight/277"/><draw:equation draw:name="f56" draw:formula="0+394-79"/><draw:equation draw:name="f57" draw:formula="?f56 *logwidth/335"/><draw:equation draw:name="f58" draw:formula="0+215-201"/><draw:equation draw:name="f59" draw:formula="215*logheight/277"/><draw:equation draw:name="f60" draw:formula="0+388-79"/><draw:equation draw:name="f61" draw:formula="?f60 *logwidth/335"/><draw:equation draw:name="f62" draw:formula="0+219-201"/><draw:equation draw:name="f63" draw:formula="219*logheight/277"/><draw:equation draw:name="f64" draw:formula="0+382-79"/><draw:equation draw:name="f65" draw:formula="?f64 *logwidth/335"/><draw:equation draw:name="f66" draw:formula="0+223-201"/><draw:equation draw:name="f67" draw:formula="223*logheight/277"/><draw:equation draw:name="f68" draw:formula="0+374-79"/><draw:equation draw:name="f69" draw:formula="?f68 *logwidth/335"/><draw:equation draw:name="f70" draw:formula="0+227-201"/><draw:equation draw:name="f71" draw:formula="227*logheight/277"/><draw:equation draw:name="f72" draw:formula="0+365-79"/><draw:equation draw:name="f73" draw:formula="?f72 *logwidth/335"/><draw:equation draw:name="f74" draw:formula="0+230-201"/><draw:equation draw:name="f75" draw:formula="230*logheight/277"/><draw:equation draw:name="f76" draw:formula="0+354-79"/><draw:equation draw:name="f77" draw:formula="?f76 *logwidth/335"/><draw:equation draw:name="f78" draw:formula="0+234-201"/><draw:equation draw:name="f79" draw:formula="234*logheight/277"/><draw:equation draw:name="f80" draw:formula="0+345-79"/><draw:equation draw:name="f81" draw:formula="?f80 *logwidth/335"/><draw:equation draw:name="f82" draw:formula="0+237-201"/><draw:equation draw:name="f83" draw:formula="237*logheight/277"/><draw:equation draw:name="f84" draw:formula="0+332-79"/><draw:equation draw:name="f85" draw:formula="?f84 *logwidth/335"/><draw:equation draw:name="f86" draw:formula="0+240-201"/><draw:equation draw:name="f87" draw:formula="240*logheight/277"/><draw:equation draw:name="f88" draw:formula="0+319-79"/><draw:equation draw:name="f89" draw:formula="?f88 *logwidth/335"/><draw:equation draw:name="f90" draw:formula="0+244-201"/><draw:equation draw:name="f91" draw:formula="244*logheight/277"/><draw:equation draw:name="f92" draw:formula="0+308-79"/><draw:equation draw:name="f93" draw:formula="?f92 *logwidth/335"/><draw:equation draw:name="f94" draw:formula="0+246-201"/><draw:equation draw:name="f95" draw:formula="246*logheight/277"/><draw:equation draw:name="f96" draw:formula="0+295-79"/><draw:equation draw:name="f97" draw:formula="?f96 *logwidth/335"/><draw:equation draw:name="f98" draw:formula="0+248-201"/><draw:equation draw:name="f99" draw:formula="248*logheight/277"/><draw:equation draw:name="f100" draw:formula="0+279-79"/><draw:equation draw:name="f101" draw:formula="?f100 *logwidth/335"/><draw:equation draw:name="f102" draw:formula="0+250-201"/><draw:equation draw:name="f103" draw:formula="250*logheight/277"/><draw:equation draw:name="f104" draw:formula="0+261-79"/><draw:equation draw:name="f105" draw:formula="?f104 *logwidth/335"/><draw:equation draw:name="f106" draw:formula="0+252-201"/><draw:equation draw:name="f107" draw:formula="252*logheight/277"/><draw:equation draw:name="f108" draw:formula="0+244-79"/><draw:equation draw:name="f109" draw:formula="?f108 *logwidth/335"/><draw:equation draw:name="f110" draw:formula="0+253-201"/><draw:equation draw:name="f111" draw:formula="253*logheight/277"/><draw:equation draw:name="f112" draw:formula="0+232-79"/><draw:equation draw:name="f113" draw:formula="?f112 *logwidth/335"/><draw:equation draw:name="f114" draw:formula="0+253-201"/><draw:equation draw:name="f115" draw:formula="253*logheight/277"/><draw:equation draw:name="f116" draw:formula="0+188-79"/><draw:equation draw:name="f117" draw:formula="?f116 *logwidth/335"/><draw:equation draw:name="f118" draw:formula="0+253-201"/><draw:equation draw:name="f119" draw:formula="253*logheight/277"/><draw:equation draw:name="f120" draw:formula="0+165-79"/><draw:equation draw:name="f121" draw:formula="?f120 *logwidth/335"/><draw:equation draw:name="f122" draw:formula="0+251-201"/><draw:equation draw:name="f123" draw:formula="251*logheight/277"/><draw:equation draw:name="f124" draw:formula="0+143-79"/><draw:equation draw:name="f125" draw:formula="?f124 *logwidth/335"/><draw:equation draw:name="f126" draw:formula="0+249-201"/><draw:equation draw:name="f127" draw:formula="249*logheight/277"/><draw:equation draw:name="f128" draw:formula="0+122-79"/><draw:equation draw:name="f129" draw:formula="?f128 *logwidth/335"/><draw:equation draw:name="f130" draw:formula="0+246-201"/><draw:equation draw:name="f131" draw:formula="246*logheight/277"/><draw:equation draw:name="f132" draw:formula="0+103-79"/><draw:equation draw:name="f133" draw:formula="?f132 *logwidth/335"/><draw:equation draw:name="f134" draw:formula="0+243-201"/><draw:equation draw:name="f135" draw:formula="243*logheight/277"/><draw:equation draw:name="f136" draw:formula="0+79-79"/><draw:equation draw:name="f137" draw:formula="?f136 *logwidth/335"/><draw:equation draw:name="f138" draw:formula="0+237-201"/><draw:equation draw:name="f139" draw:formula="237*logheight/277"/><draw:equation draw:name="f140" draw:formula="0+414-79"/><draw:equation draw:name="f141" draw:formula="?f140 *logwidth/335"/><draw:equation draw:name="f142" draw:formula="0+400-201"/><draw:equation draw:name="f143" draw:formula="400*logheight/277"/><draw:equation draw:name="f144" draw:formula="0+413-79"/><draw:equation draw:name="f145" draw:formula="?f144 *logwidth/335"/><draw:equation draw:name="f146" draw:formula="0+411-201"/><draw:equation draw:name="f147" draw:formula="411*logheight/277"/><draw:equation draw:name="f148" draw:formula="0+413-79"/><draw:equation draw:name="f149" draw:formula="?f148 *logwidth/335"/><draw:equation draw:name="f150" draw:formula="0+416-201"/><draw:equation draw:name="f151" draw:formula="416*logheight/277"/><draw:equation draw:name="f152" draw:formula="0+410-79"/><draw:equation draw:name="f153" draw:formula="?f152 *logwidth/335"/><draw:equation draw:name="f154" draw:formula="0+421-201"/><draw:equation draw:name="f155" draw:formula="421*logheight/277"/><draw:equation draw:name="f156" draw:formula="0+407-79"/><draw:equation draw:name="f157" draw:formula="?f156 *logwidth/335"/><draw:equation draw:name="f158" draw:formula="0+427-201"/><draw:equation draw:name="f159" draw:formula="427*logheight/277"/><draw:equation draw:name="f160" draw:formula="0+403-79"/><draw:equation draw:name="f161" draw:formula="?f160 *logwidth/335"/><draw:equation draw:name="f162" draw:formula="0+432-201"/><draw:equation draw:name="f163" draw:formula="432*logheight/277"/><draw:equation draw:name="f164" draw:formula="0+395-79"/><draw:equation draw:name="f165" draw:formula="?f164 *logwidth/335"/><draw:equation draw:name="f166" draw:formula="0+439-201"/><draw:equation draw:name="f167" draw:formula="439*logheight/277"/><draw:equation draw:name="f168" draw:formula="0+387-79"/><draw:equation draw:name="f169" draw:formula="?f168 *logwidth/335"/><draw:equation draw:name="f170" draw:formula="0+444-201"/><draw:equation draw:name="f171" draw:formula="444*logheight/277"/><draw:equation draw:name="f172" draw:formula="0+377-79"/><draw:equation draw:name="f173" draw:formula="?f172 *logwidth/335"/><draw:equation draw:name="f174" draw:formula="0+450-201"/><draw:equation draw:name="f175" draw:formula="450*logheight/277"/><draw:equation draw:name="f176" draw:formula="0+367-79"/><draw:equation draw:name="f177" draw:formula="?f176 *logwidth/335"/><draw:equation draw:name="f178" draw:formula="0+455-201"/><draw:equation draw:name="f179" draw:formula="455*logheight/277"/><draw:equation draw:name="f180" draw:formula="0+357-79"/><draw:equation draw:name="f181" draw:formula="?f180 *logwidth/335"/><draw:equation draw:name="f182" draw:formula="0+458-201"/><draw:equation draw:name="f183" draw:formula="458*logheight/277"/><draw:equation draw:name="f184" draw:formula="0+347-79"/><draw:equation draw:name="f185" draw:formula="?f184 *logwidth/335"/><draw:equation draw:name="f186" draw:formula="0+462-201"/><draw:equation draw:name="f187" draw:formula="462*logheight/277"/><draw:equation draw:name="f188" draw:formula="0+336-79"/><draw:equation draw:name="f189" draw:formula="?f188 *logwidth/335"/><draw:equation draw:name="f190" draw:formula="0+465-201"/><draw:equation draw:name="f191" draw:formula="465*logheight/277"/><draw:equation draw:name="f192" draw:formula="0+325-79"/><draw:equation draw:name="f193" draw:formula="?f192 *logwidth/335"/><draw:equation draw:name="f194" draw:formula="0+468-201"/><draw:equation draw:name="f195" draw:formula="468*logheight/277"/><draw:equation draw:name="f196" draw:formula="0+313-79"/><draw:equation draw:name="f197" draw:formula="?f196 *logwidth/335"/><draw:equation draw:name="f198" draw:formula="0+470-201"/><draw:equation draw:name="f199" draw:formula="470*logheight/277"/><draw:equation draw:name="f200" draw:formula="0+301-79"/><draw:equation draw:name="f201" draw:formula="?f200 *logwidth/335"/><draw:equation draw:name="f202" draw:formula="0+472-201"/><draw:equation draw:name="f203" draw:formula="472*logheight/277"/><draw:equation draw:name="f204" draw:formula="0+289-79"/><draw:equation draw:name="f205" draw:formula="?f204 *logwidth/335"/><draw:equation draw:name="f206" draw:formula="0+474-201"/><draw:equation draw:name="f207" draw:formula="474*logheight/277"/><draw:equation draw:name="f208" draw:formula="0+276-79"/><draw:equation draw:name="f209" draw:formula="?f208 *logwidth/335"/><draw:equation draw:name="f210" draw:formula="0+476-201"/><draw:equation draw:name="f211" draw:formula="476*logheight/277"/><draw:equation draw:name="f212" draw:formula="0+260-79"/><draw:equation draw:name="f213" draw:formula="?f212 *logwidth/335"/><draw:equation draw:name="f214" draw:formula="0+478-201"/><draw:equation draw:name="f215" draw:formula="478*logheight/277"/><draw:equation draw:name="f216" draw:formula="logwidth"/><draw:equation draw:name="f217" draw:formula="logheight"/></draw:enhanced-geometry></draw:custom-shape><draw:frame draw:name="docshape62" draw:style-name="gr19" draw:text-style-name="P75" svg:width="0.264cm" svg:height="0.227cm" svg:x="0cm" svg:y="0.639cm"><draw:image xlink:href="Pictures/100000010000001300000011EF3BA456.png" xlink:type="simple" xlink:show="embed" xlink:actuate="onLoad" draw:mime-type="image/png"><text:p/></draw:image></draw:frame><draw:custom-shape draw:name="docshape63" draw:style-name="gr25" draw:text-style-name="P132" svg:width="0.733cm" svg:height="0.854cm" svg:x="0.018cm" svg:y="0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drawooo:sub-view-size="404 469" draw:text-areas="0 0 ?f180 ?f181" draw:type="ooxml-non-primitive" draw:enhanced-path="M 1 100 L 1 87 1 75 1 65 1 59 3 54 5 49 9 45 13 41 21 35 30 29 38 25 49 21 61 17 72 14 82 12 93 9 105 7 118 5 132 4 148 2 167 1 189 1 208 0 226 1 247 1 261 3 274 4 286 5 299 7 312 10 325 12 337 15 350 19 363 24 374 29 382 34 389 39 394 44 398 49 401 55 403 60 403 66 403 76 404 91 404 110 M 404 305 L 404 390 M 404 190 L 402 306 M 404 80 L 384 94 363 105 341 114 318 119 M 262 354 L 220 357 177 356 134 353 91 346 M 91 346 L 66 340 43 331 21 319 0 304 M 250 468 L 219 469 188 469 157 468 126 464 M 1 361 L 1 100 M 222 243 L 178 243 M 404 110 L 403 191 M 69 227 L 51 221 33 213 16 203 1 190 M 318 119 L 261 128 205 132 148 129 92 121 M 92 121 L 67 115 44 107 22 96 1 82 N"><draw:equation draw:name="f0" draw:formula="0+11-10"/><draw:equation draw:name="f1" draw:formula="?f0 *logwidth/404"/><draw:equation draw:name="f2" draw:formula="0+97-10"/><draw:equation draw:name="f3" draw:formula="97*logheight/469"/><draw:equation draw:name="f4" draw:formula="0+11-10"/><draw:equation draw:name="f5" draw:formula="?f4 *logwidth/404"/><draw:equation draw:name="f6" draw:formula="0+75-10"/><draw:equation draw:name="f7" draw:formula="75*logheight/469"/><draw:equation draw:name="f8" draw:formula="0+13-10"/><draw:equation draw:name="f9" draw:formula="?f8 *logwidth/404"/><draw:equation draw:name="f10" draw:formula="0+64-10"/><draw:equation draw:name="f11" draw:formula="64*logheight/469"/><draw:equation draw:name="f12" draw:formula="0+19-10"/><draw:equation draw:name="f13" draw:formula="?f12 *logwidth/404"/><draw:equation draw:name="f14" draw:formula="0+55-10"/><draw:equation draw:name="f15" draw:formula="55*logheight/469"/><draw:equation draw:name="f16" draw:formula="0+31-10"/><draw:equation draw:name="f17" draw:formula="?f16 *logwidth/404"/><draw:equation draw:name="f18" draw:formula="0+45-10"/><draw:equation draw:name="f19" draw:formula="45*logheight/469"/><draw:equation draw:name="f20" draw:formula="0+48-10"/><draw:equation draw:name="f21" draw:formula="?f20 *logwidth/404"/><draw:equation draw:name="f22" draw:formula="0+35-10"/><draw:equation draw:name="f23" draw:formula="35*logheight/469"/><draw:equation draw:name="f24" draw:formula="0+71-10"/><draw:equation draw:name="f25" draw:formula="?f24 *logwidth/404"/><draw:equation draw:name="f26" draw:formula="0+27-10"/><draw:equation draw:name="f27" draw:formula="27*logheight/469"/><draw:equation draw:name="f28" draw:formula="0+92-10"/><draw:equation draw:name="f29" draw:formula="?f28 *logwidth/404"/><draw:equation draw:name="f30" draw:formula="0+22-10"/><draw:equation draw:name="f31" draw:formula="22*logheight/469"/><draw:equation draw:name="f32" draw:formula="0+115-10"/><draw:equation draw:name="f33" draw:formula="?f32 *logwidth/404"/><draw:equation draw:name="f34" draw:formula="0+17-10"/><draw:equation draw:name="f35" draw:formula="17*logheight/469"/><draw:equation draw:name="f36" draw:formula="0+142-10"/><draw:equation draw:name="f37" draw:formula="?f36 *logwidth/404"/><draw:equation draw:name="f38" draw:formula="0+14-10"/><draw:equation draw:name="f39" draw:formula="14*logheight/469"/><draw:equation draw:name="f40" draw:formula="0+177-10"/><draw:equation draw:name="f41" draw:formula="?f40 *logwidth/404"/><draw:equation draw:name="f42" draw:formula="0+11-10"/><draw:equation draw:name="f43" draw:formula="11*logheight/469"/><draw:equation draw:name="f44" draw:formula="0+218-10"/><draw:equation draw:name="f45" draw:formula="?f44 *logwidth/404"/><draw:equation draw:name="f46" draw:formula="0+10-10"/><draw:equation draw:name="f47" draw:formula="10*logheight/469"/><draw:equation draw:name="f48" draw:formula="0+257-10"/><draw:equation draw:name="f49" draw:formula="?f48 *logwidth/404"/><draw:equation draw:name="f50" draw:formula="0+11-10"/><draw:equation draw:name="f51" draw:formula="11*logheight/469"/><draw:equation draw:name="f52" draw:formula="0+284-10"/><draw:equation draw:name="f53" draw:formula="?f52 *logwidth/404"/><draw:equation draw:name="f54" draw:formula="0+14-10"/><draw:equation draw:name="f55" draw:formula="14*logheight/469"/><draw:equation draw:name="f56" draw:formula="0+309-10"/><draw:equation draw:name="f57" draw:formula="?f56 *logwidth/404"/><draw:equation draw:name="f58" draw:formula="0+17-10"/><draw:equation draw:name="f59" draw:formula="17*logheight/469"/><draw:equation draw:name="f60" draw:formula="0+335-10"/><draw:equation draw:name="f61" draw:formula="?f60 *logwidth/404"/><draw:equation draw:name="f62" draw:formula="0+22-10"/><draw:equation draw:name="f63" draw:formula="22*logheight/469"/><draw:equation draw:name="f64" draw:formula="0+360-10"/><draw:equation draw:name="f65" draw:formula="?f64 *logwidth/404"/><draw:equation draw:name="f66" draw:formula="0+29-10"/><draw:equation draw:name="f67" draw:formula="29*logheight/469"/><draw:equation draw:name="f68" draw:formula="0+384-10"/><draw:equation draw:name="f69" draw:formula="?f68 *logwidth/404"/><draw:equation draw:name="f70" draw:formula="0+39-10"/><draw:equation draw:name="f71" draw:formula="39*logheight/469"/><draw:equation draw:name="f72" draw:formula="0+399-10"/><draw:equation draw:name="f73" draw:formula="?f72 *logwidth/404"/><draw:equation draw:name="f74" draw:formula="0+49-10"/><draw:equation draw:name="f75" draw:formula="49*logheight/469"/><draw:equation draw:name="f76" draw:formula="0+408-10"/><draw:equation draw:name="f77" draw:formula="?f76 *logwidth/404"/><draw:equation draw:name="f78" draw:formula="0+59-10"/><draw:equation draw:name="f79" draw:formula="59*logheight/469"/><draw:equation draw:name="f80" draw:formula="0+413-10"/><draw:equation draw:name="f81" draw:formula="?f80 *logwidth/404"/><draw:equation draw:name="f82" draw:formula="0+70-10"/><draw:equation draw:name="f83" draw:formula="70*logheight/469"/><draw:equation draw:name="f84" draw:formula="0+413-10"/><draw:equation draw:name="f85" draw:formula="?f84 *logwidth/404"/><draw:equation draw:name="f86" draw:formula="0+86-10"/><draw:equation draw:name="f87" draw:formula="86*logheight/469"/><draw:equation draw:name="f88" draw:formula="0+414-10"/><draw:equation draw:name="f89" draw:formula="?f88 *logwidth/404"/><draw:equation draw:name="f90" draw:formula="0+120-10"/><draw:equation draw:name="f91" draw:formula="120*logheight/469"/><draw:equation draw:name="f92" draw:formula="0+414-10"/><draw:equation draw:name="f93" draw:formula="?f92 *logwidth/404"/><draw:equation draw:name="f94" draw:formula="0+400-10"/><draw:equation draw:name="f95" draw:formula="400*logheight/469"/><draw:equation draw:name="f96" draw:formula="0+412-10"/><draw:equation draw:name="f97" draw:formula="?f96 *logwidth/404"/><draw:equation draw:name="f98" draw:formula="0+316-10"/><draw:equation draw:name="f99" draw:formula="316*logheight/469"/><draw:equation draw:name="f100" draw:formula="0+394-10"/><draw:equation draw:name="f101" draw:formula="?f100 *logwidth/404"/><draw:equation draw:name="f102" draw:formula="0+104-10"/><draw:equation draw:name="f103" draw:formula="104*logheight/469"/><draw:equation draw:name="f104" draw:formula="0+351-10"/><draw:equation draw:name="f105" draw:formula="?f104 *logwidth/404"/><draw:equation draw:name="f106" draw:formula="0+124-10"/><draw:equation draw:name="f107" draw:formula="124*logheight/469"/><draw:equation draw:name="f108" draw:formula="0+272-10"/><draw:equation draw:name="f109" draw:formula="?f108 *logwidth/404"/><draw:equation draw:name="f110" draw:formula="0+364-10"/><draw:equation draw:name="f111" draw:formula="364*logheight/469"/><draw:equation draw:name="f112" draw:formula="0+187-10"/><draw:equation draw:name="f113" draw:formula="?f112 *logwidth/404"/><draw:equation draw:name="f114" draw:formula="0+366-10"/><draw:equation draw:name="f115" draw:formula="366*logheight/469"/><draw:equation draw:name="f116" draw:formula="0+101-10"/><draw:equation draw:name="f117" draw:formula="?f116 *logwidth/404"/><draw:equation draw:name="f118" draw:formula="0+356-10"/><draw:equation draw:name="f119" draw:formula="356*logheight/469"/><draw:equation draw:name="f120" draw:formula="0+76-10"/><draw:equation draw:name="f121" draw:formula="?f120 *logwidth/404"/><draw:equation draw:name="f122" draw:formula="0+350-10"/><draw:equation draw:name="f123" draw:formula="350*logheight/469"/><draw:equation draw:name="f124" draw:formula="0+31-10"/><draw:equation draw:name="f125" draw:formula="?f124 *logwidth/404"/><draw:equation draw:name="f126" draw:formula="0+329-10"/><draw:equation draw:name="f127" draw:formula="329*logheight/469"/><draw:equation draw:name="f128" draw:formula="0+260-10"/><draw:equation draw:name="f129" draw:formula="?f128 *logwidth/404"/><draw:equation draw:name="f130" draw:formula="0+478-10"/><draw:equation draw:name="f131" draw:formula="478*logheight/469"/><draw:equation draw:name="f132" draw:formula="0+198-10"/><draw:equation draw:name="f133" draw:formula="?f132 *logwidth/404"/><draw:equation draw:name="f134" draw:formula="0+479-10"/><draw:equation draw:name="f135" draw:formula="479*logheight/469"/><draw:equation draw:name="f136" draw:formula="0+136-10"/><draw:equation draw:name="f137" draw:formula="?f136 *logwidth/404"/><draw:equation draw:name="f138" draw:formula="0+474-10"/><draw:equation draw:name="f139" draw:formula="474*logheight/469"/><draw:equation draw:name="f140" draw:formula="0+11-10"/><draw:equation draw:name="f141" draw:formula="?f140 *logwidth/404"/><draw:equation draw:name="f142" draw:formula="0+110-10"/><draw:equation draw:name="f143" draw:formula="110*logheight/469"/><draw:equation draw:name="f144" draw:formula="0+188-10"/><draw:equation draw:name="f145" draw:formula="?f144 *logwidth/404"/><draw:equation draw:name="f146" draw:formula="0+253-10"/><draw:equation draw:name="f147" draw:formula="253*logheight/469"/><draw:equation draw:name="f148" draw:formula="0+413-10"/><draw:equation draw:name="f149" draw:formula="?f148 *logwidth/404"/><draw:equation draw:name="f150" draw:formula="0+201-10"/><draw:equation draw:name="f151" draw:formula="201*logheight/469"/><draw:equation draw:name="f152" draw:formula="0+61-10"/><draw:equation draw:name="f153" draw:formula="?f152 *logwidth/404"/><draw:equation draw:name="f154" draw:formula="0+231-10"/><draw:equation draw:name="f155" draw:formula="231*logheight/469"/><draw:equation draw:name="f156" draw:formula="0+26-10"/><draw:equation draw:name="f157" draw:formula="?f156 *logwidth/404"/><draw:equation draw:name="f158" draw:formula="0+213-10"/><draw:equation draw:name="f159" draw:formula="213*logheight/469"/><draw:equation draw:name="f160" draw:formula="0+328-10"/><draw:equation draw:name="f161" draw:formula="?f160 *logwidth/404"/><draw:equation draw:name="f162" draw:formula="0+129-10"/><draw:equation draw:name="f163" draw:formula="129*logheight/469"/><draw:equation draw:name="f164" draw:formula="0+215-10"/><draw:equation draw:name="f165" draw:formula="?f164 *logwidth/404"/><draw:equation draw:name="f166" draw:formula="0+142-10"/><draw:equation draw:name="f167" draw:formula="142*logheight/469"/><draw:equation draw:name="f168" draw:formula="0+102-10"/><draw:equation draw:name="f169" draw:formula="?f168 *logwidth/404"/><draw:equation draw:name="f170" draw:formula="0+131-10"/><draw:equation draw:name="f171" draw:formula="131*logheight/469"/><draw:equation draw:name="f172" draw:formula="0+77-10"/><draw:equation draw:name="f173" draw:formula="?f172 *logwidth/404"/><draw:equation draw:name="f174" draw:formula="0+125-10"/><draw:equation draw:name="f175" draw:formula="125*logheight/469"/><draw:equation draw:name="f176" draw:formula="0+32-10"/><draw:equation draw:name="f177" draw:formula="?f176 *logwidth/404"/><draw:equation draw:name="f178" draw:formula="0+106-10"/><draw:equation draw:name="f179" draw:formula="106*logheight/469"/><draw:equation draw:name="f180" draw:formula="logwidth"/><draw:equation draw:name="f181" draw:formula="logheight"/></draw:enhanced-geometry></draw:custom-shape></draw:g></text:span></text:p>
        <text:p text:style-name="P104" loext:marker-style-name="T165"/>
      </text:section>
      <text:section text:style-name="Sect9" text:name="Section14">
        <text:h text:style-name="P127" text:outline-level="3">bcryptjs</text:h>
        <text:p text:style-name="P139"><text:span text:style-name="T201">Password hashing library implementing adaptive hash function. Stores securely encrypted passwords with</text:span><text:span text:style-name="T202"> </text:span><text:span text:style-name="T201">salt, preventing</text:span><text:span text:style-name="T202"> </text:span><text:span text:style-name="T201">reverse</text:span><text:span text:style-name="T202"> </text:span><text:span text:style-name="T201">engineering</text:span><text:span text:style-name="T202"> </text:span><text:span text:style-name="T201">and</text:span><text:span text:style-name="T202"> </text:span><text:span text:style-name="T201">rainbow table attacks.</text:span></text:p>
        <text:h text:style-name="P140" text:outline-level="3"><text:span text:style-name="T31">Mongoose</text:span><text:span text:style-name="T212"> </text:span><text:span text:style-name="T204">9</text:span></text:h>
        <text:p text:style-name="P141">ODM (Object Document Mapper) for MongoDB, providing schema-based data modeling, validation, and query building. Simplifies database interactions with intuitive JavaScript syntax.</text:p>
      </text:section>
      <text:section text:style-name="Sect1" text:name="Section15">
        <text:p text:style-name="P142" loext:marker-style-name="T40"/>
        <text:p text:style-name="P143" loext:marker-style-name="T205"><draw:frame draw:style-name="fr2" draw:name="image12.png" text:anchor-type="as-char" svg:width="0.377cm" svg:height="0.873cm" draw:z-index="83"><draw:image xlink:href="Pictures/100000010000001C00000042ED2A26FE.png" xlink:type="simple" xlink:show="embed" xlink:actuate="onLoad" draw:mime-type="image/png"/></draw:frame><text:span text:style-name="T205"><text:tab/></text:span><draw:frame draw:style-name="fr2" draw:name="image13.png" text:anchor-type="as-char" svg:width="0.653cm" svg:height="0.873cm" draw:z-index="2"><draw:image xlink:href="Pictures/100000010000003100000042419761A5.png" xlink:type="simple" xlink:show="embed" xlink:actuate="onLoad" draw:mime-type="image/png"/></draw:frame></text:p>
        <text:p text:style-name="P144" loext:marker-style-name="T200"/>
      </text:section>
      <text:section text:style-name="Sect10" text:name="Section16">
        <text:h text:style-name="P127" text:outline-level="3">dotenv</text:h>
        <text:p text:style-name="P145"><text:span text:style-name="T201">Environment variable management for configuration. Keeps sensitive data like database credentials and JWT secrets</text:span><text:span text:style-name="T213"> </text:span><text:span text:style-name="T201">out of source</text:span><text:span text:style-name="T214"> </text:span><text:span text:style-name="T201">code,</text:span><text:span text:style-name="T215"> </text:span><text:span text:style-name="T201">enhancing</text:span><text:span text:style-name="T216"> </text:span><text:span text:style-name="T201">security.</text:span></text:p>
        <text:h text:style-name="P146" text:outline-level="3">CORS</text:h>
        <text:p text:style-name="P147"><text:span text:style-name="T189">Cross-Origin Resource Sharing</text:span><text:span text:style-name="T192"> </text:span><text:span text:style-name="T189">middleware enabling secure communication between frontend </text:span><text:span text:style-name="T217">(localhost:5173) and</text:span><text:span text:style-name="T194"> </text:span><text:span text:style-name="T217">backend API.</text:span><text:span text:style-name="T195"> </text:span><text:span text:style-name="T217">Configures</text:span><text:span text:style-name="T196"> </text:span><text:span text:style-name="T217">allowed </text:span><text:span text:style-name="T189">origins and methods.</text:span></text:p>
      </text:section>
      <text:section text:style-name="Sect1" text:name="Section17">
        <text:p text:style-name="P148" loext:marker-style-name="T218"/>
        <text:p text:style-name="P149"><draw:g text:anchor-type="as-char" draw:z-index="18" draw:name="docshapegroup64" draw:style-name="gr26"><draw:custom-shape draw:name="docshape65" draw:style-name="gr27" draw:text-style-name="P150" svg:width="18.476cm" svg:height="2.042cm" svg:x="0cm" svg:y="0cm"><text:p/><draw:enhanced-geometry draw:mirror-horizontal="false" draw:mirror-vertical="false" svg:viewBox="0 0 0 0" draw:glue-points="?f0 ?f1 ?f2 ?f3 ?f4 ?f5 ?f6 ?f7 ?f8 ?f9 ?f10 ?f11 ?f12 ?f13 ?f14 ?f15 ?f16 ?f17 ?f18 ?f19 ?f20 ?f21 ?f22 ?f23 ?f24 ?f25 ?f26 ?f27 ?f28 ?f29 ?f30 ?f31 ?f32 ?f33 ?f34 ?f35 ?f36 ?f37 ?f38 ?f39 ?f40 ?f41" drawooo:sub-view-size="10474 1157" draw:text-areas="0 0 ?f42 ?f43" draw:type="ooxml-non-primitive" draw:enhanced-path="M 10387 0 L 86 0 53 7 25 25 7 53 0 86 0 1071 7 1104 25 1132 53 1150 86 1157 10387 1157 10421 1150 10448 1132 10467 1104 10474 1071 10474 86 10467 53 10448 25 10421 7 10387 0 Z N"><draw:equation draw:name="f0" draw:formula="10387*logwidth/10474"/><draw:equation draw:name="f1" draw:formula="0*logheight/1157"/><draw:equation draw:name="f2" draw:formula="86*logwidth/10474"/><draw:equation draw:name="f3" draw:formula="0*logheight/1157"/><draw:equation draw:name="f4" draw:formula="53*logwidth/10474"/><draw:equation draw:name="f5" draw:formula="7*logheight/1157"/><draw:equation draw:name="f6" draw:formula="25*logwidth/10474"/><draw:equation draw:name="f7" draw:formula="25*logheight/1157"/><draw:equation draw:name="f8" draw:formula="7*logwidth/10474"/><draw:equation draw:name="f9" draw:formula="53*logheight/1157"/><draw:equation draw:name="f10" draw:formula="0*logwidth/10474"/><draw:equation draw:name="f11" draw:formula="86*logheight/1157"/><draw:equation draw:name="f12" draw:formula="0*logwidth/10474"/><draw:equation draw:name="f13" draw:formula="1071*logheight/1157"/><draw:equation draw:name="f14" draw:formula="7*logwidth/10474"/><draw:equation draw:name="f15" draw:formula="1104*logheight/1157"/><draw:equation draw:name="f16" draw:formula="25*logwidth/10474"/><draw:equation draw:name="f17" draw:formula="1132*logheight/1157"/><draw:equation draw:name="f18" draw:formula="53*logwidth/10474"/><draw:equation draw:name="f19" draw:formula="1150*logheight/1157"/><draw:equation draw:name="f20" draw:formula="86*logwidth/10474"/><draw:equation draw:name="f21" draw:formula="1157*logheight/1157"/><draw:equation draw:name="f22" draw:formula="10387*logwidth/10474"/><draw:equation draw:name="f23" draw:formula="1157*logheight/1157"/><draw:equation draw:name="f24" draw:formula="10421*logwidth/10474"/><draw:equation draw:name="f25" draw:formula="1150*logheight/1157"/><draw:equation draw:name="f26" draw:formula="10448*logwidth/10474"/><draw:equation draw:name="f27" draw:formula="1132*logheight/1157"/><draw:equation draw:name="f28" draw:formula="10467*logwidth/10474"/><draw:equation draw:name="f29" draw:formula="1104*logheight/1157"/><draw:equation draw:name="f30" draw:formula="10474*logwidth/10474"/><draw:equation draw:name="f31" draw:formula="1071*logheight/1157"/><draw:equation draw:name="f32" draw:formula="10474*logwidth/10474"/><draw:equation draw:name="f33" draw:formula="86*logheight/1157"/><draw:equation draw:name="f34" draw:formula="10467*logwidth/10474"/><draw:equation draw:name="f35" draw:formula="53*logheight/1157"/><draw:equation draw:name="f36" draw:formula="10448*logwidth/10474"/><draw:equation draw:name="f37" draw:formula="25*logheight/1157"/><draw:equation draw:name="f38" draw:formula="10421*logwidth/10474"/><draw:equation draw:name="f39" draw:formula="7*logheight/1157"/><draw:equation draw:name="f40" draw:formula="10387*logwidth/10474"/><draw:equation draw:name="f41" draw:formula="0*logheight/1157"/><draw:equation draw:name="f42" draw:formula="logwidth"/><draw:equation draw:name="f43" draw:formula="logheight"/></draw:enhanced-geometry></draw:custom-shape><draw:frame draw:name="docshape66" draw:style-name="gr19" draw:text-style-name="P75" svg:width="0.452cm" svg:height="0.364cm" svg:x="0.363cm" svg:y="0.536cm"><draw:image xlink:href="Pictures/10000001000000230000001C0D3177EA.png" xlink:type="simple" xlink:show="embed" xlink:actuate="onLoad" draw:mime-type="image/png"><text:p/></draw:image><svg:desc>preencoded.png</svg:desc></draw:frame><draw:custom-shape draw:name="docshape67" draw:style-name="gr28" draw:text-style-name="P59" svg:width="18.476cm" svg:height="2.042cm" svg:x="0cm" svg:y="0cm"><text:p text:style-name="P151" loext:marker-style-name="T205"/><text:p text:style-name="P152" loext:marker-style-name="T205"><text:span text:style-name="T219">Development</text:span><text:span text:style-name="T220"> </text:span><text:span text:style-name="T219">Tools:</text:span><text:span text:style-name="T221"> </text:span><text:span text:style-name="T222">Nodemon for</text:span><text:span text:style-name="T223"> </text:span><text:span text:style-name="T222">automatic</text:span><text:span text:style-name="T224"> </text:span><text:span text:style-name="T222">server restart during</text:span><text:span text:style-name="T225"> </text:span><text:span text:style-name="T222">development, VS</text:span><text:span text:style-name="T224"> </text:span><text:span text:style-name="T222">Code</text:span><text:span text:style-name="T224"> </text:span><text:span text:style-name="T222">for editing, Postman for API testing, MongoDB Atlas for cloud database host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section>
      <text:p text:style-name="P153" loext:marker-style-name="T226"><text:span text:style-name="T227">System</text:span><text:span text:style-name="T228"> </text:span><text:span text:style-name="T227">Architecture</text:span><text:span text:style-name="T229"> </text:span><text:span text:style-name="T227">&amp;</text:span><text:span text:style-name="T230"> </text:span><text:span text:style-name="T227">Data</text:span><text:span text:style-name="T228"> </text:span><text:span text:style-name="T231">Flow</text:span></text:p>
      <text:p text:style-name="P154"><draw:frame draw:style-name="fr3" draw:name="image15.png" text:anchor-type="char" svg:x="1.252cm" svg:y="2.783cm" svg:width="1.787cm" svg:height="15.46cm" draw:z-index="3"><draw:image xlink:href="Pictures/100000010000008C000004BDC14C05CA.png" xlink:type="simple" xlink:show="embed" xlink:actuate="onLoad" draw:mime-type="image/png"/></draw:frame><text:span text:style-name="T189">The</text:span><text:span text:style-name="T232"> </text:span><text:span text:style-name="T189">application</text:span><text:span text:style-name="T193"> </text:span><text:span text:style-name="T189">follows</text:span><text:span text:style-name="T232"> </text:span><text:span text:style-name="T189">a</text:span><text:span text:style-name="T193"> </text:span><text:span text:style-name="T189">three-tier architecture pattern</text:span><text:span text:style-name="T192"> </text:span><text:span text:style-name="T189">with</text:span><text:span text:style-name="T194"> </text:span><text:span text:style-name="T189">clear</text:span><text:span text:style-name="T217"> </text:span><text:span text:style-name="T189">separation</text:span><text:span text:style-name="T192"> </text:span><text:span text:style-name="T189">between presentation, application</text:span><text:span text:style-name="T233"> </text:span><text:span text:style-name="T189">logic,</text:span><text:span text:style-name="T191"> </text:span><text:span text:style-name="T189">and</text:span><text:span text:style-name="T234"> </text:span><text:span text:style-name="T189">data</text:span><text:span text:style-name="T233"> </text:span><text:span text:style-name="T189">storage</text:span><text:span text:style-name="T193"> </text:span><text:span text:style-name="T189">layers.</text:span><text:span text:style-name="T194"> </text:span><text:span text:style-name="T189">The</text:span><text:span text:style-name="T191"> </text:span><text:span text:style-name="T189">backend</text:span><text:span text:style-name="T196"> </text:span><text:span text:style-name="T189">implements</text:span><text:span text:style-name="T196"> </text:span><text:span text:style-name="T189">a</text:span><text:span text:style-name="T233"> </text:span><text:span text:style-name="T189">RESTful</text:span><text:span text:style-name="T233"> </text:span><text:span text:style-name="T189">API</text:span><text:span text:style-name="T233"> </text:span><text:span text:style-name="T189">that</text:span><text:span text:style-name="T233"> </text:span><text:span text:style-name="T189">serves</text:span><text:span text:style-name="T217"> </text:span><text:span text:style-name="T189">as</text:span><text:span text:style-name="T233"> </text:span><text:span text:style-name="T189">the</text:span><text:span text:style-name="T191"> </text:span><text:span text:style-name="T189">central hub for all data operations.</text:span></text:p>
      <text:p text:style-name="P155" loext:marker-style-name="T40"/>
      <text:h text:style-name="P156" text:outline-level="3"><text:span text:style-name="T31">Client</text:span><text:span text:style-name="T235"> </text:span><text:span text:style-name="T34">Request</text:span></text:h>
      <text:p text:style-name="P157"><text:span text:style-name="T201">Frontend</text:span><text:span text:style-name="T236"> </text:span><text:span text:style-name="T201">application</text:span><text:span text:style-name="T237"> </text:span><text:span text:style-name="T201">sends</text:span><text:span text:style-name="T236"> </text:span><text:span text:style-name="T201">HTTP</text:span><text:span text:style-name="T237"> </text:span><text:span text:style-name="T201">request</text:span><text:span text:style-name="T238"> </text:span><text:span text:style-name="T201">with</text:span><text:span text:style-name="T239"> </text:span><text:span text:style-name="T201">JWT</text:span><text:span text:style-name="T240"> </text:span><text:span text:style-name="T201">token</text:span><text:span text:style-name="T237"> </text:span><text:span text:style-name="T201">in</text:span><text:span text:style-name="T241"> </text:span><text:span text:style-name="T201">Authorization</text:span><text:span text:style-name="T241"> </text:span><text:span text:style-name="T201">header</text:span><text:span text:style-name="T242"> </text:span><text:span text:style-name="T201">to</text:span><text:span text:style-name="T241"> </text:span><text:span text:style-name="T201">API</text:span><text:span text:style-name="T237"> </text:span><text:span text:style-name="T210">endpoint</text:span></text:p>
      <text:p text:style-name="P158" loext:marker-style-name="T243"/>
      <text:p text:style-name="P159" loext:marker-style-name="T101"/>
      <text:h text:style-name="P156" text:outline-level="3"><text:span text:style-name="T31">Route</text:span><text:span text:style-name="T49"> </text:span><text:span text:style-name="T57">Matching</text:span></text:h>
      <text:p text:style-name="P160"><text:span text:style-name="T201">Express router matches requested URL path and HTTP method, directing to appropriate route</text:span><text:span text:style-name="T202"> </text:span><text:span text:style-name="T210">handler</text:span></text:p>
      <text:p text:style-name="P161" loext:marker-style-name="T244"/>
      <text:h text:style-name="P162" text:outline-level="3">Authentication</text:h>
      <text:p text:style-name="P163"><text:span text:style-name="T201">Middleware</text:span><text:span text:style-name="T245"> </text:span><text:span text:style-name="T201">verifies</text:span><text:span text:style-name="T246"> </text:span><text:span text:style-name="T201">JWT token</text:span><text:span text:style-name="T247"> </text:span><text:span text:style-name="T201">validity,</text:span><text:span text:style-name="T248"> </text:span><text:span text:style-name="T201">extracts</text:span><text:span text:style-name="T247"> </text:span><text:span text:style-name="T201">user</text:span><text:span text:style-name="T249"> </text:span><text:span text:style-name="T201">ID, and attaches</text:span><text:span text:style-name="T247"> </text:span><text:span text:style-name="T201">to request</text:span><text:span text:style-name="T216"> </text:span><text:span text:style-name="T201">object</text:span><text:span text:style-name="T249"> </text:span><text:span text:style-name="T201">for data </text:span><text:span text:style-name="T210">scoping</text:span></text:p>
      <text:p text:style-name="P164" loext:marker-style-name="T244"/>
      <text:h text:style-name="P156" text:outline-level="3"><text:span text:style-name="T41">Business</text:span><text:span text:style-name="T203"> </text:span><text:span text:style-name="T34">Logic</text:span></text:h>
      <text:p text:style-name="P163"><text:span text:style-name="T201">Controller processes request, validates data, performs operations using Mongoose models and</text:span><text:span text:style-name="T202"> </text:span><text:span text:style-name="T201">MongoDB queries</text:span></text:p>
      <text:p text:style-name="P164" loext:marker-style-name="T244"/>
      <text:h text:style-name="P156" text:outline-level="3"><text:span text:style-name="T31">Data</text:span><text:span text:style-name="T250"> </text:span><text:span text:style-name="T210">Access</text:span></text:h>
      <text:p text:style-name="P165">Mongoose executes MongoDB operations with user-scoped queries ensuring data isolation between accounts</text:p>
      <text:p text:style-name="P166" loext:marker-style-name="T40"/>
      <text:h text:style-name="P167" text:outline-level="3">Response</text:h>
      <text:p text:style-name="P163"><text:span text:style-name="T189">JSON</text:span><text:span text:style-name="T191"> </text:span><text:span text:style-name="T189">response</text:span><text:span text:style-name="T251"> </text:span><text:span text:style-name="T189">sent</text:span><text:span text:style-name="T190"> </text:span><text:span text:style-name="T189">back</text:span><text:span text:style-name="T194"> </text:span><text:span text:style-name="T189">to</text:span><text:span text:style-name="T191"> </text:span><text:span text:style-name="T189">client</text:span><text:span text:style-name="T193"> </text:span><text:span text:style-name="T189">with</text:span><text:span text:style-name="T233"> </text:span><text:span text:style-name="T189">success/failure</text:span><text:span text:style-name="T192"> </text:span><text:span text:style-name="T189">status</text:span><text:span text:style-name="T194"> </text:span><text:span text:style-name="T189">and</text:span><text:span text:style-name="T191"> </text:span><text:span text:style-name="T189">requested</text:span><text:span text:style-name="T192"> </text:span><text:span text:style-name="T189">data</text:span><text:span text:style-name="T191"> </text:span><text:span text:style-name="T189">or</text:span><text:span text:style-name="T233"> </text:span><text:span text:style-name="T189">error </text:span><text:span text:style-name="T217">messages</text:span></text:p>
      <text:p text:style-name="P168" loext:marker-style-name="T252"/>
      <text:p text:style-name="P169" loext:marker-style-name="T253"><text:span text:style-name="T254">Key</text:span><text:span text:style-name="T255"> </text:span><text:span text:style-name="T254">Architectural</text:span><text:span text:style-name="T255"> </text:span><text:span text:style-name="T256">Principles</text:span></text:p>
      <text:p text:style-name="P170" loext:marker-style-name="T257"/>
      <text:list text:style-name="WWNum2">
        <text:list-item>
          <text:p text:style-name="P171" loext:marker-style-name="T205"><text:span text:style-name="T258">User-Scoped</text:span><text:span text:style-name="T259"> </text:span><text:span text:style-name="T258">Data</text:span><text:span text:style-name="T260"> </text:span><text:span text:style-name="T258">Access:</text:span><text:span text:style-name="T261"> </text:span><text:span text:style-name="T262">Every product document includes userId field, ensuring queries only return products belonging to authenticated user</text:span></text:p>
        </text:list-item>
        <text:list-item>
          <text:p text:style-name="P172" loext:marker-style-name="T205"><text:span text:style-name="T258">Stateless</text:span><text:span text:style-name="T263"> </text:span><text:span text:style-name="T258">Authentication: </text:span><text:span text:style-name="T262">JWT</text:span><text:span text:style-name="T264"> </text:span><text:span text:style-name="T262">tokens contain minimal user identifier, eliminating server-side session storage requirements</text:span></text:p>
        </text:list-item>
        <text:list-item>
          <text:p text:style-name="P173" loext:marker-style-name="T205"><text:span text:style-name="T258">Middleware</text:span><text:span text:style-name="T265"> </text:span><text:span text:style-name="T258">Protection:</text:span><text:span text:style-name="T266"> </text:span><text:span text:style-name="T262">Route</text:span><text:span text:style-name="T267"> </text:span><text:span text:style-name="T262">guards</text:span><text:span text:style-name="T267"> </text:span><text:span text:style-name="T262">prevent unauthorized</text:span><text:span text:style-name="T264"> </text:span><text:span text:style-name="T262">access to</text:span><text:span text:style-name="T268"> </text:span><text:span text:style-name="T262">protected endpoints without</text:span><text:span text:style-name="T269"> </text:span><text:span text:style-name="T262">valid </text:span><text:span text:style-name="T267">token</text:span></text:p>
        </text:list-item>
        <text:list-item>
          <text:p text:style-name="P174" loext:marker-style-name="T205"><text:span text:style-name="T258">RESTful</text:span><text:span text:style-name="T270"> </text:span><text:span text:style-name="T258">Design:</text:span><text:span text:style-name="T271"> </text:span><text:span text:style-name="T262">Standard</text:span><text:span text:style-name="T272"> </text:span><text:span text:style-name="T262">HTTP</text:span><text:span text:style-name="T273"> </text:span><text:span text:style-name="T262">methods</text:span><text:span text:style-name="T274"> </text:span><text:span text:style-name="T262">(GET,</text:span><text:span text:style-name="T275"> </text:span><text:span text:style-name="T262">POST,</text:span><text:span text:style-name="T276"> </text:span><text:span text:style-name="T262">PUT,</text:span><text:span text:style-name="T277"> </text:span><text:span text:style-name="T262">DELETE)</text:span><text:span text:style-name="T276"> </text:span><text:span text:style-name="T262">with</text:span><text:span text:style-name="T275"> </text:span><text:span text:style-name="T262">predictable</text:span><text:span text:style-name="T274"> </text:span><text:span text:style-name="T262">URL</text:span><text:span text:style-name="T273"> </text:span><text:span text:style-name="T267">patterns</text:span></text:p>
        </text:list-item>
        <text:list-item>
          <text:p text:style-name="P175" loext:marker-style-name="T205"><text:span text:style-name="T258">Error</text:span><text:span text:style-name="T261"> </text:span><text:span text:style-name="T258">Handling: </text:span><text:span text:style-name="T262">Centralized error middleware catches exceptions and returns standardized error </text:span><text:span text:style-name="T278">responses</text:span></text:p>
        </text:list-item>
      </text:list>
      <text:p text:style-name="P176" loext:marker-style-name="T279"><text:span text:style-name="T280">Data</text:span><text:span text:style-name="T281"> </text:span><text:span text:style-name="T280">Model</text:span><text:span text:style-name="T282"> </text:span><text:span text:style-name="T280">&amp;</text:span><text:span text:style-name="T283"> </text:span><text:span text:style-name="T280">ER</text:span><text:span text:style-name="T284"> </text:span><text:span text:style-name="T285">Diagram</text:span></text:p>
      <text:p text:style-name="P177" loext:marker-style-name="T199"><text:span text:style-name="T286">The</text:span><text:span text:style-name="T287"> </text:span><text:span text:style-name="T286">database</text:span><text:span text:style-name="T288"> </text:span><text:span text:style-name="T286">schema</text:span><text:span text:style-name="T287"> </text:span><text:span text:style-name="T286">consists</text:span><text:span text:style-name="T288"> </text:span><text:span text:style-name="T286">of</text:span><text:span text:style-name="T289"> </text:span><text:span text:style-name="T286">two</text:span><text:span text:style-name="T290"> </text:span><text:span text:style-name="T286">collections</text:span><text:span text:style-name="T288"> </text:span><text:span text:style-name="T286">with</text:span><text:span text:style-name="T290"> </text:span><text:span text:style-name="T286">a</text:span><text:span text:style-name="T287"> </text:span><text:span text:style-name="T286">one-to-many</text:span><text:span text:style-name="T290"> </text:span><text:span text:style-name="T286">relationship</text:span><text:span text:style-name="T291"> </text:span><text:span text:style-name="T286">between</text:span><text:span text:style-name="T287"> </text:span><text:span text:style-name="T286">Users</text:span><text:span text:style-name="T287"> </text:span><text:span text:style-name="T286">and</text:span><text:span text:style-name="T287"> </text:span><text:span text:style-name="T286">Products.</text:span><text:span text:style-name="T290"> </text:span><text:span text:style-name="T286">Each</text:span><text:span text:style-name="T292"> </text:span><text:span text:style-name="T286">user</text:span><text:span text:style-name="T293"> </text:span><text:span text:style-name="T286">can</text:span><text:span text:style-name="T287"> </text:span><text:span text:style-name="T286">own</text:span><text:span text:style-name="T287"> </text:span><text:span text:style-name="T286">multiple</text:span><text:span text:style-name="T288"> </text:span><text:span text:style-name="T286">products,</text:span><text:span text:style-name="T293"> </text:span><text:span text:style-name="T286">but</text:span><text:span text:style-name="T287"> </text:span><text:span text:style-name="T286">each</text:span><text:span text:style-name="T292"> </text:span><text:span text:style-name="T286">product</text:span><text:span text:style-name="T290"> </text:span><text:span text:style-name="T286">belongs</text:span><text:span text:style-name="T294"> </text:span><text:span text:style-name="T286">to exactly one user, ensuring data isolation.</text:span></text:p>
      <text:p text:style-name="P178" loext:marker-style-name="T295"><draw:g text:anchor-type="char" draw:z-index="20" draw:name="docshapegroup68" draw:style-name="gr29"><draw:custom-shape draw:name="docshape69" draw:style-name="gr30" draw:text-style-name="P74" svg:width="19.305cm" svg:height="1.297cm" svg:x="0.852cm" svg:y="0.181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10944 735" draw:text-areas="0 0 ?f84 ?f85" draw:type="ooxml-non-primitive" draw:enhanced-path="M 10886 0 L 57 0 35 5 17 17 4 35 0 58 0 677 4 699 17 718 35 730 57 735 10886 735 10908 730 10927 718 10939 699 10944 677 10944 58 10939 35 10927 17 10908 5 10886 0 Z N"><draw:equation draw:name="f0" draw:formula="0+11370-484"/><draw:equation draw:name="f1" draw:formula="?f0 *logwidth/10944"/><draw:equation draw:name="f2" draw:formula="0+103-103"/><draw:equation draw:name="f3" draw:formula="103*logheight/735"/><draw:equation draw:name="f4" draw:formula="0+541-484"/><draw:equation draw:name="f5" draw:formula="?f4 *logwidth/10944"/><draw:equation draw:name="f6" draw:formula="0+103-103"/><draw:equation draw:name="f7" draw:formula="103*logheight/735"/><draw:equation draw:name="f8" draw:formula="0+519-484"/><draw:equation draw:name="f9" draw:formula="?f8 *logwidth/10944"/><draw:equation draw:name="f10" draw:formula="0+108-103"/><draw:equation draw:name="f11" draw:formula="108*logheight/735"/><draw:equation draw:name="f12" draw:formula="0+501-484"/><draw:equation draw:name="f13" draw:formula="?f12 *logwidth/10944"/><draw:equation draw:name="f14" draw:formula="0+120-103"/><draw:equation draw:name="f15" draw:formula="120*logheight/735"/><draw:equation draw:name="f16" draw:formula="0+488-484"/><draw:equation draw:name="f17" draw:formula="?f16 *logwidth/10944"/><draw:equation draw:name="f18" draw:formula="0+138-103"/><draw:equation draw:name="f19" draw:formula="138*logheight/735"/><draw:equation draw:name="f20" draw:formula="0+484-484"/><draw:equation draw:name="f21" draw:formula="?f20 *logwidth/10944"/><draw:equation draw:name="f22" draw:formula="0+161-103"/><draw:equation draw:name="f23" draw:formula="161*logheight/735"/><draw:equation draw:name="f24" draw:formula="0+484-484"/><draw:equation draw:name="f25" draw:formula="?f24 *logwidth/10944"/><draw:equation draw:name="f26" draw:formula="0+780-103"/><draw:equation draw:name="f27" draw:formula="780*logheight/735"/><draw:equation draw:name="f28" draw:formula="0+488-484"/><draw:equation draw:name="f29" draw:formula="?f28 *logwidth/10944"/><draw:equation draw:name="f30" draw:formula="0+802-103"/><draw:equation draw:name="f31" draw:formula="802*logheight/735"/><draw:equation draw:name="f32" draw:formula="0+501-484"/><draw:equation draw:name="f33" draw:formula="?f32 *logwidth/10944"/><draw:equation draw:name="f34" draw:formula="0+821-103"/><draw:equation draw:name="f35" draw:formula="821*logheight/735"/><draw:equation draw:name="f36" draw:formula="0+519-484"/><draw:equation draw:name="f37" draw:formula="?f36 *logwidth/10944"/><draw:equation draw:name="f38" draw:formula="0+833-103"/><draw:equation draw:name="f39" draw:formula="833*logheight/735"/><draw:equation draw:name="f40" draw:formula="0+541-484"/><draw:equation draw:name="f41" draw:formula="?f40 *logwidth/10944"/><draw:equation draw:name="f42" draw:formula="0+838-103"/><draw:equation draw:name="f43" draw:formula="838*logheight/735"/><draw:equation draw:name="f44" draw:formula="0+11370-484"/><draw:equation draw:name="f45" draw:formula="?f44 *logwidth/10944"/><draw:equation draw:name="f46" draw:formula="0+838-103"/><draw:equation draw:name="f47" draw:formula="838*logheight/735"/><draw:equation draw:name="f48" draw:formula="0+11392-484"/><draw:equation draw:name="f49" draw:formula="?f48 *logwidth/10944"/><draw:equation draw:name="f50" draw:formula="0+833-103"/><draw:equation draw:name="f51" draw:formula="833*logheight/735"/><draw:equation draw:name="f52" draw:formula="0+11411-484"/><draw:equation draw:name="f53" draw:formula="?f52 *logwidth/10944"/><draw:equation draw:name="f54" draw:formula="0+821-103"/><draw:equation draw:name="f55" draw:formula="821*logheight/735"/><draw:equation draw:name="f56" draw:formula="0+11423-484"/><draw:equation draw:name="f57" draw:formula="?f56 *logwidth/10944"/><draw:equation draw:name="f58" draw:formula="0+802-103"/><draw:equation draw:name="f59" draw:formula="802*logheight/735"/><draw:equation draw:name="f60" draw:formula="0+11428-484"/><draw:equation draw:name="f61" draw:formula="?f60 *logwidth/10944"/><draw:equation draw:name="f62" draw:formula="0+780-103"/><draw:equation draw:name="f63" draw:formula="780*logheight/735"/><draw:equation draw:name="f64" draw:formula="0+11428-484"/><draw:equation draw:name="f65" draw:formula="?f64 *logwidth/10944"/><draw:equation draw:name="f66" draw:formula="0+161-103"/><draw:equation draw:name="f67" draw:formula="161*logheight/735"/><draw:equation draw:name="f68" draw:formula="0+11423-484"/><draw:equation draw:name="f69" draw:formula="?f68 *logwidth/10944"/><draw:equation draw:name="f70" draw:formula="0+138-103"/><draw:equation draw:name="f71" draw:formula="138*logheight/735"/><draw:equation draw:name="f72" draw:formula="0+11411-484"/><draw:equation draw:name="f73" draw:formula="?f72 *logwidth/10944"/><draw:equation draw:name="f74" draw:formula="0+120-103"/><draw:equation draw:name="f75" draw:formula="120*logheight/735"/><draw:equation draw:name="f76" draw:formula="0+11392-484"/><draw:equation draw:name="f77" draw:formula="?f76 *logwidth/10944"/><draw:equation draw:name="f78" draw:formula="0+108-103"/><draw:equation draw:name="f79" draw:formula="108*logheight/735"/><draw:equation draw:name="f80" draw:formula="0+11370-484"/><draw:equation draw:name="f81" draw:formula="?f80 *logwidth/10944"/><draw:equation draw:name="f82" draw:formula="0+103-103"/><draw:equation draw:name="f83" draw:formula="103*logheight/735"/><draw:equation draw:name="f84" draw:formula="logwidth"/><draw:equation draw:name="f85" draw:formula="logheight"/></draw:enhanced-geometry></draw:custom-shape><draw:custom-shape draw:name="docshape70" draw:style-name="gr31" draw:text-style-name="P132" svg:width="19.305cm" svg:height="1.297cm" svg:x="0.852cm" svg:y="0.181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10944 735" draw:text-areas="0 0 ?f84 ?f85" draw:type="ooxml-non-primitive" draw:enhanced-path="M 0 58 L 4 35 17 17 35 5 57 0 10886 0 10908 5 10927 17 10939 35 10944 58 10944 677 10939 699 10927 718 10908 730 10886 735 57 735 35 730 17 718 4 699 0 677 0 58 Z N"><draw:equation draw:name="f0" draw:formula="0+484-484"/><draw:equation draw:name="f1" draw:formula="?f0 *logwidth/10944"/><draw:equation draw:name="f2" draw:formula="0+161-103"/><draw:equation draw:name="f3" draw:formula="161*logheight/735"/><draw:equation draw:name="f4" draw:formula="0+488-484"/><draw:equation draw:name="f5" draw:formula="?f4 *logwidth/10944"/><draw:equation draw:name="f6" draw:formula="0+138-103"/><draw:equation draw:name="f7" draw:formula="138*logheight/735"/><draw:equation draw:name="f8" draw:formula="0+501-484"/><draw:equation draw:name="f9" draw:formula="?f8 *logwidth/10944"/><draw:equation draw:name="f10" draw:formula="0+120-103"/><draw:equation draw:name="f11" draw:formula="120*logheight/735"/><draw:equation draw:name="f12" draw:formula="0+519-484"/><draw:equation draw:name="f13" draw:formula="?f12 *logwidth/10944"/><draw:equation draw:name="f14" draw:formula="0+108-103"/><draw:equation draw:name="f15" draw:formula="108*logheight/735"/><draw:equation draw:name="f16" draw:formula="0+541-484"/><draw:equation draw:name="f17" draw:formula="?f16 *logwidth/10944"/><draw:equation draw:name="f18" draw:formula="0+103-103"/><draw:equation draw:name="f19" draw:formula="103*logheight/735"/><draw:equation draw:name="f20" draw:formula="0+11370-484"/><draw:equation draw:name="f21" draw:formula="?f20 *logwidth/10944"/><draw:equation draw:name="f22" draw:formula="0+103-103"/><draw:equation draw:name="f23" draw:formula="103*logheight/735"/><draw:equation draw:name="f24" draw:formula="0+11392-484"/><draw:equation draw:name="f25" draw:formula="?f24 *logwidth/10944"/><draw:equation draw:name="f26" draw:formula="0+108-103"/><draw:equation draw:name="f27" draw:formula="108*logheight/735"/><draw:equation draw:name="f28" draw:formula="0+11411-484"/><draw:equation draw:name="f29" draw:formula="?f28 *logwidth/10944"/><draw:equation draw:name="f30" draw:formula="0+120-103"/><draw:equation draw:name="f31" draw:formula="120*logheight/735"/><draw:equation draw:name="f32" draw:formula="0+11423-484"/><draw:equation draw:name="f33" draw:formula="?f32 *logwidth/10944"/><draw:equation draw:name="f34" draw:formula="0+138-103"/><draw:equation draw:name="f35" draw:formula="138*logheight/735"/><draw:equation draw:name="f36" draw:formula="0+11428-484"/><draw:equation draw:name="f37" draw:formula="?f36 *logwidth/10944"/><draw:equation draw:name="f38" draw:formula="0+161-103"/><draw:equation draw:name="f39" draw:formula="161*logheight/735"/><draw:equation draw:name="f40" draw:formula="0+11428-484"/><draw:equation draw:name="f41" draw:formula="?f40 *logwidth/10944"/><draw:equation draw:name="f42" draw:formula="0+780-103"/><draw:equation draw:name="f43" draw:formula="780*logheight/735"/><draw:equation draw:name="f44" draw:formula="0+11423-484"/><draw:equation draw:name="f45" draw:formula="?f44 *logwidth/10944"/><draw:equation draw:name="f46" draw:formula="0+802-103"/><draw:equation draw:name="f47" draw:formula="802*logheight/735"/><draw:equation draw:name="f48" draw:formula="0+11411-484"/><draw:equation draw:name="f49" draw:formula="?f48 *logwidth/10944"/><draw:equation draw:name="f50" draw:formula="0+821-103"/><draw:equation draw:name="f51" draw:formula="821*logheight/735"/><draw:equation draw:name="f52" draw:formula="0+11392-484"/><draw:equation draw:name="f53" draw:formula="?f52 *logwidth/10944"/><draw:equation draw:name="f54" draw:formula="0+833-103"/><draw:equation draw:name="f55" draw:formula="833*logheight/735"/><draw:equation draw:name="f56" draw:formula="0+11370-484"/><draw:equation draw:name="f57" draw:formula="?f56 *logwidth/10944"/><draw:equation draw:name="f58" draw:formula="0+838-103"/><draw:equation draw:name="f59" draw:formula="838*logheight/735"/><draw:equation draw:name="f60" draw:formula="0+541-484"/><draw:equation draw:name="f61" draw:formula="?f60 *logwidth/10944"/><draw:equation draw:name="f62" draw:formula="0+838-103"/><draw:equation draw:name="f63" draw:formula="838*logheight/735"/><draw:equation draw:name="f64" draw:formula="0+519-484"/><draw:equation draw:name="f65" draw:formula="?f64 *logwidth/10944"/><draw:equation draw:name="f66" draw:formula="0+833-103"/><draw:equation draw:name="f67" draw:formula="833*logheight/735"/><draw:equation draw:name="f68" draw:formula="0+501-484"/><draw:equation draw:name="f69" draw:formula="?f68 *logwidth/10944"/><draw:equation draw:name="f70" draw:formula="0+821-103"/><draw:equation draw:name="f71" draw:formula="821*logheight/735"/><draw:equation draw:name="f72" draw:formula="0+488-484"/><draw:equation draw:name="f73" draw:formula="?f72 *logwidth/10944"/><draw:equation draw:name="f74" draw:formula="0+802-103"/><draw:equation draw:name="f75" draw:formula="802*logheight/735"/><draw:equation draw:name="f76" draw:formula="0+484-484"/><draw:equation draw:name="f77" draw:formula="?f76 *logwidth/10944"/><draw:equation draw:name="f78" draw:formula="0+780-103"/><draw:equation draw:name="f79" draw:formula="780*logheight/735"/><draw:equation draw:name="f80" draw:formula="0+484-484"/><draw:equation draw:name="f81" draw:formula="?f80 *logwidth/10944"/><draw:equation draw:name="f82" draw:formula="0+161-103"/><draw:equation draw:name="f83" draw:formula="161*logheight/735"/><draw:equation draw:name="f84" draw:formula="logwidth"/><draw:equation draw:name="f85" draw:formula="logheight"/></draw:enhanced-geometry></draw:custom-shape><draw:custom-shape draw:name="docshape71" draw:style-name="gr32" draw:text-style-name="P74" svg:width="19.289cm" svg:height="1.271cm" svg:x="0.859cm" svg:y="0.192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drawooo:sub-view-size="10935 720" draw:text-areas="0 0 ?f100 ?f101" draw:type="ooxml-non-primitive" draw:enhanced-path="M 10935 0 L 5467 0 5467 58 5463 35 5451 17 5432 5 5410 0 58 0 35 5 17 17 5 35 0 58 0 663 5 685 17 703 35 716 58 720 5410 720 5432 716 5451 703 5463 685 5467 663 5467 720 10935 720 10935 0 Z N"><draw:equation draw:name="f0" draw:formula="0+11422-487"/><draw:equation draw:name="f1" draw:formula="?f0 *logwidth/10935"/><draw:equation draw:name="f2" draw:formula="0+109-109"/><draw:equation draw:name="f3" draw:formula="109*logheight/720"/><draw:equation draw:name="f4" draw:formula="0+5954-487"/><draw:equation draw:name="f5" draw:formula="?f4 *logwidth/10935"/><draw:equation draw:name="f6" draw:formula="0+109-109"/><draw:equation draw:name="f7" draw:formula="109*logheight/720"/><draw:equation draw:name="f8" draw:formula="0+5954-487"/><draw:equation draw:name="f9" draw:formula="?f8 *logwidth/10935"/><draw:equation draw:name="f10" draw:formula="0+167-109"/><draw:equation draw:name="f11" draw:formula="167*logheight/720"/><draw:equation draw:name="f12" draw:formula="0+5950-487"/><draw:equation draw:name="f13" draw:formula="?f12 *logwidth/10935"/><draw:equation draw:name="f14" draw:formula="0+144-109"/><draw:equation draw:name="f15" draw:formula="144*logheight/720"/><draw:equation draw:name="f16" draw:formula="0+5938-487"/><draw:equation draw:name="f17" draw:formula="?f16 *logwidth/10935"/><draw:equation draw:name="f18" draw:formula="0+126-109"/><draw:equation draw:name="f19" draw:formula="126*logheight/720"/><draw:equation draw:name="f20" draw:formula="0+5919-487"/><draw:equation draw:name="f21" draw:formula="?f20 *logwidth/10935"/><draw:equation draw:name="f22" draw:formula="0+114-109"/><draw:equation draw:name="f23" draw:formula="114*logheight/720"/><draw:equation draw:name="f24" draw:formula="0+5897-487"/><draw:equation draw:name="f25" draw:formula="?f24 *logwidth/10935"/><draw:equation draw:name="f26" draw:formula="0+109-109"/><draw:equation draw:name="f27" draw:formula="109*logheight/720"/><draw:equation draw:name="f28" draw:formula="0+545-487"/><draw:equation draw:name="f29" draw:formula="?f28 *logwidth/10935"/><draw:equation draw:name="f30" draw:formula="0+109-109"/><draw:equation draw:name="f31" draw:formula="109*logheight/720"/><draw:equation draw:name="f32" draw:formula="0+522-487"/><draw:equation draw:name="f33" draw:formula="?f32 *logwidth/10935"/><draw:equation draw:name="f34" draw:formula="0+114-109"/><draw:equation draw:name="f35" draw:formula="114*logheight/720"/><draw:equation draw:name="f36" draw:formula="0+504-487"/><draw:equation draw:name="f37" draw:formula="?f36 *logwidth/10935"/><draw:equation draw:name="f38" draw:formula="0+126-109"/><draw:equation draw:name="f39" draw:formula="126*logheight/720"/><draw:equation draw:name="f40" draw:formula="0+492-487"/><draw:equation draw:name="f41" draw:formula="?f40 *logwidth/10935"/><draw:equation draw:name="f42" draw:formula="0+144-109"/><draw:equation draw:name="f43" draw:formula="144*logheight/720"/><draw:equation draw:name="f44" draw:formula="0+487-487"/><draw:equation draw:name="f45" draw:formula="?f44 *logwidth/10935"/><draw:equation draw:name="f46" draw:formula="0+167-109"/><draw:equation draw:name="f47" draw:formula="167*logheight/720"/><draw:equation draw:name="f48" draw:formula="0+487-487"/><draw:equation draw:name="f49" draw:formula="?f48 *logwidth/10935"/><draw:equation draw:name="f50" draw:formula="0+772-109"/><draw:equation draw:name="f51" draw:formula="772*logheight/720"/><draw:equation draw:name="f52" draw:formula="0+492-487"/><draw:equation draw:name="f53" draw:formula="?f52 *logwidth/10935"/><draw:equation draw:name="f54" draw:formula="0+794-109"/><draw:equation draw:name="f55" draw:formula="794*logheight/720"/><draw:equation draw:name="f56" draw:formula="0+504-487"/><draw:equation draw:name="f57" draw:formula="?f56 *logwidth/10935"/><draw:equation draw:name="f58" draw:formula="0+812-109"/><draw:equation draw:name="f59" draw:formula="812*logheight/720"/><draw:equation draw:name="f60" draw:formula="0+522-487"/><draw:equation draw:name="f61" draw:formula="?f60 *logwidth/10935"/><draw:equation draw:name="f62" draw:formula="0+825-109"/><draw:equation draw:name="f63" draw:formula="825*logheight/720"/><draw:equation draw:name="f64" draw:formula="0+545-487"/><draw:equation draw:name="f65" draw:formula="?f64 *logwidth/10935"/><draw:equation draw:name="f66" draw:formula="0+829-109"/><draw:equation draw:name="f67" draw:formula="829*logheight/720"/><draw:equation draw:name="f68" draw:formula="0+5897-487"/><draw:equation draw:name="f69" draw:formula="?f68 *logwidth/10935"/><draw:equation draw:name="f70" draw:formula="0+829-109"/><draw:equation draw:name="f71" draw:formula="829*logheight/720"/><draw:equation draw:name="f72" draw:formula="0+5919-487"/><draw:equation draw:name="f73" draw:formula="?f72 *logwidth/10935"/><draw:equation draw:name="f74" draw:formula="0+825-109"/><draw:equation draw:name="f75" draw:formula="825*logheight/720"/><draw:equation draw:name="f76" draw:formula="0+5938-487"/><draw:equation draw:name="f77" draw:formula="?f76 *logwidth/10935"/><draw:equation draw:name="f78" draw:formula="0+812-109"/><draw:equation draw:name="f79" draw:formula="812*logheight/720"/><draw:equation draw:name="f80" draw:formula="0+5950-487"/><draw:equation draw:name="f81" draw:formula="?f80 *logwidth/10935"/><draw:equation draw:name="f82" draw:formula="0+794-109"/><draw:equation draw:name="f83" draw:formula="794*logheight/720"/><draw:equation draw:name="f84" draw:formula="0+5954-487"/><draw:equation draw:name="f85" draw:formula="?f84 *logwidth/10935"/><draw:equation draw:name="f86" draw:formula="0+772-109"/><draw:equation draw:name="f87" draw:formula="772*logheight/720"/><draw:equation draw:name="f88" draw:formula="0+5954-487"/><draw:equation draw:name="f89" draw:formula="?f88 *logwidth/10935"/><draw:equation draw:name="f90" draw:formula="0+829-109"/><draw:equation draw:name="f91" draw:formula="829*logheight/720"/><draw:equation draw:name="f92" draw:formula="0+11422-487"/><draw:equation draw:name="f93" draw:formula="?f92 *logwidth/10935"/><draw:equation draw:name="f94" draw:formula="0+829-109"/><draw:equation draw:name="f95" draw:formula="829*logheight/720"/><draw:equation draw:name="f96" draw:formula="0+11422-487"/><draw:equation draw:name="f97" draw:formula="?f96 *logwidth/10935"/><draw:equation draw:name="f98" draw:formula="0+109-109"/><draw:equation draw:name="f99" draw:formula="109*logheight/720"/><draw:equation draw:name="f100" draw:formula="logwidth"/><draw:equation draw:name="f101" draw:formula="logheight"/></draw:enhanced-geometry></draw:custom-shape><draw:custom-shape draw:name="docshape72" draw:style-name="gr33" draw:text-style-name="P179" svg:width="0.036cm" svg:height="1.271cm" svg:x="10.503cm" svg:y="0.192cm"><text:p/><draw:enhanced-geometry draw:mirror-horizontal="false" draw:mirror-vertical="false" svg:viewBox="0 0 0 0" draw:glue-points="?f1 ?f3 ?f5 ?f7 ?f9 ?f11 ?f13 ?f15 ?f17 ?f19 ?f21 ?f23 ?f25 ?f27 ?f29 ?f31 ?f33 ?f35 ?f37 ?f39" drawooo:sub-view-size="20 720" draw:text-areas="0 0 ?f40 ?f41" draw:type="ooxml-non-primitive" draw:enhanced-path="M 15 0 L 5 0 0 4 0 10 0 716 5 720 15 720 20 716 20 4 15 0 Z N"><draw:equation draw:name="f0" draw:formula="0+5969-5954"/><draw:equation draw:name="f1" draw:formula="?f0 *logwidth/20"/><draw:equation draw:name="f2" draw:formula="0+109-109"/><draw:equation draw:name="f3" draw:formula="109*logheight/720"/><draw:equation draw:name="f4" draw:formula="0+5959-5954"/><draw:equation draw:name="f5" draw:formula="?f4 *logwidth/20"/><draw:equation draw:name="f6" draw:formula="0+109-109"/><draw:equation draw:name="f7" draw:formula="109*logheight/720"/><draw:equation draw:name="f8" draw:formula="0+5954-5954"/><draw:equation draw:name="f9" draw:formula="?f8 *logwidth/20"/><draw:equation draw:name="f10" draw:formula="0+113-109"/><draw:equation draw:name="f11" draw:formula="113*logheight/720"/><draw:equation draw:name="f12" draw:formula="0+5954-5954"/><draw:equation draw:name="f13" draw:formula="?f12 *logwidth/20"/><draw:equation draw:name="f14" draw:formula="0+119-109"/><draw:equation draw:name="f15" draw:formula="119*logheight/720"/><draw:equation draw:name="f16" draw:formula="0+5954-5954"/><draw:equation draw:name="f17" draw:formula="?f16 *logwidth/20"/><draw:equation draw:name="f18" draw:formula="0+825-109"/><draw:equation draw:name="f19" draw:formula="825*logheight/720"/><draw:equation draw:name="f20" draw:formula="0+5959-5954"/><draw:equation draw:name="f21" draw:formula="?f20 *logwidth/20"/><draw:equation draw:name="f22" draw:formula="0+829-109"/><draw:equation draw:name="f23" draw:formula="829*logheight/720"/><draw:equation draw:name="f24" draw:formula="0+5969-5954"/><draw:equation draw:name="f25" draw:formula="?f24 *logwidth/20"/><draw:equation draw:name="f26" draw:formula="0+829-109"/><draw:equation draw:name="f27" draw:formula="829*logheight/720"/><draw:equation draw:name="f28" draw:formula="0+5974-5954"/><draw:equation draw:name="f29" draw:formula="?f28 *logwidth/20"/><draw:equation draw:name="f30" draw:formula="0+825-109"/><draw:equation draw:name="f31" draw:formula="825*logheight/720"/><draw:equation draw:name="f32" draw:formula="0+5974-5954"/><draw:equation draw:name="f33" draw:formula="?f32 *logwidth/20"/><draw:equation draw:name="f34" draw:formula="0+113-109"/><draw:equation draw:name="f35" draw:formula="113*logheight/720"/><draw:equation draw:name="f36" draw:formula="0+5969-5954"/><draw:equation draw:name="f37" draw:formula="?f36 *logwidth/20"/><draw:equation draw:name="f38" draw:formula="0+109-109"/><draw:equation draw:name="f39" draw:formula="109*logheight/720"/><draw:equation draw:name="f40" draw:formula="logwidth"/><draw:equation draw:name="f41" draw:formula="logheight"/></draw:enhanced-geometry></draw:custom-shape><draw:custom-shape draw:name="docshape73" draw:style-name="gr34" draw:text-style-name="P59" svg:width="19.317cm" svg:height="1.308cm" svg:x="0.847cm" svg:y="0.176cm"><text:p text:style-name="P180" loext:marker-style-name="T296"><text:span text:style-name="T297">Products</text:span><text:span text:style-name="T298"> </text:span><text:span text:style-name="T299">Collection</text:span></text:p><text:p text:style-name="P181" loext:marker-style-name="T199"><text:span text:style-name="T286">Inventory</text:span><text:span text:style-name="T300"> </text:span><text:span text:style-name="T286">items</text:span><text:span text:style-name="T301"> </text:span><text:span text:style-name="T286">linked</text:span><text:span text:style-name="T301"> </text:span><text:span text:style-name="T286">to</text:span><text:span text:style-name="T302"> </text:span><text:span text:style-name="T286">specific</text:span><text:span text:style-name="T302"> </text:span><text:span text:style-name="T286">users</text:span><text:span text:style-name="T303"> </text:span><text:span text:style-name="T286">via</text:span><text:span text:style-name="T302"> </text:span><text:span text:style-name="T286">foreign</text:span><text:span text:style-name="T304"> </text:span><text:span text:style-name="T305">ke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74" draw:style-name="gr35" draw:text-style-name="P59" svg:width="9.572cm" svg:height="1.262cm" svg:x="0.932cm" svg:y="0.199cm"><text:p text:style-name="P182" loext:marker-style-name="T296"><text:span text:style-name="T297">User</text:span><text:span text:style-name="T306"> </text:span><text:span text:style-name="T299">Collection</text:span></text:p><text:p text:style-name="P183" loext:marker-style-name="T199"><text:span text:style-name="T286">Stores</text:span><text:span text:style-name="T307"> </text:span><text:span text:style-name="T286">account information</text:span><text:span text:style-name="T305"> </text:span><text:span text:style-name="T286">with</text:span><text:span text:style-name="T308"> </text:span><text:span text:style-name="T286">unique</text:span><text:span text:style-name="T307"> </text:span><text:span text:style-name="T286">email</text:span><text:span text:style-name="T309"> </text:span><text:span text:style-name="T307">constrain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84" text:outline-level="4"><text:span text:style-name="T1">User</text:span><text:span text:style-name="T310"> </text:span><text:span text:style-name="T1">Schema</text:span><text:span text:style-name="T311"> </text:span><text:span text:style-name="T89">Definition</text:span></text:h>
      <text:p text:style-name="P185" loext:marker-style-name="T90"><draw:g text:anchor-type="char" draw:z-index="23" draw:name="docshapegroup75" draw:style-name="gr8"><draw:custom-shape draw:name="docshape76" draw:style-name="gr36" draw:text-style-name="P186" svg:width="19.331cm" svg:height="6.06cm" svg:x="0.838cm" svg:y="0.268cm"><text:p/><draw:enhanced-geometry draw:mirror-horizontal="false" draw:mirror-vertical="false" svg:viewBox="0 0 0 0" draw:glue-points="?f1 ?f3 ?f5 ?f7 ?f9 ?f11 ?f13 ?f15 ?f17 ?f19 ?f21 ?f23 ?f25 ?f27 ?f29 ?f31 ?f33 ?f35 ?f37 ?f39 ?f41 ?f43 ?f45 ?f47 ?f49 ?f51 ?f53 ?f55" drawooo:sub-view-size="10959 3435" draw:text-areas="0 0 ?f56 ?f57" draw:type="ooxml-non-primitive" draw:enhanced-path="M 10959 9 L 10949 0 10894 0 65 0 9 0 0 9 0 20 0 3425 9 3434 65 3434 10894 3434 10949 3434 10959 3425 10959 9 Z N"><draw:equation draw:name="f0" draw:formula="0+11434-475"/><draw:equation draw:name="f1" draw:formula="?f0 *logwidth/10959"/><draw:equation draw:name="f2" draw:formula="0+162-153"/><draw:equation draw:name="f3" draw:formula="162*logheight/3435"/><draw:equation draw:name="f4" draw:formula="0+11424-475"/><draw:equation draw:name="f5" draw:formula="?f4 *logwidth/10959"/><draw:equation draw:name="f6" draw:formula="0+153-153"/><draw:equation draw:name="f7" draw:formula="153*logheight/3435"/><draw:equation draw:name="f8" draw:formula="0+11369-475"/><draw:equation draw:name="f9" draw:formula="?f8 *logwidth/10959"/><draw:equation draw:name="f10" draw:formula="0+153-153"/><draw:equation draw:name="f11" draw:formula="153*logheight/3435"/><draw:equation draw:name="f12" draw:formula="0+540-475"/><draw:equation draw:name="f13" draw:formula="?f12 *logwidth/10959"/><draw:equation draw:name="f14" draw:formula="0+153-153"/><draw:equation draw:name="f15" draw:formula="153*logheight/3435"/><draw:equation draw:name="f16" draw:formula="0+484-475"/><draw:equation draw:name="f17" draw:formula="?f16 *logwidth/10959"/><draw:equation draw:name="f18" draw:formula="0+153-153"/><draw:equation draw:name="f19" draw:formula="153*logheight/3435"/><draw:equation draw:name="f20" draw:formula="0+475-475"/><draw:equation draw:name="f21" draw:formula="?f20 *logwidth/10959"/><draw:equation draw:name="f22" draw:formula="0+162-153"/><draw:equation draw:name="f23" draw:formula="162*logheight/3435"/><draw:equation draw:name="f24" draw:formula="0+475-475"/><draw:equation draw:name="f25" draw:formula="?f24 *logwidth/10959"/><draw:equation draw:name="f26" draw:formula="0+173-153"/><draw:equation draw:name="f27" draw:formula="173*logheight/3435"/><draw:equation draw:name="f28" draw:formula="0+475-475"/><draw:equation draw:name="f29" draw:formula="?f28 *logwidth/10959"/><draw:equation draw:name="f30" draw:formula="0+3578-153"/><draw:equation draw:name="f31" draw:formula="3578*logheight/3435"/><draw:equation draw:name="f32" draw:formula="0+484-475"/><draw:equation draw:name="f33" draw:formula="?f32 *logwidth/10959"/><draw:equation draw:name="f34" draw:formula="0+3587-153"/><draw:equation draw:name="f35" draw:formula="3587*logheight/3435"/><draw:equation draw:name="f36" draw:formula="0+540-475"/><draw:equation draw:name="f37" draw:formula="?f36 *logwidth/10959"/><draw:equation draw:name="f38" draw:formula="0+3587-153"/><draw:equation draw:name="f39" draw:formula="3587*logheight/3435"/><draw:equation draw:name="f40" draw:formula="0+11369-475"/><draw:equation draw:name="f41" draw:formula="?f40 *logwidth/10959"/><draw:equation draw:name="f42" draw:formula="0+3587-153"/><draw:equation draw:name="f43" draw:formula="3587*logheight/3435"/><draw:equation draw:name="f44" draw:formula="0+11424-475"/><draw:equation draw:name="f45" draw:formula="?f44 *logwidth/10959"/><draw:equation draw:name="f46" draw:formula="0+3587-153"/><draw:equation draw:name="f47" draw:formula="3587*logheight/3435"/><draw:equation draw:name="f48" draw:formula="0+11434-475"/><draw:equation draw:name="f49" draw:formula="?f48 *logwidth/10959"/><draw:equation draw:name="f50" draw:formula="0+3578-153"/><draw:equation draw:name="f51" draw:formula="3578*logheight/3435"/><draw:equation draw:name="f52" draw:formula="0+11434-475"/><draw:equation draw:name="f53" draw:formula="?f52 *logwidth/10959"/><draw:equation draw:name="f54" draw:formula="0+162-153"/><draw:equation draw:name="f55" draw:formula="162*logheight/3435"/><draw:equation draw:name="f56" draw:formula="logwidth"/><draw:equation draw:name="f57" draw:formula="logheight"/></draw:enhanced-geometry></draw:custom-shape><draw:custom-shape draw:name="docshape77" draw:style-name="gr37" draw:text-style-name="P59" svg:width="19.331cm" svg:height="6.06cm" svg:x="0.838cm" svg:y="0.268cm"><text:p text:style-name="P187" loext:marker-style-name="T312"/><text:p text:style-name="P188" loext:marker-style-name="T313"><text:span text:style-name="T314">const</text:span><text:span text:style-name="T315"> </text:span><text:span text:style-name="T314">userSchema</text:span><text:span text:style-name="T316"> </text:span><text:span text:style-name="T314">=</text:span><text:span text:style-name="T315"> </text:span><text:span text:style-name="T314">new</text:span><text:span text:style-name="T315"> </text:span><text:span text:style-name="T314">Schema({ name: {</text:span></text:p><text:p text:style-name="P189" loext:marker-style-name="T313"><text:span text:style-name="T314">type: String, required:</text:span><text:span text:style-name="T317"> </text:span><text:span text:style-name="T314">true, trim: true</text:span></text:p><text:p text:style-name="P190" loext:marker-style-name="T313"><text:span text:style-name="T318">},</text:span><text:span text:style-name="T318"/></text:p><text:p text:style-name="P191" loext:marker-style-name="T313"><text:span text:style-name="T314">email:</text:span><text:span text:style-name="T319"> </text:span><text:span text:style-name="T320">{</text:span></text:p><text:p text:style-name="P192" loext:marker-style-name="T313"><text:span text:style-name="T314">type: String, required:</text:span><text:span text:style-name="T317"> </text:span><text:span text:style-name="T314">true, unique: true, lowercase:</text:span><text:span text:style-name="T317"> </text:span><text:span text:style-name="T314">true</text:span></text:p><text:p text:style-name="P190" loext:marker-style-name="T313"><text:span text:style-name="T318">},</text:span><text:span text:style-name="T318"/></text:p><text:p text:style-name="P193" loext:marker-style-name="T313"><text:span text:style-name="T314">password: { type:</text:span><text:span text:style-name="T317"> </text:span><text:span text:style-name="T314">String,</text:span></text:p><text:p text:style-name="P194" loext:marker-style-name="T313"><text:span text:style-name="T314">required:</text:span><text:span text:style-name="T321"> </text:span><text:span text:style-name="T316">true,</text:span></text:p><text:p text:style-name="P195" loext:marker-style-name="T313"><text:span text:style-name="T314">minlength:</text:span><text:span text:style-name="T319"> </text:span><text:span text:style-name="T320">6</text:span></text:p><text:p text:style-name="P191" loext:marker-style-name="T313"><text:span text:style-name="T322">}</text:span><text:span text:style-name="T322"/></text:p><text:p text:style-name="P196" loext:marker-style-name="T313"><text:span text:style-name="T314">},</text:span><text:span text:style-name="T319"> </text:span><text:span text:style-name="T314">{</text:span><text:span text:style-name="T319"> </text:span><text:span text:style-name="T314">timestamps:</text:span><text:span text:style-name="T323"> </text:span><text:span text:style-name="T314">true</text:span><text:span text:style-name="T324"> </text:span><text:span text:style-name="T318">});</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97" loext:marker-style-name="T325"><text:span text:style-name="T326">Product</text:span><text:span text:style-name="T327"> </text:span><text:span text:style-name="T326">Schema</text:span><text:span text:style-name="T328"> </text:span><text:span text:style-name="T329">Definition</text:span></text:p>
      <text:p text:style-name="P198" loext:marker-style-name="T90"><draw:g text:anchor-type="char" draw:z-index="25" draw:name="docshapegroup78" draw:style-name="gr29"><draw:custom-shape draw:name="docshape79" draw:style-name="gr38" draw:text-style-name="P186" svg:width="19.331cm" svg:height="8.908cm" svg:x="0.838cm" svg:y="0.266cm"><text:p/><draw:enhanced-geometry draw:mirror-horizontal="false" draw:mirror-vertical="false" svg:viewBox="0 0 0 0" draw:glue-points="?f1 ?f3 ?f5 ?f7 ?f9 ?f11 ?f13 ?f15 ?f17 ?f19 ?f21 ?f23 ?f25 ?f27 ?f29 ?f31 ?f33 ?f35 ?f37 ?f39 ?f41 ?f43 ?f45 ?f47 ?f49 ?f51 ?f53 ?f55" drawooo:sub-view-size="10959 5050" draw:text-areas="0 0 ?f56 ?f57" draw:type="ooxml-non-primitive" draw:enhanced-path="M 10959 9 L 10949 0 10894 0 65 0 9 0 0 9 0 21 0 5040 9 5050 65 5050 10894 5050 10949 5050 10959 5040 10959 9 Z N"><draw:equation draw:name="f0" draw:formula="0+11434-475"/><draw:equation draw:name="f1" draw:formula="?f0 *logwidth/10959"/><draw:equation draw:name="f2" draw:formula="0+160-151"/><draw:equation draw:name="f3" draw:formula="160*logheight/5050"/><draw:equation draw:name="f4" draw:formula="0+11424-475"/><draw:equation draw:name="f5" draw:formula="?f4 *logwidth/10959"/><draw:equation draw:name="f6" draw:formula="0+151-151"/><draw:equation draw:name="f7" draw:formula="151*logheight/5050"/><draw:equation draw:name="f8" draw:formula="0+11369-475"/><draw:equation draw:name="f9" draw:formula="?f8 *logwidth/10959"/><draw:equation draw:name="f10" draw:formula="0+151-151"/><draw:equation draw:name="f11" draw:formula="151*logheight/5050"/><draw:equation draw:name="f12" draw:formula="0+540-475"/><draw:equation draw:name="f13" draw:formula="?f12 *logwidth/10959"/><draw:equation draw:name="f14" draw:formula="0+151-151"/><draw:equation draw:name="f15" draw:formula="151*logheight/5050"/><draw:equation draw:name="f16" draw:formula="0+484-475"/><draw:equation draw:name="f17" draw:formula="?f16 *logwidth/10959"/><draw:equation draw:name="f18" draw:formula="0+151-151"/><draw:equation draw:name="f19" draw:formula="151*logheight/5050"/><draw:equation draw:name="f20" draw:formula="0+475-475"/><draw:equation draw:name="f21" draw:formula="?f20 *logwidth/10959"/><draw:equation draw:name="f22" draw:formula="0+160-151"/><draw:equation draw:name="f23" draw:formula="160*logheight/5050"/><draw:equation draw:name="f24" draw:formula="0+475-475"/><draw:equation draw:name="f25" draw:formula="?f24 *logwidth/10959"/><draw:equation draw:name="f26" draw:formula="0+172-151"/><draw:equation draw:name="f27" draw:formula="172*logheight/5050"/><draw:equation draw:name="f28" draw:formula="0+475-475"/><draw:equation draw:name="f29" draw:formula="?f28 *logwidth/10959"/><draw:equation draw:name="f30" draw:formula="0+5191-151"/><draw:equation draw:name="f31" draw:formula="5191*logheight/5050"/><draw:equation draw:name="f32" draw:formula="0+484-475"/><draw:equation draw:name="f33" draw:formula="?f32 *logwidth/10959"/><draw:equation draw:name="f34" draw:formula="0+5201-151"/><draw:equation draw:name="f35" draw:formula="5201*logheight/5050"/><draw:equation draw:name="f36" draw:formula="0+540-475"/><draw:equation draw:name="f37" draw:formula="?f36 *logwidth/10959"/><draw:equation draw:name="f38" draw:formula="0+5201-151"/><draw:equation draw:name="f39" draw:formula="5201*logheight/5050"/><draw:equation draw:name="f40" draw:formula="0+11369-475"/><draw:equation draw:name="f41" draw:formula="?f40 *logwidth/10959"/><draw:equation draw:name="f42" draw:formula="0+5201-151"/><draw:equation draw:name="f43" draw:formula="5201*logheight/5050"/><draw:equation draw:name="f44" draw:formula="0+11424-475"/><draw:equation draw:name="f45" draw:formula="?f44 *logwidth/10959"/><draw:equation draw:name="f46" draw:formula="0+5201-151"/><draw:equation draw:name="f47" draw:formula="5201*logheight/5050"/><draw:equation draw:name="f48" draw:formula="0+11434-475"/><draw:equation draw:name="f49" draw:formula="?f48 *logwidth/10959"/><draw:equation draw:name="f50" draw:formula="0+5191-151"/><draw:equation draw:name="f51" draw:formula="5191*logheight/5050"/><draw:equation draw:name="f52" draw:formula="0+11434-475"/><draw:equation draw:name="f53" draw:formula="?f52 *logwidth/10959"/><draw:equation draw:name="f54" draw:formula="0+160-151"/><draw:equation draw:name="f55" draw:formula="160*logheight/5050"/><draw:equation draw:name="f56" draw:formula="logwidth"/><draw:equation draw:name="f57" draw:formula="logheight"/></draw:enhanced-geometry></draw:custom-shape><draw:custom-shape draw:name="docshape80" draw:style-name="gr39" draw:text-style-name="P59" svg:width="19.331cm" svg:height="8.908cm" svg:x="0.838cm" svg:y="0.266cm"><text:p text:style-name="P199" loext:marker-style-name="T312"/><text:p text:style-name="P188" loext:marker-style-name="T313"><text:span text:style-name="T314">const</text:span><text:span text:style-name="T330"> </text:span><text:span text:style-name="T314">productSchema</text:span><text:span text:style-name="T330"> </text:span><text:span text:style-name="T314">=</text:span><text:span text:style-name="T319"> </text:span><text:span text:style-name="T314">new</text:span><text:span text:style-name="T319"> </text:span><text:span text:style-name="T314">Schema({ name: {</text:span></text:p><text:p text:style-name="P189" loext:marker-style-name="T313"><text:span text:style-name="T314">type: String, required:</text:span><text:span text:style-name="T317"> </text:span><text:span text:style-name="T314">true, trim: true</text:span></text:p><text:p text:style-name="P190" loext:marker-style-name="T313"><text:span text:style-name="T318">},</text:span><text:span text:style-name="T318"/></text:p><text:p text:style-name="P191" loext:marker-style-name="T313"><text:span text:style-name="T314">price:</text:span><text:span text:style-name="T319"> </text:span><text:span text:style-name="T320">{</text:span></text:p><text:p text:style-name="P192" loext:marker-style-name="T313"><text:span text:style-name="T314">type: Number, required:</text:span><text:span text:style-name="T317"> </text:span><text:span text:style-name="T314">true, min: 0</text:span></text:p><text:p text:style-name="P190" loext:marker-style-name="T313"><text:span text:style-name="T318">},</text:span><text:span text:style-name="T318"/></text:p><text:p text:style-name="P193" loext:marker-style-name="T313"><text:span text:style-name="T314">quantity: { type:</text:span><text:span text:style-name="T317"> </text:span><text:span text:style-name="T314">Number,</text:span></text:p><text:p text:style-name="P189" loext:marker-style-name="T313"><text:span text:style-name="T314">required:</text:span><text:span text:style-name="T317"> </text:span><text:span text:style-name="T314">true, min: 0,</text:span></text:p><text:p text:style-name="P200" loext:marker-style-name="T313"><text:span text:style-name="T314">default: </text:span><text:span text:style-name="T320">0</text:span></text:p><text:p text:style-name="P191" loext:marker-style-name="T313"><text:span text:style-name="T318">},</text:span><text:span text:style-name="T318"/></text:p><text:p text:style-name="P201" loext:marker-style-name="T313"><text:span text:style-name="T314">description: { type:</text:span><text:span text:style-name="T317"> </text:span><text:span text:style-name="T314">String, default: ""</text:span></text:p><text:p text:style-name="P190" loext:marker-style-name="T313"><text:span text:style-name="T318">},</text:span><text:span text:style-name="T318"/></text:p><text:p text:style-name="P191" loext:marker-style-name="T313"><text:span text:style-name="T314">userId:</text:span><text:span text:style-name="T330"> </text:span><text:span text:style-name="T320">{</text:span></text:p><text:p text:style-name="P202" loext:marker-style-name="T313"><text:span text:style-name="T314">type:</text:span><text:span text:style-name="T331"> </text:span><text:span text:style-name="T314">Schema.Types.ObjectId, ref: 'User',</text:span></text:p><text:p text:style-name="P200" loext:marker-style-name="T313"><text:span text:style-name="T314">required: </text:span><text:span text:style-name="T315">true</text:span></text:p><text:p text:style-name="P191" loext:marker-style-name="T313"><text:span text:style-name="T322">}</text:span><text:span text:style-name="T322"/></text:p><text:p text:style-name="P203" loext:marker-style-name="T313"><text:span text:style-name="T314">},</text:span><text:span text:style-name="T319"> </text:span><text:span text:style-name="T314">{</text:span><text:span text:style-name="T319"> </text:span><text:span text:style-name="T314">timestamps:</text:span><text:span text:style-name="T323"> </text:span><text:span text:style-name="T314">true</text:span><text:span text:style-name="T324"> </text:span><text:span text:style-name="T318">});</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04" loext:marker-style-name="T332"/>
      <text:section text:style-name="Sect11" text:name="Section18">
        <text:p text:style-name="P205" loext:marker-style-name="T296"><draw:custom-shape text:anchor-type="char" draw:z-index="27" draw:name="docshape81" draw:style-name="gr40" draw:text-style-name="P75" svg:width="19.305cm" svg:height="1.969cm" svg:x="0.85cm" svg:y="-0.102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f177 ?f179 ?f181 ?f183 ?f185 ?f187 ?f189 ?f191 ?f193 ?f195 ?f197 ?f199 ?f201 ?f203 ?f205 ?f207 ?f209 ?f211 ?f213 ?f215 ?f217 ?f219 ?f221 ?f223 ?f225 ?f227 ?f229 ?f231 ?f233 ?f235 ?f237 ?f239 ?f241 ?f243 ?f245 ?f247 ?f249 ?f251" drawooo:sub-view-size="10944 1116" draw:text-areas="0 0 ?f252 ?f253" draw:type="ooxml-non-primitive" draw:enhanced-path="M 0 58 L 5 35 17 17 36 5 58 0 3533 0 3556 5 3574 17 3586 35 3591 58 3591 1058 3586 1081 3574 1099 3556 1112 3533 1116 58 1116 36 1112 17 1099 5 1081 0 1058 0 58 Z M 3677 58 L 3682 35 3694 17 3712 5 3735 0 7210 0 7232 5 7251 17 7263 35 7268 58 7268 1058 7263 1081 7251 1099 7232 1112 7210 1116 3735 1116 3712 1112 3694 1099 3682 1081 3677 1058 3677 58 Z M 7354 58 L 7359 35 7371 17 7389 5 7412 0 10887 0 10909 5 10928 17 10940 35 10944 58 10944 1058 10940 1081 10928 1099 10909 1112 10887 1116 7412 1116 7389 1112 7371 1099 7359 1081 7354 1058 7354 58 Z N"><draw:equation draw:name="f0" draw:formula="0+482-482"/><draw:equation draw:name="f1" draw:formula="?f0 *logwidth/10944"/><draw:equation draw:name="f2" draw:formula="0+0--58"/><draw:equation draw:name="f3" draw:formula="0*logheight/1116"/><draw:equation draw:name="f4" draw:formula="0+487-482"/><draw:equation draw:name="f5" draw:formula="?f4 *logwidth/10944"/><draw:equation draw:name="f6" draw:formula="0+-23--58"/><draw:equation draw:name="f7" draw:formula="-23*logheight/1116"/><draw:equation draw:name="f8" draw:formula="0+499-482"/><draw:equation draw:name="f9" draw:formula="?f8 *logwidth/10944"/><draw:equation draw:name="f10" draw:formula="0+-41--58"/><draw:equation draw:name="f11" draw:formula="-41*logheight/1116"/><draw:equation draw:name="f12" draw:formula="0+518-482"/><draw:equation draw:name="f13" draw:formula="?f12 *logwidth/10944"/><draw:equation draw:name="f14" draw:formula="0+-53--58"/><draw:equation draw:name="f15" draw:formula="-53*logheight/1116"/><draw:equation draw:name="f16" draw:formula="0+540-482"/><draw:equation draw:name="f17" draw:formula="?f16 *logwidth/10944"/><draw:equation draw:name="f18" draw:formula="0+-58--58"/><draw:equation draw:name="f19" draw:formula="-58*logheight/1116"/><draw:equation draw:name="f20" draw:formula="0+4015-482"/><draw:equation draw:name="f21" draw:formula="?f20 *logwidth/10944"/><draw:equation draw:name="f22" draw:formula="0+-58--58"/><draw:equation draw:name="f23" draw:formula="-58*logheight/1116"/><draw:equation draw:name="f24" draw:formula="0+4038-482"/><draw:equation draw:name="f25" draw:formula="?f24 *logwidth/10944"/><draw:equation draw:name="f26" draw:formula="0+-53--58"/><draw:equation draw:name="f27" draw:formula="-53*logheight/1116"/><draw:equation draw:name="f28" draw:formula="0+4056-482"/><draw:equation draw:name="f29" draw:formula="?f28 *logwidth/10944"/><draw:equation draw:name="f30" draw:formula="0+-41--58"/><draw:equation draw:name="f31" draw:formula="-41*logheight/1116"/><draw:equation draw:name="f32" draw:formula="0+4068-482"/><draw:equation draw:name="f33" draw:formula="?f32 *logwidth/10944"/><draw:equation draw:name="f34" draw:formula="0+-23--58"/><draw:equation draw:name="f35" draw:formula="-23*logheight/1116"/><draw:equation draw:name="f36" draw:formula="0+4073-482"/><draw:equation draw:name="f37" draw:formula="?f36 *logwidth/10944"/><draw:equation draw:name="f38" draw:formula="0+0--58"/><draw:equation draw:name="f39" draw:formula="0*logheight/1116"/><draw:equation draw:name="f40" draw:formula="0+4073-482"/><draw:equation draw:name="f41" draw:formula="?f40 *logwidth/10944"/><draw:equation draw:name="f42" draw:formula="0+1000--58"/><draw:equation draw:name="f43" draw:formula="1000*logheight/1116"/><draw:equation draw:name="f44" draw:formula="0+4068-482"/><draw:equation draw:name="f45" draw:formula="?f44 *logwidth/10944"/><draw:equation draw:name="f46" draw:formula="0+1023--58"/><draw:equation draw:name="f47" draw:formula="1023*logheight/1116"/><draw:equation draw:name="f48" draw:formula="0+4056-482"/><draw:equation draw:name="f49" draw:formula="?f48 *logwidth/10944"/><draw:equation draw:name="f50" draw:formula="0+1041--58"/><draw:equation draw:name="f51" draw:formula="1041*logheight/1116"/><draw:equation draw:name="f52" draw:formula="0+4038-482"/><draw:equation draw:name="f53" draw:formula="?f52 *logwidth/10944"/><draw:equation draw:name="f54" draw:formula="0+1054--58"/><draw:equation draw:name="f55" draw:formula="1054*logheight/1116"/><draw:equation draw:name="f56" draw:formula="0+4015-482"/><draw:equation draw:name="f57" draw:formula="?f56 *logwidth/10944"/><draw:equation draw:name="f58" draw:formula="0+1058--58"/><draw:equation draw:name="f59" draw:formula="1058*logheight/1116"/><draw:equation draw:name="f60" draw:formula="0+540-482"/><draw:equation draw:name="f61" draw:formula="?f60 *logwidth/10944"/><draw:equation draw:name="f62" draw:formula="0+1058--58"/><draw:equation draw:name="f63" draw:formula="1058*logheight/1116"/><draw:equation draw:name="f64" draw:formula="0+518-482"/><draw:equation draw:name="f65" draw:formula="?f64 *logwidth/10944"/><draw:equation draw:name="f66" draw:formula="0+1054--58"/><draw:equation draw:name="f67" draw:formula="1054*logheight/1116"/><draw:equation draw:name="f68" draw:formula="0+499-482"/><draw:equation draw:name="f69" draw:formula="?f68 *logwidth/10944"/><draw:equation draw:name="f70" draw:formula="0+1041--58"/><draw:equation draw:name="f71" draw:formula="1041*logheight/1116"/><draw:equation draw:name="f72" draw:formula="0+487-482"/><draw:equation draw:name="f73" draw:formula="?f72 *logwidth/10944"/><draw:equation draw:name="f74" draw:formula="0+1023--58"/><draw:equation draw:name="f75" draw:formula="1023*logheight/1116"/><draw:equation draw:name="f76" draw:formula="0+482-482"/><draw:equation draw:name="f77" draw:formula="?f76 *logwidth/10944"/><draw:equation draw:name="f78" draw:formula="0+1000--58"/><draw:equation draw:name="f79" draw:formula="1000*logheight/1116"/><draw:equation draw:name="f80" draw:formula="0+482-482"/><draw:equation draw:name="f81" draw:formula="?f80 *logwidth/10944"/><draw:equation draw:name="f82" draw:formula="0+0--58"/><draw:equation draw:name="f83" draw:formula="0*logheight/1116"/><draw:equation draw:name="f84" draw:formula="0+4159-482"/><draw:equation draw:name="f85" draw:formula="?f84 *logwidth/10944"/><draw:equation draw:name="f86" draw:formula="0+0--58"/><draw:equation draw:name="f87" draw:formula="0*logheight/1116"/><draw:equation draw:name="f88" draw:formula="0+4164-482"/><draw:equation draw:name="f89" draw:formula="?f88 *logwidth/10944"/><draw:equation draw:name="f90" draw:formula="0+-23--58"/><draw:equation draw:name="f91" draw:formula="-23*logheight/1116"/><draw:equation draw:name="f92" draw:formula="0+4176-482"/><draw:equation draw:name="f93" draw:formula="?f92 *logwidth/10944"/><draw:equation draw:name="f94" draw:formula="0+-41--58"/><draw:equation draw:name="f95" draw:formula="-41*logheight/1116"/><draw:equation draw:name="f96" draw:formula="0+4194-482"/><draw:equation draw:name="f97" draw:formula="?f96 *logwidth/10944"/><draw:equation draw:name="f98" draw:formula="0+-53--58"/><draw:equation draw:name="f99" draw:formula="-53*logheight/1116"/><draw:equation draw:name="f100" draw:formula="0+4217-482"/><draw:equation draw:name="f101" draw:formula="?f100 *logwidth/10944"/><draw:equation draw:name="f102" draw:formula="0+-58--58"/><draw:equation draw:name="f103" draw:formula="-58*logheight/1116"/><draw:equation draw:name="f104" draw:formula="0+7692-482"/><draw:equation draw:name="f105" draw:formula="?f104 *logwidth/10944"/><draw:equation draw:name="f106" draw:formula="0+-58--58"/><draw:equation draw:name="f107" draw:formula="-58*logheight/1116"/><draw:equation draw:name="f108" draw:formula="0+7714-482"/><draw:equation draw:name="f109" draw:formula="?f108 *logwidth/10944"/><draw:equation draw:name="f110" draw:formula="0+-53--58"/><draw:equation draw:name="f111" draw:formula="-53*logheight/1116"/><draw:equation draw:name="f112" draw:formula="0+7733-482"/><draw:equation draw:name="f113" draw:formula="?f112 *logwidth/10944"/><draw:equation draw:name="f114" draw:formula="0+-41--58"/><draw:equation draw:name="f115" draw:formula="-41*logheight/1116"/><draw:equation draw:name="f116" draw:formula="0+7745-482"/><draw:equation draw:name="f117" draw:formula="?f116 *logwidth/10944"/><draw:equation draw:name="f118" draw:formula="0+-23--58"/><draw:equation draw:name="f119" draw:formula="-23*logheight/1116"/><draw:equation draw:name="f120" draw:formula="0+7750-482"/><draw:equation draw:name="f121" draw:formula="?f120 *logwidth/10944"/><draw:equation draw:name="f122" draw:formula="0+0--58"/><draw:equation draw:name="f123" draw:formula="0*logheight/1116"/><draw:equation draw:name="f124" draw:formula="0+7750-482"/><draw:equation draw:name="f125" draw:formula="?f124 *logwidth/10944"/><draw:equation draw:name="f126" draw:formula="0+1000--58"/><draw:equation draw:name="f127" draw:formula="1000*logheight/1116"/><draw:equation draw:name="f128" draw:formula="0+7745-482"/><draw:equation draw:name="f129" draw:formula="?f128 *logwidth/10944"/><draw:equation draw:name="f130" draw:formula="0+1023--58"/><draw:equation draw:name="f131" draw:formula="1023*logheight/1116"/><draw:equation draw:name="f132" draw:formula="0+7733-482"/><draw:equation draw:name="f133" draw:formula="?f132 *logwidth/10944"/><draw:equation draw:name="f134" draw:formula="0+1041--58"/><draw:equation draw:name="f135" draw:formula="1041*logheight/1116"/><draw:equation draw:name="f136" draw:formula="0+7714-482"/><draw:equation draw:name="f137" draw:formula="?f136 *logwidth/10944"/><draw:equation draw:name="f138" draw:formula="0+1054--58"/><draw:equation draw:name="f139" draw:formula="1054*logheight/1116"/><draw:equation draw:name="f140" draw:formula="0+7692-482"/><draw:equation draw:name="f141" draw:formula="?f140 *logwidth/10944"/><draw:equation draw:name="f142" draw:formula="0+1058--58"/><draw:equation draw:name="f143" draw:formula="1058*logheight/1116"/><draw:equation draw:name="f144" draw:formula="0+4217-482"/><draw:equation draw:name="f145" draw:formula="?f144 *logwidth/10944"/><draw:equation draw:name="f146" draw:formula="0+1058--58"/><draw:equation draw:name="f147" draw:formula="1058*logheight/1116"/><draw:equation draw:name="f148" draw:formula="0+4194-482"/><draw:equation draw:name="f149" draw:formula="?f148 *logwidth/10944"/><draw:equation draw:name="f150" draw:formula="0+1054--58"/><draw:equation draw:name="f151" draw:formula="1054*logheight/1116"/><draw:equation draw:name="f152" draw:formula="0+4176-482"/><draw:equation draw:name="f153" draw:formula="?f152 *logwidth/10944"/><draw:equation draw:name="f154" draw:formula="0+1041--58"/><draw:equation draw:name="f155" draw:formula="1041*logheight/1116"/><draw:equation draw:name="f156" draw:formula="0+4164-482"/><draw:equation draw:name="f157" draw:formula="?f156 *logwidth/10944"/><draw:equation draw:name="f158" draw:formula="0+1023--58"/><draw:equation draw:name="f159" draw:formula="1023*logheight/1116"/><draw:equation draw:name="f160" draw:formula="0+4159-482"/><draw:equation draw:name="f161" draw:formula="?f160 *logwidth/10944"/><draw:equation draw:name="f162" draw:formula="0+1000--58"/><draw:equation draw:name="f163" draw:formula="1000*logheight/1116"/><draw:equation draw:name="f164" draw:formula="0+4159-482"/><draw:equation draw:name="f165" draw:formula="?f164 *logwidth/10944"/><draw:equation draw:name="f166" draw:formula="0+0--58"/><draw:equation draw:name="f167" draw:formula="0*logheight/1116"/><draw:equation draw:name="f168" draw:formula="0+7836-482"/><draw:equation draw:name="f169" draw:formula="?f168 *logwidth/10944"/><draw:equation draw:name="f170" draw:formula="0+0--58"/><draw:equation draw:name="f171" draw:formula="0*logheight/1116"/><draw:equation draw:name="f172" draw:formula="0+7841-482"/><draw:equation draw:name="f173" draw:formula="?f172 *logwidth/10944"/><draw:equation draw:name="f174" draw:formula="0+-23--58"/><draw:equation draw:name="f175" draw:formula="-23*logheight/1116"/><draw:equation draw:name="f176" draw:formula="0+7853-482"/><draw:equation draw:name="f177" draw:formula="?f176 *logwidth/10944"/><draw:equation draw:name="f178" draw:formula="0+-41--58"/><draw:equation draw:name="f179" draw:formula="-41*logheight/1116"/><draw:equation draw:name="f180" draw:formula="0+7871-482"/><draw:equation draw:name="f181" draw:formula="?f180 *logwidth/10944"/><draw:equation draw:name="f182" draw:formula="0+-53--58"/><draw:equation draw:name="f183" draw:formula="-53*logheight/1116"/><draw:equation draw:name="f184" draw:formula="0+7894-482"/><draw:equation draw:name="f185" draw:formula="?f184 *logwidth/10944"/><draw:equation draw:name="f186" draw:formula="0+-58--58"/><draw:equation draw:name="f187" draw:formula="-58*logheight/1116"/><draw:equation draw:name="f188" draw:formula="0+11369-482"/><draw:equation draw:name="f189" draw:formula="?f188 *logwidth/10944"/><draw:equation draw:name="f190" draw:formula="0+-58--58"/><draw:equation draw:name="f191" draw:formula="-58*logheight/1116"/><draw:equation draw:name="f192" draw:formula="0+11391-482"/><draw:equation draw:name="f193" draw:formula="?f192 *logwidth/10944"/><draw:equation draw:name="f194" draw:formula="0+-53--58"/><draw:equation draw:name="f195" draw:formula="-53*logheight/1116"/><draw:equation draw:name="f196" draw:formula="0+11410-482"/><draw:equation draw:name="f197" draw:formula="?f196 *logwidth/10944"/><draw:equation draw:name="f198" draw:formula="0+-41--58"/><draw:equation draw:name="f199" draw:formula="-41*logheight/1116"/><draw:equation draw:name="f200" draw:formula="0+11422-482"/><draw:equation draw:name="f201" draw:formula="?f200 *logwidth/10944"/><draw:equation draw:name="f202" draw:formula="0+-23--58"/><draw:equation draw:name="f203" draw:formula="-23*logheight/1116"/><draw:equation draw:name="f204" draw:formula="0+11426-482"/><draw:equation draw:name="f205" draw:formula="?f204 *logwidth/10944"/><draw:equation draw:name="f206" draw:formula="0+0--58"/><draw:equation draw:name="f207" draw:formula="0*logheight/1116"/><draw:equation draw:name="f208" draw:formula="0+11426-482"/><draw:equation draw:name="f209" draw:formula="?f208 *logwidth/10944"/><draw:equation draw:name="f210" draw:formula="0+1000--58"/><draw:equation draw:name="f211" draw:formula="1000*logheight/1116"/><draw:equation draw:name="f212" draw:formula="0+11422-482"/><draw:equation draw:name="f213" draw:formula="?f212 *logwidth/10944"/><draw:equation draw:name="f214" draw:formula="0+1023--58"/><draw:equation draw:name="f215" draw:formula="1023*logheight/1116"/><draw:equation draw:name="f216" draw:formula="0+11410-482"/><draw:equation draw:name="f217" draw:formula="?f216 *logwidth/10944"/><draw:equation draw:name="f218" draw:formula="0+1041--58"/><draw:equation draw:name="f219" draw:formula="1041*logheight/1116"/><draw:equation draw:name="f220" draw:formula="0+11391-482"/><draw:equation draw:name="f221" draw:formula="?f220 *logwidth/10944"/><draw:equation draw:name="f222" draw:formula="0+1054--58"/><draw:equation draw:name="f223" draw:formula="1054*logheight/1116"/><draw:equation draw:name="f224" draw:formula="0+11369-482"/><draw:equation draw:name="f225" draw:formula="?f224 *logwidth/10944"/><draw:equation draw:name="f226" draw:formula="0+1058--58"/><draw:equation draw:name="f227" draw:formula="1058*logheight/1116"/><draw:equation draw:name="f228" draw:formula="0+7894-482"/><draw:equation draw:name="f229" draw:formula="?f228 *logwidth/10944"/><draw:equation draw:name="f230" draw:formula="0+1058--58"/><draw:equation draw:name="f231" draw:formula="1058*logheight/1116"/><draw:equation draw:name="f232" draw:formula="0+7871-482"/><draw:equation draw:name="f233" draw:formula="?f232 *logwidth/10944"/><draw:equation draw:name="f234" draw:formula="0+1054--58"/><draw:equation draw:name="f235" draw:formula="1054*logheight/1116"/><draw:equation draw:name="f236" draw:formula="0+7853-482"/><draw:equation draw:name="f237" draw:formula="?f236 *logwidth/10944"/><draw:equation draw:name="f238" draw:formula="0+1041--58"/><draw:equation draw:name="f239" draw:formula="1041*logheight/1116"/><draw:equation draw:name="f240" draw:formula="0+7841-482"/><draw:equation draw:name="f241" draw:formula="?f240 *logwidth/10944"/><draw:equation draw:name="f242" draw:formula="0+1023--58"/><draw:equation draw:name="f243" draw:formula="1023*logheight/1116"/><draw:equation draw:name="f244" draw:formula="0+7836-482"/><draw:equation draw:name="f245" draw:formula="?f244 *logwidth/10944"/><draw:equation draw:name="f246" draw:formula="0+1000--58"/><draw:equation draw:name="f247" draw:formula="1000*logheight/1116"/><draw:equation draw:name="f248" draw:formula="0+7836-482"/><draw:equation draw:name="f249" draw:formula="?f248 *logwidth/10944"/><draw:equation draw:name="f250" draw:formula="0+0--58"/><draw:equation draw:name="f251" draw:formula="0*logheight/1116"/><draw:equation draw:name="f252" draw:formula="logwidth"/><draw:equation draw:name="f253" draw:formula="logheight"/></draw:enhanced-geometry></draw:custom-shape><text:span text:style-name="T333">Primary</text:span><text:span text:style-name="T334"> </text:span><text:span text:style-name="T335">Keys</text:span></text:p>
        <text:p text:style-name="P206" loext:marker-style-name="T199"><text:span text:style-name="T286">MongoDB automatically generates _id fields as</text:span><text:span text:style-name="T294"> </text:span><text:span text:style-name="T286">unique</text:span><text:span text:style-name="T307"> </text:span><text:span text:style-name="T286">identifiers</text:span><text:span text:style-name="T308"> </text:span><text:span text:style-name="T286">for documents</text:span><text:span text:style-name="T307"> </text:span><text:span text:style-name="T286">in</text:span><text:span text:style-name="T309"> </text:span><text:span text:style-name="T286">both</text:span><text:span text:style-name="T336"> </text:span><text:span text:style-name="T286">collections</text:span></text:p>
        <text:p text:style-name="P207" loext:marker-style-name="T296"><text:span text:style-name="T333">Foreign</text:span><text:span text:style-name="T337"> </text:span><text:span text:style-name="T338">Key</text:span></text:p>
        <text:p text:style-name="P206" loext:marker-style-name="T199"><text:span text:style-name="T339">Product.userId references User._id, establishing the</text:span><text:span text:style-name="T340"> </text:span><text:span text:style-name="T341">relationship between owners and their inventory</text:span></text:p>
        <text:p text:style-name="P207" loext:marker-style-name="T296"><text:span text:style-name="T299">Indexes</text:span><text:span text:style-name="T299"/></text:p>
        <text:p text:style-name="P208" loext:marker-style-name="T199"><text:span text:style-name="T286">Composite indexes on {userId, createdAt} for</text:span><text:span text:style-name="T294"> </text:span><text:span text:style-name="T286">chronological queries and {userId, name} for search</text:span><text:span text:style-name="T294"> </text:span><text:span text:style-name="T307">optimization</text:span></text:p>
      </text:section>
      <text:p text:style-name="P209" loext:marker-style-name="T342"><text:span text:style-name="T343">Security</text:span><text:span text:style-name="T344"> </text:span><text:span text:style-name="T343">&amp;</text:span><text:span text:style-name="T345"> </text:span><text:span text:style-name="T346">Authentication</text:span></text:p>
      <text:p text:style-name="P210" loext:marker-style-name="T68"><text:span text:style-name="T347">Security is implemented through multiple layers, starting with secure password storage and extending to token-based session management. </text:span><text:span text:style-name="T348">The authentication</text:span><text:span text:style-name="T349"> </text:span><text:span text:style-name="T348">system follows industry best practices for web application</text:span><text:span text:style-name="T349"> </text:span><text:span text:style-name="T348">security.</text:span></text:p>
      <text:p text:style-name="P211" loext:marker-style-name="T161"><draw:g text:anchor-type="char" draw:z-index="28" draw:name="docshapegroup82" draw:style-name="gr41"><draw:custom-shape draw:name="docshape83" draw:style-name="gr42" draw:text-style-name="P74" svg:width="8.937cm" svg:height="0.301cm" svg:x="11.054cm" svg:y="0.513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60 168" draw:text-areas="0 0 ?f84 ?f85" draw:type="ooxml-non-primitive" draw:enhanced-path="M 4988 0 L 70 0 43 6 20 21 5 43 0 71 0 98 5 125 20 147 43 163 70 168 4988 168 5016 163 5038 147 5053 125 5059 98 5059 71 5053 43 5038 21 5016 6 4988 0 Z N"><draw:equation draw:name="f0" draw:formula="0+11256-6268"/><draw:equation draw:name="f1" draw:formula="?f0 *logwidth/5060"/><draw:equation draw:name="f2" draw:formula="0+289-289"/><draw:equation draw:name="f3" draw:formula="289*logheight/168"/><draw:equation draw:name="f4" draw:formula="0+6338-6268"/><draw:equation draw:name="f5" draw:formula="?f4 *logwidth/5060"/><draw:equation draw:name="f6" draw:formula="0+289-289"/><draw:equation draw:name="f7" draw:formula="289*logheight/168"/><draw:equation draw:name="f8" draw:formula="0+6311-6268"/><draw:equation draw:name="f9" draw:formula="?f8 *logwidth/5060"/><draw:equation draw:name="f10" draw:formula="0+295-289"/><draw:equation draw:name="f11" draw:formula="295*logheight/168"/><draw:equation draw:name="f12" draw:formula="0+6288-6268"/><draw:equation draw:name="f13" draw:formula="?f12 *logwidth/5060"/><draw:equation draw:name="f14" draw:formula="0+310-289"/><draw:equation draw:name="f15" draw:formula="310*logheight/168"/><draw:equation draw:name="f16" draw:formula="0+6273-6268"/><draw:equation draw:name="f17" draw:formula="?f16 *logwidth/5060"/><draw:equation draw:name="f18" draw:formula="0+332-289"/><draw:equation draw:name="f19" draw:formula="332*logheight/168"/><draw:equation draw:name="f20" draw:formula="0+6268-6268"/><draw:equation draw:name="f21" draw:formula="?f20 *logwidth/5060"/><draw:equation draw:name="f22" draw:formula="0+360-289"/><draw:equation draw:name="f23" draw:formula="360*logheight/168"/><draw:equation draw:name="f24" draw:formula="0+6268-6268"/><draw:equation draw:name="f25" draw:formula="?f24 *logwidth/5060"/><draw:equation draw:name="f26" draw:formula="0+387-289"/><draw:equation draw:name="f27" draw:formula="387*logheight/168"/><draw:equation draw:name="f28" draw:formula="0+6273-6268"/><draw:equation draw:name="f29" draw:formula="?f28 *logwidth/5060"/><draw:equation draw:name="f30" draw:formula="0+414-289"/><draw:equation draw:name="f31" draw:formula="414*logheight/168"/><draw:equation draw:name="f32" draw:formula="0+6288-6268"/><draw:equation draw:name="f33" draw:formula="?f32 *logwidth/5060"/><draw:equation draw:name="f34" draw:formula="0+436-289"/><draw:equation draw:name="f35" draw:formula="436*logheight/168"/><draw:equation draw:name="f36" draw:formula="0+6311-6268"/><draw:equation draw:name="f37" draw:formula="?f36 *logwidth/5060"/><draw:equation draw:name="f38" draw:formula="0+452-289"/><draw:equation draw:name="f39" draw:formula="452*logheight/168"/><draw:equation draw:name="f40" draw:formula="0+6338-6268"/><draw:equation draw:name="f41" draw:formula="?f40 *logwidth/5060"/><draw:equation draw:name="f42" draw:formula="0+457-289"/><draw:equation draw:name="f43" draw:formula="457*logheight/168"/><draw:equation draw:name="f44" draw:formula="0+11256-6268"/><draw:equation draw:name="f45" draw:formula="?f44 *logwidth/5060"/><draw:equation draw:name="f46" draw:formula="0+457-289"/><draw:equation draw:name="f47" draw:formula="457*logheight/168"/><draw:equation draw:name="f48" draw:formula="0+11284-6268"/><draw:equation draw:name="f49" draw:formula="?f48 *logwidth/5060"/><draw:equation draw:name="f50" draw:formula="0+452-289"/><draw:equation draw:name="f51" draw:formula="452*logheight/168"/><draw:equation draw:name="f52" draw:formula="0+11306-6268"/><draw:equation draw:name="f53" draw:formula="?f52 *logwidth/5060"/><draw:equation draw:name="f54" draw:formula="0+436-289"/><draw:equation draw:name="f55" draw:formula="436*logheight/168"/><draw:equation draw:name="f56" draw:formula="0+11321-6268"/><draw:equation draw:name="f57" draw:formula="?f56 *logwidth/5060"/><draw:equation draw:name="f58" draw:formula="0+414-289"/><draw:equation draw:name="f59" draw:formula="414*logheight/168"/><draw:equation draw:name="f60" draw:formula="0+11327-6268"/><draw:equation draw:name="f61" draw:formula="?f60 *logwidth/5060"/><draw:equation draw:name="f62" draw:formula="0+387-289"/><draw:equation draw:name="f63" draw:formula="387*logheight/168"/><draw:equation draw:name="f64" draw:formula="0+11327-6268"/><draw:equation draw:name="f65" draw:formula="?f64 *logwidth/5060"/><draw:equation draw:name="f66" draw:formula="0+360-289"/><draw:equation draw:name="f67" draw:formula="360*logheight/168"/><draw:equation draw:name="f68" draw:formula="0+11321-6268"/><draw:equation draw:name="f69" draw:formula="?f68 *logwidth/5060"/><draw:equation draw:name="f70" draw:formula="0+332-289"/><draw:equation draw:name="f71" draw:formula="332*logheight/168"/><draw:equation draw:name="f72" draw:formula="0+11306-6268"/><draw:equation draw:name="f73" draw:formula="?f72 *logwidth/5060"/><draw:equation draw:name="f74" draw:formula="0+310-289"/><draw:equation draw:name="f75" draw:formula="310*logheight/168"/><draw:equation draw:name="f76" draw:formula="0+11284-6268"/><draw:equation draw:name="f77" draw:formula="?f76 *logwidth/5060"/><draw:equation draw:name="f78" draw:formula="0+295-289"/><draw:equation draw:name="f79" draw:formula="295*logheight/168"/><draw:equation draw:name="f80" draw:formula="0+11256-6268"/><draw:equation draw:name="f81" draw:formula="?f80 *logwidth/5060"/><draw:equation draw:name="f82" draw:formula="0+289-289"/><draw:equation draw:name="f83" draw:formula="289*logheight/168"/><draw:equation draw:name="f84" draw:formula="logwidth"/><draw:equation draw:name="f85" draw:formula="logheight"/></draw:enhanced-geometry></draw:custom-shape><draw:custom-shape draw:name="docshape84" draw:style-name="gr43" draw:text-style-name="P132" svg:width="8.937cm" svg:height="0.301cm" svg:x="11.054cm" svg:y="0.513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60 168" draw:text-areas="0 0 ?f84 ?f85" draw:type="ooxml-non-primitive" draw:enhanced-path="M 0 71 L 5 43 20 21 43 6 70 0 4988 0 5016 6 5038 21 5053 43 5059 71 5059 98 5053 125 5038 147 5016 163 4988 168 70 168 43 163 20 147 5 125 0 98 0 71 Z N"><draw:equation draw:name="f0" draw:formula="0+6268-6268"/><draw:equation draw:name="f1" draw:formula="?f0 *logwidth/5060"/><draw:equation draw:name="f2" draw:formula="0+360-289"/><draw:equation draw:name="f3" draw:formula="360*logheight/168"/><draw:equation draw:name="f4" draw:formula="0+6273-6268"/><draw:equation draw:name="f5" draw:formula="?f4 *logwidth/5060"/><draw:equation draw:name="f6" draw:formula="0+332-289"/><draw:equation draw:name="f7" draw:formula="332*logheight/168"/><draw:equation draw:name="f8" draw:formula="0+6288-6268"/><draw:equation draw:name="f9" draw:formula="?f8 *logwidth/5060"/><draw:equation draw:name="f10" draw:formula="0+310-289"/><draw:equation draw:name="f11" draw:formula="310*logheight/168"/><draw:equation draw:name="f12" draw:formula="0+6311-6268"/><draw:equation draw:name="f13" draw:formula="?f12 *logwidth/5060"/><draw:equation draw:name="f14" draw:formula="0+295-289"/><draw:equation draw:name="f15" draw:formula="295*logheight/168"/><draw:equation draw:name="f16" draw:formula="0+6338-6268"/><draw:equation draw:name="f17" draw:formula="?f16 *logwidth/5060"/><draw:equation draw:name="f18" draw:formula="0+289-289"/><draw:equation draw:name="f19" draw:formula="289*logheight/168"/><draw:equation draw:name="f20" draw:formula="0+11256-6268"/><draw:equation draw:name="f21" draw:formula="?f20 *logwidth/5060"/><draw:equation draw:name="f22" draw:formula="0+289-289"/><draw:equation draw:name="f23" draw:formula="289*logheight/168"/><draw:equation draw:name="f24" draw:formula="0+11284-6268"/><draw:equation draw:name="f25" draw:formula="?f24 *logwidth/5060"/><draw:equation draw:name="f26" draw:formula="0+295-289"/><draw:equation draw:name="f27" draw:formula="295*logheight/168"/><draw:equation draw:name="f28" draw:formula="0+11306-6268"/><draw:equation draw:name="f29" draw:formula="?f28 *logwidth/5060"/><draw:equation draw:name="f30" draw:formula="0+310-289"/><draw:equation draw:name="f31" draw:formula="310*logheight/168"/><draw:equation draw:name="f32" draw:formula="0+11321-6268"/><draw:equation draw:name="f33" draw:formula="?f32 *logwidth/5060"/><draw:equation draw:name="f34" draw:formula="0+332-289"/><draw:equation draw:name="f35" draw:formula="332*logheight/168"/><draw:equation draw:name="f36" draw:formula="0+11327-6268"/><draw:equation draw:name="f37" draw:formula="?f36 *logwidth/5060"/><draw:equation draw:name="f38" draw:formula="0+360-289"/><draw:equation draw:name="f39" draw:formula="360*logheight/168"/><draw:equation draw:name="f40" draw:formula="0+11327-6268"/><draw:equation draw:name="f41" draw:formula="?f40 *logwidth/5060"/><draw:equation draw:name="f42" draw:formula="0+387-289"/><draw:equation draw:name="f43" draw:formula="387*logheight/168"/><draw:equation draw:name="f44" draw:formula="0+11321-6268"/><draw:equation draw:name="f45" draw:formula="?f44 *logwidth/5060"/><draw:equation draw:name="f46" draw:formula="0+414-289"/><draw:equation draw:name="f47" draw:formula="414*logheight/168"/><draw:equation draw:name="f48" draw:formula="0+11306-6268"/><draw:equation draw:name="f49" draw:formula="?f48 *logwidth/5060"/><draw:equation draw:name="f50" draw:formula="0+436-289"/><draw:equation draw:name="f51" draw:formula="436*logheight/168"/><draw:equation draw:name="f52" draw:formula="0+11284-6268"/><draw:equation draw:name="f53" draw:formula="?f52 *logwidth/5060"/><draw:equation draw:name="f54" draw:formula="0+452-289"/><draw:equation draw:name="f55" draw:formula="452*logheight/168"/><draw:equation draw:name="f56" draw:formula="0+11256-6268"/><draw:equation draw:name="f57" draw:formula="?f56 *logwidth/5060"/><draw:equation draw:name="f58" draw:formula="0+457-289"/><draw:equation draw:name="f59" draw:formula="457*logheight/168"/><draw:equation draw:name="f60" draw:formula="0+6338-6268"/><draw:equation draw:name="f61" draw:formula="?f60 *logwidth/5060"/><draw:equation draw:name="f62" draw:formula="0+457-289"/><draw:equation draw:name="f63" draw:formula="457*logheight/168"/><draw:equation draw:name="f64" draw:formula="0+6311-6268"/><draw:equation draw:name="f65" draw:formula="?f64 *logwidth/5060"/><draw:equation draw:name="f66" draw:formula="0+452-289"/><draw:equation draw:name="f67" draw:formula="452*logheight/168"/><draw:equation draw:name="f68" draw:formula="0+6288-6268"/><draw:equation draw:name="f69" draw:formula="?f68 *logwidth/5060"/><draw:equation draw:name="f70" draw:formula="0+436-289"/><draw:equation draw:name="f71" draw:formula="436*logheight/168"/><draw:equation draw:name="f72" draw:formula="0+6273-6268"/><draw:equation draw:name="f73" draw:formula="?f72 *logwidth/5060"/><draw:equation draw:name="f74" draw:formula="0+414-289"/><draw:equation draw:name="f75" draw:formula="414*logheight/168"/><draw:equation draw:name="f76" draw:formula="0+6268-6268"/><draw:equation draw:name="f77" draw:formula="?f76 *logwidth/5060"/><draw:equation draw:name="f78" draw:formula="0+387-289"/><draw:equation draw:name="f79" draw:formula="387*logheight/168"/><draw:equation draw:name="f80" draw:formula="0+6268-6268"/><draw:equation draw:name="f81" draw:formula="?f80 *logwidth/5060"/><draw:equation draw:name="f82" draw:formula="0+360-289"/><draw:equation draw:name="f83" draw:formula="360*logheight/168"/><draw:equation draw:name="f84" draw:formula="logwidth"/><draw:equation draw:name="f85" draw:formula="logheight"/></draw:enhanced-geometry></draw:custom-shape><draw:custom-shape draw:name="docshape85" draw:style-name="gr44" draw:text-style-name="P74" svg:width="0.883cm" svg:height="0.893cm" svg:x="10.615cm" svg:y="0.217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0 500" draw:text-areas="0 0 ?f84 ?f85" draw:type="ooxml-non-primitive" draw:enhanced-path="M 250 0 L 171 12 102 48 48 102 13 170 0 249 13 328 48 397 102 451 171 486 250 499 328 486 397 451 451 397 486 328 499 249 486 170 451 102 397 48 328 12 250 0 Z N"><draw:equation draw:name="f0" draw:formula="0+6268-6018"/><draw:equation draw:name="f1" draw:formula="?f0 *logwidth/500"/><draw:equation draw:name="f2" draw:formula="0+124-124"/><draw:equation draw:name="f3" draw:formula="124*logheight/500"/><draw:equation draw:name="f4" draw:formula="0+6189-6018"/><draw:equation draw:name="f5" draw:formula="?f4 *logwidth/500"/><draw:equation draw:name="f6" draw:formula="0+136-124"/><draw:equation draw:name="f7" draw:formula="136*logheight/500"/><draw:equation draw:name="f8" draw:formula="0+6120-6018"/><draw:equation draw:name="f9" draw:formula="?f8 *logwidth/500"/><draw:equation draw:name="f10" draw:formula="0+172-124"/><draw:equation draw:name="f11" draw:formula="172*logheight/500"/><draw:equation draw:name="f12" draw:formula="0+6066-6018"/><draw:equation draw:name="f13" draw:formula="?f12 *logwidth/500"/><draw:equation draw:name="f14" draw:formula="0+226-124"/><draw:equation draw:name="f15" draw:formula="226*logheight/500"/><draw:equation draw:name="f16" draw:formula="0+6031-6018"/><draw:equation draw:name="f17" draw:formula="?f16 *logwidth/500"/><draw:equation draw:name="f18" draw:formula="0+294-124"/><draw:equation draw:name="f19" draw:formula="294*logheight/500"/><draw:equation draw:name="f20" draw:formula="0+6018-6018"/><draw:equation draw:name="f21" draw:formula="?f20 *logwidth/500"/><draw:equation draw:name="f22" draw:formula="0+373-124"/><draw:equation draw:name="f23" draw:formula="373*logheight/500"/><draw:equation draw:name="f24" draw:formula="0+6031-6018"/><draw:equation draw:name="f25" draw:formula="?f24 *logwidth/500"/><draw:equation draw:name="f26" draw:formula="0+452-124"/><draw:equation draw:name="f27" draw:formula="452*logheight/500"/><draw:equation draw:name="f28" draw:formula="0+6066-6018"/><draw:equation draw:name="f29" draw:formula="?f28 *logwidth/500"/><draw:equation draw:name="f30" draw:formula="0+521-124"/><draw:equation draw:name="f31" draw:formula="521*logheight/500"/><draw:equation draw:name="f32" draw:formula="0+6120-6018"/><draw:equation draw:name="f33" draw:formula="?f32 *logwidth/500"/><draw:equation draw:name="f34" draw:formula="0+575-124"/><draw:equation draw:name="f35" draw:formula="575*logheight/500"/><draw:equation draw:name="f36" draw:formula="0+6189-6018"/><draw:equation draw:name="f37" draw:formula="?f36 *logwidth/500"/><draw:equation draw:name="f38" draw:formula="0+610-124"/><draw:equation draw:name="f39" draw:formula="610*logheight/500"/><draw:equation draw:name="f40" draw:formula="0+6268-6018"/><draw:equation draw:name="f41" draw:formula="?f40 *logwidth/500"/><draw:equation draw:name="f42" draw:formula="0+623-124"/><draw:equation draw:name="f43" draw:formula="623*logheight/500"/><draw:equation draw:name="f44" draw:formula="0+6346-6018"/><draw:equation draw:name="f45" draw:formula="?f44 *logwidth/500"/><draw:equation draw:name="f46" draw:formula="0+610-124"/><draw:equation draw:name="f47" draw:formula="610*logheight/500"/><draw:equation draw:name="f48" draw:formula="0+6415-6018"/><draw:equation draw:name="f49" draw:formula="?f48 *logwidth/500"/><draw:equation draw:name="f50" draw:formula="0+575-124"/><draw:equation draw:name="f51" draw:formula="575*logheight/500"/><draw:equation draw:name="f52" draw:formula="0+6469-6018"/><draw:equation draw:name="f53" draw:formula="?f52 *logwidth/500"/><draw:equation draw:name="f54" draw:formula="0+521-124"/><draw:equation draw:name="f55" draw:formula="521*logheight/500"/><draw:equation draw:name="f56" draw:formula="0+6504-6018"/><draw:equation draw:name="f57" draw:formula="?f56 *logwidth/500"/><draw:equation draw:name="f58" draw:formula="0+452-124"/><draw:equation draw:name="f59" draw:formula="452*logheight/500"/><draw:equation draw:name="f60" draw:formula="0+6517-6018"/><draw:equation draw:name="f61" draw:formula="?f60 *logwidth/500"/><draw:equation draw:name="f62" draw:formula="0+373-124"/><draw:equation draw:name="f63" draw:formula="373*logheight/500"/><draw:equation draw:name="f64" draw:formula="0+6504-6018"/><draw:equation draw:name="f65" draw:formula="?f64 *logwidth/500"/><draw:equation draw:name="f66" draw:formula="0+294-124"/><draw:equation draw:name="f67" draw:formula="294*logheight/500"/><draw:equation draw:name="f68" draw:formula="0+6469-6018"/><draw:equation draw:name="f69" draw:formula="?f68 *logwidth/500"/><draw:equation draw:name="f70" draw:formula="0+226-124"/><draw:equation draw:name="f71" draw:formula="226*logheight/500"/><draw:equation draw:name="f72" draw:formula="0+6415-6018"/><draw:equation draw:name="f73" draw:formula="?f72 *logwidth/500"/><draw:equation draw:name="f74" draw:formula="0+172-124"/><draw:equation draw:name="f75" draw:formula="172*logheight/500"/><draw:equation draw:name="f76" draw:formula="0+6346-6018"/><draw:equation draw:name="f77" draw:formula="?f76 *logwidth/500"/><draw:equation draw:name="f78" draw:formula="0+136-124"/><draw:equation draw:name="f79" draw:formula="136*logheight/500"/><draw:equation draw:name="f80" draw:formula="0+6268-6018"/><draw:equation draw:name="f81" draw:formula="?f80 *logwidth/500"/><draw:equation draw:name="f82" draw:formula="0+124-124"/><draw:equation draw:name="f83" draw:formula="124*logheight/500"/><draw:equation draw:name="f84" draw:formula="logwidth"/><draw:equation draw:name="f85" draw:formula="logheight"/></draw:enhanced-geometry></draw:custom-shape><draw:custom-shape draw:name="docshape86" draw:style-name="gr45" draw:text-style-name="P132" svg:width="0.883cm" svg:height="0.893cm" svg:x="10.615cm" svg:y="0.217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0 500" draw:text-areas="0 0 ?f84 ?f85" draw:type="ooxml-non-primitive" draw:enhanced-path="M 0 249 L 13 170 48 102 102 48 171 12 250 0 328 12 397 48 451 102 486 170 499 249 486 328 451 397 397 451 328 486 250 499 171 486 102 451 48 397 13 328 0 249 Z N"><draw:equation draw:name="f0" draw:formula="0+6018-6018"/><draw:equation draw:name="f1" draw:formula="?f0 *logwidth/500"/><draw:equation draw:name="f2" draw:formula="0+373-124"/><draw:equation draw:name="f3" draw:formula="373*logheight/500"/><draw:equation draw:name="f4" draw:formula="0+6031-6018"/><draw:equation draw:name="f5" draw:formula="?f4 *logwidth/500"/><draw:equation draw:name="f6" draw:formula="0+294-124"/><draw:equation draw:name="f7" draw:formula="294*logheight/500"/><draw:equation draw:name="f8" draw:formula="0+6066-6018"/><draw:equation draw:name="f9" draw:formula="?f8 *logwidth/500"/><draw:equation draw:name="f10" draw:formula="0+226-124"/><draw:equation draw:name="f11" draw:formula="226*logheight/500"/><draw:equation draw:name="f12" draw:formula="0+6120-6018"/><draw:equation draw:name="f13" draw:formula="?f12 *logwidth/500"/><draw:equation draw:name="f14" draw:formula="0+172-124"/><draw:equation draw:name="f15" draw:formula="172*logheight/500"/><draw:equation draw:name="f16" draw:formula="0+6189-6018"/><draw:equation draw:name="f17" draw:formula="?f16 *logwidth/500"/><draw:equation draw:name="f18" draw:formula="0+136-124"/><draw:equation draw:name="f19" draw:formula="136*logheight/500"/><draw:equation draw:name="f20" draw:formula="0+6268-6018"/><draw:equation draw:name="f21" draw:formula="?f20 *logwidth/500"/><draw:equation draw:name="f22" draw:formula="0+124-124"/><draw:equation draw:name="f23" draw:formula="124*logheight/500"/><draw:equation draw:name="f24" draw:formula="0+6346-6018"/><draw:equation draw:name="f25" draw:formula="?f24 *logwidth/500"/><draw:equation draw:name="f26" draw:formula="0+136-124"/><draw:equation draw:name="f27" draw:formula="136*logheight/500"/><draw:equation draw:name="f28" draw:formula="0+6415-6018"/><draw:equation draw:name="f29" draw:formula="?f28 *logwidth/500"/><draw:equation draw:name="f30" draw:formula="0+172-124"/><draw:equation draw:name="f31" draw:formula="172*logheight/500"/><draw:equation draw:name="f32" draw:formula="0+6469-6018"/><draw:equation draw:name="f33" draw:formula="?f32 *logwidth/500"/><draw:equation draw:name="f34" draw:formula="0+226-124"/><draw:equation draw:name="f35" draw:formula="226*logheight/500"/><draw:equation draw:name="f36" draw:formula="0+6504-6018"/><draw:equation draw:name="f37" draw:formula="?f36 *logwidth/500"/><draw:equation draw:name="f38" draw:formula="0+294-124"/><draw:equation draw:name="f39" draw:formula="294*logheight/500"/><draw:equation draw:name="f40" draw:formula="0+6517-6018"/><draw:equation draw:name="f41" draw:formula="?f40 *logwidth/500"/><draw:equation draw:name="f42" draw:formula="0+373-124"/><draw:equation draw:name="f43" draw:formula="373*logheight/500"/><draw:equation draw:name="f44" draw:formula="0+6504-6018"/><draw:equation draw:name="f45" draw:formula="?f44 *logwidth/500"/><draw:equation draw:name="f46" draw:formula="0+452-124"/><draw:equation draw:name="f47" draw:formula="452*logheight/500"/><draw:equation draw:name="f48" draw:formula="0+6469-6018"/><draw:equation draw:name="f49" draw:formula="?f48 *logwidth/500"/><draw:equation draw:name="f50" draw:formula="0+521-124"/><draw:equation draw:name="f51" draw:formula="521*logheight/500"/><draw:equation draw:name="f52" draw:formula="0+6415-6018"/><draw:equation draw:name="f53" draw:formula="?f52 *logwidth/500"/><draw:equation draw:name="f54" draw:formula="0+575-124"/><draw:equation draw:name="f55" draw:formula="575*logheight/500"/><draw:equation draw:name="f56" draw:formula="0+6346-6018"/><draw:equation draw:name="f57" draw:formula="?f56 *logwidth/500"/><draw:equation draw:name="f58" draw:formula="0+610-124"/><draw:equation draw:name="f59" draw:formula="610*logheight/500"/><draw:equation draw:name="f60" draw:formula="0+6268-6018"/><draw:equation draw:name="f61" draw:formula="?f60 *logwidth/500"/><draw:equation draw:name="f62" draw:formula="0+623-124"/><draw:equation draw:name="f63" draw:formula="623*logheight/500"/><draw:equation draw:name="f64" draw:formula="0+6189-6018"/><draw:equation draw:name="f65" draw:formula="?f64 *logwidth/500"/><draw:equation draw:name="f66" draw:formula="0+610-124"/><draw:equation draw:name="f67" draw:formula="610*logheight/500"/><draw:equation draw:name="f68" draw:formula="0+6120-6018"/><draw:equation draw:name="f69" draw:formula="?f68 *logwidth/500"/><draw:equation draw:name="f70" draw:formula="0+575-124"/><draw:equation draw:name="f71" draw:formula="575*logheight/500"/><draw:equation draw:name="f72" draw:formula="0+6066-6018"/><draw:equation draw:name="f73" draw:formula="?f72 *logwidth/500"/><draw:equation draw:name="f74" draw:formula="0+521-124"/><draw:equation draw:name="f75" draw:formula="521*logheight/500"/><draw:equation draw:name="f76" draw:formula="0+6031-6018"/><draw:equation draw:name="f77" draw:formula="?f76 *logwidth/500"/><draw:equation draw:name="f78" draw:formula="0+452-124"/><draw:equation draw:name="f79" draw:formula="452*logheight/500"/><draw:equation draw:name="f80" draw:formula="0+6018-6018"/><draw:equation draw:name="f81" draw:formula="?f80 *logwidth/500"/><draw:equation draw:name="f82" draw:formula="0+373-124"/><draw:equation draw:name="f83" draw:formula="373*logheight/500"/><draw:equation draw:name="f84" draw:formula="logwidth"/><draw:equation draw:name="f85" draw:formula="logheight"/></draw:enhanced-geometry></draw:custom-shape><draw:frame draw:name="docshape87" draw:style-name="gr19" draw:text-style-name="P75" svg:width="0.422cm" svg:height="0.391cm" svg:x="10.841cm" svg:y="0.466cm"><draw:image xlink:href="Pictures/100000010000001F0000001D64800C50.png" xlink:type="simple" xlink:show="embed" xlink:actuate="onLoad" draw:mime-type="image/png"><text:p/></draw:image></draw:frame></draw:g></text:p>
      <text:p text:style-name="P212" loext:marker-style-name="T295"/>
      <text:section text:style-name="Sect12" text:name="Section19">
        <text:p text:style-name="P213" loext:marker-style-name="T350"/>
        <text:h text:style-name="Heading_20_4" text:outline-level="4"><text:span text:style-name="T41">User</text:span><text:span text:style-name="T351"> </text:span><text:span text:style-name="T34">Registration</text:span></text:h>
        <text:p text:style-name="P214" loext:marker-style-name="T68"><text:span text:style-name="T348">When</text:span><text:span text:style-name="T352"> </text:span><text:span text:style-name="T348">a</text:span><text:span text:style-name="T353"> </text:span><text:span text:style-name="T348">new</text:span><text:span text:style-name="T353"> </text:span><text:span text:style-name="T348">user</text:span><text:span text:style-name="T353"> </text:span><text:span text:style-name="T348">registers,</text:span><text:span text:style-name="T353"> </text:span><text:span text:style-name="T348">the</text:span><text:span text:style-name="T353"> </text:span><text:span text:style-name="T348">system</text:span><text:span text:style-name="T353"> </text:span><text:span text:style-name="T348">checks</text:span><text:span text:style-name="T354"> </text:span><text:span text:style-name="T348">for</text:span><text:span text:style-name="T355"> </text:span><text:span text:style-name="T348">duplicate</text:span><text:span text:style-name="T352"> </text:span><text:span text:style-name="T348">email addresses, hashes the password using bcrypt with salt rounds, stores the hashed password in MongoDB, and returns a JWT token along with user information</text:span></text:p>
        <text:h text:style-name="P215" text:outline-level="4"><text:span text:style-name="T41">User</text:span><text:span text:style-name="T356"> </text:span><text:span text:style-name="T34">Login</text:span></text:h>
        <text:p text:style-name="P216" loext:marker-style-name="T68"><draw:g text:anchor-type="char" draw:z-index="57" draw:name="docshapegroup88" draw:style-name="gr46"><draw:custom-shape draw:name="docshape89" draw:style-name="gr47" draw:text-style-name="P74" svg:width="8.942cm" svg:height="0.297cm" svg:x="1.466cm" svg:y="-0.781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62 166" draw:text-areas="0 0 ?f84 ?f85" draw:type="ooxml-non-primitive" draw:enhanced-path="M 4992 0 L 69 0 42 5 20 20 5 42 0 69 0 96 5 123 20 145 42 160 69 165 4992 165 5019 160 5041 145 5056 123 5061 96 5061 69 5056 42 5041 20 5019 5 4992 0 Z N"><draw:equation draw:name="f0" draw:formula="0+5824-832"/><draw:equation draw:name="f1" draw:formula="?f0 *logwidth/5062"/><draw:equation draw:name="f2" draw:formula="0+-444--444"/><draw:equation draw:name="f3" draw:formula="-444*logheight/166"/><draw:equation draw:name="f4" draw:formula="0+901-832"/><draw:equation draw:name="f5" draw:formula="?f4 *logwidth/5062"/><draw:equation draw:name="f6" draw:formula="0+-444--444"/><draw:equation draw:name="f7" draw:formula="-444*logheight/166"/><draw:equation draw:name="f8" draw:formula="0+874-832"/><draw:equation draw:name="f9" draw:formula="?f8 *logwidth/5062"/><draw:equation draw:name="f10" draw:formula="0+-439--444"/><draw:equation draw:name="f11" draw:formula="-439*logheight/166"/><draw:equation draw:name="f12" draw:formula="0+852-832"/><draw:equation draw:name="f13" draw:formula="?f12 *logwidth/5062"/><draw:equation draw:name="f14" draw:formula="0+-424--444"/><draw:equation draw:name="f15" draw:formula="-424*logheight/166"/><draw:equation draw:name="f16" draw:formula="0+837-832"/><draw:equation draw:name="f17" draw:formula="?f16 *logwidth/5062"/><draw:equation draw:name="f18" draw:formula="0+-402--444"/><draw:equation draw:name="f19" draw:formula="-402*logheight/166"/><draw:equation draw:name="f20" draw:formula="0+832-832"/><draw:equation draw:name="f21" draw:formula="?f20 *logwidth/5062"/><draw:equation draw:name="f22" draw:formula="0+-375--444"/><draw:equation draw:name="f23" draw:formula="-375*logheight/166"/><draw:equation draw:name="f24" draw:formula="0+832-832"/><draw:equation draw:name="f25" draw:formula="?f24 *logwidth/5062"/><draw:equation draw:name="f26" draw:formula="0+-348--444"/><draw:equation draw:name="f27" draw:formula="-348*logheight/166"/><draw:equation draw:name="f28" draw:formula="0+837-832"/><draw:equation draw:name="f29" draw:formula="?f28 *logwidth/5062"/><draw:equation draw:name="f30" draw:formula="0+-321--444"/><draw:equation draw:name="f31" draw:formula="-321*logheight/166"/><draw:equation draw:name="f32" draw:formula="0+852-832"/><draw:equation draw:name="f33" draw:formula="?f32 *logwidth/5062"/><draw:equation draw:name="f34" draw:formula="0+-299--444"/><draw:equation draw:name="f35" draw:formula="-299*logheight/166"/><draw:equation draw:name="f36" draw:formula="0+874-832"/><draw:equation draw:name="f37" draw:formula="?f36 *logwidth/5062"/><draw:equation draw:name="f38" draw:formula="0+-284--444"/><draw:equation draw:name="f39" draw:formula="-284*logheight/166"/><draw:equation draw:name="f40" draw:formula="0+901-832"/><draw:equation draw:name="f41" draw:formula="?f40 *logwidth/5062"/><draw:equation draw:name="f42" draw:formula="0+-279--444"/><draw:equation draw:name="f43" draw:formula="-279*logheight/166"/><draw:equation draw:name="f44" draw:formula="0+5824-832"/><draw:equation draw:name="f45" draw:formula="?f44 *logwidth/5062"/><draw:equation draw:name="f46" draw:formula="0+-279--444"/><draw:equation draw:name="f47" draw:formula="-279*logheight/166"/><draw:equation draw:name="f48" draw:formula="0+5851-832"/><draw:equation draw:name="f49" draw:formula="?f48 *logwidth/5062"/><draw:equation draw:name="f50" draw:formula="0+-284--444"/><draw:equation draw:name="f51" draw:formula="-284*logheight/166"/><draw:equation draw:name="f52" draw:formula="0+5873-832"/><draw:equation draw:name="f53" draw:formula="?f52 *logwidth/5062"/><draw:equation draw:name="f54" draw:formula="0+-299--444"/><draw:equation draw:name="f55" draw:formula="-299*logheight/166"/><draw:equation draw:name="f56" draw:formula="0+5888-832"/><draw:equation draw:name="f57" draw:formula="?f56 *logwidth/5062"/><draw:equation draw:name="f58" draw:formula="0+-321--444"/><draw:equation draw:name="f59" draw:formula="-321*logheight/166"/><draw:equation draw:name="f60" draw:formula="0+5893-832"/><draw:equation draw:name="f61" draw:formula="?f60 *logwidth/5062"/><draw:equation draw:name="f62" draw:formula="0+-348--444"/><draw:equation draw:name="f63" draw:formula="-348*logheight/166"/><draw:equation draw:name="f64" draw:formula="0+5893-832"/><draw:equation draw:name="f65" draw:formula="?f64 *logwidth/5062"/><draw:equation draw:name="f66" draw:formula="0+-375--444"/><draw:equation draw:name="f67" draw:formula="-375*logheight/166"/><draw:equation draw:name="f68" draw:formula="0+5888-832"/><draw:equation draw:name="f69" draw:formula="?f68 *logwidth/5062"/><draw:equation draw:name="f70" draw:formula="0+-402--444"/><draw:equation draw:name="f71" draw:formula="-402*logheight/166"/><draw:equation draw:name="f72" draw:formula="0+5873-832"/><draw:equation draw:name="f73" draw:formula="?f72 *logwidth/5062"/><draw:equation draw:name="f74" draw:formula="0+-424--444"/><draw:equation draw:name="f75" draw:formula="-424*logheight/166"/><draw:equation draw:name="f76" draw:formula="0+5851-832"/><draw:equation draw:name="f77" draw:formula="?f76 *logwidth/5062"/><draw:equation draw:name="f78" draw:formula="0+-439--444"/><draw:equation draw:name="f79" draw:formula="-439*logheight/166"/><draw:equation draw:name="f80" draw:formula="0+5824-832"/><draw:equation draw:name="f81" draw:formula="?f80 *logwidth/5062"/><draw:equation draw:name="f82" draw:formula="0+-444--444"/><draw:equation draw:name="f83" draw:formula="-444*logheight/166"/><draw:equation draw:name="f84" draw:formula="logwidth"/><draw:equation draw:name="f85" draw:formula="logheight"/></draw:enhanced-geometry></draw:custom-shape><draw:custom-shape draw:name="docshape90" draw:style-name="gr48" draw:text-style-name="P132" svg:width="8.942cm" svg:height="0.297cm" svg:x="1.466cm" svg:y="-0.781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62 166" draw:text-areas="0 0 ?f84 ?f85" draw:type="ooxml-non-primitive" draw:enhanced-path="M 0 69 L 5 42 20 20 42 5 69 0 4992 0 5019 5 5041 20 5056 42 5061 69 5061 96 5056 123 5041 145 5019 160 4992 165 69 165 42 160 20 145 5 123 0 96 0 69 Z N"><draw:equation draw:name="f0" draw:formula="0+832-832"/><draw:equation draw:name="f1" draw:formula="?f0 *logwidth/5062"/><draw:equation draw:name="f2" draw:formula="0+-375--444"/><draw:equation draw:name="f3" draw:formula="-375*logheight/166"/><draw:equation draw:name="f4" draw:formula="0+837-832"/><draw:equation draw:name="f5" draw:formula="?f4 *logwidth/5062"/><draw:equation draw:name="f6" draw:formula="0+-402--444"/><draw:equation draw:name="f7" draw:formula="-402*logheight/166"/><draw:equation draw:name="f8" draw:formula="0+852-832"/><draw:equation draw:name="f9" draw:formula="?f8 *logwidth/5062"/><draw:equation draw:name="f10" draw:formula="0+-424--444"/><draw:equation draw:name="f11" draw:formula="-424*logheight/166"/><draw:equation draw:name="f12" draw:formula="0+874-832"/><draw:equation draw:name="f13" draw:formula="?f12 *logwidth/5062"/><draw:equation draw:name="f14" draw:formula="0+-439--444"/><draw:equation draw:name="f15" draw:formula="-439*logheight/166"/><draw:equation draw:name="f16" draw:formula="0+901-832"/><draw:equation draw:name="f17" draw:formula="?f16 *logwidth/5062"/><draw:equation draw:name="f18" draw:formula="0+-444--444"/><draw:equation draw:name="f19" draw:formula="-444*logheight/166"/><draw:equation draw:name="f20" draw:formula="0+5824-832"/><draw:equation draw:name="f21" draw:formula="?f20 *logwidth/5062"/><draw:equation draw:name="f22" draw:formula="0+-444--444"/><draw:equation draw:name="f23" draw:formula="-444*logheight/166"/><draw:equation draw:name="f24" draw:formula="0+5851-832"/><draw:equation draw:name="f25" draw:formula="?f24 *logwidth/5062"/><draw:equation draw:name="f26" draw:formula="0+-439--444"/><draw:equation draw:name="f27" draw:formula="-439*logheight/166"/><draw:equation draw:name="f28" draw:formula="0+5873-832"/><draw:equation draw:name="f29" draw:formula="?f28 *logwidth/5062"/><draw:equation draw:name="f30" draw:formula="0+-424--444"/><draw:equation draw:name="f31" draw:formula="-424*logheight/166"/><draw:equation draw:name="f32" draw:formula="0+5888-832"/><draw:equation draw:name="f33" draw:formula="?f32 *logwidth/5062"/><draw:equation draw:name="f34" draw:formula="0+-402--444"/><draw:equation draw:name="f35" draw:formula="-402*logheight/166"/><draw:equation draw:name="f36" draw:formula="0+5893-832"/><draw:equation draw:name="f37" draw:formula="?f36 *logwidth/5062"/><draw:equation draw:name="f38" draw:formula="0+-375--444"/><draw:equation draw:name="f39" draw:formula="-375*logheight/166"/><draw:equation draw:name="f40" draw:formula="0+5893-832"/><draw:equation draw:name="f41" draw:formula="?f40 *logwidth/5062"/><draw:equation draw:name="f42" draw:formula="0+-348--444"/><draw:equation draw:name="f43" draw:formula="-348*logheight/166"/><draw:equation draw:name="f44" draw:formula="0+5888-832"/><draw:equation draw:name="f45" draw:formula="?f44 *logwidth/5062"/><draw:equation draw:name="f46" draw:formula="0+-321--444"/><draw:equation draw:name="f47" draw:formula="-321*logheight/166"/><draw:equation draw:name="f48" draw:formula="0+5873-832"/><draw:equation draw:name="f49" draw:formula="?f48 *logwidth/5062"/><draw:equation draw:name="f50" draw:formula="0+-299--444"/><draw:equation draw:name="f51" draw:formula="-299*logheight/166"/><draw:equation draw:name="f52" draw:formula="0+5851-832"/><draw:equation draw:name="f53" draw:formula="?f52 *logwidth/5062"/><draw:equation draw:name="f54" draw:formula="0+-284--444"/><draw:equation draw:name="f55" draw:formula="-284*logheight/166"/><draw:equation draw:name="f56" draw:formula="0+5824-832"/><draw:equation draw:name="f57" draw:formula="?f56 *logwidth/5062"/><draw:equation draw:name="f58" draw:formula="0+-279--444"/><draw:equation draw:name="f59" draw:formula="-279*logheight/166"/><draw:equation draw:name="f60" draw:formula="0+901-832"/><draw:equation draw:name="f61" draw:formula="?f60 *logwidth/5062"/><draw:equation draw:name="f62" draw:formula="0+-279--444"/><draw:equation draw:name="f63" draw:formula="-279*logheight/166"/><draw:equation draw:name="f64" draw:formula="0+874-832"/><draw:equation draw:name="f65" draw:formula="?f64 *logwidth/5062"/><draw:equation draw:name="f66" draw:formula="0+-284--444"/><draw:equation draw:name="f67" draw:formula="-284*logheight/166"/><draw:equation draw:name="f68" draw:formula="0+852-832"/><draw:equation draw:name="f69" draw:formula="?f68 *logwidth/5062"/><draw:equation draw:name="f70" draw:formula="0+-299--444"/><draw:equation draw:name="f71" draw:formula="-299*logheight/166"/><draw:equation draw:name="f72" draw:formula="0+837-832"/><draw:equation draw:name="f73" draw:formula="?f72 *logwidth/5062"/><draw:equation draw:name="f74" draw:formula="0+-321--444"/><draw:equation draw:name="f75" draw:formula="-321*logheight/166"/><draw:equation draw:name="f76" draw:formula="0+832-832"/><draw:equation draw:name="f77" draw:formula="?f76 *logwidth/5062"/><draw:equation draw:name="f78" draw:formula="0+-348--444"/><draw:equation draw:name="f79" draw:formula="-348*logheight/166"/><draw:equation draw:name="f80" draw:formula="0+832-832"/><draw:equation draw:name="f81" draw:formula="?f80 *logwidth/5062"/><draw:equation draw:name="f82" draw:formula="0+-375--444"/><draw:equation draw:name="f83" draw:formula="-375*logheight/166"/><draw:equation draw:name="f84" draw:formula="logwidth"/><draw:equation draw:name="f85" draw:formula="logheight"/></draw:enhanced-geometry></draw:custom-shape><draw:custom-shape draw:name="docshape91" draw:style-name="gr44" draw:text-style-name="P74" svg:width="0.883cm" svg:height="0.893cm" svg:x="1.027cm" svg:y="-1.076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0 500" draw:text-areas="0 0 ?f84 ?f85" draw:type="ooxml-non-primitive" draw:enhanced-path="M 250 0 L 171 13 102 48 48 102 13 171 0 250 13 329 48 397 102 451 171 487 250 499 328 487 397 451 451 397 486 329 499 250 486 171 451 102 397 48 328 13 250 0 Z N"><draw:equation draw:name="f0" draw:formula="0+832-582"/><draw:equation draw:name="f1" draw:formula="?f0 *logwidth/500"/><draw:equation draw:name="f2" draw:formula="0+-610--610"/><draw:equation draw:name="f3" draw:formula="-610*logheight/500"/><draw:equation draw:name="f4" draw:formula="0+753-582"/><draw:equation draw:name="f5" draw:formula="?f4 *logwidth/500"/><draw:equation draw:name="f6" draw:formula="0+-597--610"/><draw:equation draw:name="f7" draw:formula="-597*logheight/500"/><draw:equation draw:name="f8" draw:formula="0+684-582"/><draw:equation draw:name="f9" draw:formula="?f8 *logwidth/500"/><draw:equation draw:name="f10" draw:formula="0+-562--610"/><draw:equation draw:name="f11" draw:formula="-562*logheight/500"/><draw:equation draw:name="f12" draw:formula="0+630-582"/><draw:equation draw:name="f13" draw:formula="?f12 *logwidth/500"/><draw:equation draw:name="f14" draw:formula="0+-508--610"/><draw:equation draw:name="f15" draw:formula="-508*logheight/500"/><draw:equation draw:name="f16" draw:formula="0+595-582"/><draw:equation draw:name="f17" draw:formula="?f16 *logwidth/500"/><draw:equation draw:name="f18" draw:formula="0+-439--610"/><draw:equation draw:name="f19" draw:formula="-439*logheight/500"/><draw:equation draw:name="f20" draw:formula="0+582-582"/><draw:equation draw:name="f21" draw:formula="?f20 *logwidth/500"/><draw:equation draw:name="f22" draw:formula="0+-360--610"/><draw:equation draw:name="f23" draw:formula="-360*logheight/500"/><draw:equation draw:name="f24" draw:formula="0+595-582"/><draw:equation draw:name="f25" draw:formula="?f24 *logwidth/500"/><draw:equation draw:name="f26" draw:formula="0+-281--610"/><draw:equation draw:name="f27" draw:formula="-281*logheight/500"/><draw:equation draw:name="f28" draw:formula="0+630-582"/><draw:equation draw:name="f29" draw:formula="?f28 *logwidth/500"/><draw:equation draw:name="f30" draw:formula="0+-213--610"/><draw:equation draw:name="f31" draw:formula="-213*logheight/500"/><draw:equation draw:name="f32" draw:formula="0+684-582"/><draw:equation draw:name="f33" draw:formula="?f32 *logwidth/500"/><draw:equation draw:name="f34" draw:formula="0+-159--610"/><draw:equation draw:name="f35" draw:formula="-159*logheight/500"/><draw:equation draw:name="f36" draw:formula="0+753-582"/><draw:equation draw:name="f37" draw:formula="?f36 *logwidth/500"/><draw:equation draw:name="f38" draw:formula="0+-123--610"/><draw:equation draw:name="f39" draw:formula="-123*logheight/500"/><draw:equation draw:name="f40" draw:formula="0+832-582"/><draw:equation draw:name="f41" draw:formula="?f40 *logwidth/500"/><draw:equation draw:name="f42" draw:formula="0+-111--610"/><draw:equation draw:name="f43" draw:formula="-111*logheight/500"/><draw:equation draw:name="f44" draw:formula="0+910-582"/><draw:equation draw:name="f45" draw:formula="?f44 *logwidth/500"/><draw:equation draw:name="f46" draw:formula="0+-123--610"/><draw:equation draw:name="f47" draw:formula="-123*logheight/500"/><draw:equation draw:name="f48" draw:formula="0+979-582"/><draw:equation draw:name="f49" draw:formula="?f48 *logwidth/500"/><draw:equation draw:name="f50" draw:formula="0+-159--610"/><draw:equation draw:name="f51" draw:formula="-159*logheight/500"/><draw:equation draw:name="f52" draw:formula="0+1033-582"/><draw:equation draw:name="f53" draw:formula="?f52 *logwidth/500"/><draw:equation draw:name="f54" draw:formula="0+-213--610"/><draw:equation draw:name="f55" draw:formula="-213*logheight/500"/><draw:equation draw:name="f56" draw:formula="0+1068-582"/><draw:equation draw:name="f57" draw:formula="?f56 *logwidth/500"/><draw:equation draw:name="f58" draw:formula="0+-281--610"/><draw:equation draw:name="f59" draw:formula="-281*logheight/500"/><draw:equation draw:name="f60" draw:formula="0+1081-582"/><draw:equation draw:name="f61" draw:formula="?f60 *logwidth/500"/><draw:equation draw:name="f62" draw:formula="0+-360--610"/><draw:equation draw:name="f63" draw:formula="-360*logheight/500"/><draw:equation draw:name="f64" draw:formula="0+1068-582"/><draw:equation draw:name="f65" draw:formula="?f64 *logwidth/500"/><draw:equation draw:name="f66" draw:formula="0+-439--610"/><draw:equation draw:name="f67" draw:formula="-439*logheight/500"/><draw:equation draw:name="f68" draw:formula="0+1033-582"/><draw:equation draw:name="f69" draw:formula="?f68 *logwidth/500"/><draw:equation draw:name="f70" draw:formula="0+-508--610"/><draw:equation draw:name="f71" draw:formula="-508*logheight/500"/><draw:equation draw:name="f72" draw:formula="0+979-582"/><draw:equation draw:name="f73" draw:formula="?f72 *logwidth/500"/><draw:equation draw:name="f74" draw:formula="0+-562--610"/><draw:equation draw:name="f75" draw:formula="-562*logheight/500"/><draw:equation draw:name="f76" draw:formula="0+910-582"/><draw:equation draw:name="f77" draw:formula="?f76 *logwidth/500"/><draw:equation draw:name="f78" draw:formula="0+-597--610"/><draw:equation draw:name="f79" draw:formula="-597*logheight/500"/><draw:equation draw:name="f80" draw:formula="0+832-582"/><draw:equation draw:name="f81" draw:formula="?f80 *logwidth/500"/><draw:equation draw:name="f82" draw:formula="0+-610--610"/><draw:equation draw:name="f83" draw:formula="-610*logheight/500"/><draw:equation draw:name="f84" draw:formula="logwidth"/><draw:equation draw:name="f85" draw:formula="logheight"/></draw:enhanced-geometry></draw:custom-shape><draw:custom-shape draw:name="docshape92" draw:style-name="gr45" draw:text-style-name="P132" svg:width="0.883cm" svg:height="0.893cm" svg:x="1.027cm" svg:y="-1.076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0 500" draw:text-areas="0 0 ?f84 ?f85" draw:type="ooxml-non-primitive" draw:enhanced-path="M 0 250 L 13 171 48 102 102 48 171 13 250 0 328 13 397 48 451 102 486 171 499 250 486 329 451 397 397 451 328 487 250 499 171 487 102 451 48 397 13 329 0 250 Z N"><draw:equation draw:name="f0" draw:formula="0+582-582"/><draw:equation draw:name="f1" draw:formula="?f0 *logwidth/500"/><draw:equation draw:name="f2" draw:formula="0+-360--610"/><draw:equation draw:name="f3" draw:formula="-360*logheight/500"/><draw:equation draw:name="f4" draw:formula="0+595-582"/><draw:equation draw:name="f5" draw:formula="?f4 *logwidth/500"/><draw:equation draw:name="f6" draw:formula="0+-439--610"/><draw:equation draw:name="f7" draw:formula="-439*logheight/500"/><draw:equation draw:name="f8" draw:formula="0+630-582"/><draw:equation draw:name="f9" draw:formula="?f8 *logwidth/500"/><draw:equation draw:name="f10" draw:formula="0+-508--610"/><draw:equation draw:name="f11" draw:formula="-508*logheight/500"/><draw:equation draw:name="f12" draw:formula="0+684-582"/><draw:equation draw:name="f13" draw:formula="?f12 *logwidth/500"/><draw:equation draw:name="f14" draw:formula="0+-562--610"/><draw:equation draw:name="f15" draw:formula="-562*logheight/500"/><draw:equation draw:name="f16" draw:formula="0+753-582"/><draw:equation draw:name="f17" draw:formula="?f16 *logwidth/500"/><draw:equation draw:name="f18" draw:formula="0+-597--610"/><draw:equation draw:name="f19" draw:formula="-597*logheight/500"/><draw:equation draw:name="f20" draw:formula="0+832-582"/><draw:equation draw:name="f21" draw:formula="?f20 *logwidth/500"/><draw:equation draw:name="f22" draw:formula="0+-610--610"/><draw:equation draw:name="f23" draw:formula="-610*logheight/500"/><draw:equation draw:name="f24" draw:formula="0+910-582"/><draw:equation draw:name="f25" draw:formula="?f24 *logwidth/500"/><draw:equation draw:name="f26" draw:formula="0+-597--610"/><draw:equation draw:name="f27" draw:formula="-597*logheight/500"/><draw:equation draw:name="f28" draw:formula="0+979-582"/><draw:equation draw:name="f29" draw:formula="?f28 *logwidth/500"/><draw:equation draw:name="f30" draw:formula="0+-562--610"/><draw:equation draw:name="f31" draw:formula="-562*logheight/500"/><draw:equation draw:name="f32" draw:formula="0+1033-582"/><draw:equation draw:name="f33" draw:formula="?f32 *logwidth/500"/><draw:equation draw:name="f34" draw:formula="0+-508--610"/><draw:equation draw:name="f35" draw:formula="-508*logheight/500"/><draw:equation draw:name="f36" draw:formula="0+1068-582"/><draw:equation draw:name="f37" draw:formula="?f36 *logwidth/500"/><draw:equation draw:name="f38" draw:formula="0+-439--610"/><draw:equation draw:name="f39" draw:formula="-439*logheight/500"/><draw:equation draw:name="f40" draw:formula="0+1081-582"/><draw:equation draw:name="f41" draw:formula="?f40 *logwidth/500"/><draw:equation draw:name="f42" draw:formula="0+-360--610"/><draw:equation draw:name="f43" draw:formula="-360*logheight/500"/><draw:equation draw:name="f44" draw:formula="0+1068-582"/><draw:equation draw:name="f45" draw:formula="?f44 *logwidth/500"/><draw:equation draw:name="f46" draw:formula="0+-281--610"/><draw:equation draw:name="f47" draw:formula="-281*logheight/500"/><draw:equation draw:name="f48" draw:formula="0+1033-582"/><draw:equation draw:name="f49" draw:formula="?f48 *logwidth/500"/><draw:equation draw:name="f50" draw:formula="0+-213--610"/><draw:equation draw:name="f51" draw:formula="-213*logheight/500"/><draw:equation draw:name="f52" draw:formula="0+979-582"/><draw:equation draw:name="f53" draw:formula="?f52 *logwidth/500"/><draw:equation draw:name="f54" draw:formula="0+-159--610"/><draw:equation draw:name="f55" draw:formula="-159*logheight/500"/><draw:equation draw:name="f56" draw:formula="0+910-582"/><draw:equation draw:name="f57" draw:formula="?f56 *logwidth/500"/><draw:equation draw:name="f58" draw:formula="0+-123--610"/><draw:equation draw:name="f59" draw:formula="-123*logheight/500"/><draw:equation draw:name="f60" draw:formula="0+832-582"/><draw:equation draw:name="f61" draw:formula="?f60 *logwidth/500"/><draw:equation draw:name="f62" draw:formula="0+-111--610"/><draw:equation draw:name="f63" draw:formula="-111*logheight/500"/><draw:equation draw:name="f64" draw:formula="0+753-582"/><draw:equation draw:name="f65" draw:formula="?f64 *logwidth/500"/><draw:equation draw:name="f66" draw:formula="0+-123--610"/><draw:equation draw:name="f67" draw:formula="-123*logheight/500"/><draw:equation draw:name="f68" draw:formula="0+684-582"/><draw:equation draw:name="f69" draw:formula="?f68 *logwidth/500"/><draw:equation draw:name="f70" draw:formula="0+-159--610"/><draw:equation draw:name="f71" draw:formula="-159*logheight/500"/><draw:equation draw:name="f72" draw:formula="0+630-582"/><draw:equation draw:name="f73" draw:formula="?f72 *logwidth/500"/><draw:equation draw:name="f74" draw:formula="0+-213--610"/><draw:equation draw:name="f75" draw:formula="-213*logheight/500"/><draw:equation draw:name="f76" draw:formula="0+595-582"/><draw:equation draw:name="f77" draw:formula="?f76 *logwidth/500"/><draw:equation draw:name="f78" draw:formula="0+-281--610"/><draw:equation draw:name="f79" draw:formula="-281*logheight/500"/><draw:equation draw:name="f80" draw:formula="0+582-582"/><draw:equation draw:name="f81" draw:formula="?f80 *logwidth/500"/><draw:equation draw:name="f82" draw:formula="0+-360--610"/><draw:equation draw:name="f83" draw:formula="-360*logheight/500"/><draw:equation draw:name="f84" draw:formula="logwidth"/><draw:equation draw:name="f85" draw:formula="logheight"/></draw:enhanced-geometry></draw:custom-shape><draw:frame draw:name="docshape93" draw:style-name="gr19" draw:text-style-name="P75" svg:width="0.354cm" svg:height="0.428cm" svg:x="1.288cm" svg:y="-0.847cm"><draw:image xlink:href="Pictures/100000010000001B0000001FACE8EEF4.png" xlink:type="simple" xlink:show="embed" xlink:actuate="onLoad" draw:mime-type="image/png"><text:p/></draw:image></draw:frame></draw:g><text:span text:style-name="T348">Existing users provide email and password, which are verified against stored hash, and upon successful authentication,</text:span><text:span text:style-name="T357"> </text:span><text:span text:style-name="T348">a new JWT</text:span><text:span text:style-name="T352"> </text:span><text:span text:style-name="T348">token</text:span><text:span text:style-name="T353"> </text:span><text:span text:style-name="T348">is</text:span><text:span text:style-name="T353"> </text:span><text:span text:style-name="T348">generated</text:span><text:span text:style-name="T353"> </text:span><text:span text:style-name="T348">and</text:span><text:span text:style-name="T353"> </text:span><text:span text:style-name="T348">returned</text:span><text:span text:style-name="T353"> </text:span><text:span text:style-name="T348">to</text:span><text:span text:style-name="T353"> </text:span><text:span text:style-name="T348">the</text:span><text:span text:style-name="T353"> </text:span><text:span text:style-name="T348">client</text:span><text:span text:style-name="T353"> </text:span><text:span text:style-name="T348">for</text:span><text:span text:style-name="T353"> </text:span><text:span text:style-name="T348">subsequent </text:span><text:span text:style-name="T358">requests</text:span></text:p>
      </text:section>
      <text:section text:style-name="Sect1" text:name="Section20">
        <text:p text:style-name="P217" loext:marker-style-name="T359"/>
        <text:p text:style-name="P218"><draw:g text:anchor-type="as-char" draw:z-index="58" draw:name="docshapegroup94" draw:style-name="gr49"><draw:custom-shape draw:name="docshape95" draw:style-name="gr50" draw:text-style-name="P74" svg:width="8.937cm" svg:height="0.297cm" svg:x="0.439cm" svg:y="0.295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60 166" draw:text-areas="0 0 ?f84 ?f85" draw:type="ooxml-non-primitive" draw:enhanced-path="M 4989 0 L 69 0 42 5 20 20 5 42 0 69 0 96 5 123 20 145 42 160 69 165 4989 165 5016 160 5039 145 5053 123 5059 96 5059 69 5053 42 5039 20 5016 5 4989 0 Z N"><draw:equation draw:name="f0" draw:formula="0+5242-253"/><draw:equation draw:name="f1" draw:formula="?f0 *logwidth/5060"/><draw:equation draw:name="f2" draw:formula="0+169-169"/><draw:equation draw:name="f3" draw:formula="169*logheight/166"/><draw:equation draw:name="f4" draw:formula="0+322-253"/><draw:equation draw:name="f5" draw:formula="?f4 *logwidth/5060"/><draw:equation draw:name="f6" draw:formula="0+169-169"/><draw:equation draw:name="f7" draw:formula="169*logheight/166"/><draw:equation draw:name="f8" draw:formula="0+295-253"/><draw:equation draw:name="f9" draw:formula="?f8 *logwidth/5060"/><draw:equation draw:name="f10" draw:formula="0+174-169"/><draw:equation draw:name="f11" draw:formula="174*logheight/166"/><draw:equation draw:name="f12" draw:formula="0+273-253"/><draw:equation draw:name="f13" draw:formula="?f12 *logwidth/5060"/><draw:equation draw:name="f14" draw:formula="0+189-169"/><draw:equation draw:name="f15" draw:formula="189*logheight/166"/><draw:equation draw:name="f16" draw:formula="0+258-253"/><draw:equation draw:name="f17" draw:formula="?f16 *logwidth/5060"/><draw:equation draw:name="f18" draw:formula="0+211-169"/><draw:equation draw:name="f19" draw:formula="211*logheight/166"/><draw:equation draw:name="f20" draw:formula="0+253-253"/><draw:equation draw:name="f21" draw:formula="?f20 *logwidth/5060"/><draw:equation draw:name="f22" draw:formula="0+238-169"/><draw:equation draw:name="f23" draw:formula="238*logheight/166"/><draw:equation draw:name="f24" draw:formula="0+253-253"/><draw:equation draw:name="f25" draw:formula="?f24 *logwidth/5060"/><draw:equation draw:name="f26" draw:formula="0+265-169"/><draw:equation draw:name="f27" draw:formula="265*logheight/166"/><draw:equation draw:name="f28" draw:formula="0+258-253"/><draw:equation draw:name="f29" draw:formula="?f28 *logwidth/5060"/><draw:equation draw:name="f30" draw:formula="0+292-169"/><draw:equation draw:name="f31" draw:formula="292*logheight/166"/><draw:equation draw:name="f32" draw:formula="0+273-253"/><draw:equation draw:name="f33" draw:formula="?f32 *logwidth/5060"/><draw:equation draw:name="f34" draw:formula="0+314-169"/><draw:equation draw:name="f35" draw:formula="314*logheight/166"/><draw:equation draw:name="f36" draw:formula="0+295-253"/><draw:equation draw:name="f37" draw:formula="?f36 *logwidth/5060"/><draw:equation draw:name="f38" draw:formula="0+329-169"/><draw:equation draw:name="f39" draw:formula="329*logheight/166"/><draw:equation draw:name="f40" draw:formula="0+322-253"/><draw:equation draw:name="f41" draw:formula="?f40 *logwidth/5060"/><draw:equation draw:name="f42" draw:formula="0+334-169"/><draw:equation draw:name="f43" draw:formula="334*logheight/166"/><draw:equation draw:name="f44" draw:formula="0+5242-253"/><draw:equation draw:name="f45" draw:formula="?f44 *logwidth/5060"/><draw:equation draw:name="f46" draw:formula="0+334-169"/><draw:equation draw:name="f47" draw:formula="334*logheight/166"/><draw:equation draw:name="f48" draw:formula="0+5269-253"/><draw:equation draw:name="f49" draw:formula="?f48 *logwidth/5060"/><draw:equation draw:name="f50" draw:formula="0+329-169"/><draw:equation draw:name="f51" draw:formula="329*logheight/166"/><draw:equation draw:name="f52" draw:formula="0+5292-253"/><draw:equation draw:name="f53" draw:formula="?f52 *logwidth/5060"/><draw:equation draw:name="f54" draw:formula="0+314-169"/><draw:equation draw:name="f55" draw:formula="314*logheight/166"/><draw:equation draw:name="f56" draw:formula="0+5306-253"/><draw:equation draw:name="f57" draw:formula="?f56 *logwidth/5060"/><draw:equation draw:name="f58" draw:formula="0+292-169"/><draw:equation draw:name="f59" draw:formula="292*logheight/166"/><draw:equation draw:name="f60" draw:formula="0+5312-253"/><draw:equation draw:name="f61" draw:formula="?f60 *logwidth/5060"/><draw:equation draw:name="f62" draw:formula="0+265-169"/><draw:equation draw:name="f63" draw:formula="265*logheight/166"/><draw:equation draw:name="f64" draw:formula="0+5312-253"/><draw:equation draw:name="f65" draw:formula="?f64 *logwidth/5060"/><draw:equation draw:name="f66" draw:formula="0+238-169"/><draw:equation draw:name="f67" draw:formula="238*logheight/166"/><draw:equation draw:name="f68" draw:formula="0+5306-253"/><draw:equation draw:name="f69" draw:formula="?f68 *logwidth/5060"/><draw:equation draw:name="f70" draw:formula="0+211-169"/><draw:equation draw:name="f71" draw:formula="211*logheight/166"/><draw:equation draw:name="f72" draw:formula="0+5292-253"/><draw:equation draw:name="f73" draw:formula="?f72 *logwidth/5060"/><draw:equation draw:name="f74" draw:formula="0+189-169"/><draw:equation draw:name="f75" draw:formula="189*logheight/166"/><draw:equation draw:name="f76" draw:formula="0+5269-253"/><draw:equation draw:name="f77" draw:formula="?f76 *logwidth/5060"/><draw:equation draw:name="f78" draw:formula="0+174-169"/><draw:equation draw:name="f79" draw:formula="174*logheight/166"/><draw:equation draw:name="f80" draw:formula="0+5242-253"/><draw:equation draw:name="f81" draw:formula="?f80 *logwidth/5060"/><draw:equation draw:name="f82" draw:formula="0+169-169"/><draw:equation draw:name="f83" draw:formula="169*logheight/166"/><draw:equation draw:name="f84" draw:formula="logwidth"/><draw:equation draw:name="f85" draw:formula="logheight"/></draw:enhanced-geometry></draw:custom-shape><draw:custom-shape draw:name="docshape96" draw:style-name="gr51" draw:text-style-name="P132" svg:width="8.937cm" svg:height="0.297cm" svg:x="0.439cm" svg:y="0.295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60 166" draw:text-areas="0 0 ?f84 ?f85" draw:type="ooxml-non-primitive" draw:enhanced-path="M 0 69 L 5 42 20 20 42 5 69 0 4989 0 5016 5 5039 20 5053 42 5059 69 5059 96 5053 123 5039 145 5016 160 4989 165 69 165 42 160 20 145 5 123 0 96 0 69 Z N"><draw:equation draw:name="f0" draw:formula="0+253-253"/><draw:equation draw:name="f1" draw:formula="?f0 *logwidth/5060"/><draw:equation draw:name="f2" draw:formula="0+238-169"/><draw:equation draw:name="f3" draw:formula="238*logheight/166"/><draw:equation draw:name="f4" draw:formula="0+258-253"/><draw:equation draw:name="f5" draw:formula="?f4 *logwidth/5060"/><draw:equation draw:name="f6" draw:formula="0+211-169"/><draw:equation draw:name="f7" draw:formula="211*logheight/166"/><draw:equation draw:name="f8" draw:formula="0+273-253"/><draw:equation draw:name="f9" draw:formula="?f8 *logwidth/5060"/><draw:equation draw:name="f10" draw:formula="0+189-169"/><draw:equation draw:name="f11" draw:formula="189*logheight/166"/><draw:equation draw:name="f12" draw:formula="0+295-253"/><draw:equation draw:name="f13" draw:formula="?f12 *logwidth/5060"/><draw:equation draw:name="f14" draw:formula="0+174-169"/><draw:equation draw:name="f15" draw:formula="174*logheight/166"/><draw:equation draw:name="f16" draw:formula="0+322-253"/><draw:equation draw:name="f17" draw:formula="?f16 *logwidth/5060"/><draw:equation draw:name="f18" draw:formula="0+169-169"/><draw:equation draw:name="f19" draw:formula="169*logheight/166"/><draw:equation draw:name="f20" draw:formula="0+5242-253"/><draw:equation draw:name="f21" draw:formula="?f20 *logwidth/5060"/><draw:equation draw:name="f22" draw:formula="0+169-169"/><draw:equation draw:name="f23" draw:formula="169*logheight/166"/><draw:equation draw:name="f24" draw:formula="0+5269-253"/><draw:equation draw:name="f25" draw:formula="?f24 *logwidth/5060"/><draw:equation draw:name="f26" draw:formula="0+174-169"/><draw:equation draw:name="f27" draw:formula="174*logheight/166"/><draw:equation draw:name="f28" draw:formula="0+5292-253"/><draw:equation draw:name="f29" draw:formula="?f28 *logwidth/5060"/><draw:equation draw:name="f30" draw:formula="0+189-169"/><draw:equation draw:name="f31" draw:formula="189*logheight/166"/><draw:equation draw:name="f32" draw:formula="0+5306-253"/><draw:equation draw:name="f33" draw:formula="?f32 *logwidth/5060"/><draw:equation draw:name="f34" draw:formula="0+211-169"/><draw:equation draw:name="f35" draw:formula="211*logheight/166"/><draw:equation draw:name="f36" draw:formula="0+5312-253"/><draw:equation draw:name="f37" draw:formula="?f36 *logwidth/5060"/><draw:equation draw:name="f38" draw:formula="0+238-169"/><draw:equation draw:name="f39" draw:formula="238*logheight/166"/><draw:equation draw:name="f40" draw:formula="0+5312-253"/><draw:equation draw:name="f41" draw:formula="?f40 *logwidth/5060"/><draw:equation draw:name="f42" draw:formula="0+265-169"/><draw:equation draw:name="f43" draw:formula="265*logheight/166"/><draw:equation draw:name="f44" draw:formula="0+5306-253"/><draw:equation draw:name="f45" draw:formula="?f44 *logwidth/5060"/><draw:equation draw:name="f46" draw:formula="0+292-169"/><draw:equation draw:name="f47" draw:formula="292*logheight/166"/><draw:equation draw:name="f48" draw:formula="0+5292-253"/><draw:equation draw:name="f49" draw:formula="?f48 *logwidth/5060"/><draw:equation draw:name="f50" draw:formula="0+314-169"/><draw:equation draw:name="f51" draw:formula="314*logheight/166"/><draw:equation draw:name="f52" draw:formula="0+5269-253"/><draw:equation draw:name="f53" draw:formula="?f52 *logwidth/5060"/><draw:equation draw:name="f54" draw:formula="0+329-169"/><draw:equation draw:name="f55" draw:formula="329*logheight/166"/><draw:equation draw:name="f56" draw:formula="0+5242-253"/><draw:equation draw:name="f57" draw:formula="?f56 *logwidth/5060"/><draw:equation draw:name="f58" draw:formula="0+334-169"/><draw:equation draw:name="f59" draw:formula="334*logheight/166"/><draw:equation draw:name="f60" draw:formula="0+322-253"/><draw:equation draw:name="f61" draw:formula="?f60 *logwidth/5060"/><draw:equation draw:name="f62" draw:formula="0+334-169"/><draw:equation draw:name="f63" draw:formula="334*logheight/166"/><draw:equation draw:name="f64" draw:formula="0+295-253"/><draw:equation draw:name="f65" draw:formula="?f64 *logwidth/5060"/><draw:equation draw:name="f66" draw:formula="0+329-169"/><draw:equation draw:name="f67" draw:formula="329*logheight/166"/><draw:equation draw:name="f68" draw:formula="0+273-253"/><draw:equation draw:name="f69" draw:formula="?f68 *logwidth/5060"/><draw:equation draw:name="f70" draw:formula="0+314-169"/><draw:equation draw:name="f71" draw:formula="314*logheight/166"/><draw:equation draw:name="f72" draw:formula="0+258-253"/><draw:equation draw:name="f73" draw:formula="?f72 *logwidth/5060"/><draw:equation draw:name="f74" draw:formula="0+292-169"/><draw:equation draw:name="f75" draw:formula="292*logheight/166"/><draw:equation draw:name="f76" draw:formula="0+253-253"/><draw:equation draw:name="f77" draw:formula="?f76 *logwidth/5060"/><draw:equation draw:name="f78" draw:formula="0+265-169"/><draw:equation draw:name="f79" draw:formula="265*logheight/166"/><draw:equation draw:name="f80" draw:formula="0+253-253"/><draw:equation draw:name="f81" draw:formula="?f80 *logwidth/5060"/><draw:equation draw:name="f82" draw:formula="0+238-169"/><draw:equation draw:name="f83" draw:formula="238*logheight/166"/><draw:equation draw:name="f84" draw:formula="logwidth"/><draw:equation draw:name="f85" draw:formula="logheight"/></draw:enhanced-geometry></draw:custom-shape><draw:custom-shape draw:name="docshape97" draw:style-name="gr52" draw:text-style-name="P74" svg:width="0.883cm" svg:height="0.888cm" svg:x="0cm" svg:y="0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drawooo:sub-view-size="500 497" draw:text-areas="0 0 ?f92 ?f93" draw:type="ooxml-non-primitive" draw:enhanced-path="M 251 0 L 249 0 170 13 102 48 48 102 13 170 0 249 13 327 48 395 102 449 170 484 249 497 251 497 329 484 398 449 451 395 487 327 499 249 487 170 451 102 398 48 329 13 251 0 Z N"><draw:equation draw:name="f0" draw:formula="0+254-3"/><draw:equation draw:name="f1" draw:formula="?f0 *logwidth/500"/><draw:equation draw:name="f2" draw:formula="0+3-3"/><draw:equation draw:name="f3" draw:formula="3*logheight/497"/><draw:equation draw:name="f4" draw:formula="0+252-3"/><draw:equation draw:name="f5" draw:formula="?f4 *logwidth/500"/><draw:equation draw:name="f6" draw:formula="0+3-3"/><draw:equation draw:name="f7" draw:formula="3*logheight/497"/><draw:equation draw:name="f8" draw:formula="0+173-3"/><draw:equation draw:name="f9" draw:formula="?f8 *logwidth/500"/><draw:equation draw:name="f10" draw:formula="0+16-3"/><draw:equation draw:name="f11" draw:formula="16*logheight/497"/><draw:equation draw:name="f12" draw:formula="0+105-3"/><draw:equation draw:name="f13" draw:formula="?f12 *logwidth/500"/><draw:equation draw:name="f14" draw:formula="0+51-3"/><draw:equation draw:name="f15" draw:formula="51*logheight/497"/><draw:equation draw:name="f16" draw:formula="0+51-3"/><draw:equation draw:name="f17" draw:formula="?f16 *logwidth/500"/><draw:equation draw:name="f18" draw:formula="0+105-3"/><draw:equation draw:name="f19" draw:formula="105*logheight/497"/><draw:equation draw:name="f20" draw:formula="0+16-3"/><draw:equation draw:name="f21" draw:formula="?f20 *logwidth/500"/><draw:equation draw:name="f22" draw:formula="0+173-3"/><draw:equation draw:name="f23" draw:formula="173*logheight/497"/><draw:equation draw:name="f24" draw:formula="0+3-3"/><draw:equation draw:name="f25" draw:formula="?f24 *logwidth/500"/><draw:equation draw:name="f26" draw:formula="0+252-3"/><draw:equation draw:name="f27" draw:formula="252*logheight/497"/><draw:equation draw:name="f28" draw:formula="0+16-3"/><draw:equation draw:name="f29" draw:formula="?f28 *logwidth/500"/><draw:equation draw:name="f30" draw:formula="0+330-3"/><draw:equation draw:name="f31" draw:formula="330*logheight/497"/><draw:equation draw:name="f32" draw:formula="0+51-3"/><draw:equation draw:name="f33" draw:formula="?f32 *logwidth/500"/><draw:equation draw:name="f34" draw:formula="0+398-3"/><draw:equation draw:name="f35" draw:formula="398*logheight/497"/><draw:equation draw:name="f36" draw:formula="0+105-3"/><draw:equation draw:name="f37" draw:formula="?f36 *logwidth/500"/><draw:equation draw:name="f38" draw:formula="0+452-3"/><draw:equation draw:name="f39" draw:formula="452*logheight/497"/><draw:equation draw:name="f40" draw:formula="0+173-3"/><draw:equation draw:name="f41" draw:formula="?f40 *logwidth/500"/><draw:equation draw:name="f42" draw:formula="0+487-3"/><draw:equation draw:name="f43" draw:formula="487*logheight/497"/><draw:equation draw:name="f44" draw:formula="0+252-3"/><draw:equation draw:name="f45" draw:formula="?f44 *logwidth/500"/><draw:equation draw:name="f46" draw:formula="0+500-3"/><draw:equation draw:name="f47" draw:formula="500*logheight/497"/><draw:equation draw:name="f48" draw:formula="0+254-3"/><draw:equation draw:name="f49" draw:formula="?f48 *logwidth/500"/><draw:equation draw:name="f50" draw:formula="0+500-3"/><draw:equation draw:name="f51" draw:formula="500*logheight/497"/><draw:equation draw:name="f52" draw:formula="0+332-3"/><draw:equation draw:name="f53" draw:formula="?f52 *logwidth/500"/><draw:equation draw:name="f54" draw:formula="0+487-3"/><draw:equation draw:name="f55" draw:formula="487*logheight/497"/><draw:equation draw:name="f56" draw:formula="0+401-3"/><draw:equation draw:name="f57" draw:formula="?f56 *logwidth/500"/><draw:equation draw:name="f58" draw:formula="0+452-3"/><draw:equation draw:name="f59" draw:formula="452*logheight/497"/><draw:equation draw:name="f60" draw:formula="0+454-3"/><draw:equation draw:name="f61" draw:formula="?f60 *logwidth/500"/><draw:equation draw:name="f62" draw:formula="0+398-3"/><draw:equation draw:name="f63" draw:formula="398*logheight/497"/><draw:equation draw:name="f64" draw:formula="0+490-3"/><draw:equation draw:name="f65" draw:formula="?f64 *logwidth/500"/><draw:equation draw:name="f66" draw:formula="0+330-3"/><draw:equation draw:name="f67" draw:formula="330*logheight/497"/><draw:equation draw:name="f68" draw:formula="0+502-3"/><draw:equation draw:name="f69" draw:formula="?f68 *logwidth/500"/><draw:equation draw:name="f70" draw:formula="0+252-3"/><draw:equation draw:name="f71" draw:formula="252*logheight/497"/><draw:equation draw:name="f72" draw:formula="0+490-3"/><draw:equation draw:name="f73" draw:formula="?f72 *logwidth/500"/><draw:equation draw:name="f74" draw:formula="0+173-3"/><draw:equation draw:name="f75" draw:formula="173*logheight/497"/><draw:equation draw:name="f76" draw:formula="0+454-3"/><draw:equation draw:name="f77" draw:formula="?f76 *logwidth/500"/><draw:equation draw:name="f78" draw:formula="0+105-3"/><draw:equation draw:name="f79" draw:formula="105*logheight/497"/><draw:equation draw:name="f80" draw:formula="0+401-3"/><draw:equation draw:name="f81" draw:formula="?f80 *logwidth/500"/><draw:equation draw:name="f82" draw:formula="0+51-3"/><draw:equation draw:name="f83" draw:formula="51*logheight/497"/><draw:equation draw:name="f84" draw:formula="0+332-3"/><draw:equation draw:name="f85" draw:formula="?f84 *logwidth/500"/><draw:equation draw:name="f86" draw:formula="0+16-3"/><draw:equation draw:name="f87" draw:formula="16*logheight/497"/><draw:equation draw:name="f88" draw:formula="0+254-3"/><draw:equation draw:name="f89" draw:formula="?f88 *logwidth/500"/><draw:equation draw:name="f90" draw:formula="0+3-3"/><draw:equation draw:name="f91" draw:formula="3*logheight/497"/><draw:equation draw:name="f92" draw:formula="logwidth"/><draw:equation draw:name="f93" draw:formula="logheight"/></draw:enhanced-geometry></draw:custom-shape><draw:custom-shape draw:name="docshape98" draw:style-name="gr53" draw:text-style-name="P132" svg:width="0.883cm" svg:height="0.888cm" svg:x="0cm" svg:y="0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drawooo:sub-view-size="500 497" draw:text-areas="0 0 ?f92 ?f93" draw:type="ooxml-non-primitive" draw:enhanced-path="M 0 249 L 13 170 48 102 102 48 170 13 249 0 251 0 329 13 398 48 451 102 487 170 499 249 487 327 451 395 398 449 329 484 251 497 249 497 170 484 102 449 48 395 13 327 0 249 Z N"><draw:equation draw:name="f0" draw:formula="0+3-3"/><draw:equation draw:name="f1" draw:formula="?f0 *logwidth/500"/><draw:equation draw:name="f2" draw:formula="0+252-3"/><draw:equation draw:name="f3" draw:formula="252*logheight/497"/><draw:equation draw:name="f4" draw:formula="0+16-3"/><draw:equation draw:name="f5" draw:formula="?f4 *logwidth/500"/><draw:equation draw:name="f6" draw:formula="0+173-3"/><draw:equation draw:name="f7" draw:formula="173*logheight/497"/><draw:equation draw:name="f8" draw:formula="0+51-3"/><draw:equation draw:name="f9" draw:formula="?f8 *logwidth/500"/><draw:equation draw:name="f10" draw:formula="0+105-3"/><draw:equation draw:name="f11" draw:formula="105*logheight/497"/><draw:equation draw:name="f12" draw:formula="0+105-3"/><draw:equation draw:name="f13" draw:formula="?f12 *logwidth/500"/><draw:equation draw:name="f14" draw:formula="0+51-3"/><draw:equation draw:name="f15" draw:formula="51*logheight/497"/><draw:equation draw:name="f16" draw:formula="0+173-3"/><draw:equation draw:name="f17" draw:formula="?f16 *logwidth/500"/><draw:equation draw:name="f18" draw:formula="0+16-3"/><draw:equation draw:name="f19" draw:formula="16*logheight/497"/><draw:equation draw:name="f20" draw:formula="0+252-3"/><draw:equation draw:name="f21" draw:formula="?f20 *logwidth/500"/><draw:equation draw:name="f22" draw:formula="0+3-3"/><draw:equation draw:name="f23" draw:formula="3*logheight/497"/><draw:equation draw:name="f24" draw:formula="0+254-3"/><draw:equation draw:name="f25" draw:formula="?f24 *logwidth/500"/><draw:equation draw:name="f26" draw:formula="0+3-3"/><draw:equation draw:name="f27" draw:formula="3*logheight/497"/><draw:equation draw:name="f28" draw:formula="0+332-3"/><draw:equation draw:name="f29" draw:formula="?f28 *logwidth/500"/><draw:equation draw:name="f30" draw:formula="0+16-3"/><draw:equation draw:name="f31" draw:formula="16*logheight/497"/><draw:equation draw:name="f32" draw:formula="0+401-3"/><draw:equation draw:name="f33" draw:formula="?f32 *logwidth/500"/><draw:equation draw:name="f34" draw:formula="0+51-3"/><draw:equation draw:name="f35" draw:formula="51*logheight/497"/><draw:equation draw:name="f36" draw:formula="0+454-3"/><draw:equation draw:name="f37" draw:formula="?f36 *logwidth/500"/><draw:equation draw:name="f38" draw:formula="0+105-3"/><draw:equation draw:name="f39" draw:formula="105*logheight/497"/><draw:equation draw:name="f40" draw:formula="0+490-3"/><draw:equation draw:name="f41" draw:formula="?f40 *logwidth/500"/><draw:equation draw:name="f42" draw:formula="0+173-3"/><draw:equation draw:name="f43" draw:formula="173*logheight/497"/><draw:equation draw:name="f44" draw:formula="0+502-3"/><draw:equation draw:name="f45" draw:formula="?f44 *logwidth/500"/><draw:equation draw:name="f46" draw:formula="0+252-3"/><draw:equation draw:name="f47" draw:formula="252*logheight/497"/><draw:equation draw:name="f48" draw:formula="0+490-3"/><draw:equation draw:name="f49" draw:formula="?f48 *logwidth/500"/><draw:equation draw:name="f50" draw:formula="0+330-3"/><draw:equation draw:name="f51" draw:formula="330*logheight/497"/><draw:equation draw:name="f52" draw:formula="0+454-3"/><draw:equation draw:name="f53" draw:formula="?f52 *logwidth/500"/><draw:equation draw:name="f54" draw:formula="0+398-3"/><draw:equation draw:name="f55" draw:formula="398*logheight/497"/><draw:equation draw:name="f56" draw:formula="0+401-3"/><draw:equation draw:name="f57" draw:formula="?f56 *logwidth/500"/><draw:equation draw:name="f58" draw:formula="0+452-3"/><draw:equation draw:name="f59" draw:formula="452*logheight/497"/><draw:equation draw:name="f60" draw:formula="0+332-3"/><draw:equation draw:name="f61" draw:formula="?f60 *logwidth/500"/><draw:equation draw:name="f62" draw:formula="0+487-3"/><draw:equation draw:name="f63" draw:formula="487*logheight/497"/><draw:equation draw:name="f64" draw:formula="0+254-3"/><draw:equation draw:name="f65" draw:formula="?f64 *logwidth/500"/><draw:equation draw:name="f66" draw:formula="0+500-3"/><draw:equation draw:name="f67" draw:formula="500*logheight/497"/><draw:equation draw:name="f68" draw:formula="0+252-3"/><draw:equation draw:name="f69" draw:formula="?f68 *logwidth/500"/><draw:equation draw:name="f70" draw:formula="0+500-3"/><draw:equation draw:name="f71" draw:formula="500*logheight/497"/><draw:equation draw:name="f72" draw:formula="0+173-3"/><draw:equation draw:name="f73" draw:formula="?f72 *logwidth/500"/><draw:equation draw:name="f74" draw:formula="0+487-3"/><draw:equation draw:name="f75" draw:formula="487*logheight/497"/><draw:equation draw:name="f76" draw:formula="0+105-3"/><draw:equation draw:name="f77" draw:formula="?f76 *logwidth/500"/><draw:equation draw:name="f78" draw:formula="0+452-3"/><draw:equation draw:name="f79" draw:formula="452*logheight/497"/><draw:equation draw:name="f80" draw:formula="0+51-3"/><draw:equation draw:name="f81" draw:formula="?f80 *logwidth/500"/><draw:equation draw:name="f82" draw:formula="0+398-3"/><draw:equation draw:name="f83" draw:formula="398*logheight/497"/><draw:equation draw:name="f84" draw:formula="0+16-3"/><draw:equation draw:name="f85" draw:formula="?f84 *logwidth/500"/><draw:equation draw:name="f86" draw:formula="0+330-3"/><draw:equation draw:name="f87" draw:formula="330*logheight/497"/><draw:equation draw:name="f88" draw:formula="0+3-3"/><draw:equation draw:name="f89" draw:formula="?f88 *logwidth/500"/><draw:equation draw:name="f90" draw:formula="0+252-3"/><draw:equation draw:name="f91" draw:formula="252*logheight/497"/><draw:equation draw:name="f92" draw:formula="logwidth"/><draw:equation draw:name="f93" draw:formula="logheight"/></draw:enhanced-geometry></draw:custom-shape><draw:frame draw:name="docshape99" draw:style-name="gr19" draw:text-style-name="P75" svg:width="0.352cm" svg:height="0.428cm" svg:x="0.261cm" svg:y="0.229cm"><draw:image xlink:href="Pictures/100000010000001B00000020FEA14139.png" xlink:type="simple" xlink:show="embed" xlink:actuate="onLoad" draw:mime-type="image/png"><text:p/></draw:image></draw:frame></draw:g></text:p>
      </text:section>
      <text:section text:style-name="Sect13" text:name="Section21">
        <text:p text:style-name="P219" loext:marker-style-name="T360"/>
        <text:h text:style-name="Heading_20_4" text:outline-level="4"><text:span text:style-name="T41">Token</text:span><text:span text:style-name="T351"> </text:span><text:span text:style-name="T34">Generation</text:span></text:h>
        <text:p text:style-name="P214" loext:marker-style-name="T68"><text:span text:style-name="T347">JWT tokens contain minimal payload (user ID only), are signed with secret key, have approximately 7-day expiration time, and should be stored securely in HTTP-only cookies or client-side </text:span><text:span text:style-name="T361">storage</text:span></text:p>
        <text:h text:style-name="P220" text:outline-level="4"><text:span text:style-name="T31">Route</text:span><text:span text:style-name="T49"> </text:span><text:span text:style-name="T34">Protection</text:span></text:h>
        <text:p text:style-name="P214" loext:marker-style-name="T68"><draw:g text:anchor-type="char" draw:z-index="5" draw:name="docshapegroup100" draw:style-name="gr46"><draw:custom-shape draw:name="docshape101" draw:style-name="gr47" draw:text-style-name="P74" svg:width="8.942cm" svg:height="0.297cm" svg:x="1.466cm" svg:y="-0.78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62 166" draw:text-areas="0 0 ?f84 ?f85" draw:type="ooxml-non-primitive" draw:enhanced-path="M 4992 0 L 69 0 42 6 20 20 5 43 0 70 0 96 5 123 20 145 42 160 69 166 4992 166 5019 160 5041 145 5056 123 5061 96 5061 70 5056 43 5041 20 5019 6 4992 0 Z N"><draw:equation draw:name="f0" draw:formula="0+5824-832"/><draw:equation draw:name="f1" draw:formula="?f0 *logwidth/5062"/><draw:equation draw:name="f2" draw:formula="0+-444--444"/><draw:equation draw:name="f3" draw:formula="-444*logheight/166"/><draw:equation draw:name="f4" draw:formula="0+901-832"/><draw:equation draw:name="f5" draw:formula="?f4 *logwidth/5062"/><draw:equation draw:name="f6" draw:formula="0+-444--444"/><draw:equation draw:name="f7" draw:formula="-444*logheight/166"/><draw:equation draw:name="f8" draw:formula="0+874-832"/><draw:equation draw:name="f9" draw:formula="?f8 *logwidth/5062"/><draw:equation draw:name="f10" draw:formula="0+-438--444"/><draw:equation draw:name="f11" draw:formula="-438*logheight/166"/><draw:equation draw:name="f12" draw:formula="0+852-832"/><draw:equation draw:name="f13" draw:formula="?f12 *logwidth/5062"/><draw:equation draw:name="f14" draw:formula="0+-424--444"/><draw:equation draw:name="f15" draw:formula="-424*logheight/166"/><draw:equation draw:name="f16" draw:formula="0+837-832"/><draw:equation draw:name="f17" draw:formula="?f16 *logwidth/5062"/><draw:equation draw:name="f18" draw:formula="0+-401--444"/><draw:equation draw:name="f19" draw:formula="-401*logheight/166"/><draw:equation draw:name="f20" draw:formula="0+832-832"/><draw:equation draw:name="f21" draw:formula="?f20 *logwidth/5062"/><draw:equation draw:name="f22" draw:formula="0+-374--444"/><draw:equation draw:name="f23" draw:formula="-374*logheight/166"/><draw:equation draw:name="f24" draw:formula="0+832-832"/><draw:equation draw:name="f25" draw:formula="?f24 *logwidth/5062"/><draw:equation draw:name="f26" draw:formula="0+-348--444"/><draw:equation draw:name="f27" draw:formula="-348*logheight/166"/><draw:equation draw:name="f28" draw:formula="0+837-832"/><draw:equation draw:name="f29" draw:formula="?f28 *logwidth/5062"/><draw:equation draw:name="f30" draw:formula="0+-321--444"/><draw:equation draw:name="f31" draw:formula="-321*logheight/166"/><draw:equation draw:name="f32" draw:formula="0+852-832"/><draw:equation draw:name="f33" draw:formula="?f32 *logwidth/5062"/><draw:equation draw:name="f34" draw:formula="0+-299--444"/><draw:equation draw:name="f35" draw:formula="-299*logheight/166"/><draw:equation draw:name="f36" draw:formula="0+874-832"/><draw:equation draw:name="f37" draw:formula="?f36 *logwidth/5062"/><draw:equation draw:name="f38" draw:formula="0+-284--444"/><draw:equation draw:name="f39" draw:formula="-284*logheight/166"/><draw:equation draw:name="f40" draw:formula="0+901-832"/><draw:equation draw:name="f41" draw:formula="?f40 *logwidth/5062"/><draw:equation draw:name="f42" draw:formula="0+-278--444"/><draw:equation draw:name="f43" draw:formula="-278*logheight/166"/><draw:equation draw:name="f44" draw:formula="0+5824-832"/><draw:equation draw:name="f45" draw:formula="?f44 *logwidth/5062"/><draw:equation draw:name="f46" draw:formula="0+-278--444"/><draw:equation draw:name="f47" draw:formula="-278*logheight/166"/><draw:equation draw:name="f48" draw:formula="0+5851-832"/><draw:equation draw:name="f49" draw:formula="?f48 *logwidth/5062"/><draw:equation draw:name="f50" draw:formula="0+-284--444"/><draw:equation draw:name="f51" draw:formula="-284*logheight/166"/><draw:equation draw:name="f52" draw:formula="0+5873-832"/><draw:equation draw:name="f53" draw:formula="?f52 *logwidth/5062"/><draw:equation draw:name="f54" draw:formula="0+-299--444"/><draw:equation draw:name="f55" draw:formula="-299*logheight/166"/><draw:equation draw:name="f56" draw:formula="0+5888-832"/><draw:equation draw:name="f57" draw:formula="?f56 *logwidth/5062"/><draw:equation draw:name="f58" draw:formula="0+-321--444"/><draw:equation draw:name="f59" draw:formula="-321*logheight/166"/><draw:equation draw:name="f60" draw:formula="0+5893-832"/><draw:equation draw:name="f61" draw:formula="?f60 *logwidth/5062"/><draw:equation draw:name="f62" draw:formula="0+-348--444"/><draw:equation draw:name="f63" draw:formula="-348*logheight/166"/><draw:equation draw:name="f64" draw:formula="0+5893-832"/><draw:equation draw:name="f65" draw:formula="?f64 *logwidth/5062"/><draw:equation draw:name="f66" draw:formula="0+-374--444"/><draw:equation draw:name="f67" draw:formula="-374*logheight/166"/><draw:equation draw:name="f68" draw:formula="0+5888-832"/><draw:equation draw:name="f69" draw:formula="?f68 *logwidth/5062"/><draw:equation draw:name="f70" draw:formula="0+-401--444"/><draw:equation draw:name="f71" draw:formula="-401*logheight/166"/><draw:equation draw:name="f72" draw:formula="0+5873-832"/><draw:equation draw:name="f73" draw:formula="?f72 *logwidth/5062"/><draw:equation draw:name="f74" draw:formula="0+-424--444"/><draw:equation draw:name="f75" draw:formula="-424*logheight/166"/><draw:equation draw:name="f76" draw:formula="0+5851-832"/><draw:equation draw:name="f77" draw:formula="?f76 *logwidth/5062"/><draw:equation draw:name="f78" draw:formula="0+-438--444"/><draw:equation draw:name="f79" draw:formula="-438*logheight/166"/><draw:equation draw:name="f80" draw:formula="0+5824-832"/><draw:equation draw:name="f81" draw:formula="?f80 *logwidth/5062"/><draw:equation draw:name="f82" draw:formula="0+-444--444"/><draw:equation draw:name="f83" draw:formula="-444*logheight/166"/><draw:equation draw:name="f84" draw:formula="logwidth"/><draw:equation draw:name="f85" draw:formula="logheight"/></draw:enhanced-geometry></draw:custom-shape><draw:custom-shape draw:name="docshape102" draw:style-name="gr48" draw:text-style-name="P132" svg:width="8.942cm" svg:height="0.297cm" svg:x="1.466cm" svg:y="-0.78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062 166" draw:text-areas="0 0 ?f84 ?f85" draw:type="ooxml-non-primitive" draw:enhanced-path="M 0 70 L 5 43 20 20 42 6 69 0 4992 0 5019 6 5041 20 5056 43 5061 70 5061 96 5056 123 5041 145 5019 160 4992 166 69 166 42 160 20 145 5 123 0 96 0 70 Z N"><draw:equation draw:name="f0" draw:formula="0+832-832"/><draw:equation draw:name="f1" draw:formula="?f0 *logwidth/5062"/><draw:equation draw:name="f2" draw:formula="0+-374--444"/><draw:equation draw:name="f3" draw:formula="-374*logheight/166"/><draw:equation draw:name="f4" draw:formula="0+837-832"/><draw:equation draw:name="f5" draw:formula="?f4 *logwidth/5062"/><draw:equation draw:name="f6" draw:formula="0+-401--444"/><draw:equation draw:name="f7" draw:formula="-401*logheight/166"/><draw:equation draw:name="f8" draw:formula="0+852-832"/><draw:equation draw:name="f9" draw:formula="?f8 *logwidth/5062"/><draw:equation draw:name="f10" draw:formula="0+-424--444"/><draw:equation draw:name="f11" draw:formula="-424*logheight/166"/><draw:equation draw:name="f12" draw:formula="0+874-832"/><draw:equation draw:name="f13" draw:formula="?f12 *logwidth/5062"/><draw:equation draw:name="f14" draw:formula="0+-438--444"/><draw:equation draw:name="f15" draw:formula="-438*logheight/166"/><draw:equation draw:name="f16" draw:formula="0+901-832"/><draw:equation draw:name="f17" draw:formula="?f16 *logwidth/5062"/><draw:equation draw:name="f18" draw:formula="0+-444--444"/><draw:equation draw:name="f19" draw:formula="-444*logheight/166"/><draw:equation draw:name="f20" draw:formula="0+5824-832"/><draw:equation draw:name="f21" draw:formula="?f20 *logwidth/5062"/><draw:equation draw:name="f22" draw:formula="0+-444--444"/><draw:equation draw:name="f23" draw:formula="-444*logheight/166"/><draw:equation draw:name="f24" draw:formula="0+5851-832"/><draw:equation draw:name="f25" draw:formula="?f24 *logwidth/5062"/><draw:equation draw:name="f26" draw:formula="0+-438--444"/><draw:equation draw:name="f27" draw:formula="-438*logheight/166"/><draw:equation draw:name="f28" draw:formula="0+5873-832"/><draw:equation draw:name="f29" draw:formula="?f28 *logwidth/5062"/><draw:equation draw:name="f30" draw:formula="0+-424--444"/><draw:equation draw:name="f31" draw:formula="-424*logheight/166"/><draw:equation draw:name="f32" draw:formula="0+5888-832"/><draw:equation draw:name="f33" draw:formula="?f32 *logwidth/5062"/><draw:equation draw:name="f34" draw:formula="0+-401--444"/><draw:equation draw:name="f35" draw:formula="-401*logheight/166"/><draw:equation draw:name="f36" draw:formula="0+5893-832"/><draw:equation draw:name="f37" draw:formula="?f36 *logwidth/5062"/><draw:equation draw:name="f38" draw:formula="0+-374--444"/><draw:equation draw:name="f39" draw:formula="-374*logheight/166"/><draw:equation draw:name="f40" draw:formula="0+5893-832"/><draw:equation draw:name="f41" draw:formula="?f40 *logwidth/5062"/><draw:equation draw:name="f42" draw:formula="0+-348--444"/><draw:equation draw:name="f43" draw:formula="-348*logheight/166"/><draw:equation draw:name="f44" draw:formula="0+5888-832"/><draw:equation draw:name="f45" draw:formula="?f44 *logwidth/5062"/><draw:equation draw:name="f46" draw:formula="0+-321--444"/><draw:equation draw:name="f47" draw:formula="-321*logheight/166"/><draw:equation draw:name="f48" draw:formula="0+5873-832"/><draw:equation draw:name="f49" draw:formula="?f48 *logwidth/5062"/><draw:equation draw:name="f50" draw:formula="0+-299--444"/><draw:equation draw:name="f51" draw:formula="-299*logheight/166"/><draw:equation draw:name="f52" draw:formula="0+5851-832"/><draw:equation draw:name="f53" draw:formula="?f52 *logwidth/5062"/><draw:equation draw:name="f54" draw:formula="0+-284--444"/><draw:equation draw:name="f55" draw:formula="-284*logheight/166"/><draw:equation draw:name="f56" draw:formula="0+5824-832"/><draw:equation draw:name="f57" draw:formula="?f56 *logwidth/5062"/><draw:equation draw:name="f58" draw:formula="0+-278--444"/><draw:equation draw:name="f59" draw:formula="-278*logheight/166"/><draw:equation draw:name="f60" draw:formula="0+901-832"/><draw:equation draw:name="f61" draw:formula="?f60 *logwidth/5062"/><draw:equation draw:name="f62" draw:formula="0+-278--444"/><draw:equation draw:name="f63" draw:formula="-278*logheight/166"/><draw:equation draw:name="f64" draw:formula="0+874-832"/><draw:equation draw:name="f65" draw:formula="?f64 *logwidth/5062"/><draw:equation draw:name="f66" draw:formula="0+-284--444"/><draw:equation draw:name="f67" draw:formula="-284*logheight/166"/><draw:equation draw:name="f68" draw:formula="0+852-832"/><draw:equation draw:name="f69" draw:formula="?f68 *logwidth/5062"/><draw:equation draw:name="f70" draw:formula="0+-299--444"/><draw:equation draw:name="f71" draw:formula="-299*logheight/166"/><draw:equation draw:name="f72" draw:formula="0+837-832"/><draw:equation draw:name="f73" draw:formula="?f72 *logwidth/5062"/><draw:equation draw:name="f74" draw:formula="0+-321--444"/><draw:equation draw:name="f75" draw:formula="-321*logheight/166"/><draw:equation draw:name="f76" draw:formula="0+832-832"/><draw:equation draw:name="f77" draw:formula="?f76 *logwidth/5062"/><draw:equation draw:name="f78" draw:formula="0+-348--444"/><draw:equation draw:name="f79" draw:formula="-348*logheight/166"/><draw:equation draw:name="f80" draw:formula="0+832-832"/><draw:equation draw:name="f81" draw:formula="?f80 *logwidth/5062"/><draw:equation draw:name="f82" draw:formula="0+-374--444"/><draw:equation draw:name="f83" draw:formula="-374*logheight/166"/><draw:equation draw:name="f84" draw:formula="logwidth"/><draw:equation draw:name="f85" draw:formula="logheight"/></draw:enhanced-geometry></draw:custom-shape><draw:custom-shape draw:name="docshape103" draw:style-name="gr52" draw:text-style-name="P74" svg:width="0.883cm" svg:height="0.888cm" svg:x="1.027cm" svg:y="-1.076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drawooo:sub-view-size="500 497" draw:text-areas="0 0 ?f92 ?f93" draw:type="ooxml-non-primitive" draw:enhanced-path="M 251 0 L 248 0 170 13 102 48 48 102 13 170 0 249 13 327 48 396 102 449 170 485 248 497 251 497 329 485 397 449 451 396 487 327 499 249 487 170 451 102 397 48 329 13 251 0 Z N"><draw:equation draw:name="f0" draw:formula="0+833-582"/><draw:equation draw:name="f1" draw:formula="?f0 *logwidth/500"/><draw:equation draw:name="f2" draw:formula="0+-610--610"/><draw:equation draw:name="f3" draw:formula="-610*logheight/497"/><draw:equation draw:name="f4" draw:formula="0+830-582"/><draw:equation draw:name="f5" draw:formula="?f4 *logwidth/500"/><draw:equation draw:name="f6" draw:formula="0+-610--610"/><draw:equation draw:name="f7" draw:formula="-610*logheight/497"/><draw:equation draw:name="f8" draw:formula="0+752-582"/><draw:equation draw:name="f9" draw:formula="?f8 *logwidth/500"/><draw:equation draw:name="f10" draw:formula="0+-597--610"/><draw:equation draw:name="f11" draw:formula="-597*logheight/497"/><draw:equation draw:name="f12" draw:formula="0+684-582"/><draw:equation draw:name="f13" draw:formula="?f12 *logwidth/500"/><draw:equation draw:name="f14" draw:formula="0+-562--610"/><draw:equation draw:name="f15" draw:formula="-562*logheight/497"/><draw:equation draw:name="f16" draw:formula="0+630-582"/><draw:equation draw:name="f17" draw:formula="?f16 *logwidth/500"/><draw:equation draw:name="f18" draw:formula="0+-508--610"/><draw:equation draw:name="f19" draw:formula="-508*logheight/497"/><draw:equation draw:name="f20" draw:formula="0+595-582"/><draw:equation draw:name="f21" draw:formula="?f20 *logwidth/500"/><draw:equation draw:name="f22" draw:formula="0+-440--610"/><draw:equation draw:name="f23" draw:formula="-440*logheight/497"/><draw:equation draw:name="f24" draw:formula="0+582-582"/><draw:equation draw:name="f25" draw:formula="?f24 *logwidth/500"/><draw:equation draw:name="f26" draw:formula="0+-361--610"/><draw:equation draw:name="f27" draw:formula="-361*logheight/497"/><draw:equation draw:name="f28" draw:formula="0+595-582"/><draw:equation draw:name="f29" draw:formula="?f28 *logwidth/500"/><draw:equation draw:name="f30" draw:formula="0+-283--610"/><draw:equation draw:name="f31" draw:formula="-283*logheight/497"/><draw:equation draw:name="f32" draw:formula="0+630-582"/><draw:equation draw:name="f33" draw:formula="?f32 *logwidth/500"/><draw:equation draw:name="f34" draw:formula="0+-214--610"/><draw:equation draw:name="f35" draw:formula="-214*logheight/497"/><draw:equation draw:name="f36" draw:formula="0+684-582"/><draw:equation draw:name="f37" draw:formula="?f36 *logwidth/500"/><draw:equation draw:name="f38" draw:formula="0+-161--610"/><draw:equation draw:name="f39" draw:formula="-161*logheight/497"/><draw:equation draw:name="f40" draw:formula="0+752-582"/><draw:equation draw:name="f41" draw:formula="?f40 *logwidth/500"/><draw:equation draw:name="f42" draw:formula="0+-125--610"/><draw:equation draw:name="f43" draw:formula="-125*logheight/497"/><draw:equation draw:name="f44" draw:formula="0+830-582"/><draw:equation draw:name="f45" draw:formula="?f44 *logwidth/500"/><draw:equation draw:name="f46" draw:formula="0+-113--610"/><draw:equation draw:name="f47" draw:formula="-113*logheight/497"/><draw:equation draw:name="f48" draw:formula="0+833-582"/><draw:equation draw:name="f49" draw:formula="?f48 *logwidth/500"/><draw:equation draw:name="f50" draw:formula="0+-113--610"/><draw:equation draw:name="f51" draw:formula="-113*logheight/497"/><draw:equation draw:name="f52" draw:formula="0+911-582"/><draw:equation draw:name="f53" draw:formula="?f52 *logwidth/500"/><draw:equation draw:name="f54" draw:formula="0+-125--610"/><draw:equation draw:name="f55" draw:formula="-125*logheight/497"/><draw:equation draw:name="f56" draw:formula="0+979-582"/><draw:equation draw:name="f57" draw:formula="?f56 *logwidth/500"/><draw:equation draw:name="f58" draw:formula="0+-161--610"/><draw:equation draw:name="f59" draw:formula="-161*logheight/497"/><draw:equation draw:name="f60" draw:formula="0+1033-582"/><draw:equation draw:name="f61" draw:formula="?f60 *logwidth/500"/><draw:equation draw:name="f62" draw:formula="0+-214--610"/><draw:equation draw:name="f63" draw:formula="-214*logheight/497"/><draw:equation draw:name="f64" draw:formula="0+1069-582"/><draw:equation draw:name="f65" draw:formula="?f64 *logwidth/500"/><draw:equation draw:name="f66" draw:formula="0+-283--610"/><draw:equation draw:name="f67" draw:formula="-283*logheight/497"/><draw:equation draw:name="f68" draw:formula="0+1081-582"/><draw:equation draw:name="f69" draw:formula="?f68 *logwidth/500"/><draw:equation draw:name="f70" draw:formula="0+-361--610"/><draw:equation draw:name="f71" draw:formula="-361*logheight/497"/><draw:equation draw:name="f72" draw:formula="0+1069-582"/><draw:equation draw:name="f73" draw:formula="?f72 *logwidth/500"/><draw:equation draw:name="f74" draw:formula="0+-440--610"/><draw:equation draw:name="f75" draw:formula="-440*logheight/497"/><draw:equation draw:name="f76" draw:formula="0+1033-582"/><draw:equation draw:name="f77" draw:formula="?f76 *logwidth/500"/><draw:equation draw:name="f78" draw:formula="0+-508--610"/><draw:equation draw:name="f79" draw:formula="-508*logheight/497"/><draw:equation draw:name="f80" draw:formula="0+979-582"/><draw:equation draw:name="f81" draw:formula="?f80 *logwidth/500"/><draw:equation draw:name="f82" draw:formula="0+-562--610"/><draw:equation draw:name="f83" draw:formula="-562*logheight/497"/><draw:equation draw:name="f84" draw:formula="0+911-582"/><draw:equation draw:name="f85" draw:formula="?f84 *logwidth/500"/><draw:equation draw:name="f86" draw:formula="0+-597--610"/><draw:equation draw:name="f87" draw:formula="-597*logheight/497"/><draw:equation draw:name="f88" draw:formula="0+833-582"/><draw:equation draw:name="f89" draw:formula="?f88 *logwidth/500"/><draw:equation draw:name="f90" draw:formula="0+-610--610"/><draw:equation draw:name="f91" draw:formula="-610*logheight/497"/><draw:equation draw:name="f92" draw:formula="logwidth"/><draw:equation draw:name="f93" draw:formula="logheight"/></draw:enhanced-geometry></draw:custom-shape><draw:custom-shape draw:name="docshape104" draw:style-name="gr53" draw:text-style-name="P132" svg:width="0.883cm" svg:height="0.888cm" svg:x="1.027cm" svg:y="-1.076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drawooo:sub-view-size="500 497" draw:text-areas="0 0 ?f92 ?f93" draw:type="ooxml-non-primitive" draw:enhanced-path="M 0 249 L 13 170 48 102 102 48 170 13 248 0 251 0 329 13 397 48 451 102 487 170 499 249 487 327 451 396 397 449 329 485 251 497 248 497 170 485 102 449 48 396 13 327 0 249 Z N"><draw:equation draw:name="f0" draw:formula="0+582-582"/><draw:equation draw:name="f1" draw:formula="?f0 *logwidth/500"/><draw:equation draw:name="f2" draw:formula="0+-361--610"/><draw:equation draw:name="f3" draw:formula="-361*logheight/497"/><draw:equation draw:name="f4" draw:formula="0+595-582"/><draw:equation draw:name="f5" draw:formula="?f4 *logwidth/500"/><draw:equation draw:name="f6" draw:formula="0+-440--610"/><draw:equation draw:name="f7" draw:formula="-440*logheight/497"/><draw:equation draw:name="f8" draw:formula="0+630-582"/><draw:equation draw:name="f9" draw:formula="?f8 *logwidth/500"/><draw:equation draw:name="f10" draw:formula="0+-508--610"/><draw:equation draw:name="f11" draw:formula="-508*logheight/497"/><draw:equation draw:name="f12" draw:formula="0+684-582"/><draw:equation draw:name="f13" draw:formula="?f12 *logwidth/500"/><draw:equation draw:name="f14" draw:formula="0+-562--610"/><draw:equation draw:name="f15" draw:formula="-562*logheight/497"/><draw:equation draw:name="f16" draw:formula="0+752-582"/><draw:equation draw:name="f17" draw:formula="?f16 *logwidth/500"/><draw:equation draw:name="f18" draw:formula="0+-597--610"/><draw:equation draw:name="f19" draw:formula="-597*logheight/497"/><draw:equation draw:name="f20" draw:formula="0+830-582"/><draw:equation draw:name="f21" draw:formula="?f20 *logwidth/500"/><draw:equation draw:name="f22" draw:formula="0+-610--610"/><draw:equation draw:name="f23" draw:formula="-610*logheight/497"/><draw:equation draw:name="f24" draw:formula="0+833-582"/><draw:equation draw:name="f25" draw:formula="?f24 *logwidth/500"/><draw:equation draw:name="f26" draw:formula="0+-610--610"/><draw:equation draw:name="f27" draw:formula="-610*logheight/497"/><draw:equation draw:name="f28" draw:formula="0+911-582"/><draw:equation draw:name="f29" draw:formula="?f28 *logwidth/500"/><draw:equation draw:name="f30" draw:formula="0+-597--610"/><draw:equation draw:name="f31" draw:formula="-597*logheight/497"/><draw:equation draw:name="f32" draw:formula="0+979-582"/><draw:equation draw:name="f33" draw:formula="?f32 *logwidth/500"/><draw:equation draw:name="f34" draw:formula="0+-562--610"/><draw:equation draw:name="f35" draw:formula="-562*logheight/497"/><draw:equation draw:name="f36" draw:formula="0+1033-582"/><draw:equation draw:name="f37" draw:formula="?f36 *logwidth/500"/><draw:equation draw:name="f38" draw:formula="0+-508--610"/><draw:equation draw:name="f39" draw:formula="-508*logheight/497"/><draw:equation draw:name="f40" draw:formula="0+1069-582"/><draw:equation draw:name="f41" draw:formula="?f40 *logwidth/500"/><draw:equation draw:name="f42" draw:formula="0+-440--610"/><draw:equation draw:name="f43" draw:formula="-440*logheight/497"/><draw:equation draw:name="f44" draw:formula="0+1081-582"/><draw:equation draw:name="f45" draw:formula="?f44 *logwidth/500"/><draw:equation draw:name="f46" draw:formula="0+-361--610"/><draw:equation draw:name="f47" draw:formula="-361*logheight/497"/><draw:equation draw:name="f48" draw:formula="0+1069-582"/><draw:equation draw:name="f49" draw:formula="?f48 *logwidth/500"/><draw:equation draw:name="f50" draw:formula="0+-283--610"/><draw:equation draw:name="f51" draw:formula="-283*logheight/497"/><draw:equation draw:name="f52" draw:formula="0+1033-582"/><draw:equation draw:name="f53" draw:formula="?f52 *logwidth/500"/><draw:equation draw:name="f54" draw:formula="0+-214--610"/><draw:equation draw:name="f55" draw:formula="-214*logheight/497"/><draw:equation draw:name="f56" draw:formula="0+979-582"/><draw:equation draw:name="f57" draw:formula="?f56 *logwidth/500"/><draw:equation draw:name="f58" draw:formula="0+-161--610"/><draw:equation draw:name="f59" draw:formula="-161*logheight/497"/><draw:equation draw:name="f60" draw:formula="0+911-582"/><draw:equation draw:name="f61" draw:formula="?f60 *logwidth/500"/><draw:equation draw:name="f62" draw:formula="0+-125--610"/><draw:equation draw:name="f63" draw:formula="-125*logheight/497"/><draw:equation draw:name="f64" draw:formula="0+833-582"/><draw:equation draw:name="f65" draw:formula="?f64 *logwidth/500"/><draw:equation draw:name="f66" draw:formula="0+-113--610"/><draw:equation draw:name="f67" draw:formula="-113*logheight/497"/><draw:equation draw:name="f68" draw:formula="0+830-582"/><draw:equation draw:name="f69" draw:formula="?f68 *logwidth/500"/><draw:equation draw:name="f70" draw:formula="0+-113--610"/><draw:equation draw:name="f71" draw:formula="-113*logheight/497"/><draw:equation draw:name="f72" draw:formula="0+752-582"/><draw:equation draw:name="f73" draw:formula="?f72 *logwidth/500"/><draw:equation draw:name="f74" draw:formula="0+-125--610"/><draw:equation draw:name="f75" draw:formula="-125*logheight/497"/><draw:equation draw:name="f76" draw:formula="0+684-582"/><draw:equation draw:name="f77" draw:formula="?f76 *logwidth/500"/><draw:equation draw:name="f78" draw:formula="0+-161--610"/><draw:equation draw:name="f79" draw:formula="-161*logheight/497"/><draw:equation draw:name="f80" draw:formula="0+630-582"/><draw:equation draw:name="f81" draw:formula="?f80 *logwidth/500"/><draw:equation draw:name="f82" draw:formula="0+-214--610"/><draw:equation draw:name="f83" draw:formula="-214*logheight/497"/><draw:equation draw:name="f84" draw:formula="0+595-582"/><draw:equation draw:name="f85" draw:formula="?f84 *logwidth/500"/><draw:equation draw:name="f86" draw:formula="0+-283--610"/><draw:equation draw:name="f87" draw:formula="-283*logheight/497"/><draw:equation draw:name="f88" draw:formula="0+582-582"/><draw:equation draw:name="f89" draw:formula="?f88 *logwidth/500"/><draw:equation draw:name="f90" draw:formula="0+-361--610"/><draw:equation draw:name="f91" draw:formula="-361*logheight/497"/><draw:equation draw:name="f92" draw:formula="logwidth"/><draw:equation draw:name="f93" draw:formula="logheight"/></draw:enhanced-geometry></draw:custom-shape><draw:frame draw:name="docshape105" draw:style-name="gr19" draw:text-style-name="P75" svg:width="0.362cm" svg:height="0.422cm" svg:x="1.286cm" svg:y="-0.845cm"><draw:image xlink:href="Pictures/100000010000001B0000002033B1FD0E.png" xlink:type="simple" xlink:show="embed" xlink:actuate="onLoad" draw:mime-type="image/png"><text:p/></draw:image></draw:frame></draw:g><text:span text:style-name="T347">Middleware intercepts requests to protected endpoints, verifies Authorization header contains valid Bearer token, validates token signature and expiration, and attaches user ID to request object</text:span><text:span text:style-name="T347"/></text:p>
      </text:section>
      <text:section text:style-name="Sect1" text:name="Section22">
        <text:p text:style-name="P221" loext:marker-style-name="T362"/>
        <text:p text:style-name="P222" loext:marker-style-name="T164"><text:span text:style-name="T363">JWT</text:span><text:span text:style-name="T364"> </text:span><text:span text:style-name="T363">Implementation</text:span><text:span text:style-name="T365"> </text:span><text:span text:style-name="T366">Details</text:span></text:p>
        <text:p text:style-name="P223" loext:marker-style-name="T367"><draw:g text:anchor-type="char" draw:z-index="6" draw:name="docshapegroup106" draw:style-name="gr54"><draw:custom-shape draw:name="docshape107" draw:style-name="gr55" draw:text-style-name="P186" svg:width="18.984cm" svg:height="2.507cm" svg:x="1.011cm" svg:y="0.374cm"><text:p/><draw:enhanced-geometry draw:mirror-horizontal="false" draw:mirror-vertical="false" svg:viewBox="0 0 0 0" draw:glue-points="?f1 ?f3 ?f5 ?f7 ?f9 ?f11 ?f13 ?f15 ?f17 ?f19 ?f21 ?f23 ?f25 ?f27 ?f29 ?f31 ?f33 ?f35 ?f37 ?f39 ?f41 ?f43 ?f45 ?f47 ?f49 ?f51 ?f53 ?f55" drawooo:sub-view-size="10762 1421" draw:text-areas="0 0 ?f56 ?f57" draw:type="ooxml-non-primitive" draw:enhanced-path="M 10761 11 L 10750 0 10682 0 77 0 11 0 0 11 0 25 0 1410 11 1421 77 1421 10682 1421 10750 1421 10761 1410 10761 11 Z N"><draw:equation draw:name="f0" draw:formula="0+11335-574"/><draw:equation draw:name="f1" draw:formula="?f0 *logwidth/10762"/><draw:equation draw:name="f2" draw:formula="0+223-212"/><draw:equation draw:name="f3" draw:formula="223*logheight/1421"/><draw:equation draw:name="f4" draw:formula="0+11324-574"/><draw:equation draw:name="f5" draw:formula="?f4 *logwidth/10762"/><draw:equation draw:name="f6" draw:formula="0+212-212"/><draw:equation draw:name="f7" draw:formula="212*logheight/1421"/><draw:equation draw:name="f8" draw:formula="0+11256-574"/><draw:equation draw:name="f9" draw:formula="?f8 *logwidth/10762"/><draw:equation draw:name="f10" draw:formula="0+212-212"/><draw:equation draw:name="f11" draw:formula="212*logheight/1421"/><draw:equation draw:name="f12" draw:formula="0+651-574"/><draw:equation draw:name="f13" draw:formula="?f12 *logwidth/10762"/><draw:equation draw:name="f14" draw:formula="0+212-212"/><draw:equation draw:name="f15" draw:formula="212*logheight/1421"/><draw:equation draw:name="f16" draw:formula="0+585-574"/><draw:equation draw:name="f17" draw:formula="?f16 *logwidth/10762"/><draw:equation draw:name="f18" draw:formula="0+212-212"/><draw:equation draw:name="f19" draw:formula="212*logheight/1421"/><draw:equation draw:name="f20" draw:formula="0+574-574"/><draw:equation draw:name="f21" draw:formula="?f20 *logwidth/10762"/><draw:equation draw:name="f22" draw:formula="0+223-212"/><draw:equation draw:name="f23" draw:formula="223*logheight/1421"/><draw:equation draw:name="f24" draw:formula="0+574-574"/><draw:equation draw:name="f25" draw:formula="?f24 *logwidth/10762"/><draw:equation draw:name="f26" draw:formula="0+237-212"/><draw:equation draw:name="f27" draw:formula="237*logheight/1421"/><draw:equation draw:name="f28" draw:formula="0+574-574"/><draw:equation draw:name="f29" draw:formula="?f28 *logwidth/10762"/><draw:equation draw:name="f30" draw:formula="0+1622-212"/><draw:equation draw:name="f31" draw:formula="1622*logheight/1421"/><draw:equation draw:name="f32" draw:formula="0+585-574"/><draw:equation draw:name="f33" draw:formula="?f32 *logwidth/10762"/><draw:equation draw:name="f34" draw:formula="0+1633-212"/><draw:equation draw:name="f35" draw:formula="1633*logheight/1421"/><draw:equation draw:name="f36" draw:formula="0+651-574"/><draw:equation draw:name="f37" draw:formula="?f36 *logwidth/10762"/><draw:equation draw:name="f38" draw:formula="0+1633-212"/><draw:equation draw:name="f39" draw:formula="1633*logheight/1421"/><draw:equation draw:name="f40" draw:formula="0+11256-574"/><draw:equation draw:name="f41" draw:formula="?f40 *logwidth/10762"/><draw:equation draw:name="f42" draw:formula="0+1633-212"/><draw:equation draw:name="f43" draw:formula="1633*logheight/1421"/><draw:equation draw:name="f44" draw:formula="0+11324-574"/><draw:equation draw:name="f45" draw:formula="?f44 *logwidth/10762"/><draw:equation draw:name="f46" draw:formula="0+1633-212"/><draw:equation draw:name="f47" draw:formula="1633*logheight/1421"/><draw:equation draw:name="f48" draw:formula="0+11335-574"/><draw:equation draw:name="f49" draw:formula="?f48 *logwidth/10762"/><draw:equation draw:name="f50" draw:formula="0+1622-212"/><draw:equation draw:name="f51" draw:formula="1622*logheight/1421"/><draw:equation draw:name="f52" draw:formula="0+11335-574"/><draw:equation draw:name="f53" draw:formula="?f52 *logwidth/10762"/><draw:equation draw:name="f54" draw:formula="0+223-212"/><draw:equation draw:name="f55" draw:formula="223*logheight/1421"/><draw:equation draw:name="f56" draw:formula="logwidth"/><draw:equation draw:name="f57" draw:formula="logheight"/></draw:enhanced-geometry></draw:custom-shape><draw:custom-shape draw:name="docshape108" draw:style-name="gr56" draw:text-style-name="P59" svg:width="3.897cm" svg:height="1.98cm" svg:x="1.306cm" svg:y="0.7cm"><text:p text:style-name="P224" loext:marker-style-name="T368"><text:span text:style-name="T369">const</text:span><text:span text:style-name="T370"> </text:span><text:span text:style-name="T369">token</text:span><text:span text:style-name="T370"> </text:span><text:span text:style-name="T369">=</text:span><text:span text:style-name="T371"> </text:span><text:span text:style-name="T372">jwt.sign(</text:span></text:p><text:p text:style-name="P225" loext:marker-style-name="T368"><text:span text:style-name="T369">{ id: user._id }, </text:span><text:span text:style-name="T372">process.env.JWT_SECRET,</text:span></text:p><text:p text:style-name="P226" loext:marker-style-name="T368"><text:span text:style-name="T369">{</text:span><text:span text:style-name="T373"> </text:span><text:span text:style-name="T369">expiresIn:</text:span><text:span text:style-name="T373"> </text:span><text:span text:style-name="T369">'7d'</text:span><text:span text:style-name="T373"> </text:span><text:span text:style-name="T374">}</text:span></text:p><text:p text:style-name="P227" loext:marker-style-name="T368"><text:span text:style-name="T37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109" draw:style-name="gr57" draw:text-style-name="P59" svg:width="2.199cm" svg:height="1.131cm" svg:x="5.938cm" svg:y="1.124cm"><text:p text:style-name="P224" loext:marker-style-name="T368"><text:span text:style-name="T369">//</text:span><text:span text:style-name="T371"> </text:span><text:span text:style-name="T372">Payload</text:span></text:p><text:p text:style-name="P228" loext:marker-style-name="T368"><text:span text:style-name="T369">//</text:span><text:span text:style-name="T375"> </text:span><text:span text:style-name="T369">Secret</text:span><text:span text:style-name="T376"> </text:span><text:span text:style-name="T370">key</text:span></text:p><text:p text:style-name="P229" loext:marker-style-name="T368"><text:span text:style-name="T369">//</text:span><text:span text:style-name="T370"> </text:span><text:span text:style-name="T372">Expiratio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0" loext:marker-style-name="T377"/>
        <text:p text:style-name="P231" loext:marker-style-name="T164"><text:span text:style-name="T363">Authorization</text:span><text:span text:style-name="T378"> </text:span><text:span text:style-name="T363">Header</text:span><text:span text:style-name="T379"> </text:span><text:span text:style-name="T366">Format</text:span></text:p>
        <text:p text:style-name="P232" loext:marker-style-name="T367"><draw:g text:anchor-type="char" draw:z-index="9" draw:name="docshapegroup110" draw:style-name="gr58"><draw:custom-shape draw:name="docshape111" draw:style-name="gr59" draw:text-style-name="P186" svg:width="18.984cm" svg:height="0.853cm" svg:x="1.011cm" svg:y="0.372cm"><text:p/><draw:enhanced-geometry draw:mirror-horizontal="false" draw:mirror-vertical="false" svg:viewBox="0 0 0 0" draw:glue-points="?f1 ?f3 ?f5 ?f7 ?f9 ?f11 ?f13 ?f15 ?f17 ?f19 ?f21 ?f23 ?f25 ?f27 ?f29 ?f31 ?f33 ?f35 ?f37 ?f39 ?f41 ?f43 ?f45 ?f47 ?f49 ?f51 ?f53 ?f55" drawooo:sub-view-size="10762 483" draw:text-areas="0 0 ?f56 ?f57" draw:type="ooxml-non-primitive" draw:enhanced-path="M 10761 11 L 10750 0 10682 0 77 0 11 0 0 11 0 25 0 471 11 482 77 482 10682 482 10750 482 10761 471 10761 11 Z N"><draw:equation draw:name="f0" draw:formula="0+11335-574"/><draw:equation draw:name="f1" draw:formula="?f0 *logwidth/10762"/><draw:equation draw:name="f2" draw:formula="0+223-212"/><draw:equation draw:name="f3" draw:formula="223*logheight/483"/><draw:equation draw:name="f4" draw:formula="0+11324-574"/><draw:equation draw:name="f5" draw:formula="?f4 *logwidth/10762"/><draw:equation draw:name="f6" draw:formula="0+212-212"/><draw:equation draw:name="f7" draw:formula="212*logheight/483"/><draw:equation draw:name="f8" draw:formula="0+11256-574"/><draw:equation draw:name="f9" draw:formula="?f8 *logwidth/10762"/><draw:equation draw:name="f10" draw:formula="0+212-212"/><draw:equation draw:name="f11" draw:formula="212*logheight/483"/><draw:equation draw:name="f12" draw:formula="0+651-574"/><draw:equation draw:name="f13" draw:formula="?f12 *logwidth/10762"/><draw:equation draw:name="f14" draw:formula="0+212-212"/><draw:equation draw:name="f15" draw:formula="212*logheight/483"/><draw:equation draw:name="f16" draw:formula="0+585-574"/><draw:equation draw:name="f17" draw:formula="?f16 *logwidth/10762"/><draw:equation draw:name="f18" draw:formula="0+212-212"/><draw:equation draw:name="f19" draw:formula="212*logheight/483"/><draw:equation draw:name="f20" draw:formula="0+574-574"/><draw:equation draw:name="f21" draw:formula="?f20 *logwidth/10762"/><draw:equation draw:name="f22" draw:formula="0+223-212"/><draw:equation draw:name="f23" draw:formula="223*logheight/483"/><draw:equation draw:name="f24" draw:formula="0+574-574"/><draw:equation draw:name="f25" draw:formula="?f24 *logwidth/10762"/><draw:equation draw:name="f26" draw:formula="0+237-212"/><draw:equation draw:name="f27" draw:formula="237*logheight/483"/><draw:equation draw:name="f28" draw:formula="0+574-574"/><draw:equation draw:name="f29" draw:formula="?f28 *logwidth/10762"/><draw:equation draw:name="f30" draw:formula="0+683-212"/><draw:equation draw:name="f31" draw:formula="683*logheight/483"/><draw:equation draw:name="f32" draw:formula="0+585-574"/><draw:equation draw:name="f33" draw:formula="?f32 *logwidth/10762"/><draw:equation draw:name="f34" draw:formula="0+694-212"/><draw:equation draw:name="f35" draw:formula="694*logheight/483"/><draw:equation draw:name="f36" draw:formula="0+651-574"/><draw:equation draw:name="f37" draw:formula="?f36 *logwidth/10762"/><draw:equation draw:name="f38" draw:formula="0+694-212"/><draw:equation draw:name="f39" draw:formula="694*logheight/483"/><draw:equation draw:name="f40" draw:formula="0+11256-574"/><draw:equation draw:name="f41" draw:formula="?f40 *logwidth/10762"/><draw:equation draw:name="f42" draw:formula="0+694-212"/><draw:equation draw:name="f43" draw:formula="694*logheight/483"/><draw:equation draw:name="f44" draw:formula="0+11324-574"/><draw:equation draw:name="f45" draw:formula="?f44 *logwidth/10762"/><draw:equation draw:name="f46" draw:formula="0+694-212"/><draw:equation draw:name="f47" draw:formula="694*logheight/483"/><draw:equation draw:name="f48" draw:formula="0+11335-574"/><draw:equation draw:name="f49" draw:formula="?f48 *logwidth/10762"/><draw:equation draw:name="f50" draw:formula="0+683-212"/><draw:equation draw:name="f51" draw:formula="683*logheight/483"/><draw:equation draw:name="f52" draw:formula="0+11335-574"/><draw:equation draw:name="f53" draw:formula="?f52 *logwidth/10762"/><draw:equation draw:name="f54" draw:formula="0+223-212"/><draw:equation draw:name="f55" draw:formula="223*logheight/483"/><draw:equation draw:name="f56" draw:formula="logwidth"/><draw:equation draw:name="f57" draw:formula="logheight"/></draw:enhanced-geometry></draw:custom-shape><draw:custom-shape draw:name="docshape112" draw:style-name="gr60" draw:text-style-name="P59" svg:width="18.984cm" svg:height="0.853cm" svg:x="1.011cm" svg:y="0.372cm"><text:p text:style-name="P233" loext:marker-style-name="T380"/><text:p text:style-name="P234" loext:marker-style-name="T368"><text:span text:style-name="T369">Authorization:</text:span><text:span text:style-name="T381"> </text:span><text:span text:style-name="T369">Bearer</text:span><text:span text:style-name="T382"> </text:span><text:span text:style-name="T372">&lt;JWT_TOKEN&g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1" draw:name="docshapegroup113" draw:style-name="gr61"><draw:custom-shape draw:name="docshape114" draw:style-name="gr62" draw:text-style-name="P150" svg:width="18.954cm" svg:height="1.885cm" svg:x="1.023cm" svg:y="1.473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10745 1068" draw:text-areas="0 0 ?f84 ?f85" draw:type="ooxml-non-primitive" draw:enhanced-path="M 10675 0 L 70 0 42 5 20 20 5 43 0 70 0 998 5 1025 20 1048 42 1062 70 1068 10675 1068 10702 1062 10724 1048 10739 1025 10745 998 10745 70 10739 43 10724 20 10702 5 10675 0 Z N"><draw:equation draw:name="f0" draw:formula="0+11256-581"/><draw:equation draw:name="f1" draw:formula="?f0 *logwidth/10745"/><draw:equation draw:name="f2" draw:formula="0+836-836"/><draw:equation draw:name="f3" draw:formula="836*logheight/1068"/><draw:equation draw:name="f4" draw:formula="0+651-581"/><draw:equation draw:name="f5" draw:formula="?f4 *logwidth/10745"/><draw:equation draw:name="f6" draw:formula="0+836-836"/><draw:equation draw:name="f7" draw:formula="836*logheight/1068"/><draw:equation draw:name="f8" draw:formula="0+623-581"/><draw:equation draw:name="f9" draw:formula="?f8 *logwidth/10745"/><draw:equation draw:name="f10" draw:formula="0+841-836"/><draw:equation draw:name="f11" draw:formula="841*logheight/1068"/><draw:equation draw:name="f12" draw:formula="0+601-581"/><draw:equation draw:name="f13" draw:formula="?f12 *logwidth/10745"/><draw:equation draw:name="f14" draw:formula="0+856-836"/><draw:equation draw:name="f15" draw:formula="856*logheight/1068"/><draw:equation draw:name="f16" draw:formula="0+586-581"/><draw:equation draw:name="f17" draw:formula="?f16 *logwidth/10745"/><draw:equation draw:name="f18" draw:formula="0+879-836"/><draw:equation draw:name="f19" draw:formula="879*logheight/1068"/><draw:equation draw:name="f20" draw:formula="0+581-581"/><draw:equation draw:name="f21" draw:formula="?f20 *logwidth/10745"/><draw:equation draw:name="f22" draw:formula="0+906-836"/><draw:equation draw:name="f23" draw:formula="906*logheight/1068"/><draw:equation draw:name="f24" draw:formula="0+581-581"/><draw:equation draw:name="f25" draw:formula="?f24 *logwidth/10745"/><draw:equation draw:name="f26" draw:formula="0+1834-836"/><draw:equation draw:name="f27" draw:formula="1834*logheight/1068"/><draw:equation draw:name="f28" draw:formula="0+586-581"/><draw:equation draw:name="f29" draw:formula="?f28 *logwidth/10745"/><draw:equation draw:name="f30" draw:formula="0+1861-836"/><draw:equation draw:name="f31" draw:formula="1861*logheight/1068"/><draw:equation draw:name="f32" draw:formula="0+601-581"/><draw:equation draw:name="f33" draw:formula="?f32 *logwidth/10745"/><draw:equation draw:name="f34" draw:formula="0+1884-836"/><draw:equation draw:name="f35" draw:formula="1884*logheight/1068"/><draw:equation draw:name="f36" draw:formula="0+623-581"/><draw:equation draw:name="f37" draw:formula="?f36 *logwidth/10745"/><draw:equation draw:name="f38" draw:formula="0+1898-836"/><draw:equation draw:name="f39" draw:formula="1898*logheight/1068"/><draw:equation draw:name="f40" draw:formula="0+651-581"/><draw:equation draw:name="f41" draw:formula="?f40 *logwidth/10745"/><draw:equation draw:name="f42" draw:formula="0+1904-836"/><draw:equation draw:name="f43" draw:formula="1904*logheight/1068"/><draw:equation draw:name="f44" draw:formula="0+11256-581"/><draw:equation draw:name="f45" draw:formula="?f44 *logwidth/10745"/><draw:equation draw:name="f46" draw:formula="0+1904-836"/><draw:equation draw:name="f47" draw:formula="1904*logheight/1068"/><draw:equation draw:name="f48" draw:formula="0+11283-581"/><draw:equation draw:name="f49" draw:formula="?f48 *logwidth/10745"/><draw:equation draw:name="f50" draw:formula="0+1898-836"/><draw:equation draw:name="f51" draw:formula="1898*logheight/1068"/><draw:equation draw:name="f52" draw:formula="0+11305-581"/><draw:equation draw:name="f53" draw:formula="?f52 *logwidth/10745"/><draw:equation draw:name="f54" draw:formula="0+1884-836"/><draw:equation draw:name="f55" draw:formula="1884*logheight/1068"/><draw:equation draw:name="f56" draw:formula="0+11320-581"/><draw:equation draw:name="f57" draw:formula="?f56 *logwidth/10745"/><draw:equation draw:name="f58" draw:formula="0+1861-836"/><draw:equation draw:name="f59" draw:formula="1861*logheight/1068"/><draw:equation draw:name="f60" draw:formula="0+11326-581"/><draw:equation draw:name="f61" draw:formula="?f60 *logwidth/10745"/><draw:equation draw:name="f62" draw:formula="0+1834-836"/><draw:equation draw:name="f63" draw:formula="1834*logheight/1068"/><draw:equation draw:name="f64" draw:formula="0+11326-581"/><draw:equation draw:name="f65" draw:formula="?f64 *logwidth/10745"/><draw:equation draw:name="f66" draw:formula="0+906-836"/><draw:equation draw:name="f67" draw:formula="906*logheight/1068"/><draw:equation draw:name="f68" draw:formula="0+11320-581"/><draw:equation draw:name="f69" draw:formula="?f68 *logwidth/10745"/><draw:equation draw:name="f70" draw:formula="0+879-836"/><draw:equation draw:name="f71" draw:formula="879*logheight/1068"/><draw:equation draw:name="f72" draw:formula="0+11305-581"/><draw:equation draw:name="f73" draw:formula="?f72 *logwidth/10745"/><draw:equation draw:name="f74" draw:formula="0+856-836"/><draw:equation draw:name="f75" draw:formula="856*logheight/1068"/><draw:equation draw:name="f76" draw:formula="0+11283-581"/><draw:equation draw:name="f77" draw:formula="?f76 *logwidth/10745"/><draw:equation draw:name="f78" draw:formula="0+841-836"/><draw:equation draw:name="f79" draw:formula="841*logheight/1068"/><draw:equation draw:name="f80" draw:formula="0+11256-581"/><draw:equation draw:name="f81" draw:formula="?f80 *logwidth/10745"/><draw:equation draw:name="f82" draw:formula="0+836-836"/><draw:equation draw:name="f83" draw:formula="836*logheight/1068"/><draw:equation draw:name="f84" draw:formula="logwidth"/><draw:equation draw:name="f85" draw:formula="logheight"/></draw:enhanced-geometry></draw:custom-shape><draw:frame draw:name="docshape115" draw:style-name="gr19" draw:text-style-name="P75" svg:width="0.364cm" svg:height="0.292cm" svg:x="1.319cm" svg:y="1.893cm"><draw:image xlink:href="Pictures/100000010000001C00000016B0784EC8.png" xlink:type="simple" xlink:show="embed" xlink:actuate="onLoad" draw:mime-type="image/png"><text:p/></draw:image><svg:desc>preencoded.png</svg:desc></draw:frame><draw:custom-shape draw:name="docshape116" draw:style-name="gr63" draw:text-style-name="P59" svg:width="18.954cm" svg:height="1.885cm" svg:x="1.023cm" svg:y="1.473cm"><text:p text:style-name="P235" loext:marker-style-name="T383"/><text:p text:style-name="P236" loext:marker-style-name="T68"><text:span text:style-name="T384">Common</text:span><text:span text:style-name="T385"> </text:span><text:span text:style-name="T384">Security Mistakes</text:span><text:span text:style-name="T385"> </text:span><text:span text:style-name="T384">to Avoid: </text:span><text:span text:style-name="T386">Never store tokens in localStorage (vulnerable to XSS), always validate token signature server-side, implement proper error handling for invalid/missing tokens, use HTTPS in production, rotate JWT secrets periodically, and consider implementing token revocation mechanism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7" loext:marker-style-name="T312"/>
        <text:p text:style-name="P238" loext:marker-style-name="T377"/>
        <text:p text:style-name="P231" loext:marker-style-name="T164"><text:span text:style-name="T363">Additional</text:span><text:span text:style-name="T387"> </text:span><text:span text:style-name="T363">Security</text:span><text:span text:style-name="T388"> </text:span><text:span text:style-name="T366">Measures</text:span></text:p>
        <text:list text:style-name="WWNum1">
          <text:list-item>
            <text:p text:style-name="P239" loext:marker-style-name="T68"><text:span text:style-name="T347">Rate</text:span><text:span text:style-name="T361"> </text:span><text:span text:style-name="T347">limiting</text:span><text:span text:style-name="T389"> </text:span><text:span text:style-name="T347">on</text:span><text:span text:style-name="T390"> </text:span><text:span text:style-name="T347">authentication</text:span><text:span text:style-name="T391"> </text:span><text:span text:style-name="T347">endpoints</text:span><text:span text:style-name="T392"> </text:span><text:span text:style-name="T347">to</text:span><text:span text:style-name="T390"> </text:span><text:span text:style-name="T347">prevent</text:span><text:span text:style-name="T389"> </text:span><text:span text:style-name="T347">brute-force</text:span><text:span text:style-name="T391"> </text:span><text:span text:style-name="T361">attacks</text:span></text:p>
          </text:list-item>
          <text:list-item>
            <text:p text:style-name="P240" loext:marker-style-name="T68"><text:span text:style-name="T347">Helmet</text:span><text:span text:style-name="T393"> </text:span><text:span text:style-name="T347">middleware</text:span><text:span text:style-name="T394"> </text:span><text:span text:style-name="T347">for</text:span><text:span text:style-name="T395"> </text:span><text:span text:style-name="T347">setting</text:span><text:span text:style-name="T396"> </text:span><text:span text:style-name="T347">security</text:span><text:span text:style-name="T397"> </text:span><text:span text:style-name="T347">HTTP</text:span><text:span text:style-name="T393"> </text:span><text:span text:style-name="T361">headers</text:span></text:p>
          </text:list-item>
          <text:list-item>
            <text:p text:style-name="P241" loext:marker-style-name="T68"><text:span text:style-name="T347">Environment</text:span><text:span text:style-name="T392"> </text:span><text:span text:style-name="T347">variable</text:span><text:span text:style-name="T361"> </text:span><text:span text:style-name="T347">validation</text:span><text:span text:style-name="T391"> </text:span><text:span text:style-name="T347">on</text:span><text:span text:style-name="T390"> </text:span><text:span text:style-name="T361">startup</text:span></text:p>
          </text:list-item>
          <text:list-item>
            <text:p text:style-name="P241" loext:marker-style-name="T68"><text:span text:style-name="T347">Input</text:span><text:span text:style-name="T398"> </text:span><text:span text:style-name="T347">validation</text:span><text:span text:style-name="T399"> </text:span><text:span text:style-name="T347">using</text:span><text:span text:style-name="T390"> </text:span><text:span text:style-name="T347">express-validator or</text:span><text:span text:style-name="T400"> </text:span><text:span text:style-name="T401">Zod</text:span></text:p>
          </text:list-item>
          <text:list-item>
            <text:p text:style-name="P241" loext:marker-style-name="T68"><text:span text:style-name="T347">Password strength</text:span><text:span text:style-name="T390"> </text:span><text:span text:style-name="T347">requirements (minimum</text:span><text:span text:style-name="T402"> </text:span><text:span text:style-name="T347">8</text:span><text:span text:style-name="T398"> </text:span><text:span text:style-name="T361">characters)</text:span></text:p>
          </text:list-item>
          <text:list-item>
            <text:p text:style-name="P242" loext:marker-style-name="T68"><text:span text:style-name="T347">Proper</text:span><text:span text:style-name="T398"> </text:span><text:span text:style-name="T347">error</text:span><text:span text:style-name="T394"> </text:span><text:span text:style-name="T347">handling</text:span><text:span text:style-name="T390"> </text:span><text:span text:style-name="T347">that</text:span><text:span text:style-name="T403"> </text:span><text:span text:style-name="T347">doesn't leak</text:span><text:span text:style-name="T394"> </text:span><text:span text:style-name="T347">sensitive </text:span><text:span text:style-name="T361">information</text:span></text:p>
          </text:list-item>
        </text:list>
      </text:section>
      <text:h text:style-name="P243" text:outline-level="2"><text:span text:style-name="T1">API</text:span><text:span text:style-name="T404"> </text:span><text:span text:style-name="T1">Design</text:span><text:span text:style-name="T405"> </text:span><text:span text:style-name="T1">&amp;</text:span><text:span text:style-name="T406"> </text:span><text:span text:style-name="T89">Endpoints</text:span></text:h>
      <text:p text:style-name="P244" loext:marker-style-name="T207"><text:span text:style-name="T407">The</text:span><text:span text:style-name="T408"> </text:span><text:span text:style-name="T407">RESTful</text:span><text:span text:style-name="T409"> </text:span><text:span text:style-name="T407">API</text:span><text:span text:style-name="T410"> </text:span><text:span text:style-name="T407">follows</text:span><text:span text:style-name="T411"> </text:span><text:span text:style-name="T407">standard</text:span><text:span text:style-name="T410"> </text:span><text:span text:style-name="T407">conventions</text:span><text:span text:style-name="T412"> </text:span><text:span text:style-name="T407">with</text:span><text:span text:style-name="T413"> </text:span><text:span text:style-name="T407">clear</text:span><text:span text:style-name="T414"> </text:span><text:span text:style-name="T407">endpoint patterns</text:span><text:span text:style-name="T411"> </text:span><text:span text:style-name="T407">and</text:span><text:span text:style-name="T410"> </text:span><text:span text:style-name="T407">consistent response</text:span><text:span text:style-name="T415"> </text:span><text:span text:style-name="T407">formats.</text:span><text:span text:style-name="T408"> </text:span><text:span text:style-name="T407">All</text:span><text:span text:style-name="T409"> </text:span><text:span text:style-name="T407">endpoints</text:span><text:span text:style-name="T415"> </text:span><text:span text:style-name="T407">use</text:span><text:span text:style-name="T416"> </text:span><text:span text:style-name="T407">JSON</text:span><text:span text:style-name="T414"> </text:span><text:span text:style-name="T407">for</text:span><text:span text:style-name="T417"> </text:span><text:span text:style-name="T407">request</text:span><text:span text:style-name="T408"> </text:span><text:span text:style-name="T407">and</text:span><text:span text:style-name="T410"> </text:span><text:span text:style-name="T407">response</text:span><text:span text:style-name="T418"> </text:span><text:span text:style-name="T407">bodies,</text:span><text:span text:style-name="T408"> </text:span><text:span text:style-name="T407">with</text:span><text:span text:style-name="T419"> </text:span><text:span text:style-name="T407">error</text:span><text:span text:style-name="T417"> </text:span><text:span text:style-name="T407">responses</text:span><text:span text:style-name="T420"> </text:span><text:span text:style-name="T407">following</text:span><text:span text:style-name="T421"> </text:span><text:span text:style-name="T407">standardized</text:span><text:span text:style-name="T412"> </text:span><text:span text:style-name="T422">structure.</text:span></text:p>
      <text:p text:style-name="P245" loext:marker-style-name="T423"/>
      <text:p text:style-name="P246" loext:marker-style-name="T106"><text:span text:style-name="T424">Base</text:span><text:span text:style-name="T425"> </text:span><text:span text:style-name="T424">URL</text:span><text:span text:style-name="T426"> </text:span><text:span text:style-name="T425">Structure</text:span></text:p>
      <text:p text:style-name="P247" loext:marker-style-name="T427"><draw:custom-shape text:anchor-type="char" draw:z-index="29" draw:name="docshape117" draw:style-name="gr64" draw:text-style-name="P250" svg:width="19.679cm" svg:height="0.523cm" svg:x="0.665cm" svg:y="0.182cm"><text:p text:style-name="P248" loext:marker-style-name="T428"/><text:p text:style-name="P249" loext:marker-style-name="T429"><text:span text:style-name="T430">http://localhost:5000/api/v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1" loext:marker-style-name="T106"><text:span text:style-name="T424">Authentication</text:span><text:span text:style-name="T431"> </text:span><text:span text:style-name="T432">Endpoints</text:span></text:p>
      <text:p text:style-name="P252" loext:marker-style-name="T43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3" loext:marker-style-name="T90"><text:span text:style-name="T434">Method</text:span><text:span text:style-name="T434"/></text:p>
          </table:table-cell>
          <table:table-cell table:style-name="Table2.B1" office:value-type="string">
            <text:p text:style-name="P254" loext:marker-style-name="T90"><text:span text:style-name="T434">Endpoint</text:span><text:span text:style-name="T434"/></text:p>
          </table:table-cell>
          <table:table-cell table:style-name="Table2.C1" office:value-type="string">
            <text:p text:style-name="P255" loext:marker-style-name="T90"><text:span text:style-name="T434">Description</text:span><text:span text:style-name="T434"/></text:p>
          </table:table-cell>
        </table:table-row>
        <table:table-row table:style-name="Table2.2">
          <table:table-cell table:style-name="Table2.A2" office:value-type="string">
            <text:p text:style-name="P256" loext:marker-style-name="T207"><text:span text:style-name="T435">POST</text:span><text:span text:style-name="T435"/></text:p>
          </table:table-cell>
          <table:table-cell table:style-name="Table2.B2" office:value-type="string">
            <text:p text:style-name="P257" loext:marker-style-name="T207"><text:span text:style-name="T422">/auth/register</text:span><text:span text:style-name="T422"/></text:p>
          </table:table-cell>
          <table:table-cell table:style-name="Table2.C2" office:value-type="string">
            <text:p text:style-name="P258" loext:marker-style-name="T207"><text:span text:style-name="T436">Register</text:span><text:span text:style-name="T437"> </text:span><text:span text:style-name="T436">new</text:span><text:span text:style-name="T438"> </text:span><text:span text:style-name="T436">user</text:span><text:span text:style-name="T439"> </text:span><text:span text:style-name="T436">account</text:span></text:p>
          </table:table-cell>
        </table:table-row>
        <table:table-row table:style-name="Table2.1">
          <table:table-cell table:style-name="Table2.A3" office:value-type="string">
            <text:p text:style-name="P256" loext:marker-style-name="T207"><text:span text:style-name="T435">POST</text:span><text:span text:style-name="T435"/></text:p>
          </table:table-cell>
          <table:table-cell table:style-name="Table2.B3" office:value-type="string">
            <text:p text:style-name="P257" loext:marker-style-name="T207"><text:span text:style-name="T440">/auth/login</text:span><text:span text:style-name="T440"/></text:p>
          </table:table-cell>
          <table:table-cell table:style-name="Table2.C3" office:value-type="string">
            <text:p text:style-name="P258" loext:marker-style-name="T207"><text:span text:style-name="T407">Authenticate</text:span><text:span text:style-name="T441"> </text:span><text:span text:style-name="T407">and</text:span><text:span text:style-name="T421"> </text:span><text:span text:style-name="T407">get</text:span><text:span text:style-name="T415"> </text:span><text:span text:style-name="T422">token</text:span></text:p>
          </table:table-cell>
        </table:table-row>
      </table:table>
      <text:p text:style-name="P259" loext:marker-style-name="T106"><text:span text:style-name="T424">Products</text:span><text:span text:style-name="T442"> </text:span><text:span text:style-name="T424">Endpoints</text:span><text:span text:style-name="T443"> </text:span><text:span text:style-name="T425">(Protected)</text:span></text:p>
      <text:p text:style-name="P252" loext:marker-style-name="T4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3" loext:marker-style-name="T90"><text:span text:style-name="T434">Method</text:span><text:span text:style-name="T434"/></text:p>
          </table:table-cell>
          <table:table-cell table:style-name="Table3.B1" office:value-type="string">
            <text:p text:style-name="P254" loext:marker-style-name="T90"><text:span text:style-name="T434">Endpoint</text:span><text:span text:style-name="T434"/></text:p>
          </table:table-cell>
          <table:table-cell table:style-name="Table3.C1" office:value-type="string">
            <text:p text:style-name="P260" loext:marker-style-name="T90"><text:span text:style-name="T434">Description</text:span><text:span text:style-name="T434"/></text:p>
          </table:table-cell>
        </table:table-row>
        <table:table-row table:style-name="Table3.2">
          <table:table-cell table:style-name="Table3.A2" office:value-type="string">
            <text:p text:style-name="P256" loext:marker-style-name="T207"><text:span text:style-name="T435">POST</text:span><text:span text:style-name="T435"/></text:p>
          </table:table-cell>
          <table:table-cell table:style-name="Table3.B2" office:value-type="string">
            <text:p text:style-name="P257" loext:marker-style-name="T207"><text:span text:style-name="T436">/products</text:span><text:span text:style-name="T436"/></text:p>
          </table:table-cell>
          <table:table-cell table:style-name="Table3.C2" office:value-type="string">
            <text:p text:style-name="P261" loext:marker-style-name="T207"><text:span text:style-name="T437">Create</text:span><text:span text:style-name="T444"> </text:span><text:span text:style-name="T437">new</text:span><text:span text:style-name="T445"> </text:span><text:span text:style-name="T436">product</text:span></text:p>
          </table:table-cell>
        </table:table-row>
        <table:table-row table:style-name="Table3.2">
          <table:table-cell table:style-name="Table3.A3" office:value-type="string">
            <text:p text:style-name="P256" loext:marker-style-name="T207"><text:span text:style-name="T446">GET</text:span><text:span text:style-name="T446"/></text:p>
          </table:table-cell>
          <table:table-cell table:style-name="Table3.B3" office:value-type="string">
            <text:p text:style-name="P257" loext:marker-style-name="T207"><text:span text:style-name="T436">/products</text:span><text:span text:style-name="T436"/></text:p>
          </table:table-cell>
          <table:table-cell table:style-name="Table3.C3" office:value-type="string">
            <text:p text:style-name="P261" loext:marker-style-name="T207"><text:span text:style-name="T436">List</text:span><text:span text:style-name="T438"> </text:span><text:span text:style-name="T436">products</text:span><text:span text:style-name="T447"> </text:span><text:span text:style-name="T436">with</text:span><text:span text:style-name="T448"> </text:span><text:span text:style-name="T436">search</text:span></text:p>
          </table:table-cell>
        </table:table-row>
        <table:table-row table:style-name="Table3.2">
          <table:table-cell table:style-name="Table3.A2" office:value-type="string">
            <text:p text:style-name="P256" loext:marker-style-name="T207"><text:span text:style-name="T446">GET</text:span><text:span text:style-name="T446"/></text:p>
          </table:table-cell>
          <table:table-cell table:style-name="Table3.B2" office:value-type="string">
            <text:p text:style-name="P257" loext:marker-style-name="T207"><text:span text:style-name="T422">/products/:id</text:span><text:span text:style-name="T422"/></text:p>
          </table:table-cell>
          <table:table-cell table:style-name="Table3.C2" office:value-type="string">
            <text:p text:style-name="P261" loext:marker-style-name="T207"><text:span text:style-name="T437">Get</text:span><text:span text:style-name="T449"> </text:span><text:span text:style-name="T437">specific</text:span><text:span text:style-name="T450"> </text:span><text:span text:style-name="T436">product</text:span></text:p>
          </table:table-cell>
        </table:table-row>
        <table:table-row table:style-name="Table3.2">
          <table:table-cell table:style-name="Table3.A5" office:value-type="string">
            <text:p text:style-name="P256" loext:marker-style-name="T207"><text:span text:style-name="T446">PUT</text:span><text:span text:style-name="T446"/></text:p>
          </table:table-cell>
          <table:table-cell table:style-name="Table3.B5" office:value-type="string">
            <text:p text:style-name="P257" loext:marker-style-name="T207"><text:span text:style-name="T422">/products/:id</text:span><text:span text:style-name="T422"/></text:p>
          </table:table-cell>
          <table:table-cell table:style-name="Table3.C5" office:value-type="string">
            <text:p text:style-name="P261" loext:marker-style-name="T207"><text:span text:style-name="T407">Update</text:span><text:span text:style-name="T438"> </text:span><text:span text:style-name="T436">product</text:span></text:p>
          </table:table-cell>
        </table:table-row>
        <table:table-row table:style-name="Table3.6">
          <table:table-cell table:style-name="Table3.A6" office:value-type="string">
            <text:p text:style-name="P262" loext:marker-style-name="T207"><text:span text:style-name="T451">DELETE</text:span><text:span text:style-name="T451"/></text:p>
          </table:table-cell>
          <table:table-cell table:style-name="Table3.B6" office:value-type="string">
            <text:p text:style-name="P263" loext:marker-style-name="T207"><text:span text:style-name="T422">/products/:id</text:span><text:span text:style-name="T422"/></text:p>
          </table:table-cell>
          <table:table-cell table:style-name="Table3.C6" office:value-type="string">
            <text:p text:style-name="P264" loext:marker-style-name="T207"><text:span text:style-name="T407">Delete</text:span><text:span text:style-name="T452"> </text:span><text:span text:style-name="T436">product</text:span></text:p>
          </table:table-cell>
        </table:table-row>
      </table:table>
      <text:p text:style-name="P265" loext:marker-style-name="T106"><text:span text:style-name="T424">Request/Response</text:span><text:span text:style-name="T453"> </text:span><text:span text:style-name="T425">Examples</text:span></text:p>
      <text:p text:style-name="P266" loext:marker-style-name="T380"><text:span text:style-name="T454">Register</text:span><text:span text:style-name="T455"> Request</text:span></text:p>
      <text:p text:style-name="P267" loext:marker-style-name="T456"><draw:custom-shape text:anchor-type="char" draw:z-index="37" draw:name="docshape118" draw:style-name="gr65" draw:text-style-name="P250" svg:width="19.679cm" svg:height="1.911cm" svg:x="0.665cm" svg:y="0.159cm"><text:p text:style-name="P268" loext:marker-style-name="T457"/><text:p text:style-name="P249" loext:marker-style-name="T429"><text:span text:style-name="T430">curl</text:span><text:span text:style-name="T458"> </text:span><text:span text:style-name="T430">-X</text:span><text:span text:style-name="T459"> </text:span><text:span text:style-name="T430">POST</text:span><text:span text:style-name="T459"> </text:span><text:span text:style-name="T430">http://localhost:5000/api/v1/auth/register</text:span><text:span text:style-name="T460"> </text:span><text:span text:style-name="T461">\</text:span></text:p><text:p text:style-name="P269" loext:marker-style-name="T429"><text:span text:style-name="T462">-H</text:span><text:span text:style-name="T463"> </text:span><text:span text:style-name="T462">"Content-Type:</text:span><text:span text:style-name="T464"> </text:span><text:span text:style-name="T462">application/json"</text:span><text:span text:style-name="T464"> </text:span><text:span text:style-name="T461">\</text:span></text:p><text:p text:style-name="P270" loext:marker-style-name="T429"><text:span text:style-name="T462">-d</text:span><text:span text:style-name="T465"> </text:span><text:span text:style-name="T466">'{</text:span></text:p><text:p text:style-name="P271" loext:marker-style-name="T429"><text:span text:style-name="T462">"name":</text:span><text:span text:style-name="T467"> </text:span><text:span text:style-name="T430">"Alice",</text:span></text:p><text:p text:style-name="P272" loext:marker-style-name="T429"><text:span text:style-name="T462">"email":</text:span><text:span text:style-name="T468"> </text:span><text:a xlink:type="simple" xlink:href="mailto:alice@example.com" text:style-name="ListLabel_20_92" text:visited-style-name="ListLabel_20_92"><text:span text:style-name="T469">"alice@example.com",</text:span></text:a><text:span text:style-name="T462"> "password": "Secret@123"</text:span></text:p><text:p text:style-name="P273" loext:marker-style-name="T429"><text:span text:style-name="T46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4" loext:marker-style-name="T380"><text:span text:style-name="T380">Register</text:span><text:span text:style-name="T470"> </text:span><text:span text:style-name="T380">Success</text:span><text:span text:style-name="T471"> </text:span><text:span text:style-name="T472">Response</text:span></text:p>
      <text:p text:style-name="P275" loext:marker-style-name="T456"><draw:custom-shape text:anchor-type="char" draw:z-index="39" draw:name="docshape119" draw:style-name="gr66" draw:text-style-name="P250" svg:width="19.679cm" svg:height="2.371cm" svg:x="0.665cm" svg:y="0.161cm"><text:p text:style-name="P268" loext:marker-style-name="T457"/><text:p text:style-name="P249" loext:marker-style-name="T429"><text:span text:style-name="T462">{</text:span><text:span text:style-name="T429"/></text:p><text:p text:style-name="P276" loext:marker-style-name="T429"><text:span text:style-name="T462">"message": "Register successful", "token":</text:span><text:span text:style-name="T468"> </text:span><text:span text:style-name="T462">"eyJhbGciOiJIUzI1NiIs...", "user": {</text:span></text:p><text:p text:style-name="P277" loext:marker-style-name="T429"><text:span text:style-name="T462">"id":</text:span><text:span text:style-name="T468"> </text:span><text:span text:style-name="T462">"64a1b2c3d4e5f6g7h8i9j0k1", "name": "Alice",</text:span></text:p><text:p text:style-name="P278" loext:marker-style-name="T429"><text:span text:style-name="T462">"email":</text:span><text:span text:style-name="T473"> </text:span><text:a xlink:type="simple" xlink:href="mailto:alice@example.com" text:style-name="ListLabel_20_93" text:visited-style-name="ListLabel_20_93"><text:span text:style-name="T430">"alice@example.com"</text:span></text:a></text:p><text:p text:style-name="P270" loext:marker-style-name="T429"><text:span text:style-name="T462">}</text:span><text:span text:style-name="T429"/></text:p><text:p text:style-name="P279" loext:marker-style-name="T429"><text:span text:style-name="T46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4" loext:marker-style-name="T380"><text:span text:style-name="T454">Login</text:span><text:span text:style-name="T474"> </text:span><text:span text:style-name="T472">Request</text:span></text:p>
      <text:p text:style-name="P275" loext:marker-style-name="T456"><draw:custom-shape text:anchor-type="char" draw:z-index="12" draw:name="docshape120" draw:style-name="gr67" draw:text-style-name="P250" svg:width="19.679cm" svg:height="1.678cm" svg:x="0.665cm" svg:y="0.161cm"><text:p text:style-name="P268" loext:marker-style-name="T457"/><text:p text:style-name="P249" loext:marker-style-name="T429"><text:span text:style-name="T462">curl</text:span><text:span text:style-name="T468"> </text:span><text:span text:style-name="T462">-X</text:span><text:span text:style-name="T468"> </text:span><text:span text:style-name="T462">POST</text:span><text:span text:style-name="T475"> </text:span><text:span text:style-name="T462">http://localhost:5000/api/v1/auth/login</text:span><text:span text:style-name="T475"> </text:span><text:span text:style-name="T461">\</text:span></text:p><text:p text:style-name="P269" loext:marker-style-name="T429"><text:span text:style-name="T462">-H</text:span><text:span text:style-name="T463"> </text:span><text:span text:style-name="T462">"Content-Type:</text:span><text:span text:style-name="T464"> </text:span><text:span text:style-name="T462">application/json"</text:span><text:span text:style-name="T464"> </text:span><text:span text:style-name="T461">\</text:span></text:p><text:p text:style-name="P269" loext:marker-style-name="T429"><text:span text:style-name="T462">-d</text:span><text:span text:style-name="T465"> </text:span><text:span text:style-name="T466">'{</text:span></text:p><text:p text:style-name="P280" loext:marker-style-name="T429"><text:span text:style-name="T462">"email":</text:span><text:span text:style-name="T468"> </text:span><text:a xlink:type="simple" xlink:href="mailto:alice@example.com" text:style-name="ListLabel_20_94" text:visited-style-name="ListLabel_20_94"><text:span text:style-name="T469">"alice@example.com",</text:span></text:a><text:span text:style-name="T462"> "password": "Secret@123"</text:span></text:p><text:p text:style-name="P281" loext:marker-style-name="T429"><text:span text:style-name="T46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2" loext:marker-style-name="T380"><text:span text:style-name="T454">Products</text:span><text:span text:style-name="T476"> </text:span><text:span text:style-name="T454">Create</text:span><text:span text:style-name="T477"> </text:span><text:span text:style-name="T454">Request</text:span><text:span text:style-name="T478"> </text:span><text:span text:style-name="T455">(Protected)</text:span></text:p>
      <text:p text:style-name="P267" loext:marker-style-name="T456"><draw:custom-shape text:anchor-type="char" draw:z-index="42" draw:name="docshape121" draw:style-name="gr66" draw:text-style-name="P250" svg:width="19.679cm" svg:height="2.371cm" svg:x="0.665cm" svg:y="0.159cm"><text:p text:style-name="P268" loext:marker-style-name="T457"/><text:p text:style-name="P249" loext:marker-style-name="T429"><text:span text:style-name="T462">curl</text:span><text:span text:style-name="T479"> </text:span><text:span text:style-name="T462">-X</text:span><text:span text:style-name="T475"> </text:span><text:span text:style-name="T462">POST</text:span><text:span text:style-name="T475"> </text:span><text:span text:style-name="T462">http://localhost:5000/api/v1/products</text:span><text:span text:style-name="T480"> </text:span><text:span text:style-name="T461">\</text:span></text:p><text:p text:style-name="P269" loext:marker-style-name="T429"><text:span text:style-name="T462">-H</text:span><text:span text:style-name="T481"> </text:span><text:span text:style-name="T462">"Authorization:</text:span><text:span text:style-name="T463"> </text:span><text:span text:style-name="T462">Bearer</text:span><text:span text:style-name="T463"> </text:span><text:span text:style-name="T462">&lt;JWT_TOKEN&gt;"</text:span><text:span text:style-name="T481"> </text:span><text:span text:style-name="T461">\</text:span></text:p><text:p text:style-name="P270" loext:marker-style-name="T429"><text:span text:style-name="T462">-H</text:span><text:span text:style-name="T463"> </text:span><text:span text:style-name="T462">"Content-Type:</text:span><text:span text:style-name="T464"> </text:span><text:span text:style-name="T462">application/json"</text:span><text:span text:style-name="T464"> </text:span><text:span text:style-name="T461">\</text:span></text:p><text:p text:style-name="P283" loext:marker-style-name="T429"><text:span text:style-name="T462">-d</text:span><text:span text:style-name="T465"> </text:span><text:span text:style-name="T466">'{</text:span></text:p><text:p text:style-name="P284" loext:marker-style-name="T429"><text:span text:style-name="T462">"name":</text:span><text:span text:style-name="T467"> </text:span><text:span text:style-name="T430">"Laptop",</text:span></text:p><text:p text:style-name="P284" loext:marker-style-name="T429"><text:span text:style-name="T462">"price":</text:span><text:span text:style-name="T473"> </text:span><text:span text:style-name="T430">999.99,</text:span></text:p><text:p text:style-name="P285" loext:marker-style-name="T429"><text:span text:style-name="T462">"quantity":</text:span><text:span text:style-name="T461"> </text:span><text:span text:style-name="T466">10,</text:span></text:p><text:p text:style-name="P284" loext:marker-style-name="T429"><text:span text:style-name="T430">"description":</text:span><text:span text:style-name="T482"> </text:span><text:span text:style-name="T430">"High-performance</text:span><text:span text:style-name="T482"> </text:span><text:span text:style-name="T430">laptop"</text:span></text:p><text:p text:style-name="P269" loext:marker-style-name="T429"><text:span text:style-name="T46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2" loext:marker-style-name="T380"><text:span text:style-name="T454">Products</text:span><text:span text:style-name="T483"> </text:span><text:span text:style-name="T454">List</text:span><text:span text:style-name="T484"> </text:span><text:span text:style-name="T454">Request</text:span><text:span text:style-name="T484"> </text:span><text:span text:style-name="T454">(With</text:span><text:span text:style-name="T472"> </text:span><text:span text:style-name="T455">Search)</text:span></text:p>
      <text:p text:style-name="P267" loext:marker-style-name="T456"><draw:custom-shape text:anchor-type="char" draw:z-index="44" draw:name="docshape122" draw:style-name="gr68" draw:text-style-name="P250" svg:width="19.679cm" svg:height="0.756cm" svg:x="0.665cm" svg:y="0.159cm"><text:p text:style-name="P286" loext:marker-style-name="T457"/><text:p text:style-name="P249" loext:marker-style-name="T429"><text:span text:style-name="T430">curl</text:span><text:span text:style-name="T485"> </text:span><text:span text:style-name="T430">-X</text:span><text:span text:style-name="T486"> </text:span><text:span text:style-name="T430">GET</text:span><text:span text:style-name="T486"> </text:span><text:span text:style-name="T430">"http://localhost:5000/api/v1/products?keyword=laptop&amp;page=1&amp;limit=10"</text:span><text:span text:style-name="T486"> </text:span><text:span text:style-name="T461">\</text:span></text:p><text:p text:style-name="P269" loext:marker-style-name="T429"><text:span text:style-name="T462">-H</text:span><text:span text:style-name="T461"> </text:span><text:span text:style-name="T462">"Authorization:</text:span><text:span text:style-name="T473"> </text:span><text:span text:style-name="T462">Bearer</text:span><text:span text:style-name="T473"> </text:span><text:span text:style-name="T430">&lt;JWT_TOKEN&gt;"</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2" loext:marker-style-name="T380"><text:span text:style-name="T454">Standard</text:span><text:span text:style-name="T474"> </text:span><text:span text:style-name="T454">Error</text:span><text:span text:style-name="T472"> </text:span><text:span text:style-name="T455">Response</text:span></text:p>
      <text:p text:style-name="P267" loext:marker-style-name="T456"><draw:custom-shape text:anchor-type="char" draw:z-index="45" draw:name="docshape123" draw:style-name="gr69" draw:text-style-name="P250" svg:width="19.679cm" svg:height="1.445cm" svg:x="0.665cm" svg:y="0.159cm"><text:p text:style-name="P268" loext:marker-style-name="T457"/><text:p text:style-name="P249" loext:marker-style-name="T429"><text:span text:style-name="T462">{</text:span><text:span text:style-name="T429"/></text:p><text:p text:style-name="P269" loext:marker-style-name="T429"><text:span text:style-name="T462">"success":</text:span><text:span text:style-name="T481"> </text:span><text:span text:style-name="T430">false,</text:span></text:p><text:p text:style-name="P287" loext:marker-style-name="T429"><text:span text:style-name="T462">"message":</text:span><text:span text:style-name="T480"> </text:span><text:span text:style-name="T462">"Product</text:span><text:span text:style-name="T480"> </text:span><text:span text:style-name="T462">not</text:span><text:span text:style-name="T480"> </text:span><text:span text:style-name="T462">found", "code": 404</text:span></text:p><text:p text:style-name="P288" loext:marker-style-name="T429"><text:span text:style-name="T46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9" loext:marker-style-name="T106"><text:span text:style-name="T424">API</text:span><text:span text:style-name="T432"> </text:span><text:span text:style-name="T424">Design</text:span><text:span text:style-name="T487"> </text:span><text:span text:style-name="T424">Best</text:span><text:span text:style-name="T488"> </text:span><text:span text:style-name="T425">Practices</text:span></text:p>
      <text:p text:style-name="P290" loext:marker-style-name="T456"><draw:g text:anchor-type="char" draw:z-index="47" draw:name="docshapegroup124" draw:style-name="gr70"><draw:custom-shape draw:name="docshape125" draw:style-name="gr71" draw:text-style-name="P132" svg:width="9.789cm" svg:height="1.026cm" svg:x="0.674cm" svg:y="0.18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547 576" draw:text-areas="0 0 ?f84 ?f85" draw:type="ooxml-non-primitive" draw:enhanced-path="M 0 60 L 4 37 17 18 36 5 59 0 5487 0 5510 5 5529 18 5542 37 5546 60 5546 517 5542 540 5529 559 5510 572 5487 576 59 576 36 572 17 559 4 540 0 517 0 60 Z N"><draw:equation draw:name="f0" draw:formula="0+383-383"/><draw:equation draw:name="f1" draw:formula="?f0 *logwidth/5547"/><draw:equation draw:name="f2" draw:formula="0+162-102"/><draw:equation draw:name="f3" draw:formula="162*logheight/576"/><draw:equation draw:name="f4" draw:formula="0+387-383"/><draw:equation draw:name="f5" draw:formula="?f4 *logwidth/5547"/><draw:equation draw:name="f6" draw:formula="0+139-102"/><draw:equation draw:name="f7" draw:formula="139*logheight/576"/><draw:equation draw:name="f8" draw:formula="0+400-383"/><draw:equation draw:name="f9" draw:formula="?f8 *logwidth/5547"/><draw:equation draw:name="f10" draw:formula="0+120-102"/><draw:equation draw:name="f11" draw:formula="120*logheight/576"/><draw:equation draw:name="f12" draw:formula="0+419-383"/><draw:equation draw:name="f13" draw:formula="?f12 *logwidth/5547"/><draw:equation draw:name="f14" draw:formula="0+107-102"/><draw:equation draw:name="f15" draw:formula="107*logheight/576"/><draw:equation draw:name="f16" draw:formula="0+442-383"/><draw:equation draw:name="f17" draw:formula="?f16 *logwidth/5547"/><draw:equation draw:name="f18" draw:formula="0+102-102"/><draw:equation draw:name="f19" draw:formula="102*logheight/576"/><draw:equation draw:name="f20" draw:formula="0+5870-383"/><draw:equation draw:name="f21" draw:formula="?f20 *logwidth/5547"/><draw:equation draw:name="f22" draw:formula="0+102-102"/><draw:equation draw:name="f23" draw:formula="102*logheight/576"/><draw:equation draw:name="f24" draw:formula="0+5893-383"/><draw:equation draw:name="f25" draw:formula="?f24 *logwidth/5547"/><draw:equation draw:name="f26" draw:formula="0+107-102"/><draw:equation draw:name="f27" draw:formula="107*logheight/576"/><draw:equation draw:name="f28" draw:formula="0+5912-383"/><draw:equation draw:name="f29" draw:formula="?f28 *logwidth/5547"/><draw:equation draw:name="f30" draw:formula="0+120-102"/><draw:equation draw:name="f31" draw:formula="120*logheight/576"/><draw:equation draw:name="f32" draw:formula="0+5925-383"/><draw:equation draw:name="f33" draw:formula="?f32 *logwidth/5547"/><draw:equation draw:name="f34" draw:formula="0+139-102"/><draw:equation draw:name="f35" draw:formula="139*logheight/576"/><draw:equation draw:name="f36" draw:formula="0+5929-383"/><draw:equation draw:name="f37" draw:formula="?f36 *logwidth/5547"/><draw:equation draw:name="f38" draw:formula="0+162-102"/><draw:equation draw:name="f39" draw:formula="162*logheight/576"/><draw:equation draw:name="f40" draw:formula="0+5929-383"/><draw:equation draw:name="f41" draw:formula="?f40 *logwidth/5547"/><draw:equation draw:name="f42" draw:formula="0+619-102"/><draw:equation draw:name="f43" draw:formula="619*logheight/576"/><draw:equation draw:name="f44" draw:formula="0+5925-383"/><draw:equation draw:name="f45" draw:formula="?f44 *logwidth/5547"/><draw:equation draw:name="f46" draw:formula="0+642-102"/><draw:equation draw:name="f47" draw:formula="642*logheight/576"/><draw:equation draw:name="f48" draw:formula="0+5912-383"/><draw:equation draw:name="f49" draw:formula="?f48 *logwidth/5547"/><draw:equation draw:name="f50" draw:formula="0+661-102"/><draw:equation draw:name="f51" draw:formula="661*logheight/576"/><draw:equation draw:name="f52" draw:formula="0+5893-383"/><draw:equation draw:name="f53" draw:formula="?f52 *logwidth/5547"/><draw:equation draw:name="f54" draw:formula="0+674-102"/><draw:equation draw:name="f55" draw:formula="674*logheight/576"/><draw:equation draw:name="f56" draw:formula="0+5870-383"/><draw:equation draw:name="f57" draw:formula="?f56 *logwidth/5547"/><draw:equation draw:name="f58" draw:formula="0+678-102"/><draw:equation draw:name="f59" draw:formula="678*logheight/576"/><draw:equation draw:name="f60" draw:formula="0+442-383"/><draw:equation draw:name="f61" draw:formula="?f60 *logwidth/5547"/><draw:equation draw:name="f62" draw:formula="0+678-102"/><draw:equation draw:name="f63" draw:formula="678*logheight/576"/><draw:equation draw:name="f64" draw:formula="0+419-383"/><draw:equation draw:name="f65" draw:formula="?f64 *logwidth/5547"/><draw:equation draw:name="f66" draw:formula="0+674-102"/><draw:equation draw:name="f67" draw:formula="674*logheight/576"/><draw:equation draw:name="f68" draw:formula="0+400-383"/><draw:equation draw:name="f69" draw:formula="?f68 *logwidth/5547"/><draw:equation draw:name="f70" draw:formula="0+661-102"/><draw:equation draw:name="f71" draw:formula="661*logheight/576"/><draw:equation draw:name="f72" draw:formula="0+387-383"/><draw:equation draw:name="f73" draw:formula="?f72 *logwidth/5547"/><draw:equation draw:name="f74" draw:formula="0+642-102"/><draw:equation draw:name="f75" draw:formula="642*logheight/576"/><draw:equation draw:name="f76" draw:formula="0+383-383"/><draw:equation draw:name="f77" draw:formula="?f76 *logwidth/5547"/><draw:equation draw:name="f78" draw:formula="0+619-102"/><draw:equation draw:name="f79" draw:formula="619*logheight/576"/><draw:equation draw:name="f80" draw:formula="0+383-383"/><draw:equation draw:name="f81" draw:formula="?f80 *logwidth/5547"/><draw:equation draw:name="f82" draw:formula="0+162-102"/><draw:equation draw:name="f83" draw:formula="162*logheight/576"/><draw:equation draw:name="f84" draw:formula="logwidth"/><draw:equation draw:name="f85" draw:formula="logheight"/></draw:enhanced-geometry></draw:custom-shape><draw:custom-shape draw:name="docshape126" draw:style-name="gr72" draw:text-style-name="P22" svg:width="0.089cm" svg:height="1.026cm" svg:x="0.651cm" svg:y="0.178cm"><text:p/><draw:enhanced-geometry draw:mirror-horizontal="false" draw:mirror-vertical="false" svg:viewBox="0 0 0 0" draw:glue-points="?f1 ?f3 ?f5 ?f7 ?f9 ?f11 ?f13 ?f15 ?f17 ?f19 ?f21 ?f23 ?f25 ?f27 ?f29 ?f31 ?f33 ?f35 ?f37 ?f39" drawooo:sub-view-size="51 576" draw:text-areas="0 0 ?f40 ?f41" draw:type="ooxml-non-primitive" draw:enhanced-path="M 39 0 L 11 0 0 11 0 25 0 565 11 576 39 576 50 565 50 11 39 0 Z N"><draw:equation draw:name="f0" draw:formula="0+409-370"/><draw:equation draw:name="f1" draw:formula="?f0 *logwidth/51"/><draw:equation draw:name="f2" draw:formula="0+101-101"/><draw:equation draw:name="f3" draw:formula="101*logheight/576"/><draw:equation draw:name="f4" draw:formula="0+381-370"/><draw:equation draw:name="f5" draw:formula="?f4 *logwidth/51"/><draw:equation draw:name="f6" draw:formula="0+101-101"/><draw:equation draw:name="f7" draw:formula="101*logheight/576"/><draw:equation draw:name="f8" draw:formula="0+370-370"/><draw:equation draw:name="f9" draw:formula="?f8 *logwidth/51"/><draw:equation draw:name="f10" draw:formula="0+112-101"/><draw:equation draw:name="f11" draw:formula="112*logheight/576"/><draw:equation draw:name="f12" draw:formula="0+370-370"/><draw:equation draw:name="f13" draw:formula="?f12 *logwidth/51"/><draw:equation draw:name="f14" draw:formula="0+126-101"/><draw:equation draw:name="f15" draw:formula="126*logheight/576"/><draw:equation draw:name="f16" draw:formula="0+370-370"/><draw:equation draw:name="f17" draw:formula="?f16 *logwidth/51"/><draw:equation draw:name="f18" draw:formula="0+666-101"/><draw:equation draw:name="f19" draw:formula="666*logheight/576"/><draw:equation draw:name="f20" draw:formula="0+381-370"/><draw:equation draw:name="f21" draw:formula="?f20 *logwidth/51"/><draw:equation draw:name="f22" draw:formula="0+677-101"/><draw:equation draw:name="f23" draw:formula="677*logheight/576"/><draw:equation draw:name="f24" draw:formula="0+409-370"/><draw:equation draw:name="f25" draw:formula="?f24 *logwidth/51"/><draw:equation draw:name="f26" draw:formula="0+677-101"/><draw:equation draw:name="f27" draw:formula="677*logheight/576"/><draw:equation draw:name="f28" draw:formula="0+420-370"/><draw:equation draw:name="f29" draw:formula="?f28 *logwidth/51"/><draw:equation draw:name="f30" draw:formula="0+666-101"/><draw:equation draw:name="f31" draw:formula="666*logheight/576"/><draw:equation draw:name="f32" draw:formula="0+420-370"/><draw:equation draw:name="f33" draw:formula="?f32 *logwidth/51"/><draw:equation draw:name="f34" draw:formula="0+112-101"/><draw:equation draw:name="f35" draw:formula="112*logheight/576"/><draw:equation draw:name="f36" draw:formula="0+409-370"/><draw:equation draw:name="f37" draw:formula="?f36 *logwidth/51"/><draw:equation draw:name="f38" draw:formula="0+101-101"/><draw:equation draw:name="f39" draw:formula="101*logheight/576"/><draw:equation draw:name="f40" draw:formula="logwidth"/><draw:equation draw:name="f41" draw:formula="logheight"/></draw:enhanced-geometry></draw:custom-shape><draw:custom-shape draw:name="docshape127" draw:style-name="gr71" draw:text-style-name="P132" svg:width="9.789cm" svg:height="1.026cm" svg:x="10.557cm" svg:y="0.18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547 576" draw:text-areas="0 0 ?f84 ?f85" draw:type="ooxml-non-primitive" draw:enhanced-path="M 0 60 L 5 37 17 18 36 5 59 0 5487 0 5510 5 5529 18 5542 37 5546 60 5546 517 5542 540 5529 559 5510 572 5487 576 59 576 36 572 17 559 5 540 0 517 0 60 Z N"><draw:equation draw:name="f0" draw:formula="0+5982-5982"/><draw:equation draw:name="f1" draw:formula="?f0 *logwidth/5547"/><draw:equation draw:name="f2" draw:formula="0+162-102"/><draw:equation draw:name="f3" draw:formula="162*logheight/576"/><draw:equation draw:name="f4" draw:formula="0+5987-5982"/><draw:equation draw:name="f5" draw:formula="?f4 *logwidth/5547"/><draw:equation draw:name="f6" draw:formula="0+139-102"/><draw:equation draw:name="f7" draw:formula="139*logheight/576"/><draw:equation draw:name="f8" draw:formula="0+5999-5982"/><draw:equation draw:name="f9" draw:formula="?f8 *logwidth/5547"/><draw:equation draw:name="f10" draw:formula="0+120-102"/><draw:equation draw:name="f11" draw:formula="120*logheight/576"/><draw:equation draw:name="f12" draw:formula="0+6018-5982"/><draw:equation draw:name="f13" draw:formula="?f12 *logwidth/5547"/><draw:equation draw:name="f14" draw:formula="0+107-102"/><draw:equation draw:name="f15" draw:formula="107*logheight/576"/><draw:equation draw:name="f16" draw:formula="0+6041-5982"/><draw:equation draw:name="f17" draw:formula="?f16 *logwidth/5547"/><draw:equation draw:name="f18" draw:formula="0+102-102"/><draw:equation draw:name="f19" draw:formula="102*logheight/576"/><draw:equation draw:name="f20" draw:formula="0+11469-5982"/><draw:equation draw:name="f21" draw:formula="?f20 *logwidth/5547"/><draw:equation draw:name="f22" draw:formula="0+102-102"/><draw:equation draw:name="f23" draw:formula="102*logheight/576"/><draw:equation draw:name="f24" draw:formula="0+11492-5982"/><draw:equation draw:name="f25" draw:formula="?f24 *logwidth/5547"/><draw:equation draw:name="f26" draw:formula="0+107-102"/><draw:equation draw:name="f27" draw:formula="107*logheight/576"/><draw:equation draw:name="f28" draw:formula="0+11511-5982"/><draw:equation draw:name="f29" draw:formula="?f28 *logwidth/5547"/><draw:equation draw:name="f30" draw:formula="0+120-102"/><draw:equation draw:name="f31" draw:formula="120*logheight/576"/><draw:equation draw:name="f32" draw:formula="0+11524-5982"/><draw:equation draw:name="f33" draw:formula="?f32 *logwidth/5547"/><draw:equation draw:name="f34" draw:formula="0+139-102"/><draw:equation draw:name="f35" draw:formula="139*logheight/576"/><draw:equation draw:name="f36" draw:formula="0+11528-5982"/><draw:equation draw:name="f37" draw:formula="?f36 *logwidth/5547"/><draw:equation draw:name="f38" draw:formula="0+162-102"/><draw:equation draw:name="f39" draw:formula="162*logheight/576"/><draw:equation draw:name="f40" draw:formula="0+11528-5982"/><draw:equation draw:name="f41" draw:formula="?f40 *logwidth/5547"/><draw:equation draw:name="f42" draw:formula="0+619-102"/><draw:equation draw:name="f43" draw:formula="619*logheight/576"/><draw:equation draw:name="f44" draw:formula="0+11524-5982"/><draw:equation draw:name="f45" draw:formula="?f44 *logwidth/5547"/><draw:equation draw:name="f46" draw:formula="0+642-102"/><draw:equation draw:name="f47" draw:formula="642*logheight/576"/><draw:equation draw:name="f48" draw:formula="0+11511-5982"/><draw:equation draw:name="f49" draw:formula="?f48 *logwidth/5547"/><draw:equation draw:name="f50" draw:formula="0+661-102"/><draw:equation draw:name="f51" draw:formula="661*logheight/576"/><draw:equation draw:name="f52" draw:formula="0+11492-5982"/><draw:equation draw:name="f53" draw:formula="?f52 *logwidth/5547"/><draw:equation draw:name="f54" draw:formula="0+674-102"/><draw:equation draw:name="f55" draw:formula="674*logheight/576"/><draw:equation draw:name="f56" draw:formula="0+11469-5982"/><draw:equation draw:name="f57" draw:formula="?f56 *logwidth/5547"/><draw:equation draw:name="f58" draw:formula="0+678-102"/><draw:equation draw:name="f59" draw:formula="678*logheight/576"/><draw:equation draw:name="f60" draw:formula="0+6041-5982"/><draw:equation draw:name="f61" draw:formula="?f60 *logwidth/5547"/><draw:equation draw:name="f62" draw:formula="0+678-102"/><draw:equation draw:name="f63" draw:formula="678*logheight/576"/><draw:equation draw:name="f64" draw:formula="0+6018-5982"/><draw:equation draw:name="f65" draw:formula="?f64 *logwidth/5547"/><draw:equation draw:name="f66" draw:formula="0+674-102"/><draw:equation draw:name="f67" draw:formula="674*logheight/576"/><draw:equation draw:name="f68" draw:formula="0+5999-5982"/><draw:equation draw:name="f69" draw:formula="?f68 *logwidth/5547"/><draw:equation draw:name="f70" draw:formula="0+661-102"/><draw:equation draw:name="f71" draw:formula="661*logheight/576"/><draw:equation draw:name="f72" draw:formula="0+5987-5982"/><draw:equation draw:name="f73" draw:formula="?f72 *logwidth/5547"/><draw:equation draw:name="f74" draw:formula="0+642-102"/><draw:equation draw:name="f75" draw:formula="642*logheight/576"/><draw:equation draw:name="f76" draw:formula="0+5982-5982"/><draw:equation draw:name="f77" draw:formula="?f76 *logwidth/5547"/><draw:equation draw:name="f78" draw:formula="0+619-102"/><draw:equation draw:name="f79" draw:formula="619*logheight/576"/><draw:equation draw:name="f80" draw:formula="0+5982-5982"/><draw:equation draw:name="f81" draw:formula="?f80 *logwidth/5547"/><draw:equation draw:name="f82" draw:formula="0+162-102"/><draw:equation draw:name="f83" draw:formula="162*logheight/576"/><draw:equation draw:name="f84" draw:formula="logwidth"/><draw:equation draw:name="f85" draw:formula="logheight"/></draw:enhanced-geometry></draw:custom-shape><draw:custom-shape draw:name="docshape128" draw:style-name="gr72" draw:text-style-name="P22" svg:width="0.089cm" svg:height="1.026cm" svg:x="10.532cm" svg:y="0.178cm"><text:p/><draw:enhanced-geometry draw:mirror-horizontal="false" draw:mirror-vertical="false" svg:viewBox="0 0 0 0" draw:glue-points="?f1 ?f3 ?f5 ?f7 ?f9 ?f11 ?f13 ?f15 ?f17 ?f19 ?f21 ?f23 ?f25 ?f27 ?f29 ?f31 ?f33 ?f35 ?f37 ?f39" drawooo:sub-view-size="51 576" draw:text-areas="0 0 ?f40 ?f41" draw:type="ooxml-non-primitive" draw:enhanced-path="M 39 0 L 11 0 0 11 0 25 0 565 11 576 39 576 50 565 50 11 39 0 Z N"><draw:equation draw:name="f0" draw:formula="0+6008-5969"/><draw:equation draw:name="f1" draw:formula="?f0 *logwidth/51"/><draw:equation draw:name="f2" draw:formula="0+101-101"/><draw:equation draw:name="f3" draw:formula="101*logheight/576"/><draw:equation draw:name="f4" draw:formula="0+5980-5969"/><draw:equation draw:name="f5" draw:formula="?f4 *logwidth/51"/><draw:equation draw:name="f6" draw:formula="0+101-101"/><draw:equation draw:name="f7" draw:formula="101*logheight/576"/><draw:equation draw:name="f8" draw:formula="0+5969-5969"/><draw:equation draw:name="f9" draw:formula="?f8 *logwidth/51"/><draw:equation draw:name="f10" draw:formula="0+112-101"/><draw:equation draw:name="f11" draw:formula="112*logheight/576"/><draw:equation draw:name="f12" draw:formula="0+5969-5969"/><draw:equation draw:name="f13" draw:formula="?f12 *logwidth/51"/><draw:equation draw:name="f14" draw:formula="0+126-101"/><draw:equation draw:name="f15" draw:formula="126*logheight/576"/><draw:equation draw:name="f16" draw:formula="0+5969-5969"/><draw:equation draw:name="f17" draw:formula="?f16 *logwidth/51"/><draw:equation draw:name="f18" draw:formula="0+666-101"/><draw:equation draw:name="f19" draw:formula="666*logheight/576"/><draw:equation draw:name="f20" draw:formula="0+5980-5969"/><draw:equation draw:name="f21" draw:formula="?f20 *logwidth/51"/><draw:equation draw:name="f22" draw:formula="0+677-101"/><draw:equation draw:name="f23" draw:formula="677*logheight/576"/><draw:equation draw:name="f24" draw:formula="0+6008-5969"/><draw:equation draw:name="f25" draw:formula="?f24 *logwidth/51"/><draw:equation draw:name="f26" draw:formula="0+677-101"/><draw:equation draw:name="f27" draw:formula="677*logheight/576"/><draw:equation draw:name="f28" draw:formula="0+6019-5969"/><draw:equation draw:name="f29" draw:formula="?f28 *logwidth/51"/><draw:equation draw:name="f30" draw:formula="0+666-101"/><draw:equation draw:name="f31" draw:formula="666*logheight/576"/><draw:equation draw:name="f32" draw:formula="0+6019-5969"/><draw:equation draw:name="f33" draw:formula="?f32 *logwidth/51"/><draw:equation draw:name="f34" draw:formula="0+112-101"/><draw:equation draw:name="f35" draw:formula="112*logheight/576"/><draw:equation draw:name="f36" draw:formula="0+6008-5969"/><draw:equation draw:name="f37" draw:formula="?f36 *logwidth/51"/><draw:equation draw:name="f38" draw:formula="0+101-101"/><draw:equation draw:name="f39" draw:formula="101*logheight/576"/><draw:equation draw:name="f40" draw:formula="logwidth"/><draw:equation draw:name="f41" draw:formula="logheight"/></draw:enhanced-geometry></draw:custom-shape><draw:custom-shape draw:name="docshape129" draw:style-name="gr73" draw:text-style-name="P132" svg:width="9.789cm" svg:height="1.031cm" svg:x="0.674cm" svg:y="1.303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547 579" draw:text-areas="0 0 ?f84 ?f85" draw:type="ooxml-non-primitive" draw:enhanced-path="M 0 59 L 4 36 17 17 36 4 59 0 5487 0 5510 4 5529 17 5542 36 5546 59 5546 518 5542 542 5529 561 5510 573 5487 578 59 578 36 573 17 561 4 542 0 518 0 59 Z N"><draw:equation draw:name="f0" draw:formula="0+383-383"/><draw:equation draw:name="f1" draw:formula="?f0 *logwidth/5547"/><draw:equation draw:name="f2" draw:formula="0+793-734"/><draw:equation draw:name="f3" draw:formula="793*logheight/579"/><draw:equation draw:name="f4" draw:formula="0+387-383"/><draw:equation draw:name="f5" draw:formula="?f4 *logwidth/5547"/><draw:equation draw:name="f6" draw:formula="0+770-734"/><draw:equation draw:name="f7" draw:formula="770*logheight/579"/><draw:equation draw:name="f8" draw:formula="0+400-383"/><draw:equation draw:name="f9" draw:formula="?f8 *logwidth/5547"/><draw:equation draw:name="f10" draw:formula="0+751-734"/><draw:equation draw:name="f11" draw:formula="751*logheight/579"/><draw:equation draw:name="f12" draw:formula="0+419-383"/><draw:equation draw:name="f13" draw:formula="?f12 *logwidth/5547"/><draw:equation draw:name="f14" draw:formula="0+738-734"/><draw:equation draw:name="f15" draw:formula="738*logheight/579"/><draw:equation draw:name="f16" draw:formula="0+442-383"/><draw:equation draw:name="f17" draw:formula="?f16 *logwidth/5547"/><draw:equation draw:name="f18" draw:formula="0+734-734"/><draw:equation draw:name="f19" draw:formula="734*logheight/579"/><draw:equation draw:name="f20" draw:formula="0+5870-383"/><draw:equation draw:name="f21" draw:formula="?f20 *logwidth/5547"/><draw:equation draw:name="f22" draw:formula="0+734-734"/><draw:equation draw:name="f23" draw:formula="734*logheight/579"/><draw:equation draw:name="f24" draw:formula="0+5893-383"/><draw:equation draw:name="f25" draw:formula="?f24 *logwidth/5547"/><draw:equation draw:name="f26" draw:formula="0+738-734"/><draw:equation draw:name="f27" draw:formula="738*logheight/579"/><draw:equation draw:name="f28" draw:formula="0+5912-383"/><draw:equation draw:name="f29" draw:formula="?f28 *logwidth/5547"/><draw:equation draw:name="f30" draw:formula="0+751-734"/><draw:equation draw:name="f31" draw:formula="751*logheight/579"/><draw:equation draw:name="f32" draw:formula="0+5925-383"/><draw:equation draw:name="f33" draw:formula="?f32 *logwidth/5547"/><draw:equation draw:name="f34" draw:formula="0+770-734"/><draw:equation draw:name="f35" draw:formula="770*logheight/579"/><draw:equation draw:name="f36" draw:formula="0+5929-383"/><draw:equation draw:name="f37" draw:formula="?f36 *logwidth/5547"/><draw:equation draw:name="f38" draw:formula="0+793-734"/><draw:equation draw:name="f39" draw:formula="793*logheight/579"/><draw:equation draw:name="f40" draw:formula="0+5929-383"/><draw:equation draw:name="f41" draw:formula="?f40 *logwidth/5547"/><draw:equation draw:name="f42" draw:formula="0+1252-734"/><draw:equation draw:name="f43" draw:formula="1252*logheight/579"/><draw:equation draw:name="f44" draw:formula="0+5925-383"/><draw:equation draw:name="f45" draw:formula="?f44 *logwidth/5547"/><draw:equation draw:name="f46" draw:formula="0+1276-734"/><draw:equation draw:name="f47" draw:formula="1276*logheight/579"/><draw:equation draw:name="f48" draw:formula="0+5912-383"/><draw:equation draw:name="f49" draw:formula="?f48 *logwidth/5547"/><draw:equation draw:name="f50" draw:formula="0+1295-734"/><draw:equation draw:name="f51" draw:formula="1295*logheight/579"/><draw:equation draw:name="f52" draw:formula="0+5893-383"/><draw:equation draw:name="f53" draw:formula="?f52 *logwidth/5547"/><draw:equation draw:name="f54" draw:formula="0+1307-734"/><draw:equation draw:name="f55" draw:formula="1307*logheight/579"/><draw:equation draw:name="f56" draw:formula="0+5870-383"/><draw:equation draw:name="f57" draw:formula="?f56 *logwidth/5547"/><draw:equation draw:name="f58" draw:formula="0+1312-734"/><draw:equation draw:name="f59" draw:formula="1312*logheight/579"/><draw:equation draw:name="f60" draw:formula="0+442-383"/><draw:equation draw:name="f61" draw:formula="?f60 *logwidth/5547"/><draw:equation draw:name="f62" draw:formula="0+1312-734"/><draw:equation draw:name="f63" draw:formula="1312*logheight/579"/><draw:equation draw:name="f64" draw:formula="0+419-383"/><draw:equation draw:name="f65" draw:formula="?f64 *logwidth/5547"/><draw:equation draw:name="f66" draw:formula="0+1307-734"/><draw:equation draw:name="f67" draw:formula="1307*logheight/579"/><draw:equation draw:name="f68" draw:formula="0+400-383"/><draw:equation draw:name="f69" draw:formula="?f68 *logwidth/5547"/><draw:equation draw:name="f70" draw:formula="0+1295-734"/><draw:equation draw:name="f71" draw:formula="1295*logheight/579"/><draw:equation draw:name="f72" draw:formula="0+387-383"/><draw:equation draw:name="f73" draw:formula="?f72 *logwidth/5547"/><draw:equation draw:name="f74" draw:formula="0+1276-734"/><draw:equation draw:name="f75" draw:formula="1276*logheight/579"/><draw:equation draw:name="f76" draw:formula="0+383-383"/><draw:equation draw:name="f77" draw:formula="?f76 *logwidth/5547"/><draw:equation draw:name="f78" draw:formula="0+1252-734"/><draw:equation draw:name="f79" draw:formula="1252*logheight/579"/><draw:equation draw:name="f80" draw:formula="0+383-383"/><draw:equation draw:name="f81" draw:formula="?f80 *logwidth/5547"/><draw:equation draw:name="f82" draw:formula="0+793-734"/><draw:equation draw:name="f83" draw:formula="793*logheight/579"/><draw:equation draw:name="f84" draw:formula="logwidth"/><draw:equation draw:name="f85" draw:formula="logheight"/></draw:enhanced-geometry></draw:custom-shape><draw:custom-shape draw:name="docshape130" draw:style-name="gr74" draw:text-style-name="P22" svg:width="0.089cm" svg:height="1.031cm" svg:x="0.651cm" svg:y="1.302cm"><text:p/><draw:enhanced-geometry draw:mirror-horizontal="false" draw:mirror-vertical="false" svg:viewBox="0 0 0 0" draw:glue-points="?f1 ?f3 ?f5 ?f7 ?f9 ?f11 ?f13 ?f15 ?f17 ?f19 ?f21 ?f23 ?f25 ?f27 ?f29 ?f31 ?f33 ?f35 ?f37 ?f39" drawooo:sub-view-size="51 579" draw:text-areas="0 0 ?f40 ?f41" draw:type="ooxml-non-primitive" draw:enhanced-path="M 39 0 L 11 0 0 12 0 26 0 568 11 579 39 579 50 568 50 12 39 0 Z N"><draw:equation draw:name="f0" draw:formula="0+409-370"/><draw:equation draw:name="f1" draw:formula="?f0 *logwidth/51"/><draw:equation draw:name="f2" draw:formula="0+732-732"/><draw:equation draw:name="f3" draw:formula="732*logheight/579"/><draw:equation draw:name="f4" draw:formula="0+381-370"/><draw:equation draw:name="f5" draw:formula="?f4 *logwidth/51"/><draw:equation draw:name="f6" draw:formula="0+732-732"/><draw:equation draw:name="f7" draw:formula="732*logheight/579"/><draw:equation draw:name="f8" draw:formula="0+370-370"/><draw:equation draw:name="f9" draw:formula="?f8 *logwidth/51"/><draw:equation draw:name="f10" draw:formula="0+744-732"/><draw:equation draw:name="f11" draw:formula="744*logheight/579"/><draw:equation draw:name="f12" draw:formula="0+370-370"/><draw:equation draw:name="f13" draw:formula="?f12 *logwidth/51"/><draw:equation draw:name="f14" draw:formula="0+758-732"/><draw:equation draw:name="f15" draw:formula="758*logheight/579"/><draw:equation draw:name="f16" draw:formula="0+370-370"/><draw:equation draw:name="f17" draw:formula="?f16 *logwidth/51"/><draw:equation draw:name="f18" draw:formula="0+1300-732"/><draw:equation draw:name="f19" draw:formula="1300*logheight/579"/><draw:equation draw:name="f20" draw:formula="0+381-370"/><draw:equation draw:name="f21" draw:formula="?f20 *logwidth/51"/><draw:equation draw:name="f22" draw:formula="0+1311-732"/><draw:equation draw:name="f23" draw:formula="1311*logheight/579"/><draw:equation draw:name="f24" draw:formula="0+409-370"/><draw:equation draw:name="f25" draw:formula="?f24 *logwidth/51"/><draw:equation draw:name="f26" draw:formula="0+1311-732"/><draw:equation draw:name="f27" draw:formula="1311*logheight/579"/><draw:equation draw:name="f28" draw:formula="0+420-370"/><draw:equation draw:name="f29" draw:formula="?f28 *logwidth/51"/><draw:equation draw:name="f30" draw:formula="0+1300-732"/><draw:equation draw:name="f31" draw:formula="1300*logheight/579"/><draw:equation draw:name="f32" draw:formula="0+420-370"/><draw:equation draw:name="f33" draw:formula="?f32 *logwidth/51"/><draw:equation draw:name="f34" draw:formula="0+744-732"/><draw:equation draw:name="f35" draw:formula="744*logheight/579"/><draw:equation draw:name="f36" draw:formula="0+409-370"/><draw:equation draw:name="f37" draw:formula="?f36 *logwidth/51"/><draw:equation draw:name="f38" draw:formula="0+732-732"/><draw:equation draw:name="f39" draw:formula="732*logheight/579"/><draw:equation draw:name="f40" draw:formula="logwidth"/><draw:equation draw:name="f41" draw:formula="logheight"/></draw:enhanced-geometry></draw:custom-shape><draw:custom-shape draw:name="docshape131" draw:style-name="gr73" draw:text-style-name="P132" svg:width="9.789cm" svg:height="1.031cm" svg:x="10.557cm" svg:y="1.303cm"><text:p/><draw:enhanced-geometry draw:mirror-horizontal="false" draw:mirror-vertical="false" svg:viewBox="0 0 0 0" draw:glue-points="?f1 ?f3 ?f5 ?f7 ?f9 ?f11 ?f13 ?f15 ?f17 ?f19 ?f21 ?f23 ?f25 ?f27 ?f29 ?f31 ?f33 ?f35 ?f37 ?f39 ?f41 ?f43 ?f45 ?f47 ?f49 ?f51 ?f53 ?f55 ?f57 ?f59 ?f61 ?f63 ?f65 ?f67 ?f69 ?f71 ?f73 ?f75 ?f77 ?f79 ?f81 ?f83" drawooo:sub-view-size="5547 579" draw:text-areas="0 0 ?f84 ?f85" draw:type="ooxml-non-primitive" draw:enhanced-path="M 0 59 L 5 36 17 17 36 4 60 0 5487 0 5510 4 5529 17 5542 36 5546 59 5546 518 5542 542 5529 561 5510 573 5487 578 60 578 36 573 17 561 5 542 0 518 0 59 Z N"><draw:equation draw:name="f0" draw:formula="0+5982-5982"/><draw:equation draw:name="f1" draw:formula="?f0 *logwidth/5547"/><draw:equation draw:name="f2" draw:formula="0+793-734"/><draw:equation draw:name="f3" draw:formula="793*logheight/579"/><draw:equation draw:name="f4" draw:formula="0+5987-5982"/><draw:equation draw:name="f5" draw:formula="?f4 *logwidth/5547"/><draw:equation draw:name="f6" draw:formula="0+770-734"/><draw:equation draw:name="f7" draw:formula="770*logheight/579"/><draw:equation draw:name="f8" draw:formula="0+5999-5982"/><draw:equation draw:name="f9" draw:formula="?f8 *logwidth/5547"/><draw:equation draw:name="f10" draw:formula="0+751-734"/><draw:equation draw:name="f11" draw:formula="751*logheight/579"/><draw:equation draw:name="f12" draw:formula="0+6018-5982"/><draw:equation draw:name="f13" draw:formula="?f12 *logwidth/5547"/><draw:equation draw:name="f14" draw:formula="0+738-734"/><draw:equation draw:name="f15" draw:formula="738*logheight/579"/><draw:equation draw:name="f16" draw:formula="0+6042-5982"/><draw:equation draw:name="f17" draw:formula="?f16 *logwidth/5547"/><draw:equation draw:name="f18" draw:formula="0+734-734"/><draw:equation draw:name="f19" draw:formula="734*logheight/579"/><draw:equation draw:name="f20" draw:formula="0+11469-5982"/><draw:equation draw:name="f21" draw:formula="?f20 *logwidth/5547"/><draw:equation draw:name="f22" draw:formula="0+734-734"/><draw:equation draw:name="f23" draw:formula="734*logheight/579"/><draw:equation draw:name="f24" draw:formula="0+11492-5982"/><draw:equation draw:name="f25" draw:formula="?f24 *logwidth/5547"/><draw:equation draw:name="f26" draw:formula="0+738-734"/><draw:equation draw:name="f27" draw:formula="738*logheight/579"/><draw:equation draw:name="f28" draw:formula="0+11511-5982"/><draw:equation draw:name="f29" draw:formula="?f28 *logwidth/5547"/><draw:equation draw:name="f30" draw:formula="0+751-734"/><draw:equation draw:name="f31" draw:formula="751*logheight/579"/><draw:equation draw:name="f32" draw:formula="0+11524-5982"/><draw:equation draw:name="f33" draw:formula="?f32 *logwidth/5547"/><draw:equation draw:name="f34" draw:formula="0+770-734"/><draw:equation draw:name="f35" draw:formula="770*logheight/579"/><draw:equation draw:name="f36" draw:formula="0+11528-5982"/><draw:equation draw:name="f37" draw:formula="?f36 *logwidth/5547"/><draw:equation draw:name="f38" draw:formula="0+793-734"/><draw:equation draw:name="f39" draw:formula="793*logheight/579"/><draw:equation draw:name="f40" draw:formula="0+11528-5982"/><draw:equation draw:name="f41" draw:formula="?f40 *logwidth/5547"/><draw:equation draw:name="f42" draw:formula="0+1252-734"/><draw:equation draw:name="f43" draw:formula="1252*logheight/579"/><draw:equation draw:name="f44" draw:formula="0+11524-5982"/><draw:equation draw:name="f45" draw:formula="?f44 *logwidth/5547"/><draw:equation draw:name="f46" draw:formula="0+1276-734"/><draw:equation draw:name="f47" draw:formula="1276*logheight/579"/><draw:equation draw:name="f48" draw:formula="0+11511-5982"/><draw:equation draw:name="f49" draw:formula="?f48 *logwidth/5547"/><draw:equation draw:name="f50" draw:formula="0+1295-734"/><draw:equation draw:name="f51" draw:formula="1295*logheight/579"/><draw:equation draw:name="f52" draw:formula="0+11492-5982"/><draw:equation draw:name="f53" draw:formula="?f52 *logwidth/5547"/><draw:equation draw:name="f54" draw:formula="0+1307-734"/><draw:equation draw:name="f55" draw:formula="1307*logheight/579"/><draw:equation draw:name="f56" draw:formula="0+11469-5982"/><draw:equation draw:name="f57" draw:formula="?f56 *logwidth/5547"/><draw:equation draw:name="f58" draw:formula="0+1312-734"/><draw:equation draw:name="f59" draw:formula="1312*logheight/579"/><draw:equation draw:name="f60" draw:formula="0+6042-5982"/><draw:equation draw:name="f61" draw:formula="?f60 *logwidth/5547"/><draw:equation draw:name="f62" draw:formula="0+1312-734"/><draw:equation draw:name="f63" draw:formula="1312*logheight/579"/><draw:equation draw:name="f64" draw:formula="0+6018-5982"/><draw:equation draw:name="f65" draw:formula="?f64 *logwidth/5547"/><draw:equation draw:name="f66" draw:formula="0+1307-734"/><draw:equation draw:name="f67" draw:formula="1307*logheight/579"/><draw:equation draw:name="f68" draw:formula="0+5999-5982"/><draw:equation draw:name="f69" draw:formula="?f68 *logwidth/5547"/><draw:equation draw:name="f70" draw:formula="0+1295-734"/><draw:equation draw:name="f71" draw:formula="1295*logheight/579"/><draw:equation draw:name="f72" draw:formula="0+5987-5982"/><draw:equation draw:name="f73" draw:formula="?f72 *logwidth/5547"/><draw:equation draw:name="f74" draw:formula="0+1276-734"/><draw:equation draw:name="f75" draw:formula="1276*logheight/579"/><draw:equation draw:name="f76" draw:formula="0+5982-5982"/><draw:equation draw:name="f77" draw:formula="?f76 *logwidth/5547"/><draw:equation draw:name="f78" draw:formula="0+1252-734"/><draw:equation draw:name="f79" draw:formula="1252*logheight/579"/><draw:equation draw:name="f80" draw:formula="0+5982-5982"/><draw:equation draw:name="f81" draw:formula="?f80 *logwidth/5547"/><draw:equation draw:name="f82" draw:formula="0+793-734"/><draw:equation draw:name="f83" draw:formula="793*logheight/579"/><draw:equation draw:name="f84" draw:formula="logwidth"/><draw:equation draw:name="f85" draw:formula="logheight"/></draw:enhanced-geometry></draw:custom-shape><draw:custom-shape draw:name="docshape132" draw:style-name="gr74" draw:text-style-name="P22" svg:width="0.089cm" svg:height="1.031cm" svg:x="10.532cm" svg:y="1.302cm"><text:p/><draw:enhanced-geometry draw:mirror-horizontal="false" draw:mirror-vertical="false" svg:viewBox="0 0 0 0" draw:glue-points="?f1 ?f3 ?f5 ?f7 ?f9 ?f11 ?f13 ?f15 ?f17 ?f19 ?f21 ?f23 ?f25 ?f27 ?f29 ?f31 ?f33 ?f35 ?f37 ?f39" drawooo:sub-view-size="51 579" draw:text-areas="0 0 ?f40 ?f41" draw:type="ooxml-non-primitive" draw:enhanced-path="M 39 0 L 11 0 0 12 0 26 0 568 11 579 39 579 50 568 50 12 39 0 Z N"><draw:equation draw:name="f0" draw:formula="0+6008-5969"/><draw:equation draw:name="f1" draw:formula="?f0 *logwidth/51"/><draw:equation draw:name="f2" draw:formula="0+732-732"/><draw:equation draw:name="f3" draw:formula="732*logheight/579"/><draw:equation draw:name="f4" draw:formula="0+5980-5969"/><draw:equation draw:name="f5" draw:formula="?f4 *logwidth/51"/><draw:equation draw:name="f6" draw:formula="0+732-732"/><draw:equation draw:name="f7" draw:formula="732*logheight/579"/><draw:equation draw:name="f8" draw:formula="0+5969-5969"/><draw:equation draw:name="f9" draw:formula="?f8 *logwidth/51"/><draw:equation draw:name="f10" draw:formula="0+744-732"/><draw:equation draw:name="f11" draw:formula="744*logheight/579"/><draw:equation draw:name="f12" draw:formula="0+5969-5969"/><draw:equation draw:name="f13" draw:formula="?f12 *logwidth/51"/><draw:equation draw:name="f14" draw:formula="0+758-732"/><draw:equation draw:name="f15" draw:formula="758*logheight/579"/><draw:equation draw:name="f16" draw:formula="0+5969-5969"/><draw:equation draw:name="f17" draw:formula="?f16 *logwidth/51"/><draw:equation draw:name="f18" draw:formula="0+1300-732"/><draw:equation draw:name="f19" draw:formula="1300*logheight/579"/><draw:equation draw:name="f20" draw:formula="0+5980-5969"/><draw:equation draw:name="f21" draw:formula="?f20 *logwidth/51"/><draw:equation draw:name="f22" draw:formula="0+1311-732"/><draw:equation draw:name="f23" draw:formula="1311*logheight/579"/><draw:equation draw:name="f24" draw:formula="0+6008-5969"/><draw:equation draw:name="f25" draw:formula="?f24 *logwidth/51"/><draw:equation draw:name="f26" draw:formula="0+1311-732"/><draw:equation draw:name="f27" draw:formula="1311*logheight/579"/><draw:equation draw:name="f28" draw:formula="0+6019-5969"/><draw:equation draw:name="f29" draw:formula="?f28 *logwidth/51"/><draw:equation draw:name="f30" draw:formula="0+1300-732"/><draw:equation draw:name="f31" draw:formula="1300*logheight/579"/><draw:equation draw:name="f32" draw:formula="0+6019-5969"/><draw:equation draw:name="f33" draw:formula="?f32 *logwidth/51"/><draw:equation draw:name="f34" draw:formula="0+744-732"/><draw:equation draw:name="f35" draw:formula="744*logheight/579"/><draw:equation draw:name="f36" draw:formula="0+6008-5969"/><draw:equation draw:name="f37" draw:formula="?f36 *logwidth/51"/><draw:equation draw:name="f38" draw:formula="0+732-732"/><draw:equation draw:name="f39" draw:formula="732*logheight/579"/><draw:equation draw:name="f40" draw:formula="logwidth"/><draw:equation draw:name="f41" draw:formula="logheight"/></draw:enhanced-geometry></draw:custom-shape><draw:custom-shape draw:name="docshape133" draw:style-name="gr75" draw:text-style-name="P59" svg:width="7.721cm" svg:height="0.579cm" svg:x="0.954cm" svg:y="0.411cm"><text:p text:style-name="P291" loext:marker-style-name="T380"><text:span text:style-name="T489">Consistent</text:span><text:span text:style-name="T490"> </text:span><text:span text:style-name="T489">Response</text:span><text:span text:style-name="T491"> </text:span><text:span text:style-name="T492">Format</text:span></text:p><text:p text:style-name="P292" loext:marker-style-name="T207"><text:span text:style-name="T436">All</text:span><text:span text:style-name="T439"> </text:span><text:span text:style-name="T436">responses</text:span><text:span text:style-name="T437"> </text:span><text:span text:style-name="T436">follow</text:span><text:span text:style-name="T447"> </text:span><text:span text:style-name="T436">predictable structure</text:span><text:span text:style-name="T493"> </text:span><text:span text:style-name="T436">with</text:span><text:span text:style-name="T494"> </text:span><text:span text:style-name="T436">success</text:span><text:span text:style-name="T495"> </text:span><text:span text:style-name="T436">flag,</text:span><text:span text:style-name="T452"> </text:span><text:span text:style-name="T436">message,</text:span><text:span text:style-name="T437"> </text:span><text:span text:style-name="T436">and</text:span><text:span text:style-name="T447"> </text:span><text:span text:style-name="T436">data/error</text:span><text:span text:style-name="T496"> </text:span><text:span text:style-name="T436">deta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134" draw:style-name="gr76" draw:text-style-name="P59" svg:width="6.472cm" svg:height="0.579cm" svg:x="10.837cm" svg:y="0.411cm"><text:p text:style-name="P291" loext:marker-style-name="T380"><text:span text:style-name="T497">Versioned</text:span><text:span text:style-name="T498"> </text:span><text:span text:style-name="T497">Endpoints</text:span></text:p><text:p text:style-name="P292" loext:marker-style-name="T207"><text:span text:style-name="T407">/api/v1</text:span><text:span text:style-name="T499"> </text:span><text:span text:style-name="T407">prefix</text:span><text:span text:style-name="T499"> </text:span><text:span text:style-name="T407">allows</text:span><text:span text:style-name="T418"> </text:span><text:span text:style-name="T407">for future</text:span><text:span text:style-name="T422"> </text:span><text:span text:style-name="T407">API</text:span><text:span text:style-name="T421"> </text:span><text:span text:style-name="T407">versioning</text:span><text:span text:style-name="T500"> </text:span><text:span text:style-name="T407">without</text:span><text:span text:style-name="T411"> </text:span><text:span text:style-name="T407">breaking</text:span><text:span text:style-name="T501"> </text:span><text:span text:style-name="T407">existing</text:span><text:span text:style-name="T418"> </text:span><text:span text:style-name="T422">client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135" draw:style-name="gr77" draw:text-style-name="P59" svg:width="7.369cm" svg:height="0.578cm" svg:x="0.954cm" svg:y="1.54cm"><text:p text:style-name="P291" loext:marker-style-name="T380"><text:span text:style-name="T502">HTTP</text:span><text:span text:style-name="T503"> </text:span><text:span text:style-name="T502">Status</text:span><text:span text:style-name="T504"> </text:span><text:span text:style-name="T497">Codes</text:span></text:p><text:p text:style-name="P292" loext:marker-style-name="T207"><text:span text:style-name="T437">Proper</text:span><text:span text:style-name="T505"> </text:span><text:span text:style-name="T437">status codes</text:span><text:span text:style-name="T436"> </text:span><text:span text:style-name="T437">(200,</text:span><text:span text:style-name="T436"> </text:span><text:span text:style-name="T437">201,</text:span><text:span text:style-name="T449"> </text:span><text:span text:style-name="T437">400,</text:span><text:span text:style-name="T436"> </text:span><text:span text:style-name="T437">401,</text:span><text:span text:style-name="T436"> </text:span><text:span text:style-name="T437">404,</text:span><text:span text:style-name="T436"> </text:span><text:span text:style-name="T437">500)</text:span><text:span text:style-name="T444"> </text:span><text:span text:style-name="T437">indicate</text:span><text:span text:style-name="T444"> </text:span><text:span text:style-name="T437">operation</text:span><text:span text:style-name="T506"> </text:span><text:span text:style-name="T437">success</text:span><text:span text:style-name="T436"> </text:span><text:span text:style-name="T437">or</text:span><text:span text:style-name="T436"> failur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136" draw:style-name="gr78" draw:text-style-name="P59" svg:width="6.393cm" svg:height="0.578cm" svg:x="10.837cm" svg:y="1.54cm"><text:p text:style-name="P291" loext:marker-style-name="T380"><text:span text:style-name="T507">Idempotent</text:span><text:span text:style-name="T508"> </text:span><text:span text:style-name="T497">Operations</text:span></text:p><text:p text:style-name="P292" loext:marker-style-name="T207"><text:span text:style-name="T436">PUT</text:span><text:span text:style-name="T439"> </text:span><text:span text:style-name="T436">and</text:span><text:span text:style-name="T452"> </text:span><text:span text:style-name="T436">DELETE</text:span><text:span text:style-name="T448"> </text:span><text:span text:style-name="T436">methods</text:span><text:span text:style-name="T447"> </text:span><text:span text:style-name="T436">are</text:span><text:span text:style-name="T438"> </text:span><text:span text:style-name="T436">idempotent,</text:span><text:span text:style-name="T449"> </text:span><text:span text:style-name="T436">safe</text:span><text:span text:style-name="T437"> </text:span><text:span text:style-name="T436">to</text:span><text:span text:style-name="T509"> </text:span><text:span text:style-name="T436">retry</text:span><text:span text:style-name="T439"> </text:span><text:span text:style-name="T436">without</text:span><text:span text:style-name="T510"> </text:span><text:span text:style-name="T436">side</text:span><text:span text:style-name="T437"> </text:span><text:span text:style-name="T436">effect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Segoe UI Symbol" fo:font-family="'Segoe UI Symbol'" style:font-family-generic="swiss" style:font-pitch="variable" style:font-name-asian="Segoe UI Symbol1" style:font-family-asian="'Segoe UI Symbol'" style:font-family-generic-asian="system" style:font-pitch-asian="variable" style:font-name-complex="Segoe UI Symbol1" style:font-family-complex="'Segoe UI Symbol'"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10pt" style:font-size-asian="10pt"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left="0.891cm" fo:margin-top="0.102cm" fo:margin-bottom="0cm" style:contextual-spacing="false"/>
      <style:text-properties style:font-name="Tahoma" fo:font-family="Tahoma" style:font-family-generic="swiss" style:font-pitch="variable" fo:font-size="27pt" fo:font-weight="bold" style:font-name-asian="Tahoma1" style:font-family-asian="Tahoma" style:font-family-generic-asian="system" style:font-pitch-asian="variable" style:font-size-asian="27pt" style:font-weight-asian="bold" style:font-name-complex="Tahoma1" style:font-family-complex="Tahoma" style:font-family-generic-complex="system" style:font-pitch-complex="variable" style:font-size-complex="27pt" style:font-weight-complex="bold"/>
    </style:style>
    <style:style style:name="Heading_20_2" style:display-name="Heading 2" style:family="paragraph" style:parent-style-name="Standard" style:default-outline-level="2" style:list-style-name="" style:class="chapter">
      <style:paragraph-properties fo:margin-left="0.891cm" fo:margin-top="0.316cm" fo:margin-bottom="0cm" style:contextual-spacing="false"/>
      <style:text-properties style:font-name="Tahoma" fo:font-family="Tahoma" style:font-family-generic="swiss" style:font-pitch="variable" fo:font-size="13.5pt" fo:font-weight="bold" style:font-name-asian="Tahoma1" style:font-family-asian="Tahoma" style:font-family-generic-asian="system" style:font-pitch-asian="variable" style:font-size-asian="13.5pt" style:font-weight-asian="bold" style:font-name-complex="Tahoma1" style:font-family-complex="Tahoma" style:font-family-generic-complex="system" style:font-pitch-complex="variable" style:font-size-complex="13.5pt" style:font-weight-complex="bold"/>
    </style:style>
    <style:style style:name="Heading_20_3" style:display-name="Heading 3" style:family="paragraph" style:parent-style-name="Standard" style:default-outline-level="3" style:list-style-name="" style:class="chapter">
      <style:paragraph-properties fo:margin-left="2.914cm" fo:margin-top="0.162cm" fo:margin-bottom="0cm" style:contextual-spacing="false"/>
      <style:text-properties style:font-name="Tahoma" fo:font-family="Tahoma" style:font-family-generic="swiss" style:font-pitch="variable" fo:font-size="12.5pt" fo:font-weight="bold" style:font-name-asian="Tahoma1" style:font-family-asian="Tahoma" style:font-family-generic-asian="system" style:font-pitch-asian="variable" style:font-size-asian="12.5pt" style:font-weight-asian="bold" style:font-name-complex="Tahoma1" style:font-family-complex="Tahoma" style:font-family-generic-complex="system" style:font-pitch-complex="variable" style:font-size-complex="12.5pt" style:font-weight-complex="bold"/>
    </style:style>
    <style:style style:name="Heading_20_4" style:display-name="Heading 4" style:family="paragraph" style:parent-style-name="Standard" style:default-outline-level="4" style:list-style-name="" style:class="chapter">
      <style:paragraph-properties fo:margin-left="0.861cm"/>
      <style:text-properties style:font-name="Tahoma" fo:font-family="Tahoma" style:font-family-generic="swiss" style:font-pitch="variable" fo:font-size="10pt" fo:font-weight="bold" style:font-name-asian="Tahoma1" style:font-family-asian="Tahoma"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List_20_Paragraph" style:display-name="List Paragraph" style:family="paragraph" style:parent-style-name="Standard">
      <style:paragraph-properties fo:margin-left="1.52cm" fo:margin-top="0.048cm" fo:margin-bottom="0cm" style:contextual-spacing="false" fo:text-indent="-0.954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272424" loext:opacity="100%" style:font-name="Calibri1" fo:font-family="Calibri" style:font-family-generic="swiss" style:font-pitch="variable" fo:font-size="8pt" fo:language="en" fo:country="US" fo:font-style="normal" fo:font-weight="normal" style:font-name-asian="Segoe UI Symbol1" style:font-family-asian="'Segoe UI Symbol'" style:font-family-generic-asian="system" style:font-pitch-asian="variable" style:font-size-asian="8pt" style:language-asian="en" style:country-asian="US" style:font-style-asian="normal" style:font-weight-asian="normal" style:font-name-complex="Segoe UI Symbol1" style:font-family-complex="'Segoe UI Symbol'" style:font-family-generic-complex="system" style:font-pitch-complex="variable" style:font-size-complex="8pt" style:language-complex="ar" style:country-complex="SA" style:font-style-complex="normal" style:font-weight-complex="normal" style:text-scale="13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color="#272424" loext:opacity="100%" style:font-name="Calibri1" fo:font-family="Calibri" style:font-family-generic="swiss" style:font-pitch="variable" fo:font-size="10pt" fo:language="en" fo:country="US" fo:font-style="normal" fo:font-weight="normal" style:font-name-asian="Segoe UI Symbol1" style:font-family-asian="'Segoe UI Symbol'" style:font-family-generic-asian="system" style:font-pitch-asian="variable" style:font-size-asian="10pt" style:language-asian="en" style:country-asian="US" style:font-style-asian="normal" style:font-weight-asian="normal" style:font-name-complex="Segoe UI Symbol1" style:font-family-complex="'Segoe UI Symbol'" style:font-family-generic-complex="system" style:font-pitch-complex="variable" style:font-size-complex="10pt" style:language-complex="ar" style:country-complex="SA" style:font-style-complex="normal" style:font-weight-complex="normal" style:text-scale="137%"/>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color="#2dcc70" loext:opacity="100%" style:font-name="Calibri1" fo:font-family="Calibri" style:font-family-generic="swiss" style:font-pitch="variable" fo:font-size="9pt" fo:language="en" fo:country="US" fo:font-style="normal" fo:font-weight="normal" style:font-name-asian="Segoe UI Symbol1" style:font-family-asian="'Segoe UI Symbol'" style:font-family-generic-asian="system" style:font-pitch-asian="variable" style:font-size-asian="9pt" style:language-asian="en" style:country-asian="US" style:font-style-asian="normal" style:font-weight-asian="normal" style:font-name-complex="Segoe UI Symbol1" style:font-family-complex="'Segoe UI Symbol'" style:font-family-generic-complex="system" style:font-pitch-complex="variable" style:font-size-complex="9pt" style:language-complex="ar" style:country-complex="SA" style:font-style-complex="normal" style:font-weight-complex="normal" style:text-scale="117%"/>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color="#272424" loext:opacity="100%" style:font-name="Calibri1" fo:font-family="Calibri" style:font-family-generic="swiss" style:font-pitch="variable" fo:font-size="9pt" fo:language="en" fo:country="US" fo:font-style="normal" fo:font-weight="normal" style:font-name-asian="Segoe UI Symbol1" style:font-family-asian="'Segoe UI Symbol'" style:font-family-generic-asian="system" style:font-pitch-asian="variable" style:font-size-asian="9pt" style:language-asian="en" style:country-asian="US" style:font-style-asian="normal" style:font-weight-asian="normal" style:font-name-complex="Segoe UI Symbol1" style:font-family-complex="'Segoe UI Symbol'" style:font-family-generic-complex="system" style:font-pitch-complex="variable" style:font-size-complex="9pt" style:language-complex="ar" style:country-complex="SA" style:font-style-complex="normal" style:font-weight-complex="normal" style:text-scale="138%"/>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color="#272424" loext:opacity="100%" style:font-name="Calibri1" fo:font-family="Calibri" style:font-family-generic="swiss" style:font-pitch="variable" fo:font-size="9pt" fo:language="en" fo:country="US" fo:font-style="normal" fo:font-weight="normal" style:font-name-asian="Segoe UI Symbol1" style:font-family-asian="'Segoe UI Symbol'" style:font-family-generic-asian="system" style:font-pitch-asian="variable" style:font-size-asian="9pt" style:language-asian="en" style:country-asian="US" style:font-style-asian="normal" style:font-weight-asian="normal" style:font-name-complex="Segoe UI Symbol1" style:font-family-complex="'Segoe UI Symbol'" style:font-family-generic-complex="system" style:font-pitch-complex="variable" style:font-size-complex="9pt" style:language-complex="ar" style:country-complex="SA" style:font-style-complex="normal" style:font-weight-complex="normal" style:text-scale="138%"/>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color="#272424" loext:opacity="100%" style:font-name="Calibri1" fo:font-family="Calibri" style:font-family-generic="swiss" style:font-pitch="variable" fo:font-size="9pt" fo:language="en" fo:country="US" fo:font-style="normal" fo:font-weight="normal" style:font-name-asian="Segoe UI Symbol1" style:font-family-asian="'Segoe UI Symbol'" style:font-family-generic-asian="system" style:font-pitch-asian="variable" style:font-size-asian="9pt" style:language-asian="en" style:country-asian="US" style:font-style-asian="normal" style:font-weight-asian="normal" style:font-name-complex="Segoe UI Symbol1" style:font-family-complex="'Segoe UI Symbol'" style:font-family-generic-complex="system" style:font-pitch-complex="variable" style:font-size-complex="9pt" style:language-complex="ar" style:country-complex="SA" style:font-style-complex="normal" style:font-weight-complex="normal" style:text-scale="138%"/>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color="#272424" loext:opacity="100%" style:font-name="Calibri1" fo:font-family="Calibri" style:font-family-generic="swiss" style:font-pitch="variable" fo:font-size="9pt" fo:language="en" fo:country="US" fo:font-style="normal" fo:font-weight="normal" style:font-name-asian="Segoe UI Symbol1" style:font-family-asian="'Segoe UI Symbol'" style:font-family-generic-asian="system" style:font-pitch-asian="variable" style:font-size-asian="9pt" style:language-asian="en" style:country-asian="US" style:font-style-asian="normal" style:font-weight-asian="normal" style:font-name-complex="Segoe UI Symbol1" style:font-family-complex="'Segoe UI Symbol'" style:font-family-generic-complex="system" style:font-pitch-complex="variable" style:font-size-complex="9pt" style:language-complex="ar" style:country-complex="SA" style:font-style-complex="normal" style:font-weight-complex="normal" style:text-scale="138%"/>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3.5pt" fo:font-weight="bold" style:font-size-asian="13.5pt" style:font-weight-asian="bold" style:text-scale="95%"/>
    </style:style>
    <style:style style:name="ListLabel_20_92" style:display-name="ListLabel 92" style:family="text">
      <style:text-properties fo:color="#272424" loext:opacity="100%" style:font-name="Consolas" fo:font-family="Consolas" style:font-family-generic="roman" style:font-pitch="variable" fo:font-size="5pt" style:font-size-asian="5pt"/>
    </style:style>
    <style:style style:name="ListLabel_20_93" style:display-name="ListLabel 93" style:family="text">
      <style:text-properties fo:color="#272424" loext:opacity="100%" style:font-name="Consolas" fo:font-family="Consolas" style:font-family-generic="roman" style:font-pitch="variable" fo:font-size="5pt" fo:letter-spacing="-0.004cm" style:font-size-asian="5pt"/>
    </style:style>
    <style:style style:name="ListLabel_20_94" style:display-name="ListLabel 94" style:family="text">
      <style:text-properties fo:color="#272424" loext:opacity="100%" style:font-name="Consolas" fo:font-family="Consolas" style:font-family-generic="roman" style:font-pitch="variable" fo:font-size="5pt" style:font-size-asian="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953cm" fo:margin-left="1.52cm"/>
        </style:list-level-properties>
        <style:text-properties fo:font-family="'Segoe UI Symbol'" style:font-style-name="Regular"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953cm" fo:margin-left="3.37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953cm" fo:margin-left="5.232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953cm" fo:margin-left="7.08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953cm" fo:margin-left="8.94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953cm" fo:margin-left="10.804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953cm" fo:margin-left="12.66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953cm" fo:margin-left="14.51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953cm" fo:margin-left="16.37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953cm" fo:margin-left="1.744cm"/>
        </style:list-level-properties>
        <style:text-properties fo:font-family="'Segoe UI Symbol'" style:font-style-name="Regular" style:font-family-generic="swiss"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953cm" fo:margin-left="3.565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953cm" fo:margin-left="5.40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953cm" fo:margin-left="7.237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953cm" fo:margin-left="9.07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953cm" fo:margin-left="10.91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953cm" fo:margin-left="12.74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953cm" fo:margin-left="14.582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953cm" fo:margin-left="16.4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365cm" fo:margin-left="0.728cm"/>
        </style:list-level-properties>
        <style:text-properties fo:font-family="'Segoe UI Symbol'" style:font-style-name="Regular" style:font-family-generic="swiss"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365cm" fo:margin-left="1.05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65cm" fo:margin-left="1.36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65cm" fo:margin-left="1.67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65cm" fo:margin-left="1.981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65cm" fo:margin-left="2.29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65cm" fo:margin-left="2.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65cm" fo:margin-left="2.91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65cm" fo:margin-left="3.22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953cm" fo:margin-left="1.265cm"/>
        </style:list-level-properties>
        <style:text-properties fo:font-family="'Segoe UI Symbol'" style:font-style-name="Regular" style:font-family-generic="swiss"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953cm" fo:margin-left="2.0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953cm" fo:margin-left="2.849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953cm" fo:margin-left="3.637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953cm" fo:margin-left="4.42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953cm" fo:margin-left="5.216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953cm" fo:margin-left="6.006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953cm" fo:margin-left="6.79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953cm" fo:margin-left="7.58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953cm" fo:margin-left="1.263cm"/>
        </style:list-level-properties>
        <style:text-properties fo:font-family="'Segoe UI Symbol'" style:font-style-name="Regular" style:font-family-generic="swiss"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953cm" fo:margin-left="2.058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953cm" fo:margin-left="2.849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953cm" fo:margin-left="3.63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953cm" fo:margin-left="4.427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953cm" fo:margin-left="5.216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953cm" fo:margin-left="6.00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953cm" fo:margin-left="6.79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953cm" fo:margin-left="7.58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953cm" fo:margin-left="1.265cm"/>
        </style:list-level-properties>
        <style:text-properties fo:font-family="'Segoe UI Symbol'" style:font-style-name="Regular" style:font-family-generic="swiss"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953cm" fo:margin-left="2.058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953cm" fo:margin-left="2.849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953cm" fo:margin-left="3.637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953cm" fo:margin-left="4.427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953cm" fo:margin-left="5.216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953cm" fo:margin-left="6.006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953cm" fo:margin-left="6.79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953cm" fo:margin-left="7.58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953cm" fo:margin-left="1.263cm"/>
        </style:list-level-properties>
        <style:text-properties fo:font-family="'Segoe UI Symbol'" style:font-style-name="Regular" style:font-family-generic="swiss"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953cm" fo:margin-left="2.058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953cm" fo:margin-left="2.849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953cm" fo:margin-left="3.637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953cm" fo:margin-left="4.427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953cm" fo:margin-left="5.216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953cm" fo:margin-left="6.00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953cm" fo:margin-left="6.79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953cm" fo:margin-left="7.58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fo:text-align="end">
          <style:list-level-label-alignment text:label-followed-by="listtab" fo:text-indent="-0.635cm" fo:margin-left="4.736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6.006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7.276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8.546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9.816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11.086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2.35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3.62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4.8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i">
        <style:list-level-properties text:list-level-position-and-space-mode="label-alignment" fo:text-align="end">
          <style:list-level-label-alignment text:label-followed-by="listtab" fo:text-indent="-0.635cm" fo:margin-left="4.736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6.006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7.276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8.546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9.816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1.086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2.356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3.62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4.8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6%"/>
    </style:style>
    <style:style style:name="MP2" style:family="paragraph">
      <loext:graphic-properties draw:fill="none"/>
      <style:paragraph-properties fo:text-align="start"/>
      <style:text-properties fo:font-size="18pt"/>
    </style:style>
    <style:style style:name="MP3" style:family="paragraph">
      <loext:graphic-properties draw:fill="solid" draw:fill-color="#ffffff"/>
      <style:paragraph-properties fo:text-align="start"/>
      <style:text-properties fo:font-size="11pt"/>
    </style:style>
    <style:style style:name="MP4" style:family="paragraph">
      <loext:graphic-properties draw:fill="none"/>
      <style:paragraph-properties fo:text-align="start"/>
      <style:text-properties fo:font-size="11pt"/>
    </style:style>
    <style:style style:name="Mgr1" style:family="graphic">
      <style:graphic-properties style:writing-mode="lr-tb"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background"/>
    </style:style>
    <style:style style:name="Mgr3" style:family="graphic">
      <style:graphic-properties draw:stroke="none" svg:stroke-width="0cm" draw:fill="solid" draw:fill-color="#ffffff" draw:textarea-vertical-align="top" draw:auto-grow-height="false" fo:min-height="1.57cm" fo:min-width="4.352cm" fo:padding-top="0.127cm" fo:padding-bottom="0.127cm" fo:padding-left="0.254cm" fo:padding-right="0.254cm" fo:wrap-option="wrap" loext:decorative="false" style:run-through="background"/>
    </style:style>
    <style:style style:name="Mgr4" style:family="graphic">
      <style:graphic-properties draw:stroke="solid" svg:stroke-width="0.035cm" svg:stroke-color="#ffffff" draw:stroke-linejoin="miter" draw:fill="none" loext:fill-use-slide-background="false" draw:textarea-vertical-align="top" draw:auto-grow-height="false" fo:min-height="1.57cm" fo:min-width="4.352cm" fo:padding-top="0.127cm" fo:padding-bottom="0.127cm" fo:padding-left="0.254cm" fo:padding-right="0.254cm" fo:wrap-option="wrap" loext:decorative="false" style:run-through="background"/>
    </style:style>
    <style:page-layout style:name="Mpm1">
      <style:page-layout-properties fo:page-width="21.001cm" fo:page-height="29.7cm" style:num-format="1" style:print-orientation="portrait" fo:margin-top="0.882cm" fo:margin-bottom="0.494cm" fo:margin-left="0.459cm" fo:margin-right="0.45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82cm" fo:margin-bottom="1.54cm" fo:margin-left="0.459cm" fo:margin-right="0.459cm" style:writing-mode="lr-tb" style:layout-grid-color="#c0c0c0" style:layout-grid-lines="2694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cm" fo:margin-left="0cm" fo:margin-right="0cm" fo:margin-top="0.229cm" style:dynamic-spacing="true"/>
      </style:footer-style>
    </style:page-layout>
    <style:page-layout style:name="Mpm3">
      <style:page-layout-properties fo:page-width="21.001cm" fo:page-height="29.7cm" style:num-format="1" style:print-orientation="portrait" fo:margin-top="0.706cm" fo:margin-bottom="1.54cm" fo:margin-left="0.459cm" fo:margin-right="0.459cm" style:writing-mode="lr-tb" style:layout-grid-color="#c0c0c0" style:layout-grid-lines="2712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cm" fo:margin-left="0cm" fo:margin-right="0cm" fo:margin-top="0.229cm" style:dynamic-spacing="true"/>
      </style:footer-style>
    </style:page-layout>
    <style:page-layout style:name="Mpm4">
      <style:page-layout-properties fo:page-width="21.001cm" fo:page-height="29.7cm" style:num-format="1" style:print-orientation="portrait" fo:margin-top="0.811cm" fo:margin-bottom="1.54cm" fo:margin-left="0.459cm" fo:margin-right="0.459cm" style:writing-mode="lr-tb" style:layout-grid-color="#c0c0c0" style:layout-grid-lines="2701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cm" fo:margin-left="0cm" fo:margin-right="0cm" fo:margin-top="0.229cm" style:dynamic-spacing="true"/>
      </style:footer-style>
    </style:page-layout>
    <style:page-layout style:name="Mpm5">
      <style:page-layout-properties fo:page-width="21.001cm" fo:page-height="29.7cm" style:num-format="1" style:print-orientation="portrait" fo:margin-top="0.494cm" fo:margin-bottom="1.54cm" fo:margin-left="0.459cm" fo:margin-right="0.459cm" style:writing-mode="lr-tb" style:layout-grid-color="#c0c0c0" style:layout-grid-lines="2733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cm" fo:margin-left="0cm" fo:margin-right="0cm" fo:margin-top="0.229cm" style:dynamic-spacing="true"/>
      </style:footer-style>
    </style:page-layout>
    <style:page-layout style:name="Mpm6">
      <style:page-layout-properties fo:page-width="21.001cm" fo:page-height="29.7cm" style:num-format="1" style:print-orientation="portrait" fo:margin-top="0.635cm" fo:margin-bottom="1.54cm" fo:margin-left="0.459cm" fo:margin-right="0.459cm" style:writing-mode="lr-tb" style:layout-grid-color="#c0c0c0" style:layout-grid-lines="27195"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cm" fo:margin-left="0cm" fo:margin-right="0cm" fo:margin-top="0.229cm" style:dynamic-spacing="true"/>
      </style:footer-style>
    </style:page-layout>
    <style:page-layout style:name="Mpm7">
      <style:page-layout-properties fo:page-width="21.001cm" fo:page-height="29.7cm" style:num-format="1" style:print-orientation="portrait" fo:margin-top="0.353cm" fo:margin-bottom="1.54cm" fo:margin-left="0.459cm" fo:margin-right="0.459cm" style:writing-mode="lr-tb" style:layout-grid-color="#c0c0c0" style:layout-grid-lines="27477"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cm" fo:margin-left="0cm" fo:margin-right="0cm" fo:margin-top="0.2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draw:g text:anchor-type="char" draw:z-index="4" draw:name="docshapegroup1" draw:style-name="Mgr1"><draw:frame draw:name="docshape2" draw:style-name="Mgr2" draw:text-style-name="MP2" svg:width="4.495cm" svg:height="0.865cm" svg:x="16.186cm" svg:y="28.514cm"><draw:image xlink:href="Pictures/1000000100000160000000429DAF4722.png" xlink:type="simple" xlink:show="embed" xlink:actuate="onLoad" draw:mime-type="image/png"><text:p/></draw:image></draw:frame><draw:custom-shape draw:name="docshape3" draw:style-name="Mgr3" draw:text-style-name="MP3"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4" draw:style-name="Mgr4" draw:text-style-name="MP4"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2" style:page-layout-name="Mpm2" draw:style-name="Mdp1">
      <style:footer>
        <text:p text:style-name="MP1"><draw:g text:anchor-type="char" draw:z-index="8" draw:name="docshapegroup 1" draw:style-name="Mgr1"><draw:frame draw:name="docshape 1" draw:style-name="Mgr2" draw:text-style-name="MP2" svg:width="4.495cm" svg:height="0.865cm" svg:x="16.186cm" svg:y="28.514cm"><draw:image xlink:href="Pictures/1000000100000160000000429DAF4722.png" xlink:type="simple" xlink:show="embed" xlink:actuate="onLoad" draw:mime-type="image/png"><text:p/></draw:image></draw:frame><draw:custom-shape draw:name="docshape 2" draw:style-name="Mgr3" draw:text-style-name="MP3"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 3" draw:style-name="Mgr4" draw:text-style-name="MP4"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3" style:page-layout-name="Mpm2" draw:style-name="Mdp1">
      <style:footer>
        <text:p text:style-name="MP1"><draw:g text:anchor-type="char" draw:z-index="7" draw:name="docshapegroup25" draw:style-name="Mgr1"><draw:frame draw:name="docshape26" draw:style-name="Mgr2" draw:text-style-name="MP2" svg:width="4.495cm" svg:height="0.865cm" svg:x="16.186cm" svg:y="28.514cm"><draw:image xlink:href="Pictures/1000000100000160000000429DAF4722.png" xlink:type="simple" xlink:show="embed" xlink:actuate="onLoad" draw:mime-type="image/png"><text:p/></draw:image></draw:frame><draw:custom-shape draw:name="docshape27" draw:style-name="Mgr3" draw:text-style-name="MP3"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28" draw:style-name="Mgr4" draw:text-style-name="MP4"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4" style:page-layout-name="Mpm3" draw:style-name="Mdp1">
      <style:footer>
        <text:p text:style-name="MP1"><draw:g text:anchor-type="char" draw:z-index="10" draw:name="docshapegroup 2" draw:style-name="Mgr1"><draw:frame draw:name="docshape 4" draw:style-name="Mgr2" draw:text-style-name="MP2" svg:width="4.495cm" svg:height="0.865cm" svg:x="16.186cm" svg:y="28.514cm"><draw:image xlink:href="Pictures/1000000100000160000000429DAF4722.png" xlink:type="simple" xlink:show="embed" xlink:actuate="onLoad" draw:mime-type="image/png"><text:p/></draw:image></draw:frame><draw:custom-shape draw:name="docshape 5" draw:style-name="Mgr3" draw:text-style-name="MP3"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 6" draw:style-name="Mgr4" draw:text-style-name="MP4"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5" style:page-layout-name="Mpm4" draw:style-name="Mdp1">
      <style:footer>
        <text:p text:style-name="MP1"><draw:g text:anchor-type="char" draw:z-index="15" draw:name="docshapegroup 3" draw:style-name="Mgr1"><draw:frame draw:name="docshape 7" draw:style-name="Mgr2" draw:text-style-name="MP2" svg:width="4.495cm" svg:height="0.865cm" svg:x="16.186cm" svg:y="28.514cm"><draw:image xlink:href="Pictures/1000000100000160000000429DAF4722.png" xlink:type="simple" xlink:show="embed" xlink:actuate="onLoad" draw:mime-type="image/png"><text:p/></draw:image></draw:frame><draw:custom-shape draw:name="docshape 8" draw:style-name="Mgr3" draw:text-style-name="MP3"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 9" draw:style-name="Mgr4" draw:text-style-name="MP4"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6" style:page-layout-name="Mpm4" draw:style-name="Mdp1">
      <style:footer>
        <text:p text:style-name="MP1"><draw:g text:anchor-type="char" draw:z-index="17" draw:name="docshapegroup 4" draw:style-name="Mgr1"><draw:frame draw:name="docshape 10" draw:style-name="Mgr2" draw:text-style-name="MP2" svg:width="4.495cm" svg:height="0.865cm" svg:x="16.186cm" svg:y="28.514cm"><draw:image xlink:href="Pictures/1000000100000160000000429DAF4722.png" xlink:type="simple" xlink:show="embed" xlink:actuate="onLoad" draw:mime-type="image/png"><text:p/></draw:image></draw:frame><draw:custom-shape draw:name="docshape 11" draw:style-name="Mgr3" draw:text-style-name="MP3"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 12" draw:style-name="Mgr4" draw:text-style-name="MP4"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7" style:page-layout-name="Mpm5" draw:style-name="Mdp1">
      <style:footer>
        <text:p text:style-name="MP1"><draw:g text:anchor-type="char" draw:z-index="19" draw:name="docshapegroup 5" draw:style-name="Mgr1"><draw:frame draw:name="docshape 13" draw:style-name="Mgr2" draw:text-style-name="MP2" svg:width="4.495cm" svg:height="0.865cm" svg:x="16.186cm" svg:y="28.514cm"><draw:image xlink:href="Pictures/1000000100000160000000429DAF4722.png" xlink:type="simple" xlink:show="embed" xlink:actuate="onLoad" draw:mime-type="image/png"><text:p/></draw:image></draw:frame><draw:custom-shape draw:name="docshape 14" draw:style-name="Mgr3" draw:text-style-name="MP3"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 15" draw:style-name="Mgr4" draw:text-style-name="MP4"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8" style:page-layout-name="Mpm6" draw:style-name="Mdp1">
      <style:footer>
        <text:p text:style-name="MP1"><draw:g text:anchor-type="char" draw:z-index="13" draw:name="docshapegroup 6" draw:style-name="Mgr1"><draw:frame draw:name="docshape 16" draw:style-name="Mgr2" draw:text-style-name="MP2" svg:width="4.495cm" svg:height="0.865cm" svg:x="16.186cm" svg:y="28.514cm"><draw:image xlink:href="Pictures/1000000100000160000000429DAF4722.png" xlink:type="simple" xlink:show="embed" xlink:actuate="onLoad" draw:mime-type="image/png"><text:p/></draw:image></draw:frame><draw:custom-shape draw:name="docshape 17" draw:style-name="Mgr3" draw:text-style-name="MP3"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 18" draw:style-name="Mgr4" draw:text-style-name="MP4"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9" style:page-layout-name="Mpm7" draw:style-name="Mdp1">
      <style:footer>
        <text:p text:style-name="MP1"><draw:g text:anchor-type="char" draw:z-index="14" draw:name="docshapegroup 7" draw:style-name="Mgr1"><draw:frame draw:name="docshape 19" draw:style-name="Mgr2" draw:text-style-name="MP2" svg:width="4.495cm" svg:height="0.865cm" svg:x="16.186cm" svg:y="28.514cm"><draw:image xlink:href="Pictures/1000000100000160000000429DAF4722.png" xlink:type="simple" xlink:show="embed" xlink:actuate="onLoad" draw:mime-type="image/png"><text:p/></draw:image></draw:frame><draw:custom-shape draw:name="docshape 20" draw:style-name="Mgr3" draw:text-style-name="MP3"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cshape 21" draw:style-name="Mgr4" draw:text-style-name="MP4" svg:width="4.859cm" svg:height="1.823cm" svg:x="15.722cm" svg:y="27.81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hiyaan</meta:initial-creator>
    <meta:editing-cycles>4</meta:editing-cycles>
    <meta:creation-date>2026-03-08T09:55:00</meta:creation-date>
    <dc:date>2026-03-09T13:24:54.439404300</dc:date>
    <meta:editing-duration>PT9M25S</meta:editing-duration>
    <meta:generator>LibreOffice/25.8.2.2$Windows_X86_64 LibreOffice_project/d401f2107ccab8f924a8e2df40f573aab7605b6f</meta:generator>
    <meta:document-statistic meta:table-count="3" meta:image-count="7" meta:object-count="0" meta:page-count="10" meta:paragraph-count="330" meta:word-count="1855" meta:character-count="13792" meta:non-whitespace-character-count="12284"/>
    <meta:user-defined meta:name="AppVersion">16.0000</meta:user-defined>
    <meta:user-defined meta:name="Created" meta:value-type="date">2026-03-05T00:00:00</meta:user-defined>
    <meta:user-defined meta:name="Creator">Microsoft® PowerPoint® LTSC</meta:user-defined>
    <meta:user-defined meta:name="LastSaved" meta:value-type="date">2026-03-05T00:00:00</meta:user-defined>
    <meta:user-defined meta:name="Producer" meta:value-type="string">Microsoft® PowerPoint® LTSC</meta:user-defined>
    <meta:template xlink:type="simple" xlink:actuate="onRequest" xlink:title="Normal.dotm" xlink:href=""/>
  </office:meta>
</office:document-meta>
</file>